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1.34cm"/>
    </style:style>
    <style:style style:name="gr2" style:family="graphic" style:parent-style-name="standard">
      <style:graphic-properties draw:stroke="none" svg:stroke-color="#000000" draw:fill="solid" draw:fill-color="#ebebff" draw:textarea-horizontal-align="left" draw:auto-grow-height="true" draw:auto-grow-width="false" fo:min-height="9.486cm" fo:min-width="18.22cm"/>
    </style:style>
    <style:style style:name="gr3" style:family="graphic" style:parent-style-name="standard">
      <style:graphic-properties draw:stroke="none" svg:stroke-color="#000000" draw:fill="solid" draw:fill-color="#ebebff" draw:textarea-horizontal-align="left" draw:auto-grow-height="true" draw:auto-grow-width="false" fo:min-height="9.148cm" fo:min-width="10.794cm"/>
    </style:style>
    <style:style style:name="gr4" style:family="graphic" style:parent-style-name="standard">
      <style:graphic-properties draw:stroke="none" svg:stroke-color="#000000" draw:fill="solid" draw:fill-color="#ebebff" draw:textarea-horizontal-align="left" draw:auto-grow-height="true" draw:auto-grow-width="false" fo:min-height="4.469cm" fo:min-width="10.794cm"/>
    </style:style>
    <style:style style:name="gr5" style:family="graphic" style:parent-style-name="standard">
      <style:graphic-properties svg:stroke-width="0.025cm" draw:marker-start="Dimension_20_Lines" draw:marker-start-width="0.33cm" draw:marker-end="Dimension_20_Lines" draw:marker-end-width="0.33cm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c9c6ff" draw:fill="solid" draw:fill-color="#c9c6ff" draw:auto-grow-height="false" fo:min-height="1.289cm"/>
    </style:style>
    <style:style style:name="gr7" style:family="graphic" style:parent-style-name="standard">
      <style:graphic-properties draw:stroke="none" svg:stroke-color="#000000" draw:fill="solid" draw:fill-color="#ebebff" draw:textarea-horizontal-align="left" draw:auto-grow-height="true" draw:auto-grow-width="false" fo:min-height="6.633cm" fo:min-width="18.22cm"/>
    </style:style>
    <style:style style:name="gr8" style:family="graphic" style:parent-style-name="standard">
      <style:graphic-properties draw:stroke="none" svg:stroke-color="#000000" draw:fill="solid" draw:fill-color="#ebebff" draw:textarea-horizontal-align="left" draw:auto-grow-height="true" draw:auto-grow-width="false" fo:min-height="6.394cm" fo:min-width="10.794cm"/>
    </style:style>
    <style:style style:name="gr9" style:family="graphic" style:parent-style-name="standard">
      <style:graphic-properties draw:stroke="none" svg:stroke-color="#000000" draw:fill="solid" draw:fill-color="#ebebff" draw:textarea-horizontal-align="left" draw:auto-grow-height="true" draw:auto-grow-width="false" fo:min-height="6.71cm" fo:min-width="10.794cm"/>
    </style:style>
    <style:style style:name="gr10" style:family="graphic" style:parent-style-name="standard">
      <style:graphic-properties draw:stroke="none" svg:stroke-color="#000000" draw:fill="solid" draw:fill-color="#ebebff" draw:textarea-horizontal-align="left" draw:auto-grow-height="true" draw:auto-grow-width="false" fo:min-height="4.728cm" fo:min-width="18.22cm"/>
    </style:style>
    <style:style style:name="gr11" style:family="graphic" style:parent-style-name="standard">
      <style:graphic-properties draw:stroke="none" svg:stroke-color="#000000" draw:fill="solid" draw:fill-color="#ebebff" draw:textarea-horizontal-align="left" draw:auto-grow-height="true" draw:auto-grow-width="false" fo:min-height="4.555cm" fo:min-width="10.794cm"/>
    </style:style>
    <style:style style:name="gr12" style:family="graphic" style:parent-style-name="standard">
      <style:graphic-properties draw:stroke="none" svg:stroke-color="#000000" draw:fill="solid" draw:fill-color="#ebebff" draw:textarea-horizontal-align="left" draw:auto-grow-height="true" draw:auto-grow-width="false" fo:min-height="4.297cm" fo:min-width="10.79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fo:min-height="18.165cm"/>
    </style:style>
    <style:style style:name="gr15" style:family="graphic" style:parent-style-name="standard">
      <style:graphic-properties draw:stroke="none" svg:stroke-color="#000000" draw:fill="solid" draw:fill-color="#f5f5ff" draw:textarea-horizontal-align="left" draw:auto-grow-height="true" draw:auto-grow-width="false" fo:min-height="3.585cm" fo:min-width="10.794cm"/>
    </style:style>
    <style:style style:name="gr16" style:family="graphic" style:parent-style-name="standard">
      <style:graphic-properties draw:stroke="none" svg:stroke-color="#000000" draw:fill="none" draw:fill-color="#ffffff" fo:min-height="25.15cm"/>
    </style:style>
    <style:style style:name="gr17" style:family="graphic" style:parent-style-name="standard">
      <style:graphic-properties draw:stroke="none" svg:stroke-width="0cm" svg:stroke-color="#f5f5ff" draw:marker-start-width="0.2cm" draw:marker-end-width="0.2cm" draw:fill="solid" draw:fill-color="#f5f5ff" draw:textarea-horizontal-align="left" draw:auto-grow-height="true" draw:auto-grow-width="false" fo:min-height="3.281cm" fo:min-width="10.794cm"/>
    </style:style>
    <style:style style:name="gr18" style:family="graphic" style:parent-style-name="standard">
      <style:graphic-properties draw:stroke="none" svg:stroke-color="#000000" draw:fill="solid" draw:fill-color="#f5f5ff" draw:textarea-horizontal-align="left" draw:auto-grow-height="true" draw:auto-grow-width="false" fo:min-height="3.281cm" fo:min-width="10.794cm"/>
    </style:style>
    <style:style style:name="gr19" style:family="graphic" style:parent-style-name="standard">
      <style:graphic-properties draw:stroke="none" svg:stroke-color="#000000" draw:fill="none" draw:fill-color="#ffffff" fo:min-height="23.46cm"/>
    </style:style>
    <style:style style:name="gr20" style:family="graphic" style:parent-style-name="standard">
      <style:graphic-properties draw:stroke="none" svg:stroke-color="#f5f5ff" draw:fill="solid" draw:fill-color="#f5f5ff" draw:textarea-horizontal-align="left" draw:auto-grow-height="true" draw:auto-grow-width="false" fo:min-height="3.281cm" fo:min-width="10.794cm"/>
    </style:style>
    <style:style style:name="gr21" style:family="graphic" style:parent-style-name="standard">
      <style:graphic-properties draw:stroke="none" svg:stroke-color="#000000" draw:fill="none" draw:fill-color="#ffffff" fo:min-height="24.58cm"/>
    </style:style>
    <style:style style:name="gr22" style:family="graphic" style:parent-style-name="standard">
      <style:graphic-properties draw:stroke="none" svg:stroke-color="#000000" draw:fill="none" draw:fill-color="#ffffff" fo:min-height="21.791cm"/>
    </style:style>
    <style:style style:name="gr23" style:family="graphic" style:parent-style-name="standard">
      <style:graphic-properties draw:stroke="none" svg:stroke-color="#000000" draw:fill="solid" draw:fill-color="#f5f5ff" draw:textarea-horizontal-align="left" draw:auto-grow-height="true" draw:auto-grow-width="false" fo:min-height="5.764cm" fo:min-width="10.794cm"/>
    </style:style>
    <style:style style:name="gr24" style:family="graphic" style:parent-style-name="standard">
      <style:graphic-properties draw:stroke="none" svg:stroke-color="#000000" draw:fill="solid" draw:fill-color="#f5f5ff" draw:textarea-horizontal-align="left" draw:auto-grow-height="true" draw:auto-grow-width="false" fo:min-height="5.262cm" fo:min-width="10.794cm"/>
    </style:style>
    <style:style style:name="gr25" style:family="graphic" style:parent-style-name="standard">
      <style:graphic-properties draw:stroke="none" svg:stroke-color="#000000" draw:fill="none" draw:fill-color="#ffffff" fo:min-height="26.42cm"/>
    </style:style>
    <style:style style:name="gr26" style:family="graphic" style:parent-style-name="standard">
      <style:graphic-properties draw:stroke="none" svg:stroke-color="#000000" draw:fill="solid" draw:fill-color="#f5f5ff" draw:textarea-horizontal-align="left" draw:auto-grow-height="true" draw:auto-grow-width="false" fo:min-height="6.278cm" fo:min-width="10.794cm"/>
    </style:style>
    <style:style style:name="gr27" style:family="graphic" style:parent-style-name="standard">
      <style:graphic-properties draw:stroke="none" svg:stroke-color="#000000" draw:fill="none" draw:fill-color="#ffffff" fo:min-height="25.42cm"/>
    </style:style>
    <style:style style:name="gr28" style:family="graphic" style:parent-style-name="standard">
      <style:graphic-properties draw:stroke="none" draw:fill="none" fo:min-height="5.172cm"/>
    </style:style>
    <style:style style:name="gr29" style:family="graphic" style:parent-style-name="standard">
      <style:graphic-properties draw:stroke="none" svg:stroke-color="#000000" draw:fill="none" draw:fill-color="#ffffff" fo:min-height="24.515cm"/>
    </style:style>
    <style:style style:name="gr30" style:family="graphic" style:parent-style-name="standard">
      <style:graphic-properties draw:stroke="none" svg:stroke-color="#000000" draw:fill="solid" draw:fill-color="#f5f5ff" draw:textarea-horizontal-align="left" draw:auto-grow-height="true" draw:auto-grow-width="false" fo:min-height="4.562cm" fo:min-width="10.794cm"/>
    </style:style>
    <style:style style:name="gr31" style:family="graphic" style:parent-style-name="standard">
      <style:graphic-properties draw:stroke="none" svg:stroke-color="#000000" draw:fill="none" draw:fill-color="#ffffff" fo:min-height="19.968cm"/>
    </style:style>
    <style:style style:name="gr32" style:family="graphic" style:parent-style-name="standard">
      <style:graphic-properties draw:stroke="none" svg:stroke-color="#000000" draw:fill="solid" draw:fill-color="#f5f5ff" draw:textarea-horizontal-align="left" draw:auto-grow-height="true" draw:auto-grow-width="false" fo:min-height="2.125cm" fo:min-width="10.794cm"/>
    </style:style>
    <style:style style:name="gr33" style:family="graphic" style:parent-style-name="standard">
      <style:graphic-properties draw:stroke="none" svg:stroke-color="#000000" draw:fill="none" draw:fill-color="#ffffff" fo:min-height="19.722cm"/>
    </style:style>
    <style:style style:name="gr34" style:family="graphic" style:parent-style-name="standard">
      <style:graphic-properties draw:stroke="none" svg:stroke-color="#000000" draw:fill="solid" draw:fill-color="#f5f5ff" draw:textarea-horizontal-align="left" draw:auto-grow-height="true" draw:auto-grow-width="false" fo:min-height="3.458cm" fo:min-width="10.794cm"/>
    </style:style>
    <style:style style:name="gr35" style:family="graphic" style:parent-style-name="standard">
      <style:graphic-properties draw:stroke="none" svg:stroke-color="#000000" draw:fill="solid" draw:fill-color="#f5f5ff" draw:textarea-horizontal-align="left" draw:auto-grow-height="true" draw:auto-grow-width="false" fo:min-height="4.347cm" fo:min-width="10.794cm"/>
    </style:style>
    <style:style style:name="gr36" style:family="graphic" style:parent-style-name="standard">
      <style:graphic-properties draw:stroke="none" svg:stroke-color="#000000" draw:fill="none" draw:fill-color="#ffffff" fo:min-height="24.55cm"/>
    </style:style>
    <style:style style:name="gr37" style:family="graphic" style:parent-style-name="standard">
      <style:graphic-properties draw:stroke="none" svg:stroke-color="#000000" draw:fill="solid" draw:fill-color="#f5f5ff" draw:textarea-horizontal-align="left" draw:auto-grow-height="true" draw:auto-grow-width="false" fo:min-height="4.703cm" fo:min-width="10.794cm"/>
    </style:style>
    <style:style style:name="gr38" style:family="graphic" style:parent-style-name="standard">
      <style:graphic-properties draw:stroke="none" svg:stroke-color="#000000" draw:fill="none" draw:fill-color="#ffffff" fo:min-height="24.647cm"/>
    </style:style>
    <style:style style:name="gr39" style:family="graphic" style:parent-style-name="standard">
      <style:graphic-properties draw:stroke="none" svg:stroke-color="#000000" draw:fill="solid" draw:fill-color="#f5f5ff" draw:textarea-horizontal-align="left" draw:auto-grow-height="true" draw:auto-grow-width="false" fo:min-height="3.687cm" fo:min-width="10.794cm"/>
    </style:style>
    <style:style style:name="gr40" style:family="graphic" style:parent-style-name="standard">
      <style:graphic-properties draw:stroke="none" svg:stroke-color="#000000" draw:fill="none" draw:fill-color="#ffffff" fo:min-height="22.742cm"/>
    </style:style>
    <style:style style:name="gr41" style:family="graphic" style:parent-style-name="standard">
      <style:graphic-properties draw:stroke="none" svg:stroke-color="#000000" draw:fill="solid" draw:fill-color="#f5f5ff" draw:textarea-horizontal-align="left" draw:auto-grow-height="true" draw:auto-grow-width="false" fo:min-height="3.789cm" fo:min-width="10.794cm"/>
    </style:style>
    <style:style style:name="gr42" style:family="graphic" style:parent-style-name="standard">
      <style:graphic-properties draw:stroke="none" svg:stroke-color="#000000" draw:fill="solid" draw:fill-color="#f5f5ff" draw:textarea-horizontal-align="left" draw:auto-grow-height="true" draw:auto-grow-width="false" fo:min-height="3.941cm" fo:min-width="10.794cm"/>
    </style:style>
    <style:style style:name="gr43" style:family="graphic" style:parent-style-name="standard">
      <style:graphic-properties draw:stroke="none" svg:stroke-color="#000000" draw:fill="solid" draw:fill-color="#f5f5ff" draw:textarea-horizontal-align="left" draw:auto-grow-height="true" draw:auto-grow-width="false" fo:min-height="2.839cm" fo:min-width="10.794cm"/>
    </style:style>
    <style:style style:name="gr44" style:family="graphic" style:parent-style-name="standard">
      <style:graphic-properties draw:stroke="none" svg:stroke-color="#000000" draw:fill="solid" draw:fill-color="#f5f5ff" draw:textarea-horizontal-align="left" draw:auto-grow-height="true" draw:auto-grow-width="false" fo:min-height="2.646cm" fo:min-width="10.794cm"/>
    </style:style>
    <style:style style:name="gr45" style:family="graphic" style:parent-style-name="standard">
      <style:graphic-properties draw:stroke="none" svg:stroke-color="#000000" draw:fill="solid" draw:fill-color="#f5f5ff" draw:textarea-horizontal-align="left" draw:auto-grow-height="true" draw:auto-grow-width="false" fo:min-height="4.271cm" fo:min-width="10.794cm"/>
    </style:style>
    <style:style style:name="gr46" style:family="graphic" style:parent-style-name="standard">
      <style:graphic-properties draw:stroke="none" svg:stroke-color="#000000" draw:fill="none" draw:fill-color="#ffffff" fo:min-height="18.424cm"/>
    </style:style>
    <style:style style:name="gr47" style:family="graphic" style:parent-style-name="standard">
      <style:graphic-properties draw:stroke="none" svg:stroke-color="#000000" draw:fill="solid" draw:fill-color="#f5f5ff" draw:textarea-horizontal-align="left" draw:auto-grow-height="true" draw:auto-grow-width="false" fo:min-height="2.007cm" fo:min-width="10.794cm"/>
    </style:style>
    <style:style style:name="gr48" style:family="graphic" style:parent-style-name="standard">
      <style:graphic-properties draw:stroke="none" svg:stroke-color="#000000" draw:fill="solid" draw:fill-color="#f5f5ff" draw:textarea-horizontal-align="left" draw:auto-grow-height="true" draw:auto-grow-width="false" fo:min-height="1.786cm" fo:min-width="10.794cm"/>
    </style:style>
    <style:style style:name="gr49" style:family="graphic" style:parent-style-name="standard">
      <style:graphic-properties draw:stroke="none" svg:stroke-color="#000000" draw:fill="solid" draw:fill-color="#f5f5ff" draw:textarea-horizontal-align="left" draw:auto-grow-height="true" draw:auto-grow-width="false" fo:min-height="1.782cm" fo:min-width="10.794cm"/>
    </style:style>
    <style:style style:name="gr50" style:family="graphic" style:parent-style-name="standard">
      <style:graphic-properties draw:stroke="none" svg:stroke-color="#000000" draw:fill="solid" draw:fill-color="#f5f5ff" draw:textarea-horizontal-align="left" draw:auto-grow-height="true" draw:auto-grow-width="false" fo:min-height="2.032cm" fo:min-width="10.794cm"/>
    </style:style>
    <style:style style:name="gr51" style:family="graphic" style:parent-style-name="standard">
      <style:graphic-properties draw:stroke="none" svg:stroke-color="#000000" draw:fill="solid" draw:fill-color="#f5f5ff" draw:textarea-horizontal-align="left" draw:auto-grow-height="true" draw:auto-grow-width="false" fo:min-height="2.163cm" fo:min-width="10.794cm"/>
    </style:style>
    <style:style style:name="gr52" style:family="graphic" style:parent-style-name="standard">
      <style:graphic-properties draw:stroke="none" svg:stroke-color="#000000" draw:fill="solid" draw:fill-color="#f5f5ff" draw:textarea-horizontal-align="left" draw:auto-grow-height="true" draw:auto-grow-width="false" fo:min-height="1.751cm" fo:min-width="10.79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4.066cm" fo:min-width="17.915cm"/>
    </style:style>
    <style:style style:name="gr54" style:family="graphic" style:parent-style-name="standard">
      <style:graphic-properties draw:stroke="none" svg:stroke-color="#000000" draw:fill="solid" draw:fill-color="#f5f5ff" draw:textarea-horizontal-align="left" draw:auto-grow-height="true" draw:auto-grow-width="false" fo:min-height="2.62cm" fo:min-width="10.794cm"/>
    </style:style>
    <style:style style:name="gr55" style:family="graphic" style:parent-style-name="standard">
      <style:graphic-properties draw:stroke="none" svg:stroke-color="#000000" draw:fill="solid" draw:fill-color="#f5f5ff" draw:textarea-horizontal-align="left" draw:auto-grow-height="true" draw:auto-grow-width="false" fo:min-height="2.041cm" fo:min-width="10.794cm"/>
    </style:style>
    <style:style style:name="gr56" style:family="graphic" style:parent-style-name="standard">
      <style:graphic-properties draw:stroke="none" svg:stroke-color="#000000" draw:fill="solid" draw:fill-color="#f5f5ff" draw:textarea-horizontal-align="left" draw:auto-grow-height="true" draw:auto-grow-width="false" fo:min-height="2.669cm" fo:min-width="10.794cm"/>
    </style:style>
    <style:style style:name="gr57" style:family="graphic" style:parent-style-name="standard">
      <style:graphic-properties draw:stroke="none" svg:stroke-color="#000000" draw:fill="solid" draw:fill-color="#f5f5ff" draw:textarea-horizontal-align="left" draw:auto-grow-height="true" draw:auto-grow-width="false" fo:min-height="2.696cm" fo:min-width="10.79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431cm" fo:min-width="17.915cm"/>
    </style:style>
    <style:style style:name="gr59" style:family="graphic" style:parent-style-name="standard">
      <style:graphic-properties draw:stroke="none" svg:stroke-color="#000000" draw:fill="solid" draw:fill-color="#f5f5ff" draw:textarea-horizontal-align="left" draw:auto-grow-height="true" draw:auto-grow-width="false" fo:min-height="2.738cm" fo:min-width="10.794cm"/>
    </style:style>
    <style:style style:name="gr60" style:family="graphic" style:parent-style-name="standard">
      <style:graphic-properties draw:stroke="none" svg:stroke-color="#000000" draw:fill="solid" draw:fill-color="#f5f5ff" draw:textarea-horizontal-align="left" draw:auto-grow-height="true" draw:auto-grow-width="false" fo:min-height="2.827cm" fo:min-width="10.794cm"/>
    </style:style>
    <style:style style:name="gr61" style:family="graphic" style:parent-style-name="standard">
      <style:graphic-properties draw:stroke="none" svg:stroke-color="#000000" draw:fill="solid" draw:fill-color="#f5f5ff" draw:textarea-horizontal-align="left" draw:auto-grow-height="true" draw:auto-grow-width="false" fo:min-height="2.239cm" fo:min-width="10.794cm"/>
    </style:style>
    <style:style style:name="gr62" style:family="graphic" style:parent-style-name="standard">
      <style:graphic-properties draw:stroke="none" svg:stroke-color="#000000" draw:fill="solid" draw:fill-color="#ebebff" draw:textarea-horizontal-align="left" draw:auto-grow-height="true" draw:auto-grow-width="false" fo:min-height="1.782cm" fo:min-width="10.794cm"/>
    </style:style>
    <style:style style:name="P1" style:family="paragraph">
      <style:text-properties fo:font-family="'Bembo Std'" style:font-pitch="variable" fo:font-size="40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style:text-properties fo:font-family="'Bembo Std'" style:font-pitch="variable"/>
    </style:style>
    <style:style style:name="P4" style:family="paragraph">
      <style:paragraph-properties fo:text-align="center"/>
    </style:style>
    <style:style style:name="P5" style:family="paragraph">
      <style:text-properties fo:font-family="'URW Palladio L'" style:font-pitch="variable" fo:font-size="11pt" fo:font-weight="bold" style:font-size-asian="11pt" style:font-weight-asian="bold" style:font-size-complex="11pt" style:font-weight-complex="bold"/>
    </style:style>
    <style:style style:name="P6" style:family="paragraph">
      <style:text-properties fo:font-family="'Bembo Std'" style:font-pitch="variable" fo:font-size="11pt" fo:font-weight="bold" style:font-size-asian="11pt" style:font-weight-asian="bold" style:font-size-complex="11pt" style:font-weight-complex="bold"/>
    </style:style>
    <style:style style:name="P7" style:family="paragraph">
      <style:text-properties fo:font-family="'Bembo Std'" style:font-pitch="variable" fo:font-size="13pt" style:font-size-asian="13pt" style:font-size-complex="13pt"/>
    </style:style>
    <style:style style:name="P8" style:family="paragraph">
      <style:paragraph-properties fo:text-align="start"/>
      <style:text-properties fo:font-family="'URW Bookman L'" style:font-pitch="variable" fo:font-size="11pt" style:font-size-asian="11pt" style:font-size-complex="11pt"/>
    </style:style>
    <style:style style:name="P9" style:family="paragraph">
      <style:paragraph-properties fo:text-align="start"/>
      <style:text-properties fo:font-family="'Bembo Std'" style:font-pitch="variable"/>
    </style:style>
    <style:style style:name="P10" style:family="paragraph">
      <style:paragraph-properties fo:text-align="start"/>
      <style:text-properties fo:font-family="Bembo" style:font-family-generic="roman" style:font-pitch="variable" fo:font-size="11pt" style:font-size-asian="11pt" style:font-size-complex="11pt"/>
    </style:style>
    <style:style style:name="P11" style:family="paragraph">
      <style:text-properties fo:color="#000000" fo:font-family="Calibri" style:font-pitch="variable" fo:font-size="10pt" style:font-size-asian="10pt" style:font-size-complex="10pt"/>
    </style:style>
    <style:style style:name="P12" style:family="paragraph">
      <style:text-properties fo:color="#000000" fo:font-family="Calibri" style:font-pitch="variable" fo:font-size="12pt" style:font-size-asian="12pt" style:font-size-complex="12pt"/>
    </style:style>
    <style:style style:name="P13" style:family="paragraph">
      <style:text-properties fo:font-family="Bembo" style:font-family-generic="roman" style:font-pitch="variable" fo:font-size="12pt" style:font-size-asian="12pt" style:font-size-complex="12pt"/>
    </style:style>
    <style:style style:name="P14" style:family="paragraph">
      <style:text-properties fo:font-family="'URW Bookman L'" style:font-pitch="variable" fo:font-size="13pt" style:font-size-asian="13pt" style:font-size-complex="13pt"/>
    </style:style>
    <style:style style:name="P15" style:family="paragraph">
      <style:text-properties fo:color="#000000" fo:font-family="'Tw Cen MT'" style:font-pitch="variable" fo:font-size="10pt" style:font-size-asian="10pt" style:font-size-complex="10pt"/>
    </style:style>
    <style:style style:name="P16" style:family="paragraph">
      <style:text-properties fo:color="#000000" fo:font-family="Consolas" style:font-pitch="fixed" fo:font-size="8pt" style:font-size-asian="8pt" style:font-size-complex="8pt"/>
    </style:style>
    <style:style style:name="P17" style:family="paragraph">
      <style:text-properties fo:color="#000000" fo:font-family="'URW Bookman L'" style:font-pitch="variable" fo:font-size="11pt" style:font-size-asian="11pt" style:font-size-complex="11pt"/>
    </style:style>
    <style:style style:name="P18" style:family="paragraph">
      <style:text-properties fo:color="#000000" fo:font-family="Consolas" style:font-pitch="fixed" fo:font-size="10pt" style:font-size-asian="10pt" style:font-size-complex="10pt"/>
    </style:style>
    <style:style style:name="P19" style:family="paragraph">
      <style:text-properties fo:color="#000000" fo:font-family="'Bembo Std'" style:font-pitch="variable" fo:font-size="12pt" style:font-size-asian="12pt" style:font-size-complex="12pt"/>
    </style:style>
    <style:style style:name="P20" style:family="paragraph">
      <style:paragraph-properties>
        <style:tab-stops>
          <style:tab-stop style:position="14.37cm"/>
        </style:tab-stops>
      </style:paragraph-properties>
    </style:style>
    <style:style style:name="P21" style:family="paragraph">
      <style:paragraph-properties>
        <style:tab-stops>
          <style:tab-stop style:position="14.37cm"/>
        </style:tab-stops>
      </style:paragraph-properties>
      <style:text-properties fo:color="#000000" fo:font-family="Calibri" style:font-pitch="variable" fo:font-size="12pt" style:font-size-asian="12pt" style:font-size-complex="12pt"/>
    </style:style>
    <style:style style:name="P22" style:family="paragraph">
      <style:text-properties fo:color="#000000" fo:font-family="Bembo" style:font-family-generic="roman" style:font-pitch="variable" fo:font-size="13pt" style:font-size-asian="13pt" style:font-size-complex="13pt"/>
    </style:style>
    <style:style style:name="P23" style:family="paragraph">
      <style:text-properties fo:font-family="Calibri" style:font-pitch="variable" fo:font-size="12pt" style:font-size-asian="12pt" style:font-size-complex="12pt"/>
    </style:style>
    <style:style style:name="P24" style:family="paragraph">
      <style:text-properties fo:font-family="'Tw Cen MT'" style:font-pitch="variable" fo:font-size="13pt" style:font-size-asian="13pt" style:font-size-complex="13pt"/>
    </style:style>
    <style:style style:name="P25" style:family="paragraph">
      <style:text-properties fo:font-family="'Bembo Std'" style:font-pitch="variable" fo:font-size="12pt" style:font-size-asian="12pt" style:font-size-complex="12pt"/>
    </style:style>
    <style:style style:name="T1" style:family="text">
      <style:text-properties fo:font-family="'Bembo Std'" style:font-pitch="variable"/>
    </style:style>
    <style:style style:name="T2" style:family="text">
      <style:text-properties fo:font-family="'Bembo Std'" style:font-pitch="variable" fo:font-size="40pt" style:font-size-asian="40pt" style:font-size-complex="40pt"/>
    </style:style>
    <style:style style:name="T3" style:family="text">
      <style:text-properties fo:color="#004000" fo:font-family="'Bembo Std'" style:font-pitch="variable" fo:font-size="72pt" style:font-size-asian="72pt" style:font-size-complex="72pt"/>
    </style:style>
    <style:style style:name="T4" style:family="text">
      <style:text-properties fo:color="#024c1c" fo:font-family="'Bembo Std'" style:font-pitch="variable" fo:font-size="18pt" style:font-size-asian="40pt" style:font-family-complex="Calibri" style:font-family-generic-complex="roman" style:font-pitch-complex="variable" style:font-size-complex="10.1999998092651pt"/>
    </style:style>
    <style:style style:name="T5" style:family="text">
      <style:text-properties fo:color="#024c1c" fo:font-family="'Bembo Std'" style:font-pitch="variable" fo:font-size="24pt" fo:language="en" fo:country="US" fo:font-style="normal" fo:font-weight="normal" style:font-size-asian="24pt" style:font-size-complex="24pt"/>
    </style:style>
    <style:style style:name="T6" style:family="text">
      <style:text-properties fo:color="#024c1c" fo:font-family="'URW Palladio L'" style:font-pitch="variable" fo:font-size="24pt" fo:language="en" fo:country="US" fo:font-style="normal" fo:font-weight="normal" style:font-size-asian="24pt" style:font-size-complex="24pt"/>
    </style:style>
    <style:style style:name="T7" style:family="text">
      <style:text-properties fo:color="#004000" fo:font-family="'URW Palladio L'" style:font-pitch="variable" fo:font-size="40pt" style:font-size-asian="40pt" style:font-size-complex="40pt"/>
    </style:style>
    <style:style style:name="T8" style:family="text">
      <style:text-properties fo:color="#004000" fo:font-family="'Bembo Std'" style:font-pitch="variable" fo:font-size="14pt" style:font-size-asian="14pt" style:font-size-complex="14pt"/>
    </style:style>
    <style:style style:name="T9" style:family="text">
      <style:text-properties fo:color="#00000a" fo:font-family="'Bembo Std'" style:font-pitch="variable" fo:font-size="14pt" fo:language="en" fo:country="US" fo:font-style="normal" fo:font-weight="normal" style:font-size-asian="14pt" style:font-size-complex="14pt"/>
    </style:style>
    <style:style style:name="T10" style:family="text">
      <style:text-properties fo:color="#004000" fo:font-family="'Bembo Std'" style:font-pitch="variable" fo:font-size="14pt" fo:language="en" fo:country="US" fo:font-style="normal" fo:font-weight="normal" style:font-size-asian="14pt" style:font-size-complex="14pt"/>
    </style:style>
    <style:style style:name="T11" style:family="text">
      <style:text-properties fo:color="#00000a" fo:font-family="'Bembo Std'" style:font-pitch="variable" fo:font-size="14pt" style:font-size-asian="14pt" style:font-family-complex="Calibri" style:font-family-generic-complex="roman" style:font-pitch-complex="variable" style:font-size-complex="14pt"/>
    </style:style>
    <style:style style:name="T12" style:family="text">
      <style:text-properties fo:color="#00000a" fo:font-family="'Bembo Std'" style:font-pitch="variable" fo:font-size="14pt" style:font-size-asian="14pt" style:font-size-complex="14pt"/>
    </style:style>
    <style:style style:name="T13" style:family="text">
      <style:text-properties fo:font-family="'URW Palladio L'" style:font-pitch="variable" fo:font-size="4pt" fo:font-weight="bold" style:font-size-asian="4pt" style:font-weight-asian="bold" style:font-size-complex="4pt" style:font-weight-complex="bold"/>
    </style:style>
    <style:style style:name="T14" style:family="text">
      <style:text-properties fo:font-family="'Bembo Std'" style:font-pitch="variable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004000" fo:font-family="'Bembo Std'" style:font-pitch="variable" fo:font-size="14pt" fo:language="en" fo:country="US" fo:font-style="normal" fo:font-weight="normal" style:font-size-asian="14pt" style:language-asian="zh" style:country-asian="CN" style:font-size-complex="14pt"/>
    </style:style>
    <style:style style:name="T16" style:family="text">
      <style:text-properties fo:font-family="'Bembo Std'" style:font-pitch="variable" fo:font-size="4pt" fo:font-weight="bold" style:font-size-asian="4pt" style:font-weight-asian="bold" style:font-size-complex="4pt" style:font-weight-complex="bold"/>
    </style:style>
    <style:style style:name="T17" style:family="text">
      <style:text-properties fo:font-family="'Bembo Std'" style:font-pitch="variable" fo:font-size="13pt" style:font-size-asian="13pt" style:font-size-complex="13pt"/>
    </style:style>
    <style:style style:name="T18" style:family="text">
      <style:text-properties fo:color="#000000" fo:font-family="'Tw Cen MT'" style:font-pitch="variable" fo:font-size="13pt" style:font-size-asian="13pt" style:font-size-complex="13pt"/>
    </style:style>
    <style:style style:name="T19" style:family="text">
      <style:text-properties fo:color="#666666" fo:font-family="'URW Bookman L'" style:font-pitch="variable" fo:font-size="6pt" fo:language="en" fo:country="US" fo:font-style="normal" fo:font-weight="normal" style:font-size-asian="6pt" style:font-size-complex="6pt"/>
    </style:style>
    <style:style style:name="T20" style:family="text">
      <style:text-properties fo:color="#00000a" fo:font-family="Consolas" style:font-pitch="fixed" fo:font-size="8pt" fo:font-weight="bold" style:font-size-asian="8pt" style:font-weight-asian="bold" style:font-family-complex="Courier, 'Courier New'" style:font-family-generic-complex="modern" style:font-pitch-complex="fixed" style:font-size-complex="8pt" style:font-weight-complex="bold"/>
    </style:style>
    <style:style style:name="T21" style:family="text">
      <style:text-properties fo:color="#00000a" fo:font-family="Consolas" style:font-pitch="fixed" fo:font-size="6pt" fo:font-weight="bold" style:font-size-asian="6pt" style:font-weight-asian="bold" style:font-family-complex="Courier, 'Courier New'" style:font-family-generic-complex="modern" style:font-pitch-complex="fixed" style:font-size-complex="6pt" style:font-weight-complex="bold"/>
    </style:style>
    <style:style style:name="T22" style:family="text">
      <style:text-properties fo:color="#00000a" fo:font-family="Consolas" style:font-pitch="fixed" fo:font-size="6pt" fo:language="en" fo:country="US" fo:font-style="normal" fo:font-weight="bold" style:font-size-asian="6pt" style:font-weight-asian="bold" style:font-family-complex="Courier, 'Courier New'" style:font-family-generic-complex="modern" style:font-pitch-complex="fixed" style:font-size-complex="6pt" style:font-weight-complex="bold"/>
    </style:style>
    <style:style style:name="T23" style:family="text">
      <style:text-properties fo:color="#00000a" fo:font-family="Consolas" style:font-pitch="fixed" fo:font-size="4pt" fo:language="en" fo:country="US" fo:font-style="normal" fo:font-weight="bold" style:font-size-asian="4pt" style:font-weight-asian="bold" style:font-family-complex="Courier, 'Courier New'" style:font-family-generic-complex="modern" style:font-pitch-complex="fixed" style:font-size-complex="4pt" style:font-weight-complex="bold"/>
    </style:style>
    <style:style style:name="T24" style:family="text">
      <style:text-properties fo:color="#00000a" fo:font-family="Consolas" style:font-pitch="fixed" fo:font-size="6pt" fo:font-weight="bold" style:font-size-asian="6pt" style:font-weight-asian="bold" style:font-size-complex="6pt" style:font-weight-complex="bold"/>
    </style:style>
    <style:style style:name="T25" style:family="text">
      <style:text-properties fo:color="#00000a" fo:font-family="Consolas" style:font-pitch="fixed" fo:font-size="6pt" fo:language="en" fo:country="US" fo:font-style="normal" fo:font-weight="bold" style:font-size-asian="6pt" style:font-weight-asian="bold" style:font-size-complex="6pt" style:font-weight-complex="bold"/>
    </style:style>
    <style:style style:name="T26" style:family="text">
      <style:text-properties fo:color="#004000" fo:font-family="'URW Bookman L'" style:font-pitch="variable" fo:font-size="16pt" style:font-size-asian="16pt" style:font-size-complex="16pt"/>
    </style:style>
    <style:style style:name="T27" style:family="text">
      <style:text-properties fo:color="#000000" fo:font-family="'Bembo Std'" style:font-pitch="variable" fo:font-size="13pt" style:font-size-asian="13pt" style:font-size-complex="13pt"/>
    </style:style>
    <style:style style:name="T28" style:family="text">
      <style:text-properties fo:color="#004000" fo:font-family="'Bembo Std'" style:font-pitch="variable" fo:font-size="13pt" fo:language="en" fo:country="US" fo:font-style="normal" fo:font-weight="normal" style:font-size-asian="13pt" style:font-family-complex="Calibri" style:font-family-generic-complex="roman" style:font-pitch-complex="variable" style:font-size-complex="13pt"/>
    </style:style>
    <style:style style:name="T29" style:family="text">
      <style:text-properties fo:color="#004000" fo:font-family="'Bembo Std'" style:font-pitch="variable" fo:font-size="13pt" style:font-size-asian="13pt" style:font-size-complex="13pt"/>
    </style:style>
    <style:style style:name="T30" style:family="text">
      <style:text-properties fo:color="#000000" fo:font-family="'Bembo Std'" style:font-pitch="variable" fo:font-size="13pt" fo:language="en" fo:country="US" fo:font-style="normal" fo:font-weight="normal" style:font-size-asian="13pt" style:font-size-complex="13pt"/>
    </style:style>
    <style:style style:name="T31" style:family="text">
      <style:text-properties fo:color="#666666" fo:font-family="'Bembo Std'" style:font-pitch="variable" fo:font-size="6pt" fo:language="en" fo:country="US" fo:font-style="normal" fo:font-weight="normal" style:font-size-asian="6pt" style:font-size-complex="6pt"/>
    </style:style>
    <style:style style:name="T32" style:family="text">
      <style:text-properties fo:color="#00000a" fo:font-family="'Bembo Std'" style:font-pitch="variable" fo:font-size="13pt" fo:font-weight="normal" style:font-size-asian="13pt" style:font-weight-asian="normal" style:font-family-complex="Courier, 'Courier New'" style:font-family-generic-complex="modern" style:font-pitch-complex="fixed" style:font-size-complex="13pt" style:font-weight-complex="normal"/>
    </style:style>
    <style:style style:name="T33" style:family="text">
      <style:text-properties fo:color="#00000a" fo:font-family="Consolas" style:font-pitch="fixed" fo:font-size="10pt" fo:font-weight="normal" style:font-size-asian="10pt" style:font-weight-asian="normal" style:font-family-complex="Courier, 'Courier New'" style:font-family-generic-complex="modern" style:font-pitch-complex="fixed" style:font-size-complex="10pt" style:font-weight-complex="normal"/>
    </style:style>
    <style:style style:name="T34" style:family="text">
      <style:text-properties fo:color="#000000" fo:font-family="'Bembo Std'" style:font-pitch="variable" fo:font-size="13pt" fo:font-weight="normal" style:font-size-asian="13pt" style:font-weight-asian="normal" style:font-family-complex="Courier, 'Courier New'" style:font-family-generic-complex="modern" style:font-pitch-complex="fixed" style:font-size-complex="13pt" style:font-weight-complex="normal"/>
    </style:style>
    <style:style style:name="T35" style:family="text">
      <style:text-properties fo:color="#000000" fo:font-family="Consolas" style:font-pitch="fixed" fo:font-size="10pt" fo:font-weight="normal" style:font-size-asian="10pt" style:font-weight-asian="normal" style:font-family-complex="Courier, 'Courier New'" style:font-family-generic-complex="modern" style:font-pitch-complex="fixed" style:font-size-complex="10pt" style:font-weight-complex="normal"/>
    </style:style>
    <style:style style:name="T36" style:family="text">
      <style:text-properties fo:color="#004000" fo:font-family="Bembo" style:font-family-generic="roman" style:font-pitch="variable" fo:font-size="16pt" style:font-size-asian="16pt" style:font-size-complex="16pt"/>
    </style:style>
    <style:style style:name="T37" style:family="text">
      <style:text-properties fo:color="#004000" fo:font-family="Bembo" style:font-family-generic="roman" style:font-pitch="variable" fo:font-size="12pt" style:font-size-asian="12pt" style:font-size-complex="12pt"/>
    </style:style>
    <style:style style:name="T38" style:family="text">
      <style:text-properties fo:color="#000000" fo:font-family="Consolas" style:font-pitch="fixed" fo:font-size="8pt" style:font-size-asian="8pt" style:font-size-complex="8pt"/>
    </style:style>
    <style:style style:name="T39" style:family="text">
      <style:text-properties fo:font-size="8pt" style:font-size-asian="8pt" style:font-size-complex="8pt"/>
    </style:style>
    <style:style style:name="T40" style:family="text">
      <style:text-properties fo:color="#000000" fo:font-family="'Bembo Std'" style:font-pitch="variable" fo:font-size="10pt" style:font-size-asian="10pt" style:font-size-complex="10pt"/>
    </style:style>
    <style:style style:name="T41" style:family="text">
      <style:text-properties fo:color="#000000" fo:font-family="Bembo" style:font-family-generic="roman" style:font-pitch="variable" fo:font-size="13pt" style:font-size-asian="13pt" style:font-size-complex="13pt"/>
    </style:style>
    <style:style style:name="T42" style:family="text">
      <style:text-properties fo:color="#000000" fo:font-family="Consolas" style:font-pitch="fixed" fo:font-size="10pt" style:font-size-asian="10pt" style:font-size-complex="10pt"/>
    </style:style>
    <style:style style:name="T43" style:family="text">
      <style:text-properties fo:color="#666666" fo:font-family="Bembo" style:font-family-generic="roman" style:font-pitch="variable" fo:font-size="6pt" fo:language="en" fo:country="US" fo:font-style="normal" fo:font-weight="normal" style:font-size-asian="6pt" style:font-size-complex="6pt"/>
    </style:style>
    <style:style style:name="T44" style:family="text">
      <style:text-properties fo:color="#000000" fo:font-family="Bembo" style:font-family-generic="roman" style:font-pitch="variable" fo:font-size="12pt" style:font-size-asian="12pt" style:font-size-complex="12pt"/>
    </style:style>
    <style:style style:name="T45" style:family="text">
      <style:text-properties fo:color="#000000" fo:font-family="'Bembo Std'" style:font-pitch="variable" fo:font-size="12pt" style:font-size-asian="12pt" style:font-size-complex="12pt"/>
    </style:style>
    <style:style style:name="T46" style:family="text">
      <style:text-properties fo:color="#004000" fo:font-family="'Bembo Std'" style:font-pitch="variable" fo:font-size="12pt" style:font-size-asian="12pt" style:font-size-complex="12pt"/>
    </style:style>
    <style:style style:name="T47" style:family="text">
      <style:text-properties fo:color="#004000" fo:font-family="Bembo" style:font-family-generic="roman" style:font-pitch="variable" fo:font-size="13pt" style:font-size-asian="13pt" style:font-size-complex="13pt"/>
    </style:style>
    <style:style style:name="T48" style:family="text">
      <style:text-properties fo:font-family="Bembo" style:font-family-generic="roman" style:font-pitch="variable" fo:font-size="13pt" style:font-size-asian="13pt" style:font-size-complex="13pt"/>
    </style:style>
    <style:style style:name="T49" style:family="text">
      <style:text-properties fo:color="#004000" fo:font-family="Consolas" style:font-pitch="fixed" fo:font-size="8pt" fo:font-weight="bold" style:font-size-asian="8pt" style:font-weight-asian="bold" style:font-size-complex="8pt" style:font-weight-complex="bold"/>
    </style:style>
    <style:style style:name="T50" style:family="text">
      <style:text-properties fo:color="#000000" fo:font-family="Consolas" style:font-pitch="fixed" fo:font-size="8pt" fo:font-weight="bold" style:font-size-asian="8pt" style:font-weight-asian="bold" style:font-size-complex="8pt" style:font-weight-complex="bold"/>
    </style:style>
    <style:style style:name="T51" style:family="text">
      <style:text-properties fo:color="#00000a" fo:font-family="Consolas" style:font-pitch="fixed" fo:font-size="8pt" fo:font-weight="bold" style:font-size-asian="8pt" style:font-weight-asian="bold" style:font-family-complex="Consolas" style:font-family-generic-complex="roman" style:font-pitch-complex="variable" style:font-size-complex="8pt" style:font-weight-complex="bold"/>
    </style:style>
    <style:style style:name="T52" style:family="text">
      <style:text-properties fo:color="#00000a" fo:font-family="Consolas" style:font-pitch="fixed" fo:font-size="8pt" fo:language="en" fo:country="US" fo:font-style="normal" fo:font-weight="bold" style:font-size-asian="8pt" style:font-weight-asian="bold" style:font-size-complex="8pt" style:font-weight-complex="bold"/>
    </style:style>
    <style:style style:name="T53" style:family="text">
      <style:text-properties fo:color="#000000" fo:font-family="Calibri" style:font-pitch="variable" fo:font-size="12pt" style:font-size-asian="12pt" style:font-size-complex="12pt"/>
    </style:style>
    <style:style style:name="T54" style:family="text">
      <style:text-properties fo:color="#00000a" fo:font-family="'Bembo Std'" style:font-pitch="variable" fo:font-size="13pt" fo:language="en" fo:country="US" fo:font-style="normal" fo:font-weight="normal" style:font-size-asian="13pt" style:font-size-complex="13pt"/>
    </style:style>
    <style:style style:name="T55" style:family="text">
      <style:text-properties fo:font-family="'Tw Cen MT'" style:font-pitch="variable" fo:font-size="13pt" style:font-size-asian="13pt" style:font-size-complex="13pt"/>
    </style:style>
    <style:style style:name="T56" style:family="text">
      <style:text-properties fo:color="#00000a" fo:font-family="Consolas" style:font-pitch="fixed" fo:font-size="10pt" fo:language="en" fo:country="US" fo:font-style="normal" fo:font-weight="normal" style:font-size-asian="10pt" style:font-size-complex="10pt"/>
    </style:style>
    <style:style style:name="T57" style:family="text">
      <style:text-properties fo:font-family="Consolas" style:font-pitch="fixed" fo:font-size="10pt" style:font-size-asian="10pt" style:font-size-complex="10pt"/>
    </style:style>
    <style:style style:name="T58" style:family="text">
      <style:text-properties fo:color="#000000" fo:font-family="Consolas" style:font-pitch="fixed" fo:font-size="10pt" fo:language="en" fo:country="US" fo:font-style="normal" fo:font-weight="normal" style:font-size-asian="10pt" style:font-size-complex="10pt"/>
    </style:style>
    <style:style style:name="T59" style:family="text">
      <style:text-properties fo:color="#000000" fo:font-family="Bembo" style:font-family-generic="roman" style:font-pitch="variable" fo:font-size="13pt" fo:language="en" fo:country="US" fo:font-style="normal" fo:font-weight="normal" style:font-size-asian="13pt" style:font-size-complex="13pt"/>
    </style:style>
    <style:style style:name="T60" style:family="text">
      <style:text-properties fo:color="#000000" fo:font-family="'Bembo Std'" style:font-pitch="variable" fo:font-size="13pt" fo:language="en" fo:country="US" fo:font-style="normal" fo:font-weight="normal" style:font-size-asian="13pt" style:font-family-complex="Calibri" style:font-family-generic-complex="roman" style:font-pitch-complex="variable" style:font-size-complex="13pt"/>
    </style:style>
    <style:style style:name="T61" style:family="text">
      <style:text-properties fo:color="#000000" fo:font-family="Calibri" style:font-pitch="variable" fo:font-size="12pt" fo:language="en" fo:country="US" fo:font-style="normal" fo:font-weight="normal" style:font-size-asian="12pt" style:font-size-complex="12pt"/>
    </style:style>
    <style:style style:name="T62" style:family="text">
      <style:text-properties fo:color="#666666" fo:font-family="'Bembo Std'" style:font-pitch="variable" fo:font-size="13pt" fo:language="en" fo:country="US" fo:font-style="normal" fo:font-weight="normal" style:font-size-asian="13pt" style:font-size-complex="13pt"/>
    </style:style>
    <style:style style:name="T63" style:family="text">
      <style:text-properties fo:color="#00000a" fo:font-family="'Bembo Std'" style:font-pitch="variable" fo:font-size="13pt" fo:language="en" fo:country="US" fo:font-style="normal" fo:font-weight="normal" style:font-size-asian="13pt" style:font-family-complex="Calibri" style:font-family-generic-complex="roman" style:font-pitch-complex="variable" style:font-size-complex="13pt"/>
    </style:style>
    <style:style style:name="T64" style:family="text">
      <style:text-properties fo:color="#00000a" fo:font-family="'Tw Cen MT'" style:font-pitch="variable" fo:font-size="13pt" fo:language="en" fo:country="US" fo:font-style="normal" fo:font-weight="normal" style:font-size-asian="13pt" style:font-family-complex="Calibri" style:font-family-generic-complex="roman" style:font-pitch-complex="variable" style:font-size-complex="13pt"/>
    </style:style>
    <style:style style:name="T65" style:family="text">
      <style:text-properties fo:color="#00000a" fo:font-family="Consolas" style:font-pitch="fixed" fo:font-size="8pt" fo:language="en" fo:country="US" fo:font-style="normal" fo:font-weight="normal" style:font-size-asian="8pt" style:font-size-complex="8pt"/>
    </style:style>
    <style:style style:name="T66" style:family="text">
      <style:text-properties fo:color="#000000" fo:font-family="Consolas" style:font-pitch="fixed" fo:font-size="8pt" fo:language="en" fo:country="US" fo:font-style="normal" fo:font-weight="normal" style:font-size-asian="8pt" style:font-size-complex="8pt"/>
    </style:style>
    <style:style style:name="T67" style:family="text">
      <style:text-properties fo:color="#004000" fo:font-family="'Bembo Std'" style:font-pitch="variable" fo:font-size="13pt" fo:language="en" fo:country="US" fo:font-style="normal" fo:font-weight="normal" style:font-size-asian="13pt" style:font-size-complex="13pt"/>
    </style:style>
    <style:style style:name="T68" style:family="text">
      <style:text-properties fo:color="#00000a" fo:font-family="Consolas" style:font-pitch="fixed" fo:font-size="8pt" fo:language="en" fo:country="US" fo:font-style="normal" fo:font-weight="normal" style:font-size-asian="8pt" style:font-family-complex="Calibri" style:font-family-generic-complex="roman" style:font-pitch-complex="variable" style:font-size-complex="8pt"/>
    </style:style>
    <style:style style:name="T69" style:family="text">
      <style:text-properties fo:color="#004000" fo:font-family="Consolas" style:font-pitch="fixed" fo:font-size="8pt" fo:language="en" fo:country="US" fo:font-style="normal" fo:font-weight="normal" style:font-size-asian="8pt" style:font-size-complex="8pt"/>
    </style:style>
    <style:style style:name="T70" style:family="text">
      <style:text-properties fo:color="#00000a" fo:font-family="'Bembo Std'" style:font-pitch="variable" fo:font-size="10pt" fo:language="en" fo:country="US" fo:font-style="normal" fo:font-weight="normal" style:font-size-asian="10pt" style:font-size-complex="10pt"/>
    </style:style>
    <style:style style:name="T71" style:family="text">
      <style:text-properties fo:color="#00000a" fo:font-family="'Bembo Std'" style:font-pitch="variable" fo:font-size="10pt" fo:language="en" fo:country="US" fo:font-style="normal" fo:font-weight="normal" style:font-size-asian="10pt" style:font-family-complex="Calibri" style:font-family-generic-complex="roman" style:font-pitch-complex="variable" style:font-size-complex="10pt"/>
    </style:style>
    <style:style style:name="T72" style:family="text">
      <style:text-properties fo:color="#00000a" fo:font-family="Calibri" style:font-pitch="variable" fo:font-size="12pt" fo:language="en" fo:country="US" fo:font-style="normal" fo:font-weight="normal" style:font-size-asian="12pt" style:font-size-complex="12pt"/>
    </style:style>
    <style:style style:name="T73" style:family="text">
      <style:text-properties fo:color="#00000a" fo:font-family="Consolas" style:font-pitch="fixed" fo:font-size="10pt" fo:language="en" fo:country="US" fo:font-style="normal" fo:font-weight="normal" style:font-size-asian="10pt" style:font-family-complex="Calibri" style:font-family-generic-complex="roman" style:font-pitch-complex="variable" style:font-size-complex="10pt"/>
    </style:style>
    <style:style style:name="T74" style:family="text">
      <style:text-properties fo:font-family="Consolas" style:font-pitch="fixed" fo:font-size="8pt" style:font-size-asian="8pt" style:font-size-complex="8pt"/>
    </style:style>
    <style:style style:name="T75" style:family="text">
      <style:text-properties fo:color="#00000a" fo:font-family="Consolas" style:font-pitch="fixed" fo:font-size="9pt" fo:language="en" fo:country="US" fo:font-style="normal" fo:font-weight="normal" style:font-size-asian="9pt" style:font-family-complex="Calibri" style:font-family-generic-complex="roman" style:font-pitch-complex="variable" style:font-size-complex="9pt"/>
    </style:style>
    <style:style style:name="T76" style:family="text">
      <style:text-properties fo:color="#000000" fo:font-family="'URW Bookman L'" style:font-pitch="variable" fo:font-size="11pt" style:font-size-asian="11pt" style:font-size-complex="11pt"/>
    </style:style>
    <style:style style:name="T77" style:family="text">
      <style:text-properties fo:color="#666666" fo:font-family="Calibri" style:font-pitch="variable" fo:font-size="6pt" fo:language="en" fo:country="US" fo:font-style="normal" fo:font-weight="normal" style:font-size-asian="6pt" style:font-size-complex="6pt"/>
    </style:style>
    <style:style style:name="T78" style:family="text">
      <style:text-properties fo:color="#004000" fo:font-family="Bembo" style:font-family-generic="roman" style:font-pitch="variable" fo:font-size="13pt" fo:language="en" fo:country="US" fo:font-style="normal" fo:font-weight="normal" style:font-size-asian="13pt" style:font-size-complex="13pt"/>
    </style:style>
    <style:style style:name="T79" style:family="text">
      <style:text-properties fo:color="#666666" fo:font-family="Calibri" style:font-pitch="variable" fo:font-size="12pt" fo:language="en" fo:country="US" fo:font-style="normal" fo:font-weight="normal" style:font-size-asian="12pt" style:font-size-complex="12pt"/>
    </style:style>
    <style:style style:name="T80" style:family="text">
      <style:text-properties fo:color="#00000a" fo:font-family="Consolas" style:font-pitch="fixed" fo:font-size="8pt" fo:language="en" fo:country="US" fo:font-style="normal" fo:font-weight="normal" style:font-size-asian="8pt" style:font-family-complex="Consolas" style:font-family-generic-complex="roman" style:font-pitch-complex="variable" style:font-size-complex="8pt"/>
    </style:style>
    <style:style style:name="T81" style:family="text">
      <style:text-properties fo:color="#00000a" fo:font-family="Consolas" style:font-pitch="fixed" fo:font-size="10pt" fo:language="en" fo:country="US" fo:font-style="normal" fo:font-weight="normal" style:font-size-asian="10pt" style:font-family-complex="Consolas" style:font-family-generic-complex="roman" style:font-pitch-complex="variable" style:font-size-complex="10pt"/>
    </style:style>
    <style:style style:name="T82" style:family="text">
      <style:text-properties fo:color="#666666" fo:font-family="Bembo" style:font-family-generic="roman" style:font-pitch="variable" fo:font-size="12pt" fo:language="en" fo:country="US" fo:font-style="normal" fo:font-weight="normal" style:font-size-asian="12pt" style:font-size-complex="12pt"/>
    </style:style>
    <style:style style:name="T83" style:family="text">
      <style:text-properties fo:color="#000000" fo:font-family="'Tw Cen MT'" style:font-pitch="variable" fo:font-size="13pt" fo:language="en" fo:country="US" fo:font-style="normal" fo:font-weight="normal" style:font-size-asian="13pt" style:font-weight-asian="normal" style:font-size-complex="13pt" style:font-weight-complex="normal"/>
    </style:style>
    <style:style style:name="T84" style:family="text">
      <style:text-properties fo:color="#000000" fo:font-family="'Bembo Std'" style:font-pitch="variable" fo:font-size="13pt" fo:language="en" fo:country="US" fo:font-style="normal" fo:font-weight="normal" style:font-size-asian="13pt" style:font-weight-asian="normal" style:font-size-complex="13pt" style:font-weight-complex="normal"/>
    </style:style>
    <style:style style:name="T85" style:family="text">
      <style:text-properties fo:color="#000000" fo:font-family="Consolas" style:font-pitch="fixed" fo:font-size="10pt" fo:language="en" fo:country="US" fo:font-style="normal" fo:font-weight="normal" style:font-size-asian="10pt" style:font-weight-asian="normal" style:font-size-complex="10pt" style:font-weight-complex="normal"/>
    </style:style>
    <style:style style:name="T86" style:family="text">
      <style:text-properties fo:color="#000000" fo:font-family="Calibri" style:font-pitch="variable" fo:font-size="10pt" fo:language="en" fo:country="US" fo:font-style="normal" fo:font-weight="normal" style:font-size-asian="10pt" style:font-weight-asian="normal" style:font-size-complex="10pt" style:font-weight-complex="normal"/>
    </style:style>
    <style:style style:name="T87" style:family="text">
      <style:text-properties fo:color="#00000a" fo:font-family="'Bembo Std'" style:font-pitch="variable" fo:font-size="12pt" fo:language="en" fo:country="US" fo:font-style="normal" fo:font-weight="normal" style:font-size-asian="12pt" style:font-size-complex="12pt"/>
    </style:style>
    <style:style style:name="T88" style:family="text">
      <style:text-properties fo:color="#000000" fo:font-family="'Tw Cen MT'" style:font-pitch="variable" fo:font-size="13pt" fo:language="en" fo:country="US" fo:font-style="normal" fo:font-weight="normal" style:font-size-asian="13pt" style:font-size-complex="13pt"/>
    </style:style>
    <style:style style:name="T89" style:family="text">
      <style:text-properties fo:color="#000000" fo:font-family="'URW Bookman L'" style:font-pitch="variable" fo:font-size="11pt" fo:language="en" fo:country="US" fo:font-style="normal" fo:font-weight="normal" style:font-size-asian="11pt" style:font-size-complex="11pt"/>
    </style:style>
    <style:style style:name="T90" style:family="text">
      <style:text-properties fo:color="#000000" fo:font-family="Calibri" style:font-pitch="variable" fo:font-size="11pt" fo:language="en" fo:country="US" fo:font-style="normal" fo:font-weight="normal" style:font-size-asian="11pt" style:font-size-complex="11pt"/>
    </style:style>
    <style:style style:name="T91" style:family="text">
      <style:text-properties fo:color="#000000" fo:font-family="Calibri" style:font-pitch="variable" fo:font-size="11pt" style:font-size-asian="11pt" style:font-size-complex="11pt"/>
    </style:style>
    <style:style style:name="T92" style:family="text">
      <style:text-properties fo:color="#000000" fo:font-family="'Bembo Std'" style:font-pitch="variable" fo:font-size="10pt" fo:language="en" fo:country="US" fo:font-style="normal" fo:font-weight="normal" style:font-size-asian="10pt" style:font-size-complex="10pt"/>
    </style:style>
    <style:style style:name="T93" style:family="text">
      <style:text-properties fo:color="#000000" fo:font-family="Consolas" style:font-pitch="fixed" fo:font-size="12pt" fo:language="en" fo:country="US" fo:font-style="normal" fo:font-weight="normal" style:font-size-asian="12pt" style:font-size-complex="12pt"/>
    </style:style>
    <style:style style:name="T94" style:family="text">
      <style:text-properties fo:color="#000000" fo:font-family="'Bembo Std'" style:font-pitch="variable" fo:font-size="12pt" fo:language="en" fo:country="US" fo:font-style="normal" fo:font-weight="normal" style:font-size-asian="12pt" style:font-size-complex="12pt"/>
    </style:style>
    <style:style style:name="T95" style:family="text">
      <style:text-properties fo:color="#004000" fo:font-family="'Bembo Std'" style:font-pitch="variable" fo:font-size="13pt" fo:language="en" fo:country="US" fo:font-style="normal" fo:font-weight="normal" style:font-size-asian="13pt" style:font-weight-asian="normal" style:font-size-complex="13pt" style:font-weight-complex="normal"/>
    </style:style>
    <style:style style:name="T96" style:family="text">
      <style:text-properties fo:color="#666666" fo:font-family="'Bembo Std'" style:font-pitch="variable" fo:font-size="13pt" fo:language="en" fo:country="US" fo:font-style="normal" fo:font-weight="normal" style:font-size-asian="13pt" style:font-weight-asian="normal" style:font-size-complex="13pt" style:font-weight-complex="normal"/>
    </style:style>
    <style:style style:name="T97" style:family="text">
      <style:text-properties fo:color="#666666" fo:font-family="Bembo" style:font-family-generic="roman" style:font-pitch="variable" fo:font-size="6pt" fo:language="en" fo:country="US" fo:font-style="normal" fo:font-weight="normal" style:font-size-asian="6pt" style:font-weight-asian="normal" style:font-size-complex="6pt" style:font-weight-complex="normal"/>
    </style:style>
    <style:style style:name="T98" style:family="text">
      <style:text-properties fo:color="#000000" fo:font-family="Bembo" style:font-family-generic="roman" style:font-pitch="variable" fo:font-size="13pt" fo:language="en" fo:country="US" fo:font-style="normal" fo:font-weight="normal" style:font-size-asian="13pt" style:font-weight-asian="normal" style:font-size-complex="13pt" style:font-weight-complex="normal"/>
    </style:style>
    <style:style style:name="T99" style:family="text">
      <style:text-properties fo:color="#00000a" fo:font-family="'Bembo Std'" style:font-pitch="variable" fo:font-size="13pt" fo:language="en" fo:country="US" fo:font-style="normal" fo:font-weight="normal" style:font-size-asian="13pt" style:font-weight-asian="normal" style:font-size-complex="13pt" style:font-weight-complex="normal"/>
    </style:style>
    <style:style style:name="T100" style:family="text">
      <style:text-properties fo:color="#00000a" fo:font-family="'Bembo Std'" style:font-pitch="variable" fo:font-size="13pt" fo:language="en" fo:country="US" fo:font-style="normal" fo:font-weight="normal" style:font-size-asian="13pt" style:font-weight-asian="normal" style:font-family-complex="Calibri" style:font-family-generic-complex="roman" style:font-pitch-complex="variable" style:font-size-complex="13pt" style:font-weight-complex="normal"/>
    </style:style>
    <style:style style:name="T101" style:family="text">
      <style:text-properties fo:color="#00000a" fo:font-family="'Bembo Std'" style:font-pitch="variable" fo:font-size="13pt" fo:language="en" fo:country="US" fo:font-style="normal" fo:font-weight="normal" style:font-size-asian="13pt" style:language-asian="zh" style:country-asian="CN" style:font-weight-asian="normal" style:font-size-complex="13pt" style:font-weight-complex="normal"/>
    </style:style>
    <style:style style:name="T102" style:family="text">
      <style:text-properties fo:color="#000000" fo:font-family="'Bembo Std'" style:font-pitch="variable" fo:font-size="10pt" fo:language="en" fo:country="US" fo:font-style="normal" fo:font-weight="normal" style:font-size-asian="10pt" style:font-weight-asian="normal" style:font-size-complex="10pt" style:font-weight-complex="normal"/>
    </style:style>
    <style:style style:name="T103" style:family="text">
      <style:text-properties fo:color="#00000a" fo:font-family="'Bembo Std'" style:font-pitch="variable" fo:font-size="13pt" style:font-size-asian="13pt" style:font-family-complex="Calibri" style:font-family-generic-complex="roman" style:font-pitch-complex="variable" style:font-size-complex="13pt"/>
    </style:style>
    <style:style style:name="T104" style:family="text">
      <style:text-properties fo:color="#666666" fo:font-family="'Bembo Std'" style:font-pitch="variable" fo:font-size="6pt" style:font-size-asian="6pt" style:font-family-complex="Calibri" style:font-family-generic-complex="roman" style:font-pitch-complex="variable" style:font-size-complex="6pt"/>
    </style:style>
    <style:style style:name="T105" style:family="text">
      <style:text-properties fo:color="#00000a" fo:font-family="Consolas" style:font-pitch="fixed" fo:font-size="10pt" fo:language="en" fo:country="US" fo:font-style="normal" fo:font-weight="normal" style:font-size-asian="10pt" style:font-weight-asian="normal" style:font-size-complex="10pt" style:font-weight-complex="normal"/>
    </style:style>
    <style:style style:name="T106" style:family="text">
      <style:text-properties fo:color="#000000" fo:font-family="'Bembo Std'" style:font-pitch="variable" fo:font-size="13pt" fo:language="en" fo:country="US" fo:font-style="normal" fo:font-weight="normal" style:font-size-asian="13pt" style:font-weight-asian="normal" style:font-family-complex="Calibri" style:font-family-generic-complex="roman" style:font-pitch-complex="variable" style:font-size-complex="13pt" style:font-weight-complex="normal"/>
    </style:style>
    <style:style style:name="T107" style:family="text">
      <style:text-properties fo:color="#00000a" fo:font-family="Consolas" style:font-pitch="fixed" fo:font-size="10pt" fo:language="en" fo:country="US" fo:font-style="normal" fo:font-weight="normal" style:font-size-asian="10pt" style:font-weight-asian="normal" style:font-family-complex="Calibri" style:font-family-generic-complex="roman" style:font-pitch-complex="variable" style:font-size-complex="10pt" style:font-weight-complex="normal"/>
    </style:style>
    <style:style style:name="T108" style:family="text">
      <style:text-properties fo:color="#004000" fo:font-family="Calibri" style:font-pitch="variable" fo:font-size="12pt" fo:language="en" fo:country="US" fo:font-style="normal" fo:font-weight="normal" style:font-size-asian="12pt" style:font-weight-asian="normal" style:font-size-complex="12pt" style:font-weight-complex="normal"/>
    </style:style>
    <style:style style:name="T109" style:family="text">
      <style:text-properties fo:color="#00000a" fo:font-family="Consolas" style:font-pitch="fixed" fo:font-size="10pt" style:font-size-asian="10pt" style:font-family-complex="Calibri" style:font-family-generic-complex="roman" style:font-pitch-complex="variable" style:font-size-complex="10pt"/>
    </style:style>
    <style:style style:name="T110" style:family="text">
      <style:text-properties fo:color="#000000" fo:font-family="'Bembo Std'" style:font-pitch="variable" fo:font-size="13pt" fo:font-style="normal" fo:font-weight="normal" style:font-size-asian="13pt" style:font-weight-asian="normal" style:font-size-complex="13pt" style:font-weight-complex="normal"/>
    </style:style>
    <style:style style:name="T111" style:family="text">
      <style:text-properties fo:color="#00000a" fo:font-family="'Bembo Std'" style:font-pitch="variable" fo:font-size="12pt" fo:language="en" fo:country="US" fo:font-style="normal" fo:font-weight="normal" style:font-size-asian="12pt" style:font-weight-asian="normal" style:font-size-complex="12pt" style:font-weight-complex="normal"/>
    </style:style>
    <style:style style:name="T112" style:family="text">
      <style:text-properties fo:color="#000000" fo:font-family="Calibri" style:font-pitch="variable" fo:font-size="12pt" fo:font-style="normal" fo:font-weight="normal" style:font-size-asian="12pt" style:font-weight-asian="normal" style:font-size-complex="12pt" style:font-weight-complex="normal"/>
    </style:style>
    <style:style style:name="T113" style:family="text">
      <style:text-properties fo:color="#00000a" fo:font-family="Consolas" style:font-pitch="fixed" fo:font-size="10pt" fo:font-style="normal" fo:font-weight="normal" style:font-size-asian="10pt" style:font-weight-asian="normal" style:font-family-complex="Calibri" style:font-family-generic-complex="roman" style:font-pitch-complex="variable" style:font-size-complex="10pt" style:font-weight-complex="normal"/>
    </style:style>
    <style:style style:name="T114" style:family="text">
      <style:text-properties fo:color="#00000a" fo:font-family="Consolas" style:font-pitch="fixed" fo:font-size="8pt" fo:language="en" fo:country="US" fo:font-style="normal" fo:font-weight="normal" style:font-size-asian="8pt" style:language-asian="zh" style:country-asian="CN" style:font-weight-asian="normal" style:font-size-complex="8pt" style:font-weight-complex="normal"/>
    </style:style>
    <style:style style:name="T115" style:family="text">
      <style:text-properties fo:color="#00000a" fo:font-family="Consolas" style:font-pitch="fixed" fo:font-size="8pt" fo:language="en" fo:country="US" fo:font-style="normal" fo:font-weight="normal" style:font-size-asian="8pt" style:font-weight-asian="normal" style:font-size-complex="8pt" style:font-weight-complex="normal"/>
    </style:style>
    <style:style style:name="T116" style:family="text">
      <style:text-properties fo:color="#000000" fo:font-family="Consolas" style:font-pitch="fixed" fo:font-size="10pt" fo:font-style="normal" fo:font-weight="normal" style:font-size-asian="10pt" style:font-weight-asian="normal" style:font-size-complex="10pt" style:font-weight-complex="normal"/>
    </style:style>
    <style:style style:name="T117" style:family="text">
      <style:text-properties fo:color="#00000a" fo:font-family="'Bembo Std'" style:font-pitch="variable" fo:font-size="13pt" fo:font-style="normal" fo:font-weight="normal" style:font-size-asian="13pt" style:font-weight-asian="normal" style:font-family-complex="Calibri" style:font-family-generic-complex="roman" style:font-pitch-complex="variable" style:font-size-complex="13pt" style:font-weight-complex="normal"/>
    </style:style>
    <style:style style:name="T118" style:family="text">
      <style:text-properties fo:color="#00000a" fo:font-family="'Tw Cen MT'" style:font-pitch="variable" fo:font-size="13pt" fo:font-style="normal" fo:font-weight="normal" style:font-size-asian="13pt" style:font-weight-asian="normal" style:font-family-complex="Calibri" style:font-family-generic-complex="roman" style:font-pitch-complex="variable" style:font-size-complex="13pt" style:font-weight-complex="normal"/>
    </style:style>
    <style:style style:name="T119" style:family="text">
      <style:text-properties fo:color="#00000a" fo:font-family="'Tw Cen MT'" style:font-pitch="variable" fo:font-size="13pt" fo:language="en" fo:country="US" fo:font-style="normal" fo:font-weight="normal" style:font-size-asian="13pt" style:font-weight-asian="normal" style:font-size-complex="13pt" style:font-weight-complex="normal"/>
    </style:style>
    <style:style style:name="T120" style:family="text">
      <style:text-properties fo:font-family="Calibri" style:font-pitch="variable" fo:font-size="12pt" style:font-size-asian="12pt" style:font-size-complex="12pt"/>
    </style:style>
    <style:style style:name="T121" style:family="text">
      <style:text-properties fo:color="#00000a" fo:font-family="Consolas" style:font-pitch="fixed" fo:font-size="10pt" fo:language="en" fo:country="US" fo:font-style="normal" fo:font-weight="normal" style:font-size-asian="10pt" style:language-asian="zh" style:country-asian="CN" style:font-weight-asian="normal" style:font-size-complex="10pt" style:font-weight-complex="normal"/>
    </style:style>
    <style:style style:name="T122" style:family="text">
      <style:text-properties fo:color="#000000" fo:font-family="Bembo" style:font-family-generic="roman" style:font-pitch="variable" fo:font-size="13pt" fo:font-style="normal" fo:font-weight="normal" style:font-size-asian="13pt" style:font-weight-asian="normal" style:font-size-complex="13pt" style:font-weight-complex="normal"/>
    </style:style>
    <style:style style:name="T123" style:family="text">
      <style:text-properties fo:color="#000000" fo:font-family="'Tw Cen MT'" style:font-pitch="variable" fo:font-size="13pt" fo:font-style="normal" fo:font-weight="normal" style:font-size-asian="13pt" style:font-weight-asian="normal" style:font-size-complex="13pt" style:font-weight-complex="normal"/>
    </style:style>
    <style:style style:name="T124" style:family="text">
      <style:text-properties fo:color="#000000" fo:font-family="'Bembo Std'" style:font-pitch="variable" fo:font-size="10pt" fo:font-style="normal" fo:font-weight="normal" style:font-size-asian="10pt" style:font-weight-asian="normal" style:font-size-complex="10pt" style:font-weight-complex="normal"/>
    </style:style>
    <style:style style:name="T125" style:family="text">
      <style:text-properties fo:color="#000000" fo:font-family="'Bembo Std'" style:font-pitch="variable" fo:font-size="12pt" fo:font-style="normal" fo:font-weight="normal" style:font-size-asian="12pt" style:font-weight-asian="normal" style:font-size-complex="12pt" style:font-weight-complex="normal"/>
    </style:style>
    <style:style style:name="T126" style:family="text">
      <style:text-properties fo:color="#000000" fo:font-family="Calibri" style:font-pitch="variable" fo:font-size="12pt" fo:language="en" fo:country="US" fo:font-style="normal" fo:font-weight="normal" style:font-size-asian="12pt" style:font-weight-asian="normal" style:font-size-complex="12pt" style:font-weight-complex="normal"/>
    </style:style>
    <style:style style:name="T127" style:family="text">
      <style:text-properties fo:color="#004000" fo:font-family="Bembo" style:font-family-generic="roman" style:font-pitch="variable" fo:font-size="13pt" fo:language="en" fo:country="US" fo:font-style="normal" fo:font-weight="normal" style:font-size-asian="13pt" style:font-weight-asian="normal" style:font-size-complex="13pt" style:font-weight-complex="normal"/>
    </style:style>
    <style:style style:name="T128" style:family="text">
      <style:text-properties fo:color="#000000" fo:font-family="Bembo" style:font-family-generic="roman" style:font-pitch="variable" fo:font-size="6pt" fo:font-weight="normal" style:font-size-asian="6pt" style:font-weight-asian="normal" style:font-size-complex="6pt" style:font-weight-complex="normal"/>
    </style:style>
    <style:style style:name="T129" style:family="text">
      <style:text-properties fo:color="#000000" fo:font-family="Bembo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130" style:family="text">
      <style:text-properties fo:color="#000000" fo:font-family="'Bembo Std'" style:font-pitch="variable" fo:font-size="13pt" fo:font-weight="normal" style:font-size-asian="13pt" style:font-weight-asian="normal" style:font-size-complex="13pt" style:font-weight-complex="normal"/>
    </style:style>
    <style:style style:name="T131" style:family="text">
      <style:text-properties fo:color="#000000" fo:font-family="Consolas" style:font-pitch="fixed" fo:font-size="10pt" fo:font-weight="normal" style:font-size-asian="10pt" style:font-weight-asian="normal" style:font-family-complex="Calibri" style:font-family-generic-complex="roman" style:font-pitch-complex="variable" style:font-size-complex="10pt" style:font-weight-complex="normal"/>
    </style:style>
    <style:style style:name="T132" style:family="text">
      <style:text-properties fo:color="#000000" fo:font-family="'Tw Cen MT'" style:font-pitch="variable" fo:font-size="14pt" fo:font-weight="normal" style:font-size-asian="14pt" style:font-weight-asian="normal" style:font-family-complex="Calibri" style:font-family-generic-complex="roman" style:font-pitch-complex="variable" style:font-size-complex="14pt" style:font-weight-complex="normal"/>
    </style:style>
    <style:style style:name="T133" style:family="text">
      <style:text-properties fo:color="#000000" fo:font-family="'Bembo Std'" style:font-pitch="variable" fo:font-size="13pt" fo:font-weight="normal" style:font-size-asian="13pt" style:font-weight-asian="normal" style:font-family-complex="Calibri" style:font-family-generic-complex="roman" style:font-pitch-complex="variable" style:font-size-complex="13pt" style:font-weight-complex="normal"/>
    </style:style>
    <style:style style:name="T134" style:family="text">
      <style:text-properties fo:color="#000000" fo:font-family="Bembo" style:font-family-generic="roman" style:font-pitch="variable" fo:font-size="13pt" fo:font-weight="normal" style:font-size-asian="13pt" style:font-weight-asian="normal" style:font-family-complex="Calibri" style:font-family-generic-complex="roman" style:font-pitch-complex="variable" style:font-size-complex="13pt" style:font-weight-complex="normal"/>
    </style:style>
    <style:style style:name="T135" style:family="text">
      <style:text-properties fo:color="#000000" fo:font-family="Bembo" style:font-family-generic="roman" style:font-pitch="variable" fo:font-size="12pt" fo:language="en" fo:country="US" fo:font-style="normal" fo:font-weight="normal" style:font-size-asian="12pt" style:font-weight-asian="normal" style:font-size-complex="12pt" style:font-weight-complex="normal"/>
    </style:style>
    <style:style style:name="T136" style:family="text">
      <style:text-properties fo:color="#000000" fo:font-family="'Bembo Std'" style:font-pitch="variable" fo:font-size="13pt" style:font-size-asian="13pt" style:font-family-complex="Calibri" style:font-family-generic-complex="roman" style:font-pitch-complex="variable" style:font-size-complex="13pt"/>
    </style:style>
    <style:style style:name="T137" style:family="text">
      <style:text-properties fo:color="#00000a" fo:font-family="'Bembo Std'" style:font-pitch="variable" fo:font-size="10pt" fo:language="en" fo:country="US" fo:font-style="normal" fo:font-weight="normal" style:font-size-asian="10pt" style:font-weight-asian="normal" style:font-family-complex="Calibri" style:font-family-generic-complex="roman" style:font-pitch-complex="variable" style:font-size-complex="10pt" style:font-weight-complex="normal"/>
    </style:style>
    <style:style style:name="T138" style:family="text">
      <style:text-properties fo:color="#666666" fo:font-family="Calibri" style:font-pitch="variable" fo:font-size="6pt" fo:language="en" fo:country="US" fo:font-style="normal" fo:font-weight="normal" style:font-size-asian="6pt" style:font-weight-asian="normal" style:font-size-complex="6pt" style:font-weight-complex="normal"/>
    </style:style>
    <style:style style:name="T139" style:family="text">
      <style:text-properties fo:color="#00000a" fo:font-family="'Bembo Std'" style:font-pitch="variable" fo:font-size="10pt" fo:language="en" fo:country="US" fo:font-style="normal" fo:font-weight="normal" style:font-size-asian="10pt" style:font-weight-asian="normal" style:font-size-complex="10pt" style:font-weight-complex="normal"/>
    </style:style>
    <style:style style:name="T140" style:family="text">
      <style:text-properties fo:color="#000000" fo:font-family="Consolas" style:font-pitch="fixed" fo:font-size="10pt" fo:language="en" fo:country="US" fo:font-style="normal" fo:font-weight="normal" style:font-size-asian="10pt" style:font-weight-asian="normal" style:font-family-complex="Calibri" style:font-family-generic-complex="roman" style:font-pitch-complex="variable" style:font-size-complex="10pt" style:font-weight-complex="normal"/>
    </style:style>
    <style:style style:name="T141" style:family="text">
      <style:text-properties fo:color="#00000a" fo:font-family="Calibri" style:font-pitch="variable" fo:font-size="12pt" fo:language="en" fo:country="US" fo:font-style="normal" fo:font-weight="normal" style:font-size-asian="12pt" style:font-weight-asian="normal" style:font-size-complex="12pt" style:font-weight-complex="normal"/>
    </style:style>
    <style:style style:name="T142" style:family="text">
      <style:text-properties fo:font-size="10pt" style:font-size-asian="10pt" style:font-size-complex="10pt"/>
    </style:style>
    <style:style style:name="T143" style:family="text">
      <style:text-properties fo:color="#00000a" fo:font-family="Calibri" style:font-pitch="variable" fo:font-size="12pt" fo:language="en" fo:country="US" fo:font-style="normal" fo:font-weight="normal" style:font-size-asian="12pt" style:font-weight-asian="normal" style:font-family-complex="Calibri" style:font-family-generic-complex="roman" style:font-pitch-complex="variable" style:font-size-complex="12pt" style:font-weight-complex="normal"/>
    </style:style>
    <style:style style:name="T144" style:family="text">
      <style:text-properties fo:color="#00000a" fo:font-family="'Bembo Std'" style:font-pitch="variable" fo:font-size="13pt" style:font-size-asian="13pt" style:font-size-complex="13pt"/>
    </style:style>
    <style:style style:name="T145" style:family="text">
      <style:text-properties fo:color="#666666" fo:font-family="'Bembo Std'" style:font-pitch="variable" fo:font-size="6pt" style:font-size-asian="6pt" style:font-size-complex="6pt"/>
    </style:style>
    <style:style style:name="T146" style:family="text">
      <style:text-properties fo:color="#00000a" fo:font-family="Bembo" style:font-family-generic="roman" style:font-pitch="variable" fo:font-size="13pt" fo:language="en" fo:country="US" fo:font-style="normal" fo:font-weight="normal" style:font-size-asian="13pt" style:font-weight-asian="normal" style:font-size-complex="13pt" style:font-weight-complex="normal"/>
    </style:style>
    <style:style style:name="T147" style:family="text">
      <style:text-properties fo:color="#00000a" fo:font-family="Consolas" style:font-pitch="fixed" fo:font-size="10pt" fo:language="en" fo:country="US" fo:font-style="normal" fo:font-weight="bold" style:font-size-asian="10pt" style:font-weight-asian="normal" style:font-family-complex="Calibri" style:font-family-generic-complex="roman" style:font-pitch-complex="variable" style:font-size-complex="10pt" style:font-weight-complex="bold"/>
    </style:style>
    <style:style style:name="T148" style:family="text">
      <style:text-properties fo:color="#00000a" fo:font-family="Calibri" style:font-pitch="variable" fo:font-size="13pt" fo:language="en" fo:country="US" fo:font-style="normal" fo:font-weight="normal" style:font-size-asian="13pt" style:font-weight-asian="normal" style:font-family-complex="Calibri" style:font-family-generic-complex="roman" style:font-pitch-complex="variable" style:font-size-complex="13pt" style:font-weight-complex="normal"/>
    </style:style>
    <style:style style:name="T149" style:family="text">
      <style:text-properties fo:color="#00000a" fo:font-family="'Tw Cen MT'" style:font-pitch="variable" fo:font-size="13pt" fo:language="en" fo:country="US" fo:font-style="normal" fo:font-weight="normal" style:font-size-asian="13pt" style:font-weight-asian="normal" style:font-family-complex="Calibri" style:font-family-generic-complex="roman" style:font-pitch-complex="variable" style:font-size-complex="13pt" style:font-weight-complex="normal"/>
    </style:style>
    <style:style style:name="T150" style:family="text">
      <style:text-properties fo:color="#00000a" fo:font-family="Consolas" style:font-pitch="fixed" fo:font-size="10pt" fo:language="en" fo:country="US" fo:font-style="normal" fo:font-weight="bold" style:font-size-asian="10pt" style:font-weight-asian="normal" style:font-family-complex="Calibri" style:font-family-generic-complex="roman" style:font-pitch-complex="variable" style:font-size-complex="10pt" style:font-weight-complex="normal"/>
    </style:style>
    <style:style style:name="T151" style:family="text">
      <style:text-properties fo:color="#00000a" fo:font-family="Consolas" style:font-pitch="fixed" fo:font-size="10pt" fo:language="en" fo:country="US" fo:font-style="normal" style:font-size-asian="10pt" style:font-weight-asian="normal" style:font-family-complex="Calibri" style:font-family-generic-complex="roman" style:font-pitch-complex="variable" style:font-size-complex="10pt" style:font-weight-complex="normal"/>
    </style:style>
    <style:style style:name="T152" style:family="text">
      <style:text-properties fo:color="#00000a" fo:font-family="'Tw Cen MT'" style:font-pitch="variable" fo:font-size="10pt" fo:language="en" fo:country="US" fo:font-style="normal" fo:font-weight="normal" style:font-size-asian="10pt" style:font-weight-asian="normal" style:font-family-complex="Calibri" style:font-family-generic-complex="roman" style:font-pitch-complex="variable" style:font-size-complex="10pt" style:font-weight-complex="normal"/>
    </style:style>
    <style:style style:name="T153" style:family="text">
      <style:text-properties fo:color="#00000a" fo:font-family="Bembo" style:font-family-generic="roman" style:font-pitch="variable" fo:font-size="13pt" fo:language="en" fo:country="US" fo:font-style="normal" fo:font-weight="normal" style:font-size-asian="13pt" style:font-weight-asian="normal" style:font-family-complex="Calibri" style:font-family-generic-complex="roman" style:font-pitch-complex="variable" style:font-size-complex="13pt" style:font-weight-complex="normal"/>
    </style:style>
    <style:style style:name="T154" style:family="text">
      <style:text-properties fo:color="#00000a" fo:font-family="'Bembo Std'" style:font-pitch="variable" fo:font-size="13pt" fo:language="en" fo:country="US" fo:font-style="normal" fo:font-weight="normal" style:font-size-asian="13pt" style:font-weight-asian="normal" style:font-family-complex="Consolas" style:font-family-generic-complex="roman" style:font-pitch-complex="variable" style:font-size-complex="13pt" style:font-weight-complex="normal"/>
    </style:style>
    <style:style style:name="T155" style:family="text">
      <style:text-properties fo:color="#00000a" fo:font-family="Calibri" style:font-pitch="variable" fo:font-size="12pt" fo:language="en" fo:country="US" fo:font-style="normal" fo:font-weight="normal" style:font-size-asian="12pt" style:font-weight-asian="normal" style:font-family-complex="Consolas" style:font-family-generic-complex="roman" style:font-pitch-complex="variable" style:font-size-complex="12pt" style:font-weight-complex="normal"/>
    </style:style>
    <style:style style:name="T156" style:family="text">
      <style:text-properties fo:color="#00000a" fo:font-family="Bembo" style:font-family-generic="roman" style:font-pitch="variable" fo:font-size="13pt" fo:language="en" fo:country="US" fo:font-style="normal" fo:font-weight="normal" style:font-size-asian="13pt" style:language-asian="en" style:country-asian="US" style:font-weight-asian="normal" style:font-family-complex="Calibri" style:font-family-generic-complex="roman" style:font-pitch-complex="variable" style:font-size-complex="13pt" style:font-weight-complex="normal"/>
    </style:style>
    <style:style style:name="T157" style:family="text">
      <style:text-properties fo:color="#00000a" fo:font-family="'Bembo Std'" style:font-pitch="variable" fo:font-size="13pt" fo:language="en" fo:country="US" fo:font-style="normal" fo:font-weight="normal" style:font-size-asian="13pt" style:language-asian="en" style:country-asian="US" style:font-weight-asian="normal" style:font-family-complex="Calibri" style:font-family-generic-complex="roman" style:font-pitch-complex="variable" style:font-size-complex="13pt" style:font-weight-complex="normal"/>
    </style:style>
    <style:style style:name="T158" style:family="text">
      <style:text-properties fo:color="#004000" fo:font-family="Bembo" style:font-family-generic="roman" style:font-pitch="variable" fo:font-size="13pt" fo:language="en" fo:country="US" fo:font-style="normal" fo:font-weight="normal" style:font-size-asian="13pt" style:font-weight-asian="normal" style:font-family-complex="Calibri" style:font-family-generic-complex="roman" style:font-pitch-complex="variable" style:font-size-complex="13pt" style:font-weight-complex="normal"/>
    </style:style>
    <style:style style:name="T159" style:family="text">
      <style:text-properties fo:color="#666666" fo:font-family="Calibri" style:font-pitch="variable" fo:font-size="6pt" fo:language="en" fo:country="US" fo:font-style="normal" fo:font-weight="normal" style:font-size-asian="6pt" style:language-asian="en" style:country-asian="US" style:font-weight-asian="normal" style:font-family-complex="Calibri" style:font-family-generic-complex="roman" style:font-pitch-complex="variable" style:font-size-complex="6pt" style:font-weight-complex="normal"/>
    </style:style>
    <style:style style:name="T160" style:family="text">
      <style:text-properties fo:color="#00000a" fo:font-family="Consolas" style:font-pitch="fixed" fo:font-size="10pt" fo:language="en" fo:country="US" fo:font-style="normal" fo:font-weight="normal" style:font-size-asian="10pt" style:language-asian="en" style:country-asian="US" style:font-weight-asian="normal" style:font-family-complex="Calibri" style:font-family-generic-complex="roman" style:font-pitch-complex="variable" style:font-size-complex="10pt" style:font-weight-complex="normal"/>
    </style:style>
    <style:style style:name="T161" style:family="text">
      <style:text-properties fo:color="#004000" fo:font-family="'Bembo Std'" style:font-pitch="variable" fo:font-size="13pt" fo:language="en" fo:country="US" fo:font-style="normal" fo:font-weight="normal" style:font-size-asian="13pt" style:font-weight-asian="normal" style:font-family-complex="Calibri" style:font-family-generic-complex="roman" style:font-pitch-complex="variable" style:font-size-complex="13pt" style:font-weight-complex="normal"/>
    </style:style>
    <style:style style:name="T162" style:family="text">
      <style:text-properties fo:color="#666666" fo:font-family="'Bembo Std'" style:font-pitch="variable" fo:font-size="6pt" fo:language="en" fo:country="US" fo:font-style="normal" fo:font-weight="normal" style:font-size-asian="6pt" style:font-weight-asian="normal" style:font-size-complex="6pt" style:font-weight-complex="normal"/>
    </style:style>
    <style:style style:name="T163" style:family="text">
      <style:text-properties fo:color="#000000" fo:font-family="Bembo" style:font-family-generic="roman" style:font-pitch="variable" fo:font-size="13pt" fo:language="en" fo:country="US" fo:font-style="normal" fo:font-weight="normal" style:font-size-asian="13pt" style:font-weight-asian="normal" style:font-family-complex="Calibri" style:font-family-generic-complex="roman" style:font-pitch-complex="variable" style:font-size-complex="13pt" style:font-weight-complex="normal"/>
    </style:style>
    <style:style style:name="T164" style:family="text">
      <style:text-properties fo:color="#000000" fo:font-family="Calibri" style:font-pitch="variable" fo:font-size="12pt" fo:language="en" fo:country="US" fo:font-style="normal" fo:font-weight="normal" style:font-size-asian="12pt" style:font-weight-asian="normal" style:font-family-complex="Calibri" style:font-family-generic-complex="roman" style:font-pitch-complex="variable" style:font-size-complex="12pt" style:font-weight-complex="normal"/>
    </style:style>
    <style:style style:name="T165" style:family="text">
      <style:text-properties fo:color="#000000" fo:font-family="'Bembo Std'" style:font-pitch="variable" fo:font-size="10pt" fo:language="en" fo:country="US" fo:font-style="normal" fo:font-weight="normal" style:font-size-asian="10pt" style:font-weight-asian="normal" style:font-family-complex="Calibri" style:font-family-generic-complex="roman" style:font-pitch-complex="variable" style:font-size-complex="10pt" style:font-weight-complex="normal"/>
    </style:style>
    <style:style style:name="T166" style:family="text">
      <style:text-properties fo:color="#000000" fo:font-family="'Bembo Std'" style:font-pitch="variable" fo:font-size="12pt" fo:language="en" fo:country="US" fo:font-style="normal" fo:font-weight="normal" style:font-size-asian="12pt" style:font-weight-asian="normal" style:font-family-complex="Calibri" style:font-family-generic-complex="roman" style:font-pitch-complex="variable" style:font-size-complex="12pt" style:font-weight-complex="normal"/>
    </style:style>
    <style:style style:name="T167" style:family="text">
      <style:text-properties fo:color="#000000" fo:font-family="'Tw Cen MT'" style:font-pitch="variable" fo:font-size="13pt" fo:language="en" fo:country="US" fo:font-style="normal" fo:font-weight="normal" style:font-size-asian="13pt" style:language-asian="en" style:country-asian="US" style:font-weight-asian="normal" style:font-family-complex="Calibri" style:font-family-generic-complex="roman" style:font-pitch-complex="variable" style:font-size-complex="13pt" style:font-weight-complex="normal"/>
    </style:style>
    <style:style style:name="T168" style:family="text">
      <style:text-properties fo:color="#000000" fo:font-family="'Bembo Std'" style:font-pitch="variable" fo:font-size="13pt" fo:language="en" fo:country="US" fo:font-style="normal" fo:font-weight="normal" style:font-size-asian="13pt" style:language-asian="en" style:country-asian="US" style:font-weight-asian="normal" style:font-family-complex="Calibri" style:font-family-generic-complex="roman" style:font-pitch-complex="variable" style:font-size-complex="13pt" style:font-weight-complex="normal"/>
    </style:style>
    <style:style style:name="T169" style:family="text">
      <style:text-properties fo:color="#000000" fo:font-family="Consolas" style:font-pitch="fixed" fo:font-size="10pt" fo:language="en" fo:country="US" fo:font-style="normal" fo:font-weight="normal" style:font-size-asian="10pt" style:language-asian="en" style:country-asian="US" style:font-weight-asian="normal" style:font-family-complex="Calibri" style:font-family-generic-complex="roman" style:font-pitch-complex="variable" style:font-size-complex="10pt" style:font-weight-complex="normal"/>
    </style:style>
    <style:style style:name="T170" style:family="text">
      <style:text-properties fo:color="#666666" fo:font-family="'Bembo Std'" style:font-pitch="variable" fo:font-size="6pt" fo:language="en" fo:country="US" fo:font-style="normal" fo:font-weight="normal" style:font-size-asian="6pt" style:font-weight-asian="normal" style:font-family-complex="Calibri" style:font-family-generic-complex="roman" style:font-pitch-complex="variable" style:font-size-complex="6pt" style:font-weight-complex="normal"/>
    </style:style>
    <style:style style:name="T171" style:family="text">
      <style:text-properties fo:color="#000000" fo:font-family="'Tw Cen MT'" style:font-pitch="variable" fo:font-size="13pt" fo:language="en" fo:country="US" fo:font-style="normal" fo:font-weight="normal" style:font-size-asian="13pt" style:font-weight-asian="normal" style:font-family-complex="Calibri" style:font-family-generic-complex="roman" style:font-pitch-complex="variable" style:font-size-complex="13pt" style:font-weight-complex="normal"/>
    </style:style>
    <style:style style:name="T172" style:family="text">
      <style:text-properties fo:color="#00000a" fo:font-family="'Bembo Std'" style:font-pitch="variable" fo:font-size="13pt" fo:language="en" fo:country="US" fo:font-style="normal" fo:font-weight="normal" style:font-size-asian="13pt" style:font-weight-asian="normal" style:font-family-complex="Courier, 'Courier New'" style:font-family-generic-complex="roman" style:font-pitch-complex="variable" style:font-size-complex="13pt" style:font-weight-complex="normal"/>
    </style:style>
    <style:style style:name="T173" style:family="text">
      <style:text-properties fo:color="#00000a" fo:font-family="'Bembo Std'" style:font-pitch="variable" fo:font-size="13pt" fo:language="en" fo:country="US" fo:font-style="normal" fo:font-weight="normal" style:font-size-asian="13pt" style:font-style-asian="normal" style:font-weight-asian="normal" style:font-family-complex="Calibri" style:font-family-generic-complex="roman" style:font-pitch-complex="variable" style:font-size-complex="13pt" style:font-style-complex="normal" style:font-weight-complex="normal"/>
    </style:style>
    <style:style style:name="T174" style:family="text">
      <style:text-properties fo:color="#00000a" fo:font-family="Consolas" style:font-pitch="fixed" fo:font-size="10pt" fo:language="en" fo:country="US" fo:font-style="normal" fo:font-weight="normal" style:font-size-asian="10pt" style:font-style-asian="normal" style:font-weight-asian="normal" style:font-family-complex="Calibri" style:font-family-generic-complex="roman" style:font-pitch-complex="variable" style:font-size-complex="10pt" style:font-style-complex="normal" style:font-weight-complex="normal"/>
    </style:style>
    <style:style style:name="T175" style:family="text">
      <style:text-properties fo:color="#00000a" fo:font-family="Consolas" style:font-pitch="fixed" fo:font-size="10pt" fo:language="en" fo:country="US" fo:font-style="normal" fo:font-weight="normal" style:font-size-asian="10pt" style:font-style-asian="normal" style:font-weight-asian="normal" style:font-family-complex="Courier, 'Courier New'" style:font-family-generic-complex="roman" style:font-pitch-complex="variable" style:font-size-complex="10pt" style:font-style-complex="normal" style:font-weight-complex="normal"/>
    </style:style>
    <style:style style:name="T176" style:family="text">
      <style:text-properties fo:color="#000000" fo:font-family="Consolas" style:font-pitch="fixed" fo:font-size="10pt" fo:language="en" fo:country="US" fo:font-style="normal" fo:font-weight="normal" style:font-size-asian="10pt" style:font-style-asian="normal" style:font-weight-asian="normal" style:font-family-complex="Calibri" style:font-family-generic-complex="roman" style:font-pitch-complex="variable" style:font-size-complex="10pt" style:font-style-complex="normal" style:font-weight-complex="normal"/>
    </style:style>
    <style:style style:name="T177" style:family="text">
      <style:text-properties fo:color="#000000" fo:font-family="'Bembo Std'" style:font-pitch="variable" fo:font-size="13pt" fo:language="en" fo:country="US" fo:font-style="normal" fo:font-weight="normal" style:font-size-asian="13pt" style:font-style-asian="normal" style:font-weight-asian="normal" style:font-family-complex="Calibri" style:font-family-generic-complex="roman" style:font-pitch-complex="variable" style:font-size-complex="13pt" style:font-style-complex="normal" style:font-weight-complex="normal"/>
    </style:style>
    <style:style style:name="T178" style:family="text">
      <style:text-properties fo:color="#666666" fo:font-family="Bembo" style:font-family-generic="roman" style:font-pitch="variable" fo:font-size="6pt" fo:language="en" fo:country="US" fo:font-style="normal" fo:font-weight="normal" style:font-size-asian="6pt" style:font-weight-asian="normal" style:font-family-complex="Calibri" style:font-family-generic-complex="roman" style:font-pitch-complex="variable" style:font-size-complex="6pt" style:font-weight-complex="normal"/>
    </style:style>
    <style:style style:name="T179" style:family="text">
      <style:text-properties fo:color="#004000" fo:font-family="Consolas" style:font-pitch="fixed" fo:font-size="10pt" fo:language="en" fo:country="US" fo:font-style="normal" fo:font-weight="normal" style:font-size-asian="10pt" style:font-weight-asian="normal" style:font-family-complex="Calibri" style:font-family-generic-complex="roman" style:font-pitch-complex="variable" style:font-size-complex="10pt" style:font-weight-complex="normal"/>
    </style:style>
    <style:style style:name="T180" style:family="text">
      <style:text-properties fo:font-family="Bembo" style:font-family-generic="roman" style:font-pitch="variable" fo:font-size="12pt" style:font-size-asian="12pt" style:font-size-complex="12pt"/>
    </style:style>
    <style:style style:name="T181" style:family="text">
      <style:text-properties fo:color="#000000" fo:font-family="'Tw Cen MT'" style:font-pitch="variable" fo:font-size="12pt" fo:language="en" fo:country="US" fo:font-style="normal" fo:font-weight="normal" style:font-size-asian="12pt" style:font-weight-asian="normal" style:font-family-complex="Calibri" style:font-family-generic-complex="roman" style:font-pitch-complex="variable" style:font-size-complex="12pt" style:font-weight-complex="normal"/>
    </style:style>
    <style:style style:name="T182" style:family="text">
      <style:text-properties fo:color="#004000" fo:font-family="'Tw Cen MT'" style:font-pitch="variable" fo:font-size="13pt" fo:language="en" fo:country="US" fo:font-style="normal" fo:font-weight="normal" style:font-size-asian="13pt" style:font-weight-asian="normal" style:font-family-complex="Calibri" style:font-family-generic-complex="roman" style:font-pitch-complex="variable" style:font-size-complex="13pt" style:font-weight-complex="normal"/>
    </style:style>
    <style:style style:name="T183" style:family="text">
      <style:text-properties fo:color="#000000" fo:font-family="Bembo" style:font-family-generic="roman" style:font-pitch="variable" fo:font-size="12pt" fo:language="en" fo:country="US" fo:font-style="normal" fo:font-weight="normal" style:font-size-asian="12pt" style:font-weight-asian="normal" style:font-family-complex="Calibri" style:font-family-generic-complex="roman" style:font-pitch-complex="variable" style:font-size-complex="12pt" style:font-weight-complex="normal"/>
    </style:style>
    <style:style style:name="T184" style:family="text">
      <style:text-properties fo:color="#00000a" fo:font-family="'Tw Cen MT'" style:font-pitch="variable" fo:font-size="12pt" fo:language="en" fo:country="US" fo:font-style="normal" fo:font-weight="normal" style:font-size-asian="12pt" style:font-weight-asian="normal" style:font-family-complex="Calibri" style:font-family-generic-complex="roman" style:font-pitch-complex="variable" style:font-size-complex="12pt" style:font-weight-complex="normal"/>
    </style:style>
    <style:style style:name="T185" style:family="text">
      <style:text-properties fo:color="#00000a" fo:font-family="'Bembo Std'" style:font-pitch="variable" fo:font-size="6pt" fo:language="en" fo:country="US" fo:font-style="normal" fo:font-weight="normal" style:font-size-asian="6pt" style:font-weight-asian="normal" style:font-family-complex="Calibri" style:font-family-generic-complex="roman" style:font-pitch-complex="variable" style:font-size-complex="6pt" style:font-weight-complex="normal"/>
    </style:style>
    <style:style style:name="T186" style:family="text">
      <style:text-properties fo:color="#00000a" fo:font-family="'Bembo Std'" style:font-pitch="variable" fo:font-size="12pt" fo:language="en" fo:country="US" fo:font-style="normal" fo:font-weight="normal" style:font-size-asian="12pt" style:font-weight-asian="normal" style:font-family-complex="Calibri" style:font-family-generic-complex="roman" style:font-pitch-complex="variable" style:font-size-complex="12pt" style:font-weight-complex="normal"/>
    </style:style>
    <style:style style:name="T187" style:family="text">
      <style:text-properties fo:font-family="'Bembo Std'" style:font-pitch="variable" fo:font-size="10pt" style:font-size-asian="10pt" style:font-size-complex="10pt"/>
    </style:style>
    <style:style style:name="T188" style:family="text">
      <style:text-properties fo:color="#004000" fo:font-family="Consolas" style:font-pitch="fixed" fo:font-size="10pt" style:font-size-asian="10pt" style:font-size-complex="10pt"/>
    </style:style>
    <style:style style:name="T189" style:family="text">
      <style:text-properties fo:font-family="'Bembo Std'" style:font-pitch="variable" fo:font-size="12pt" style:font-size-asian="12pt" style:font-size-complex="12pt"/>
    </style:style>
    <style:style style:name="T190" style:family="text">
      <style:text-properties fo:color="#666666" fo:font-family="'Tw Cen MT'" style:font-pitch="variable" fo:font-size="6pt" style:font-size-asian="6pt" style:font-family-complex="Calibri" style:font-family-generic-complex="roman" style:font-pitch-complex="variable" style:font-size-complex="6pt"/>
    </style:style>
    <style:style style:name="T191" style:family="text">
      <style:text-properties fo:color="#004000" fo:font-family="'Tw Cen MT'" style:font-pitch="variable" fo:font-size="13pt" style:font-size-asian="13pt" style:font-family-complex="Calibri" style:font-family-generic-complex="roman" style:font-pitch-complex="variable" style:font-size-complex="13pt"/>
    </style:style>
    <style:style style:name="T192" style:family="text">
      <style:text-properties fo:color="#000000" fo:font-family="Consolas" style:font-pitch="fixed" fo:font-size="10pt" style:font-size-asian="10pt" style:font-family-complex="Calibri" style:font-family-generic-complex="roman" style:font-pitch-complex="variable" style:font-size-complex="10pt"/>
    </style:style>
    <style:style style:name="T193" style:family="text">
      <style:text-properties fo:color="#000000" fo:font-family="Calibri" style:font-pitch="variable" fo:font-size="12pt" style:font-size-asian="12pt" style:font-family-complex="Calibri" style:font-family-generic-complex="roman" style:font-pitch-complex="variable" style:font-size-complex="12pt"/>
    </style:style>
    <style:style style:name="T194" style:family="text">
      <style:text-properties fo:color="#000000" fo:font-family="'Bembo Std'" style:font-pitch="variable" fo:font-size="10pt" style:font-size-asian="10pt" style:font-family-complex="Calibri" style:font-family-generic-complex="roman" style:font-pitch-complex="variable" style:font-size-complex="10pt"/>
    </style:style>
    <style:style style:name="T195" style:family="text">
      <style:text-properties fo:color="#000000" fo:font-family="'Tw Cen MT'" style:font-pitch="variable" fo:font-size="13pt" style:font-size-asian="13pt" style:font-family-complex="Calibri" style:font-family-generic-complex="roman" style:font-pitch-complex="variable" style:font-size-complex="13pt"/>
    </style:style>
    <style:style style:name="T196" style:family="text">
      <style:text-properties fo:color="#000000" fo:font-family="'Tw Cen MT'" style:font-pitch="variable" fo:font-size="12pt" style:font-size-asian="12pt" style:font-family-complex="Calibri" style:font-family-generic-complex="roman" style:font-pitch-complex="variable" style:font-size-complex="12pt"/>
    </style:style>
    <style:style style:name="T197" style:family="text">
      <style:text-properties fo:color="#000000" fo:font-family="'Bembo Std'" style:font-pitch="variable" fo:font-size="12pt" style:font-size-asian="12pt" style:font-family-complex="Calibri" style:font-family-generic-complex="roman" style:font-pitch-complex="variable" style:font-size-complex="12pt"/>
    </style:style>
    <style:style style:name="T198" style:family="text">
      <style:text-properties fo:color="#004000" fo:font-family="'Tw Cen MT'" style:font-pitch="variable" fo:font-size="12pt" fo:language="en" fo:country="US" style:font-size-asian="12pt" style:language-asian="zh" style:country-asian="CN" style:font-family-complex="Calibri" style:font-family-generic-complex="roman" style:font-pitch-complex="variable" style:font-size-complex="12pt"/>
    </style:style>
    <style:style style:name="T199" style:family="text">
      <style:text-properties fo:color="#000000" fo:font-family="'URW Bookman L'" style:font-pitch="variable" fo:font-size="11pt" style:font-size-asian="11pt" style:font-family-complex="Calibri" style:font-family-generic-complex="roman" style:font-pitch-complex="variable" style:font-size-complex="11pt"/>
    </style:style>
    <style:style style:name="T200" style:family="text">
      <style:text-properties fo:color="#004000" fo:font-family="'URW Bookman L'" style:font-pitch="variable" fo:font-size="11pt" fo:language="en" fo:country="US" style:font-size-asian="11pt" style:language-asian="zh" style:country-asian="CN" style:font-family-complex="Calibri" style:font-family-generic-complex="roman" style:font-pitch-complex="variable" style:font-size-complex="11pt"/>
    </style:style>
    <style:style style:name="T201" style:family="text">
      <style:text-properties fo:color="#000000" fo:font-family="'URW Bookman L'" style:font-pitch="variable" fo:font-size="11pt" fo:language="en" fo:country="US" fo:font-style="normal" fo:font-weight="normal" style:font-size-asian="11pt" style:font-weight-asian="normal" style:font-family-complex="Calibri" style:font-family-generic-complex="roman" style:font-pitch-complex="variable" style:font-size-complex="11pt" style:font-weight-complex="normal"/>
    </style:style>
    <style:style style:name="T202" style:family="text">
      <style:text-properties fo:color="#004000" fo:font-family="'Tw Cen MT'" style:font-pitch="variable" fo:font-size="13pt" fo:language="en" fo:country="US" style:font-size-asian="13pt" style:language-asian="zh" style:country-asian="CN" style:font-family-complex="Calibri" style:font-family-generic-complex="roman" style:font-pitch-complex="variable" style:font-size-complex="13pt"/>
    </style:style>
    <style:style style:name="T203" style:family="text">
      <style:text-properties fo:color="#004000" fo:font-family="'Tw Cen MT'" style:font-pitch="variable" fo:font-size="6pt" fo:language="en" fo:country="US" style:font-size-asian="6pt" style:language-asian="zh" style:country-asian="CN" style:font-family-complex="Calibri" style:font-family-generic-complex="roman" style:font-pitch-complex="variable" style:font-size-complex="6pt"/>
    </style:style>
    <style:style style:name="T204" style:family="text">
      <style:text-properties fo:color="#00000a" fo:font-family="'Tw Cen MT'" style:font-pitch="variable" fo:font-size="13pt" style:font-size-asian="13pt" style:font-family-complex="Calibri" style:font-family-generic-complex="roman" style:font-pitch-complex="variable" style:font-size-complex="13pt"/>
    </style:style>
    <style:style style:name="T205" style:family="text">
      <style:text-properties fo:color="#00000a" fo:font-family="'Tw Cen MT'" style:font-pitch="variable" fo:font-size="6pt" fo:language="en" fo:country="US" style:font-size-asian="6pt" style:language-asian="zh" style:country-asian="CN" style:font-family-complex="Calibri" style:font-family-generic-complex="roman" style:font-pitch-complex="variable" style:font-size-complex="6pt"/>
    </style:style>
    <style:style style:name="T206" style:family="text">
      <style:text-properties fo:color="#00000a" fo:font-family="Consolas" style:font-pitch="fixed" fo:font-size="10pt" fo:language="en" fo:country="US" style:font-size-asian="10pt" style:language-asian="zh" style:country-asian="CN" style:font-family-complex="Calibri" style:font-family-generic-complex="roman" style:font-pitch-complex="variable" style:font-size-complex="10pt"/>
    </style:style>
    <style:style style:name="T207" style:family="text">
      <style:text-properties fo:color="#00000a" fo:font-family="'URW Bookman L'" style:font-pitch="variable" fo:font-size="11pt" style:font-size-asian="11pt" style:font-family-complex="Calibri" style:font-family-generic-complex="roman" style:font-pitch-complex="variable" style:font-size-complex="11pt"/>
    </style:style>
    <style:style style:name="T208" style:family="text">
      <style:text-properties fo:color="#00000a" fo:font-family="'URW Bookman L'" style:font-pitch="variable" fo:font-size="11pt" fo:language="en" fo:country="US" fo:font-style="normal" fo:font-weight="normal" style:font-size-asian="11pt" style:font-size-complex="11pt"/>
    </style:style>
    <style:style style:name="T209" style:family="text">
      <style:text-properties fo:font-family="'URW Bookman L'" style:font-pitch="variable" fo:font-size="11pt" style:font-size-asian="11pt" style:font-size-complex="11pt"/>
    </style:style>
    <style:style style:name="T210" style:family="text">
      <style:text-properties fo:color="#004000" fo:font-family="'Bembo Std'" style:font-pitch="variable" fo:font-size="13pt" fo:language="en" fo:country="US" fo:font-style="normal" fo:font-weight="normal" style:font-size-asian="13pt" style:language-asian="zh" style:country-asian="CN" style:font-weight-asian="normal" style:font-family-complex="Calibri" style:font-family-generic-complex="roman" style:font-pitch-complex="variable" style:font-size-complex="13pt" style:font-weight-complex="normal"/>
    </style:style>
    <style:style style:name="T211" style:family="text">
      <style:text-properties fo:color="#00000a" fo:font-family="'Bembo Std'" style:font-pitch="variable" fo:font-size="6pt" style:font-size-asian="6pt" style:font-family-complex="Calibri" style:font-family-generic-complex="roman" style:font-pitch-complex="variable" style:font-size-complex="6pt"/>
    </style:style>
    <style:style style:name="T212" style:family="text">
      <style:text-properties fo:color="#004000" fo:font-family="'Tw Cen MT'" style:font-pitch="variable" fo:font-size="13pt" fo:language="en" fo:country="US" fo:font-style="normal" fo:font-weight="normal" style:font-size-asian="13pt" style:language-asian="zh" style:country-asian="CN" style:font-weight-asian="normal" style:font-family-complex="Calibri" style:font-family-generic-complex="roman" style:font-pitch-complex="variable" style:font-size-complex="13pt" style:font-weight-complex="normal"/>
    </style:style>
    <style:style style:name="T213" style:family="text">
      <style:text-properties fo:color="#666666" fo:font-family="'Tw Cen MT'" style:font-pitch="variable" fo:font-size="6pt" fo:language="en" fo:country="US" fo:font-style="normal" fo:font-weight="normal" style:font-size-asian="6pt" style:font-size-complex="6pt"/>
    </style:style>
    <style:style style:name="T214" style:family="text">
      <style:text-properties fo:font-family="'Tw Cen MT'" style:font-pitch="variable" fo:font-size="6pt" style:font-size-asian="6pt" style:font-size-complex="6pt"/>
    </style:style>
    <style:style style:name="T215" style:family="text">
      <style:text-properties fo:color="#004000" fo:font-family="'Bembo Std'" style:font-pitch="variable" fo:font-size="13pt" fo:language="en" fo:country="US" style:font-size-asian="13pt" style:language-asian="zh" style:country-asian="CN" style:font-family-complex="Calibri" style:font-family-generic-complex="roman" style:font-pitch-complex="variable" style:font-size-complex="13pt"/>
    </style:style>
    <style:style style:name="T216" style:family="text">
      <style:text-properties fo:color="#00000a" fo:font-family="'Tw Cen MT'" style:font-pitch="variable" fo:font-size="12pt" fo:language="en" fo:country="US" style:font-size-asian="12pt" style:language-asian="zh" style:country-asian="CN" style:font-family-complex="Calibri" style:font-family-generic-complex="roman" style:font-pitch-complex="variable" style:font-size-complex="12pt"/>
    </style:style>
    <style:style style:name="T217" style:family="text">
      <style:text-properties fo:color="#00000a" fo:font-family="'Bembo Std'" style:font-pitch="variable" fo:font-size="13pt" fo:language="en" fo:country="US" style:font-size-asian="13pt" style:language-asian="zh" style:country-asian="CN" style:font-family-complex="Calibri" style:font-family-generic-complex="roman" style:font-pitch-complex="variable" style:font-size-complex="13pt"/>
    </style:style>
    <style:style style:name="T218" style:family="text">
      <style:text-properties fo:color="#004000" fo:font-family="Calibri" style:font-pitch="variable" fo:font-size="12pt" fo:language="en" fo:country="US" style:font-size-asian="12pt" style:language-asian="zh" style:country-asian="CN" style:font-family-complex="Calibri" style:font-family-generic-complex="roman" style:font-pitch-complex="variable" style:font-size-complex="12pt"/>
    </style:style>
    <style:style style:name="T219" style:family="text">
      <style:text-properties fo:color="#000000" fo:font-family="'Tw Cen MT'" style:font-pitch="variable" fo:font-size="12pt" style:font-size-asian="12pt" style:font-size-complex="12pt"/>
    </style:style>
    <style:style style:name="T220" style:family="text">
      <style:text-properties fo:color="#00000a" fo:font-family="'Bembo Std'" style:font-pitch="variable" fo:font-size="12pt" style:font-size-asian="12pt" style:font-family-complex="Calibri" style:font-family-generic-complex="roman" style:font-pitch-complex="variable" style:font-size-complex="12pt"/>
    </style:style>
    <style:style style:name="T221" style:family="text">
      <style:text-properties fo:color="#666666" fo:font-family="'Bembo Std'" style:font-pitch="variable" fo:font-size="12pt" style:font-size-asian="12pt" style:font-family-complex="Calibri" style:font-family-generic-complex="roman" style:font-pitch-complex="variable" style:font-size-complex="12pt"/>
    </style:style>
    <style:style style:name="T222" style:family="text">
      <style:text-properties fo:font-family="'Bembo Std'" style:font-pitch="variable" fo:font-size="6pt" style:font-size-asian="6pt" style:font-size-complex="6pt"/>
    </style:style>
    <style:style style:name="T223" style:family="text">
      <style:text-properties fo:color="#000000" fo:font-family="'Bembo Std'" style:font-pitch="variable" fo:font-size="13pt" fo:language="en" fo:country="US" style:font-size-asian="13pt" style:language-asian="zh" style:country-asian="CN" style:font-family-complex="Calibri" style:font-family-generic-complex="roman" style:font-pitch-complex="variable" style:font-size-complex="13pt"/>
    </style:style>
    <style:style style:name="T224" style:family="text">
      <style:text-properties fo:color="#004000" fo:font-family="'Bembo Std'" style:font-pitch="variable" fo:font-size="12pt" fo:language="en" fo:country="US" style:font-size-asian="12pt" style:language-asian="zh" style:country-asian="CN" style:font-family-complex="Calibri" style:font-family-generic-complex="roman" style:font-pitch-complex="variable" style:font-size-complex="12pt"/>
    </style:style>
    <style:style style:name="T225" style:family="text">
      <style:text-properties fo:color="#00000a" fo:font-family="'Bembo Std'" style:font-pitch="variable" fo:font-size="10pt" style:font-size-asian="10pt" style:font-family-complex="Calibri" style:font-family-generic-complex="roman" style:font-pitch-complex="variable" style:font-size-complex="10pt"/>
    </style:style>
    <style:style style:name="T226" style:family="text">
      <style:text-properties fo:color="#00000a" fo:font-family="Calibri" style:font-pitch="variable" fo:font-size="12pt" style:font-size-asian="12pt" style:font-family-complex="Calibri" style:font-family-generic-complex="roman" style:font-pitch-complex="variable" style:font-size-complex="12pt"/>
    </style:style>
    <style:style style:name="T227" style:family="text">
      <style:text-properties fo:color="#00000a" fo:font-family="'Tw Cen MT'" style:font-pitch="variable" fo:font-size="13pt" fo:language="en" fo:country="US" style:font-size-asian="13pt" style:language-asian="zh" style:country-asian="CN" style:font-family-complex="Calibri" style:font-family-generic-complex="roman" style:font-pitch-complex="variable" style:font-size-complex="13pt"/>
    </style:style>
    <style:style style:name="T228" style:family="text">
      <style:text-properties fo:color="#000000" fo:font-family="'Bembo Std'" style:font-pitch="variable" fo:font-size="13pt" fo:language="en" fo:country="US" fo:font-style="normal" fo:font-weight="normal" style:font-size-asian="13pt" style:language-asian="zh" style:country-asian="CN" style:font-family-complex="Calibri" style:font-family-generic-complex="roman" style:font-pitch-complex="variable" style:font-size-complex="13pt"/>
    </style:style>
    <style:style style:name="T229" style:family="text">
      <style:text-properties fo:font-family="'Bembo Std'" style:font-pitch="variable" fo:font-size="11pt" style:font-size-asian="11pt" style:font-size-complex="11pt"/>
    </style:style>
    <style:style style:name="T230" style:family="text">
      <style:text-properties fo:color="#004000" fo:font-family="Calibri" style:font-pitch="variable" fo:font-size="12pt" style:font-size-asian="12pt" style:font-family-complex="Calibri" style:font-family-generic-complex="roman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8.32cm" svg:height="21.59cm" svg:x="1.635cm" svg:y="1.635cm">
          <draw:text-box>
            <text:p><text:span text:style-name="T1"/></text:p>
            <text:p><text:span text:style-name="T2"><text:s text:c="7"/></text:span><text:span text:style-name="T3">C Essentials</text:span></text:p>
            <text:p><text:span text:style-name="T4"><text:s text:c="22"/></text:span><text:span text:style-name="T5">C Essentials - Training Course</text:span></text:p>
            <text:p><text:span text:style-name="T1"/></text:p>
            <text:p><text:span text:style-name="T6"><text:s text:c="2"/>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7"><text:s text:c="33"/>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2" draw:text-style-name="P3" draw:layer="layout" svg:width="9.017cm" svg:height="9.736cm" svg:x="1.559cm" svg:y="3.007cm">
          <draw:text-box>
            <text:p><text:span text:style-name="T8">1. Introduction</text:span></text:p>
            <text:list text:style-name="L1">
              <text:list-item>
                <text:p text:style-name="P2"><text:span text:style-name="T9"><text:s/></text:span><text:span text:style-name="T9">Source File</text:span></text:p>
              </text:list-item>
              <text:list-item>
                <text:p text:style-name="P2"><text:span text:style-name="T9"><text:s/></text:span><text:span text:style-name="T9">Header File</text:span></text:p>
              </text:list-item>
              <text:list-item>
                <text:p text:style-name="P2"><text:span text:style-name="T9"><text:s/></text:span><text:span text:style-name="T9">Object File</text:span></text:p>
              </text:list-item>
              <text:list-item>
                <text:p text:style-name="P2"><text:span text:style-name="T9"><text:s/></text:span><text:span text:style-name="T9">Declaration and Definition</text:span></text:p>
              </text:list-item>
              <text:list-item>
                <text:p text:style-name="P2"><text:span text:style-name="T9"><text:s/></text:span><text:span text:style-name="T9">Preprocessing, Compiling, Linking, Loading and Running</text:span></text:p>
              </text:list-item>
              <text:list-item>
                <text:p text:style-name="P2"><text:span text:style-name="T9"><text:s/></text:span><text:span text:style-name="T9">Executable file format</text:span></text:p>
              </text:list-item>
              <text:list-item>
                <text:p text:style-name="P2"><text:span text:style-name="T9"><text:s/></text:span><text:span text:style-name="T9">Segments (.bss, .code, .data etc)</text:span></text:p>
              </text:list-item>
              <text:list-item>
                <text:p text:style-name="P2"><text:span text:style-name="T9"><text:s/></text:span><text:span text:style-name="T9">Creating static library</text:span></text:p>
              </text:list-item>
              <text:list-item>
                <text:p text:style-name="P2"><text:span text:style-name="T9"><text:s/></text:span><text:span text:style-name="T9">Creating dynamic library</text:span></text:p>
              </text:list-item>
              <text:list-item>
                <text:p text:style-name="P2"><text:span text:style-name="T9"><text:s/></text:span><text:span text:style-name="T9">Discussion on where c fits</text:span></text:p>
              </text:list-item>
            </text:list>
          </draw:text-box>
        </draw:frame>
        <draw:frame draw:style-name="gr3" draw:text-style-name="P3" draw:layer="layout" svg:width="9.017cm" svg:height="9.754cm" svg:x="10.695cm" svg:y="3.007cm">
          <draw:text-box>
            <text:p><text:span text:style-name="T10">2. Data type, operator and expression</text:span></text:p>
            <text:list text:style-name="L1">
              <text:list-item>
                <text:p><text:span text:style-name="T9"><text:s/></text:span><text:span text:style-name="T9">Data types and sizes</text:span></text:p>
                <text:p><text:span text:style-name="T11"><text:s text:c="3"/></text:span><text:span text:style-name="T9">- Integer</text:span></text:p>
                <text:p><text:span text:style-name="T11"><text:s text:c="3"/></text:span><text:span text:style-name="T9">- Floating point type <text:s text:c="8"/></text:span></text:p>
                <text:p><text:span text:style-name="T11"><text:s text:c="3"/></text:span><text:span text:style-name="T9">- <text:s/>Pointer</text:span></text:p>
                <text:p><text:span text:style-name="T11"><text:s text:c="2"/></text:span><text:span text:style-name="T9">- Array</text:span></text:p>
                <text:p><text:span text:style-name="T11"><text:s text:c="2"/></text:span><text:span text:style-name="T9">- Enum</text:span></text:p>
              </text:list-item>
              <text:list-item>
                <text:p><text:span text:style-name="T9"><text:s/></text:span><text:span text:style-name="T9">Constant</text:span></text:p>
              </text:list-item>
              <text:list-item>
                <text:p><text:span text:style-name="T9"><text:s/></text:span><text:span text:style-name="T9">Variable Declaration and Definition</text:span></text:p>
              </text:list-item>
              <text:list-item>
                <text:p><text:span text:style-name="T9"><text:s/></text:span><text:span text:style-name="T9">Operator</text:span></text:p>
                <text:p><text:span text:style-name="T11"><text:s text:c="2"/></text:span><text:span text:style-name="T9">- Assignment operator and expression</text:span></text:p>
                <text:p><text:span text:style-name="T11"><text:s text:c="2"/></text:span><text:span text:style-name="T9">- Arithmetic operator</text:span></text:p>
                <text:p><text:span text:style-name="T11"><text:s text:c="2"/></text:span><text:span text:style-name="T9">- Relational operator</text:span></text:p>
                <text:p><text:span text:style-name="T11"><text:s text:c="2"/></text:span><text:span text:style-name="T9">- Conditional operator</text:span></text:p>
              </text:list-item>
              <text:list-item>
                <text:p><text:span text:style-name="T9"><text:s/></text:span><text:span text:style-name="T9">Bit wise operator</text:span></text:p>
              </text:list-item>
              <text:list-item>
                <text:p><text:span text:style-name="T9"><text:s/></text:span><text:span text:style-name="T9">Type conversion</text:span></text:p>
              </text:list-item>
              <text:list-item>
                <text:p><text:span text:style-name="T9"><text:s/></text:span><text:span text:style-name="T9">Conditional expression</text:span></text:p>
              </text:list-item>
            </text:list>
          </draw:text-box>
        </draw:frame>
        <draw:frame draw:style-name="gr4" draw:text-style-name="P3" draw:layer="layout" svg:width="9.017cm" svg:height="4.723cm" svg:x="1.559cm" svg:y="15.61cm">
          <draw:text-box>
            <text:p><text:span text:style-name="T8">3. Array Pointers References</text:span></text:p>
            <text:list text:style-name="L1">
              <text:list-item>
                <text:p><text:span text:style-name="T12"><text:s/></text:span><text:span text:style-name="T9">Defining and initializing Array.</text:span></text:p>
              </text:list-item>
              <text:list-item>
                <text:p><text:span text:style-name="T12"><text:s/></text:span><text:span text:style-name="T9">Defining and initializing Pointers.</text:span></text:p>
              </text:list-item>
              <text:list-item>
                <text:p><text:span text:style-name="T12"><text:s/></text:span><text:span text:style-name="T9">Using pointers to access array elements.</text:span></text:p>
              </text:list-item>
              <text:list-item>
                <text:p><text:span text:style-name="T12"><text:s/></text:span><text:span text:style-name="T9">Pointers and const qualifiers.</text:span></text:p>
              </text:list-item>
              <text:list-item>
                <text:p><text:span text:style-name="T12"><text:s/></text:span><text:span text:style-name="T9">Dynamically allocated arrays.</text:span></text:p>
              </text:list-item>
              <text:list-item>
                <text:p><text:span text:style-name="T12"><text:s/></text:span><text:span text:style-name="T9">Multidimensional array argument to function</text:span></text:p>
              </text:list-item>
            </text:list>
          </draw:text-box>
        </draw:frame>
        <draw:line draw:style-name="gr5" draw:text-style-name="P4" draw:layer="layout" svg:x1="1cm" svg:y1="25.887cm" svg:x2="20.59cm" svg:y2="25.887cm">
          <text:p/>
        </draw:line>
        <draw:frame draw:style-name="gr6" draw:text-style-name="P5" draw:layer="layout" svg:width="18.085cm" svg:height="1.067cm" svg:x="1.627cm" svg:y="1.914cm">
          <draw:text-box>
            <text:p><text:span text:style-name="T13"/></text:p>
            <text:p><text:span text:style-name="T14">Day 1 Morning</text:span></text:p>
          </draw:text-box>
        </draw:frame>
        <draw:frame draw:style-name="gr6" draw:text-style-name="P5" draw:layer="layout" svg:width="9.017cm" svg:height="1.066cm" svg:x="1.559cm" svg:y="14.614cm">
          <draw:text-box>
            <text:p><text:span text:style-name="T13"/></text:p>
            <text:p><text:span text:style-name="T14">Day 1 Afternoon</text:span></text:p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7" draw:text-style-name="P3" draw:layer="layout" svg:width="9.017cm" svg:height="6.883cm" svg:x="1.559cm" svg:y="3.007cm">
          <draw:text-box>
            <text:p><text:span text:style-name="T8">4. Control Structure</text:span></text:p>
            <text:list text:style-name="L1">
              <text:list-item>
                <text:p><text:span text:style-name="T12"><text:s/></text:span><text:span text:style-name="T9">Statement and Block</text:span></text:p>
              </text:list-item>
              <text:list-item>
                <text:p><text:span text:style-name="T12"><text:s/></text:span><text:span text:style-name="T9">Statements</text:span></text:p>
                <text:p><text:span text:style-name="T11"><text:s text:c="2"/></text:span><text:span text:style-name="T9">- If</text:span></text:p>
                <text:p><text:span text:style-name="T11"><text:s text:c="2"/></text:span><text:span text:style-name="T9">- Switch</text:span></text:p>
                <text:p><text:span text:style-name="T11"><text:s text:c="2"/></text:span><text:span text:style-name="T9">- While</text:span></text:p>
                <text:p><text:span text:style-name="T11"><text:s text:c="2"/></text:span><text:span text:style-name="T9">- For</text:span></text:p>
                <text:p><text:span text:style-name="T11"><text:s text:c="2"/></text:span><text:span text:style-name="T9">- do while</text:span></text:p>
              </text:list-item>
              <text:list-item>
                <text:p><text:span text:style-name="T12"><text:s/></text:span><text:span text:style-name="T9">Break and Continue</text:span></text:p>
              </text:list-item>
              <text:list-item>
                <text:p><text:span text:style-name="T12"><text:s/></text:span><text:span text:style-name="T9">Goto and Labels</text:span></text:p>
              </text:list-item>
            </text:list>
          </draw:text-box>
        </draw:frame>
        <draw:frame draw:style-name="gr8" draw:text-style-name="P3" draw:layer="layout" svg:width="9.017cm" svg:height="6.644cm" svg:x="10.695cm" svg:y="3.007cm">
          <draw:text-box>
            <text:p><text:span text:style-name="T10">5. Complex Data Types</text:span></text:p>
            <text:list text:style-name="L1">
              <text:list-item>
                <text:p><text:span text:style-name="T12"><text:s text:c="2"/></text:span><text:span text:style-name="T9">struct</text:span></text:p>
                <text:p><text:span text:style-name="T11"><text:s text:c="2"/></text:span><text:span text:style-name="T9">- Structures and functions</text:span></text:p>
                <text:p><text:span text:style-name="T11"><text:s text:c="2"/></text:span><text:span text:style-name="T9">- Array of structure</text:span></text:p>
                <text:p><text:span text:style-name="T11"><text:s text:c="2"/></text:span><text:span text:style-name="T9">- Self referential structure</text:span></text:p>
                <text:p><text:span text:style-name="T11"><text:s text:c="2"/></text:span><text:span text:style-name="T9">- Typedef</text:span></text:p>
                <text:p><text:span text:style-name="T11"><text:s text:c="2"/></text:span><text:span text:style-name="T9">- Unions</text:span></text:p>
                <text:p><text:span text:style-name="T11"><text:s text:c="2"/></text:span><text:span text:style-name="T9">- Bit-fields</text:span></text:p>
              </text:list-item>
              <text:list-item>
                <text:p><text:span text:style-name="T12"><text:s/></text:span><text:span text:style-name="T12">A</text:span><text:span text:style-name="T9">rrays</text:span></text:p>
              </text:list-item>
              <text:list-item>
                <text:p><text:span text:style-name="T12"><text:s/></text:span><text:span text:style-name="T12">P</text:span><text:span text:style-name="T9">ointers</text:span></text:p>
              </text:list-item>
              <text:list-item>
                <text:p><text:span text:style-name="T12"><text:s/></text:span><text:span text:style-name="T12">A</text:span><text:span text:style-name="T9">mpersand operator(&amp;)</text:span></text:p>
              </text:list-item>
            </text:list>
          </draw:text-box>
        </draw:frame>
        <draw:frame draw:style-name="gr9" draw:text-style-name="P3" draw:layer="layout" svg:width="9.017cm" svg:height="6.96cm" svg:x="1.559cm" svg:y="15.602cm">
          <draw:text-box>
            <text:p><text:span text:style-name="T10">6. Function</text:span></text:p>
            <text:list text:style-name="L1">
              <text:list-item>
                <text:p><text:span text:style-name="T12"><text:s/></text:span><text:span text:style-name="T9">Scope rule</text:span></text:p>
              </text:list-item>
              <text:list-item>
                <text:p><text:span text:style-name="T12"><text:s/></text:span><text:span text:style-name="T9">Header rule</text:span></text:p>
              </text:list-item>
              <text:list-item>
                <text:p><text:span text:style-name="T12"><text:s/></text:span><text:span text:style-name="T9">Block structure</text:span></text:p>
              </text:list-item>
              <text:list-item>
                <text:p><text:span text:style-name="T12"><text:s/></text:span><text:span text:style-name="T9">Function declaration and Definition</text:span></text:p>
              </text:list-item>
              <text:list-item>
                <text:p><text:span text:style-name="T12"><text:s/></text:span><text:span text:style-name="T9">Value and reference Parameters</text:span></text:p>
              </text:list-item>
              <text:list-item>
                <text:p><text:span text:style-name="T12"><text:s/></text:span><text:span text:style-name="T9">Inline function</text:span></text:p>
              </text:list-item>
              <text:list-item>
                <text:p><text:span text:style-name="T12"><text:s/></text:span><text:span text:style-name="T9">Recursion</text:span></text:p>
              </text:list-item>
              <text:list-item>
                <text:p><text:span text:style-name="T12"><text:s/></text:span><text:span text:style-name="T9">Preprocessor</text:span></text:p>
                <text:p><text:span text:style-name="T11"><text:s/></text:span><text:span text:style-name="T9">- File inclusion</text:span></text:p>
                <text:p><text:span text:style-name="T11"><text:s text:c="2"/></text:span><text:span text:style-name="T9">- Macro</text:span></text:p>
                <text:p><text:span text:style-name="T11"><text:s text:c="2"/></text:span><text:span text:style-name="T9">- Conditional inclusion</text:span></text:p>
              </text:list-item>
            </text:list>
          </draw:text-box>
        </draw:frame>
        <draw:line draw:style-name="gr5" draw:text-style-name="P4" draw:layer="layout" svg:x1="1cm" svg:y1="25.887cm" svg:x2="20.59cm" svg:y2="25.887cm">
          <text:p/>
        </draw:line>
        <draw:frame draw:style-name="gr6" draw:text-style-name="P5" draw:layer="layout" svg:width="18.085cm" svg:height="1.067cm" svg:x="1.627cm" svg:y="1.914cm">
          <draw:text-box>
            <text:p><text:span text:style-name="T13"/></text:p>
            <text:p><text:span text:style-name="T14">Day 2 Morning</text:span></text:p>
          </draw:text-box>
        </draw:frame>
        <draw:frame draw:style-name="gr6" draw:text-style-name="P5" draw:layer="layout" svg:width="9.017cm" svg:height="1.067cm" svg:x="1.559cm" svg:y="14.605cm">
          <draw:text-box>
            <text:p><text:span text:style-name="T13"/></text:p>
            <text:p><text:span text:style-name="T14">Day 2 Afternoon</text:span></text:p>
          </draw:text-box>
        </draw:frame>
      </draw:page>
      <draw:page draw:name="page4" draw:style-name="dp1" draw:master-page-name="Default">
        <office:forms form:automatic-focus="false" form:apply-design-mode="false"/>
        <draw:frame draw:style-name="gr10" draw:text-style-name="P3" draw:layer="layout" svg:width="9.017cm" svg:height="4.978cm" svg:x="1.559cm" svg:y="3.007cm">
          <draw:text-box>
            <text:p><text:span text:style-name="T8">7. Input and Output</text:span></text:p>
            <text:list text:style-name="L1">
              <text:list-item>
                <text:p><text:span text:style-name="T11"><text:s/></text:span><text:span text:style-name="T11">Standard Input and Output</text:span></text:p>
              </text:list-item>
              <text:list-item>
                <text:p><text:span text:style-name="T11"><text:s/></text:span><text:span text:style-name="T11">Buffered i/o</text:span></text:p>
              </text:list-item>
              <text:list-item>
                <text:p><text:span text:style-name="T11"><text:s/></text:span><text:span text:style-name="T11">Variable length argument list</text:span></text:p>
              </text:list-item>
              <text:list-item>
                <text:p><text:span text:style-name="T11"><text:s/></text:span><text:span text:style-name="T11">File access</text:span></text:p>
              </text:list-item>
              <text:list-item>
                <text:p><text:span text:style-name="T11"><text:s/></text:span><text:span text:style-name="T11">Line input and output</text:span></text:p>
              </text:list-item>
              <text:list-item>
                <text:p><text:span text:style-name="T11"><text:s/></text:span><text:span text:style-name="T11">Error handling - stderr and exit</text:span></text:p>
              </text:list-item>
            </text:list>
          </draw:text-box>
        </draw:frame>
        <draw:frame draw:style-name="gr11" draw:text-style-name="P3" draw:layer="layout" svg:width="9.017cm" svg:height="4.805cm" svg:x="10.695cm" svg:y="3.007cm">
          <draw:text-box>
            <text:p><text:span text:style-name="T15">8. Storage class specifier</text:span></text:p>
            <text:list text:style-name="L1">
              <text:list-item>
                <text:p><text:span text:style-name="T11"><text:s/></text:span><text:span text:style-name="T11">Automatic</text:span></text:p>
              </text:list-item>
              <text:list-item>
                <text:p><text:span text:style-name="T11"><text:s/></text:span><text:span text:style-name="T11">Const</text:span></text:p>
              </text:list-item>
              <text:list-item>
                <text:p><text:span text:style-name="T11"><text:s/></text:span><text:span text:style-name="T11">Global</text:span></text:p>
              </text:list-item>
              <text:list-item>
                <text:p><text:span text:style-name="T11"><text:s/></text:span><text:span text:style-name="T11">Extern</text:span></text:p>
              </text:list-item>
              <text:list-item>
                <text:p><text:span text:style-name="T11"><text:s/></text:span><text:span text:style-name="T11">Register</text:span></text:p>
              </text:list-item>
              <text:list-item>
                <text:p><text:span text:style-name="T11"><text:s/></text:span><text:span text:style-name="T11">Static</text:span></text:p>
              </text:list-item>
              <text:list-item>
                <text:p><text:span text:style-name="T9"><text:s/></text:span><text:span text:style-name="T9">Volatile</text:span></text:p>
              </text:list-item>
            </text:list>
          </draw:text-box>
        </draw:frame>
        <draw:frame draw:style-name="gr12" draw:text-style-name="P3" draw:layer="layout" svg:width="9.017cm" svg:height="4.547cm" svg:x="1.559cm" svg:y="15.611cm">
          <draw:text-box>
            <text:p><text:span text:style-name="T10">9. Misc</text:span></text:p>
            <text:list text:style-name="L1">
              <text:list-item>
                <text:p><text:span text:style-name="T11"><text:s/></text:span><text:span text:style-name="T11">Debugging with gdb</text:span></text:p>
              </text:list-item>
              <text:list-item>
                <text:p><text:span text:style-name="T11"><text:s/></text:span><text:span text:style-name="T11">64 bit data i/o</text:span></text:p>
              </text:list-item>
            </text:list>
          </draw:text-box>
        </draw:frame>
        <draw:line draw:style-name="gr5" draw:text-style-name="P4" draw:layer="layout" svg:x1="1cm" svg:y1="25.887cm" svg:x2="20.59cm" svg:y2="25.887cm">
          <text:p/>
        </draw:line>
        <draw:frame draw:style-name="gr6" draw:text-style-name="P6" draw:layer="layout" svg:width="18.085cm" svg:height="1.067cm" svg:x="1.627cm" svg:y="1.914cm">
          <draw:text-box>
            <text:p><text:span text:style-name="T16"/></text:p>
            <text:p><text:span text:style-name="T14">Day 3 Morning</text:span></text:p>
          </draw:text-box>
        </draw:frame>
        <draw:frame draw:style-name="gr6" draw:text-style-name="P6" draw:layer="layout" svg:width="9.017cm" svg:height="1.067cm" svg:x="1.559cm" svg:y="14.614cm">
          <draw:text-box>
            <text:p><text:span text:style-name="T16"/></text:p>
            <text:p><text:span text:style-name="T14">Day 3 Afternoon</text:span></text:p>
          </draw:text-box>
        </draw:frame>
      </draw:page>
      <draw:page draw:name="page5" draw:style-name="dp1" draw:master-page-name="Default">
        <office:forms form:automatic-focus="false" form:apply-design-mode="false"/>
        <draw:frame draw:style-name="gr13" draw:text-style-name="P7" draw:layer="layout" svg:width="14.963cm" svg:height="9.557cm" svg:x="1.381cm" svg:y="1.916cm">
          <draw:text-box>
            <text:p><text:span text:style-name="T17">DISCLAIMER</text:span></text:p>
            <text:p><text:span text:style-name="T17"/></text:p>
            <text:p><text:span text:style-name="T17">This document is edited on Cent OS 5 using Open Office 3.1.1 Draw Package.</text:span></text:p>
            <text:p><text:span text:style-name="T17"/></text:p>
            <text:p><text:span text:style-name="T17">CentOS is freely download from centos.org/download</text:span></text:p>
            <text:p><text:span text:style-name="T17">Open Office 3.1.1 can be obtained through yum or through openoffice.org</text:span></text:p>
            <text:p><text:span text:style-name="T17"/></text:p>
            <text:p><text:span text:style-name="T17">Text of this document is written in Bembo Std Otf(13 pt) font.</text:span></text:p>
            <text:p><text:span text:style-name="T17"/></text:p>
            <text:p><text:span text:style-name="T17">Code parts are written in Consolas (10 pts) font.</text:span></text:p>
            <text:p><text:span text:style-name="T17"/></text:p>
            <text:p><text:span text:style-name="T17">This training material is provided through </text:span><text:span text:style-name="T18">Minh, Inc</text:span><text:span text:style-name="T17">, B'lore, India</text:span></text:p>
            <text:p><text:span text:style-name="T17">Document is available at minhinc.com/training/advance-c-slides.pdf</text:span></text:p>
            <text:p><text:span text:style-name="T17">For suggestion(s) or complaint(s) write to us at </text:span><text:span text:style-name="T17"><text:a xlink:href="mailto:training@minhinc.com">training@minhinc.com</text:a></text:span></text:p>
            <text:p><text:span text:style-name="T17"/></text:p>
            <text:p><text:span text:style-name="T17">Document modified on 12/2016</text:span></text:p>
            <text:p><text:span text:style-name="T17"/></text:p>
            <text:p><text:span text:style-name="T17">Document contains 71 pages.</text:span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6" draw:style-name="dp1" draw:master-page-name="Default">
        <office:forms form:automatic-focus="false" form:apply-design-mode="false"/>
        <draw:frame draw:style-name="gr14" draw:text-style-name="P8" draw:layer="layout" svg:width="18.676cm" svg:height="18.415cm" svg:x="1.381cm" svg:y="6.639cm">
          <draw:text-box>
            <text:p text:style-name="P2"><text:span text:style-name="T19"/></text:p>
            <text:p><text:span text:style-name="T20"><text:s text:c="2"/></text:span><text:span text:style-name="T21"><text:s text:c="11"/></text:span><text:span text:style-name="T22">Stages of Program Development</text:span><text:span text:style-name="T23"> <text:s/></text:span><text:span text:style-name="T22"><text:s text:c="2"/>|</text:span></text:p>
            <text:p><text:span text:style-name="T24"><text:s text:c="46"/></text:span><text:span text:style-name="T25">|</text:span></text:p>
            <text:p><text:span text:style-name="T24"><text:s text:c="46"/></text:span><text:span text:style-name="T25">v</text:span></text:p>
            <text:p><text:span text:style-name="T21"><text:s text:c="35"/></text:span><text:span text:style-name="T22">----------------------</text:span></text:p>
            <text:p><text:span text:style-name="T24"><text:s text:c="35"/></text:span><text:span text:style-name="T25">| Architecture design|</text:span></text:p>
            <text:p><text:span text:style-name="T24"><text:s text:c="35"/></text:span><text:span text:style-name="T25">----------------------</text:span></text:p>
            <text:p><text:span text:style-name="T21"><text:s text:c="46"/></text:span><text:span text:style-name="T22">|</text:span></text:p>
            <text:p><text:span text:style-name="T24"><text:s text:c="46"/></text:span><text:span text:style-name="T25">v</text:span></text:p>
            <text:p><text:span text:style-name="T24"><text:s text:c="35"/></text:span><text:span text:style-name="T25">----------------------</text:span></text:p>
            <text:p><text:span text:style-name="T24"><text:s text:c="12"/></text:span><text:span text:style-name="T25">----------------------&gt;| Detailed design <text:s text:c="3"/>|</text:span></text:p>
            <text:p><text:span text:style-name="T24"><text:s text:c="12"/></text:span><text:span text:style-name="T25">| <text:s text:c="21"/>----------------------</text:span></text:p>
            <text:p><text:span text:style-name="T24"><text:s text:c="12"/></text:span><text:span text:style-name="T25">| <text:s text:c="32"/>|</text:span></text:p>
            <text:p><text:span text:style-name="T24"><text:s text:c="4"/></text:span><text:span text:style-name="T25">------------------- <text:s text:c="22"/>v</text:span></text:p>
            <text:p><text:span text:style-name="T24"><text:s text:c="4"/></text:span><text:span text:style-name="T25">| <text:s/>Redefine design| <text:s text:c="12"/>---------------------</text:span></text:p>
            <text:p><text:span text:style-name="T24"><text:s text:c="4"/></text:span><text:span text:style-name="T25">------------------- <text:s text:c="5"/>------&gt;| Edit source files |</text:span></text:p>
            <text:p><text:span text:style-name="T24"><text:s text:c="12"/></text:span><text:span text:style-name="T25">^ <text:s text:c="15"/>| <text:s text:c="5"/>---------------------</text:span></text:p>
            <text:p><text:span text:style-name="T24"><text:s text:c="12"/></text:span><text:span text:style-name="T25">| <text:s text:c="15"/>| <text:s text:c="15"/>|</text:span></text:p>
            <text:p><text:span text:style-name="T24"><text:s text:c="12"/></text:span><text:span text:style-name="T25">| <text:s text:c="15"/>| <text:s text:c="15"/>v</text:span></text:p>
            <text:p><text:span text:style-name="T24"><text:s text:c="12"/></text:span><text:span text:style-name="T25">| <text:s text:c="15"/>| <text:s text:c="5"/>----------------------</text:span></text:p>
            <text:p><text:span text:style-name="T24"><text:s text:c="12"/></text:span><text:span text:style-name="T25">| <text:s text:c="15"/>| <text:s text:c="5"/>| Compile source file|</text:span></text:p>
            <text:p><text:span text:style-name="T24"><text:s text:c="12"/></text:span><text:span text:style-name="T25">| <text:s text:c="15"/>| <text:s text:c="5"/>----------------------</text:span></text:p>
            <text:p><text:span text:style-name="T24"><text:s text:c="12"/></text:span><text:span text:style-name="T25">| <text:s text:c="15"/>| <text:s text:c="15"/>|</text:span></text:p>
            <text:p><text:span text:style-name="T24"><text:s text:c="12"/></text:span><text:span text:style-name="T25">| <text:s text:c="15"/>| <text:s text:c="15"/>v</text:span></text:p>
            <text:p><text:span text:style-name="T24"><text:s text:c="12"/></text:span><text:span text:style-name="T25">| <text:s text:c="15"/>| <text:s text:c="6"/>--------------------</text:span></text:p>
            <text:p><text:span text:style-name="T24"><text:s text:c="12"/></text:span><text:span text:style-name="T25">| <text:s text:c="15"/>| <text:s text:c="6"/>| Link Object files|</text:span></text:p>
            <text:p><text:span text:style-name="T24"><text:s text:c="12"/></text:span><text:span text:style-name="T25">| <text:s text:c="15"/>| <text:s text:c="6"/>--------------------</text:span></text:p>
            <text:p><text:span text:style-name="T24"><text:s text:c="12"/></text:span><text:span text:style-name="T25">| <text:s text:c="15"/>| <text:s text:c="15"/>|</text:span></text:p>
            <text:p><text:span text:style-name="T24"><text:s text:c="12"/></text:span><text:span text:style-name="T25">| <text:s text:c="15"/>| <text:s text:c="15"/>v</text:span></text:p>
            <text:p><text:span text:style-name="T24"><text:s text:c="12"/></text:span><text:span text:style-name="T25">| <text:s text:c="15"/>| <text:s text:c="6"/>---------------------</text:span></text:p>
            <text:p><text:span text:style-name="T24"><text:s text:c="12"/></text:span><text:span text:style-name="T25">| <text:s text:c="15"/>| <text:s text:c="6"/>| Test and debug <text:s text:c="3"/>|</text:span></text:p>
            <text:p><text:span text:style-name="T24"><text:s text:c="12"/></text:span><text:span text:style-name="T25">| <text:s text:c="15"/>| <text:s text:c="6"/>| executable program|</text:span></text:p>
            <text:p><text:span text:style-name="T24"><text:s text:c="12"/></text:span><text:span text:style-name="T25">| <text:s text:c="15"/>| <text:s text:c="6"/>---------------------</text:span></text:p>
            <text:p><text:span text:style-name="T24"><text:s text:c="12"/></text:span><text:span text:style-name="T25">| <text:s text:c="15"/>| <text:s text:c="15"/>|</text:span></text:p>
            <text:p><text:span text:style-name="T24"><text:s text:c="12"/></text:span><text:span text:style-name="T25">+---------------------------------+</text:span></text:p>
            <text:p/>
            <text:p><text:span text:style-name="T26"/></text:p>
            <text:p><text:span text:style-name="T27">Function consists of header and body</text:span></text:p>
            <text:p><text:span text:style-name="T27"><text:s/></text:span><text:span text:style-name="T27">- Header contains preprocessor statements and class declarations (except </text:span></text:p>
            <text:p><text:span text:style-name="T27"><text:s text:c="5"/></text:span><text:span text:style-name="T27">template inclusion case where source is also included)</text:span></text:p>
            <text:p><text:span text:style-name="T27"><text:s/></text:span><text:span text:style-name="T27">- Body, enclosed in {brackets} contains statements, each terminated by </text:span></text:p>
            <text:p><text:span text:style-name="T27"><text:s text:c="5"/></text:span><text:span text:style-name="T27">semicolon</text:span></text:p>
            <text:p><text:span text:style-name="T27"/></text:p>
            <text:p><text:span text:style-name="T27">One function must be one called main()</text:span></text:p>
            <text:p><text:span text:style-name="T27"><text:s/></text:span><text:span text:style-name="T27">- C start up code calls main function as the entry point in the program.</text:span></text:p>
            <text:p><text:span text:style-name="T27"/></text:p>
            <text:p><text:span text:style-name="T27">Global variables are initialized prior the entry to main function.</text:span></text:p>
            <text:p><text:span text:style-name="T17"/></text:p>
            <text:p><text:span text:style-name="T27">Program execution starts in main, and progresses, statement by statement,</text:span></text:p>
            <text:p><text:span text:style-name="T27"><text:s/></text:span><text:span text:style-name="T27">until the last statement in main is completed</text:span></text:p>
            <text:p><text:span text:style-name="T17"/></text:p>
            <text:p><text:span text:style-name="T27">Definition of variable class and functions put in source file.</text:span></text:p>
          </draw:text-box>
        </draw:frame>
        <draw:frame draw:style-name="gr15" draw:text-style-name="P9" draw:layer="layout" svg:width="9.017cm" svg:height="3.98cm" svg:x="1.324cm" svg:y="1.917cm">
          <draw:text-box>
            <text:p text:style-name="P2"><text:span text:style-name="T28">Day 1</text:span></text:p>
            <text:p text:style-name="P2"><text:span text:style-name="T29">1. Introduction</text:span></text:p>
            <text:list text:style-name="L1">
              <text:list-item>
                <text:p text:style-name="P2"><text:span text:style-name="T30"><text:s/></text:span><text:span text:style-name="T30">Source File</text:span></text:p>
              </text:list-item>
              <text:list-item>
                <text:p text:style-name="P2"><text:span text:style-name="T31"><text:s/></text:span><text:span text:style-name="T31">Header File</text:span></text:p>
              </text:list-item>
              <text:list-item>
                <text:p text:style-name="P2"><text:span text:style-name="T31"><text:s/></text:span><text:span text:style-name="T31">Object File</text:span></text:p>
              </text:list-item>
              <text:list-item>
                <text:p text:style-name="P2"><text:span text:style-name="T31"><text:s/></text:span><text:span text:style-name="T31">Declaration and Definition</text:span></text:p>
              </text:list-item>
              <text:list-item>
                <text:p text:style-name="P2"><text:span text:style-name="T31"><text:s/></text:span><text:span text:style-name="T31">Pre-processing, Compiling, Linking, Loading and Running</text:span></text:p>
              </text:list-item>
              <text:list-item>
                <text:p text:style-name="P2"><text:span text:style-name="T31"><text:s/></text:span><text:span text:style-name="T31">Executable file format</text:span></text:p>
              </text:list-item>
              <text:list-item>
                <text:p text:style-name="P2"><text:span text:style-name="T31"><text:s/></text:span><text:span text:style-name="T31">Segments (.bss, .code, .data etc)</text:span></text:p>
              </text:list-item>
              <text:list-item>
                <text:p text:style-name="P2"><text:span text:style-name="T31"><text:s/></text:span><text:span text:style-name="T31">Creating static library</text:span></text:p>
              </text:list-item>
              <text:list-item>
                <text:p text:style-name="P2"><text:span text:style-name="T31"><text:s/></text:span><text:span text:style-name="T31">Creating dynamic library</text:span></text:p>
              </text:list-item>
              <text:list-item>
                <text:p text:style-name="P2"><text:span text:style-name="T31"><text:s/></text:span><text:span text:style-name="T31">Discussion on where c fits</text:span></text:p>
              </text:list-item>
            </text:list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7" draw:style-name="dp1" draw:master-page-name="Default">
        <office:forms form:automatic-focus="false" form:apply-design-mode="false"/>
        <draw:frame draw:style-name="gr16" draw:text-style-name="P10" draw:layer="layout" svg:width="18.32cm" svg:height="25.4cm" svg:x="1.381cm" svg:y="1.435cm">
          <draw:text-box>
            <text:p text:style-name="P2"><text:span text:style-name="T32">A source file contains definition of variable and functions.</text:span></text:p>
            <text:p text:style-name="P2"><text:span text:style-name="T32"/></text:p>
            <text:p text:style-name="P2"><text:span text:style-name="T32">&lt;&lt;source.c&gt;&gt;</text:span></text:p>
            <text:p text:style-name="P2"><text:span text:style-name="T33">extern int i; // declaration</text:span></text:p>
            <text:p text:style-name="P2"><text:span text:style-name="T33">int func(); // declaration</text:span></text:p>
            <text:p text:style-name="P2"><text:span text:style-name="T33">int i=10;//declaration and definition</text:span></text:p>
            <text:p text:style-name="P2"><text:span text:style-name="T33">int func(){//definition</text:span></text:p>
            <text:p text:style-name="P2"><text:span text:style-name="T33">}</text:span></text:p>
            <text:p text:style-name="P2"><text:span text:style-name="T32"/></text:p>
            <text:p text:style-name="P2"><text:span text:style-name="T33">Compiling one source file needs only declarations of the variable </text:span></text:p>
            <text:p text:style-name="P2"><text:span text:style-name="T33">and the function be visible. Definition is not required while </text:span></text:p>
            <text:p text:style-name="P2"><text:span text:style-name="T33">generating object file.</text:span></text:p>
            <text:p text:style-name="P2"><text:span text:style-name="T33"/></text:p>
            <text:p text:style-name="P2"><text:span text:style-name="T32">$ cat source.c</text:span></text:p>
            <text:p text:style-name="P2"><text:span text:style-name="T33">#include &lt;stdio.h&gt;</text:span></text:p>
            <text:p text:style-name="P2"><text:span text:style-name="T33"/></text:p>
            <text:p text:style-name="P2"><text:span text:style-name="T33">int func();</text:span></text:p>
            <text:p text:style-name="P2"><text:span text:style-name="T33">int main(){</text:span></text:p>
            <text:p text:style-name="P2"><text:span text:style-name="T33">func();</text:span></text:p>
            <text:p text:style-name="P2"><text:span text:style-name="T33">return 0;</text:span></text:p>
            <text:p text:style-name="P2"><text:span text:style-name="T33">}</text:span></text:p>
            <text:p text:style-name="P2"><text:span text:style-name="T32">$ g++ -c source.c -o source.o</text:span><text:span text:style-name="T33"> </text:span><text:span text:style-name="T32">&lt;-- compiling without definition</text:span></text:p>
            <text:p text:style-name="P2"><text:span text:style-name="T32">$ nm source.o</text:span><text:span text:style-name="T33"> </text:span></text:p>
            <text:p text:style-name="P2"><text:span text:style-name="T33"><text:s text:c="17"/></text:span><text:span text:style-name="T33">U _Z4funcv &lt;--- </text:span><text:span text:style-name="T32">U is undefined</text:span></text:p>
            <text:p text:style-name="P2"><text:span text:style-name="T33"><text:s text:c="17"/></text:span><text:span text:style-name="T33">U __gxx_personality_v0</text:span></text:p>
            <text:p text:style-name="P2"><text:span text:style-name="T33">0000000000000000 T main</text:span></text:p>
            <text:p text:style-name="P2"><text:span text:style-name="T33"/></text:p>
            <text:p text:style-name="P2"><text:span text:style-name="T32"/></text:p>
            <text:p text:style-name="P2"><text:span text:style-name="T32"/></text:p>
            <text:p text:style-name="P2"><text:span text:style-name="T32"/></text:p>
            <text:p text:style-name="P2"><text:span text:style-name="T32"/></text:p>
            <text:p text:style-name="P2"><text:span text:style-name="T32"/></text:p>
            <text:p text:style-name="P2"><text:span text:style-name="T32"/></text:p>
            <text:p text:style-name="P2"><text:span text:style-name="T32"/></text:p>
            <text:p text:style-name="P2"><text:span text:style-name="T32"/></text:p>
            <text:p text:style-name="P2"><text:span text:style-name="T32"/></text:p>
            <text:p text:style-name="P2"><text:span text:style-name="T32">Header contains constants, macros, system wide global variables, preprocessor</text:span></text:p>
            <text:p><text:span text:style-name="T32">statements and declarations.</text:span></text:p>
            <text:p><text:span text:style-name="T32"/></text:p>
            <text:p><text:span text:style-name="T32">Header file is included with #include</text:span></text:p>
            <text:p><text:span text:style-name="T32"/></text:p>
            <text:p><text:span text:style-name="T34">example.</text:span></text:p>
            <text:p><text:span text:style-name="T34">$ cat header.h</text:span></text:p>
            <text:p><text:span text:style-name="T35">#ifndef HEADER_H</text:span></text:p>
            <text:p><text:span text:style-name="T35">#define HEADER_H</text:span></text:p>
            <text:p><text:span text:style-name="T35">#include &lt;stdio.h&gt;</text:span></text:p>
            <text:p><text:span text:style-name="T35">const int i=10;</text:span></text:p>
            <text:p><text:span text:style-name="T35">extern int j;</text:span></text:p>
            <text:p><text:span text:style-name="T35">struct A{</text:span></text:p>
            <text:p><text:span text:style-name="T35">};</text:span></text:p>
            <text:p><text:span text:style-name="T35">void put_s(const char*);</text:span></text:p>
            <text:p><text:span text:style-name="T35">#endif</text:span></text:p>
            <text:p><text:span text:style-name="T35"/></text:p>
            <text:p><text:span text:style-name="T36"><text:s text:c="41"/></text:span></text:p>
          </draw:text-box>
        </draw:frame>
        <draw:frame draw:style-name="gr17" draw:text-style-name="P9" draw:layer="layout" svg:width="9.017cm" svg:height="3.531cm" svg:x="1.325cm" svg:y="14.119cm">
          <draw:text-box>
            <text:p text:style-name="P2"><text:span text:style-name="T29">1. Introduction</text:span></text:p>
            <text:list text:style-name="L1">
              <text:list-item>
                <text:p text:style-name="P2"><text:span text:style-name="T31"><text:s/></text:span><text:span text:style-name="T31">Source File</text:span></text:p>
              </text:list-item>
              <text:list-item>
                <text:p text:style-name="P2"><text:span text:style-name="T30"><text:s/></text:span><text:span text:style-name="T30">Header File</text:span></text:p>
              </text:list-item>
              <text:list-item>
                <text:p text:style-name="P2"><text:span text:style-name="T31"><text:s/></text:span><text:span text:style-name="T31">Object File</text:span></text:p>
              </text:list-item>
              <text:list-item>
                <text:p text:style-name="P2"><text:span text:style-name="T31"><text:s/></text:span><text:span text:style-name="T31">Declaration and Definition</text:span></text:p>
              </text:list-item>
              <text:list-item>
                <text:p text:style-name="P2"><text:span text:style-name="T31"><text:s/></text:span><text:span text:style-name="T31">Pre-processing, Compiling, Linking, Loading and Running</text:span></text:p>
              </text:list-item>
              <text:list-item>
                <text:p text:style-name="P2"><text:span text:style-name="T31"><text:s/></text:span><text:span text:style-name="T31">Executable file format</text:span></text:p>
              </text:list-item>
              <text:list-item>
                <text:p text:style-name="P2"><text:span text:style-name="T31"><text:s/></text:span><text:span text:style-name="T31">Segments (.bss, .code, .data etc)</text:span></text:p>
              </text:list-item>
              <text:list-item>
                <text:p text:style-name="P2"><text:span text:style-name="T31"><text:s/></text:span><text:span text:style-name="T31">Creating static library</text:span></text:p>
              </text:list-item>
              <text:list-item>
                <text:p text:style-name="P2"><text:span text:style-name="T31"><text:s/></text:span><text:span text:style-name="T31">Creating dynamic library</text:span></text:p>
              </text:list-item>
              <text:list-item>
                <text:p text:style-name="P2"><text:span text:style-name="T31"><text:s/></text:span><text:span text:style-name="T31">Discussion on where c fits</text:span></text:p>
              </text:list-item>
            </text:list>
          </draw:text-box>
        </draw:frame>
        <draw:line draw:style-name="gr5" draw:text-style-name="P4" draw:layer="layout" svg:x1="1cm" svg:y1="25.687cm" svg:x2="20.59cm" svg:y2="25.687cm">
          <text:p/>
        </draw:line>
      </draw:page>
      <draw:page draw:name="page8" draw:style-name="dp1" draw:master-page-name="Default">
        <office:forms form:automatic-focus="false" form:apply-design-mode="false"/>
        <draw:line draw:style-name="gr5" draw:text-style-name="P4" draw:layer="layout" svg:x1="1cm" svg:y1="25.887cm" svg:x2="20.59cm" svg:y2="25.887cm">
          <text:p/>
        </draw:line>
        <draw:frame draw:style-name="gr16" draw:text-style-name="P10" draw:layer="layout" svg:width="18.32cm" svg:height="25.4cm" svg:x="1.381cm" svg:y="1.435cm">
          <draw:text-box>
            <text:p><text:span text:style-name="T34">$cat source1.c</text:span></text:p>
            <text:p><text:span text:style-name="T35">#include "header.h"</text:span></text:p>
            <text:p><text:span text:style-name="T35">void put_s(const char *cp){</text:span></text:p>
            <text:p><text:span text:style-name="T35">printf("puts %s\n",cp);</text:span></text:p>
            <text:p><text:span text:style-name="T35">}</text:span></text:p>
            <text:p><text:span text:style-name="T35"/></text:p>
            <text:p><text:span text:style-name="T34">$cat source2.c</text:span></text:p>
            <text:p><text:span text:style-name="T35">#include "header.h"</text:span></text:p>
            <text:p><text:span text:style-name="T35">int j=15;</text:span></text:p>
            <text:p><text:span text:style-name="T35"/></text:p>
            <text:p><text:span text:style-name="T34">$cat main.c</text:span></text:p>
            <text:p><text:span text:style-name="T35">#include "header.h"</text:span></text:p>
            <text:p><text:span text:style-name="T35">int main(int argc, char *argv[]){</text:span></text:p>
            <text:p><text:span text:style-name="T35">puts("hello world");</text:span></text:p>
            <text:p><text:span text:style-name="T35">printf("j %d\n",j);</text:span></text:p>
            <text:p><text:span text:style-name="T35">return 0;</text:span></text:p>
            <text:p><text:span text:style-name="T35">}</text:span></text:p>
            <text:p><text:span text:style-name="T35"/></text:p>
            <text:p><text:span text:style-name="T34">$ g++ source1.c source2.c main.c -o headersource</text:span></text:p>
            <text:p><text:span text:style-name="T34">$ ./headersource </text:span></text:p>
            <text:p><text:span text:style-name="T35">hello world</text:span></text:p>
            <text:p><text:span text:style-name="T35">j 15</text:span><text:span text:style-name="T36"> <text:s text:c="3"/></text:span></text:p>
            <text:p text:style-name="P2"><text:span text:style-name="T32"/></text:p>
            <text:p text:style-name="P2"><text:span text:style-name="T32"/></text:p>
            <text:p text:style-name="P2"><text:span text:style-name="T32"/></text:p>
            <text:p text:style-name="P2"><text:span text:style-name="T32"/></text:p>
            <text:p text:style-name="P2"><text:span text:style-name="T32"/></text:p>
            <text:p text:style-name="P2"><text:span text:style-name="T32"/></text:p>
            <text:p text:style-name="P2"><text:span text:style-name="T32"/></text:p>
            <text:p text:style-name="P2"><text:span text:style-name="T32"/></text:p>
            <text:p text:style-name="P2"><text:span text:style-name="T32"/></text:p>
            <text:p text:style-name="P2"><text:span text:style-name="T32"/></text:p>
            <text:p text:style-name="P2"><text:span text:style-name="T27">A file that contains compiled code is known as an object file. Compiler creates</text:span></text:p>
            <text:p><text:span text:style-name="T27">object file which is binary file. <text:s/>It is of three types</text:span></text:p>
            <text:p><text:span text:style-name="T27"/></text:p>
            <text:p><text:span text:style-name="T27">a) Relocatable file</text:span></text:p>
            <text:p><text:span text:style-name="T27">This type of object file contains data and code that can be linked together</text:span></text:p>
            <text:p><text:span text:style-name="T27">with other relocatable files to produce an executable binary or a shared</text:span></text:p>
            <text:p><text:span text:style-name="T27">object file. It is similar as the .o file produced when we compile a code</text:span></text:p>
            <text:p><text:span text:style-name="T27">the following way :</text:span></text:p>
            <text:p><text:span text:style-name="T27"/></text:p>
            <text:p><text:span text:style-name="T27"/></text:p>
            <text:p><text:span text:style-name="T37"><text:s text:c="15"/></text:span><text:span text:style-name="T36"><text:s text:c="65"/></text:span></text:p>
          </draw:text-box>
        </draw:frame>
        <draw:frame draw:style-name="gr18" draw:text-style-name="P9" draw:layer="layout" svg:width="9.017cm" svg:height="3.531cm" svg:x="1.325cm" svg:y="12.219cm">
          <draw:text-box>
            <text:p text:style-name="P2"><text:span text:style-name="T29">1. Introduction</text:span></text:p>
            <text:list text:style-name="L1">
              <text:list-item>
                <text:p text:style-name="P2"><text:span text:style-name="T31"><text:s/></text:span><text:span text:style-name="T31">Source File</text:span></text:p>
              </text:list-item>
              <text:list-item>
                <text:p text:style-name="P2"><text:span text:style-name="T31"><text:s/></text:span><text:span text:style-name="T31">Header File</text:span></text:p>
              </text:list-item>
              <text:list-item>
                <text:p text:style-name="P2"><text:span text:style-name="T30"><text:s/></text:span><text:span text:style-name="T30">Object File</text:span></text:p>
              </text:list-item>
              <text:list-item>
                <text:p text:style-name="P2"><text:span text:style-name="T31"><text:s/></text:span><text:span text:style-name="T31">Declaration and Definition</text:span></text:p>
              </text:list-item>
              <text:list-item>
                <text:p text:style-name="P2"><text:span text:style-name="T31"><text:s/></text:span><text:span text:style-name="T31">Pre-processing, Compiling, Linking, Loading and Running</text:span></text:p>
              </text:list-item>
              <text:list-item>
                <text:p text:style-name="P2"><text:span text:style-name="T31"><text:s/></text:span><text:span text:style-name="T31">Executable file format</text:span></text:p>
              </text:list-item>
              <text:list-item>
                <text:p text:style-name="P2"><text:span text:style-name="T31"><text:s/></text:span><text:span text:style-name="T31">Segments (.bss, .code, .data etc)</text:span></text:p>
              </text:list-item>
              <text:list-item>
                <text:p text:style-name="P2"><text:span text:style-name="T31"><text:s/></text:span><text:span text:style-name="T31">Creating static library</text:span></text:p>
              </text:list-item>
              <text:list-item>
                <text:p text:style-name="P2"><text:span text:style-name="T31"><text:s/></text:span><text:span text:style-name="T31">Creating dynamic library</text:span></text:p>
              </text:list-item>
              <text:list-item>
                <text:p text:style-name="P2"><text:span text:style-name="T31"><text:s/></text:span><text:span text:style-name="T31">Discussion on where c fits</text:span></text:p>
              </text:list-item>
            </text:list>
          </draw:text-box>
        </draw:frame>
      </draw:page>
      <draw:page draw:name="page9" draw:style-name="dp1" draw:master-page-name="Default">
        <office:forms form:automatic-focus="false" form:apply-design-mode="false"/>
        <draw:frame draw:style-name="gr19" draw:text-style-name="P11" draw:layer="layout" svg:width="18.32cm" svg:height="23.71cm" svg:x="1.381cm" svg:y="1.914cm">
          <draw:text-box>
            <text:p><text:span text:style-name="T27">$gcc -Wall -c test.c -o test.o</text:span></text:p>
            <text:p><text:span text:style-name="T27">So the test.o produced after the operation above would be a relocatable file.</text:span></text:p>
            <text:p><text:span text:style-name="T27"/></text:p>
            <text:p><text:span text:style-name="T27">$ nm mathoperation.o</text:span></text:p>
            <text:p><text:span text:style-name="T38"/></text:p>
            <text:p><text:span text:style-name="T38">0000000000000000 T add</text:span></text:p>
            <text:p><text:span text:style-name="T38">0000000000000027 T div</text:span></text:p>
            <text:p><text:span text:style-name="T38"><text:s text:c="17"/></text:span><text:span text:style-name="T38">U fixit &lt;-- Undefined</text:span></text:p>
            <text:p><text:span text:style-name="T38">0000000000000014 T mul</text:span></text:p>
            <text:p><text:span text:style-name="T39"/></text:p>
            <text:p><text:span text:style-name="T27">$ objdump -x mathoperation.o</text:span></text:p>
            <text:p><text:span text:style-name="T38"/></text:p>
            <text:p><text:span text:style-name="T38">mathoperation.o: <text:s text:c="4"/>file format elf64-x86-64</text:span></text:p>
            <text:p><text:span text:style-name="T38">mathoperation.o</text:span></text:p>
            <text:p><text:span text:style-name="T38">architecture: i386:x86-64, flags 0x00000011:</text:span></text:p>
            <text:p><text:span text:style-name="T38">HAS_RELOC, HAS_SYMS</text:span></text:p>
            <text:p><text:span text:style-name="T38">start address 0x0000000000000000</text:span></text:p>
            <text:p><text:span text:style-name="T38"/></text:p>
            <text:p><text:span text:style-name="T38">Sections:</text:span></text:p>
            <text:p><text:span text:style-name="T38">Idx Name <text:s text:c="9"/>Size <text:s text:c="5"/>VMA <text:s text:c="14"/>LMA <text:s text:c="14"/>File off <text:s/>Algn</text:span></text:p>
            <text:p><text:span text:style-name="T38"><text:s text:c="2"/></text:span><text:span text:style-name="T38">0 .text <text:s text:c="8"/>0000005a <text:s/>0000000000000000 <text:s/>0000000000000000 <text:s/>00000040 <text:s/>2**2</text:span></text:p>
            <text:p><text:span text:style-name="T38"><text:s text:c="18"/></text:span><text:span text:style-name="T38">CONTENTS, ALLOC, LOAD, RELOC, READONLY, CODE</text:span></text:p>
            <text:p><text:span text:style-name="T38"><text:s text:c="2"/></text:span><text:span text:style-name="T38">1 .data <text:s text:c="8"/>00000000 <text:s/>0000000000000000 <text:s/>0000000000000000 <text:s/>0000009c <text:s/>2**2</text:span></text:p>
            <text:p><text:span text:style-name="T38"><text:s text:c="18"/></text:span><text:span text:style-name="T38">CONTENTS, ALLOC, LOAD, DATA</text:span></text:p>
            <text:p><text:span text:style-name="T38"><text:s text:c="2"/></text:span><text:span text:style-name="T38">2 .bss <text:s text:c="9"/>00000000 <text:s/>0000000000000000 <text:s/>0000000000000000 <text:s/>0000009c <text:s/>2**2</text:span></text:p>
            <text:p><text:span text:style-name="T38"><text:s text:c="18"/></text:span><text:span text:style-name="T38">ALLOC</text:span></text:p>
            <text:p><text:span text:style-name="T38"><text:s text:c="2"/></text:span><text:span text:style-name="T38">3 .comment <text:s text:c="5"/>0000002e <text:s/>0000000000000000 <text:s/>0000000000000000 <text:s/>0000009c <text:s/>2**0</text:span></text:p>
            <text:p><text:span text:style-name="T38"><text:s text:c="18"/></text:span><text:span text:style-name="T38">CONTENTS, READONLY</text:span></text:p>
            <text:p><text:span text:style-name="T38"><text:s text:c="2"/></text:span><text:span text:style-name="T38">4 .note.GNU-stack 00000000 <text:s/>0000000000000000 <text:s/>0000000000000000 <text:s/>000000ca <text:s/>2**0</text:span></text:p>
            <text:p><text:span text:style-name="T38"><text:s text:c="18"/></text:span><text:span text:style-name="T38">CONTENTS, READONLY</text:span></text:p>
            <text:p><text:span text:style-name="T38"><text:s text:c="2"/></text:span><text:span text:style-name="T38">5 .eh_frame <text:s text:c="4"/>00000078 <text:s/>0000000000000000 <text:s/>0000000000000000 <text:s/>000000d0 <text:s/>2**3</text:span></text:p>
            <text:p><text:span text:style-name="T38"><text:s text:c="18"/></text:span><text:span text:style-name="T38">CONTENTS, ALLOC, LOAD, RELOC, READONLY, DATA</text:span></text:p>
            <text:p><text:span text:style-name="T38">SYMBOL TABLE:</text:span></text:p>
            <text:p><text:span text:style-name="T38">0000000000000000 l <text:s text:c="3"/>df *ABS*</text:span><text:span text:style-name="T38"><text:tab/></text:span><text:span text:style-name="T38">0000000000000000 mathoperation.c</text:span></text:p>
            <text:p><text:span text:style-name="T38">0000000000000000 l <text:s text:c="3"/>d <text:s/>.text</text:span><text:span text:style-name="T38"><text:tab/></text:span><text:span text:style-name="T38">0000000000000000 .text</text:span></text:p>
            <text:p><text:span text:style-name="T38">0000000000000000 l <text:s text:c="3"/>d <text:s/>.data</text:span><text:span text:style-name="T38"><text:tab/></text:span><text:span text:style-name="T38">0000000000000000 .data</text:span></text:p>
            <text:p><text:span text:style-name="T38">0000000000000000 l <text:s text:c="3"/>d <text:s/>.bss</text:span><text:span text:style-name="T38"><text:tab/></text:span><text:span text:style-name="T38">0000000000000000 .bss</text:span></text:p>
            <text:p><text:span text:style-name="T38">0000000000000000 l <text:s text:c="3"/>d <text:s/>.note.GNU-stack</text:span><text:span text:style-name="T38"><text:tab/></text:span><text:span text:style-name="T38">0000000000000000 .note.GNU-stack</text:span></text:p>
            <text:p><text:span text:style-name="T38">0000000000000000 l <text:s text:c="3"/>d <text:s/>.eh_frame</text:span><text:span text:style-name="T38"><text:tab/></text:span><text:span text:style-name="T38">0000000000000000 .eh_frame</text:span></text:p>
            <text:p><text:span text:style-name="T38">0000000000000000 l <text:s text:c="3"/>d <text:s/>.comment</text:span><text:span text:style-name="T38"><text:tab/></text:span><text:span text:style-name="T38">0000000000000000 .comment</text:span></text:p>
            <text:p><text:span text:style-name="T38">0000000000000000 g <text:s text:c="4"/>F .text</text:span><text:span text:style-name="T38"><text:tab/></text:span><text:span text:style-name="T38">0000000000000014 add</text:span></text:p>
            <text:p><text:span text:style-name="T38">0000000000000014 g <text:s text:c="4"/>F .text</text:span><text:span text:style-name="T38"><text:tab/></text:span><text:span text:style-name="T38">0000000000000013 mul</text:span></text:p>
            <text:p><text:span text:style-name="T38">0000000000000027 g <text:s text:c="4"/>F .text</text:span><text:span text:style-name="T38"><text:tab/></text:span><text:span text:style-name="T38">0000000000000033 div</text:span></text:p>
            <text:p><text:span text:style-name="T38">0000000000000000 <text:s text:c="8"/>*UND*</text:span><text:span text:style-name="T38"><text:tab/></text:span><text:span text:style-name="T38">0000000000000000 fixit</text:span></text:p>
            <text:p><text:span text:style-name="T38"/></text:p>
            <text:p><text:span text:style-name="T38">RELOCATION RECORDS FOR [.text]:</text:span></text:p>
            <text:p><text:span text:style-name="T38">OFFSET <text:s text:c="10"/>TYPE <text:s text:c="13"/>VALUE </text:span></text:p>
            <text:p><text:span text:style-name="T38">000000000000004d R_X86_64_PC32 <text:s text:c="4"/>fixit-0x0000000000000004</text:span></text:p>
            <text:p><text:span text:style-name="T38"/></text:p>
            <text:p><text:span text:style-name="T38">RELOCATION RECORDS FOR [.eh_frame]:</text:span></text:p>
            <text:p><text:span text:style-name="T38">OFFSET <text:s text:c="10"/>TYPE <text:s text:c="13"/>VALUE </text:span></text:p>
            <text:p><text:span text:style-name="T38">0000000000000020 R_X86_64_PC32 <text:s text:c="4"/>.text</text:span></text:p>
            <text:p><text:span text:style-name="T38">0000000000000040 R_X86_64_PC32 <text:s text:c="4"/>.text+0x0000000000000014</text:span></text:p>
            <text:p><text:span text:style-name="T38">0000000000000060 R_X86_64_PC32 <text:s text:c="4"/>.text+0x0000000000000027</text:span></text:p>
            <text:p><text:span text:style-name="T38"/></text:p>
            <text:p><text:span text:style-name="T38"/></text:p>
            <text:p><text:span text:style-name="T40"/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10" draw:style-name="dp1" draw:master-page-name="Default">
        <office:forms form:automatic-focus="false" form:apply-design-mode="false"/>
        <draw:frame draw:style-name="gr1" draw:text-style-name="P12" draw:layer="layout" svg:width="18.32cm" svg:height="21.59cm" svg:x="1.381cm" svg:y="1.914cm">
          <draw:text-box>
            <text:p><text:span text:style-name="T27">$ cat mathoperation.c</text:span></text:p>
            <text:p><text:span text:style-name="T40"/></text:p>
            <text:p><text:span text:style-name="T40">void fixit(int,int);</text:span></text:p>
            <text:p><text:span text:style-name="T40">int add(int a,int b){</text:span></text:p>
            <text:p><text:span text:style-name="T40">return a+b;</text:span></text:p>
            <text:p><text:span text:style-name="T40">}</text:span></text:p>
            <text:p><text:span text:style-name="T40">int mul(int a,int b){</text:span></text:p>
            <text:p><text:span text:style-name="T40">return a*b;</text:span></text:p>
            <text:p><text:span text:style-name="T40">}</text:span></text:p>
            <text:p><text:span text:style-name="T40">int div(int a,int b){</text:span></text:p>
            <text:p><text:span text:style-name="T40">if (b=0)fixit(a,b);</text:span></text:p>
            <text:p><text:span text:style-name="T40">return a/b;</text:span></text:p>
            <text:p><text:span text:style-name="T40">}</text:span></text:p>
            <text:p><text:span text:style-name="T40"/></text:p>
            <text:p><text:span text:style-name="T27">b) Shared object file</text:span></text:p>
            <text:p><text:span text:style-name="T27">This type of object file is used by the dynamic linker to combine it with</text:span></text:p>
            <text:p><text:span text:style-name="T27">the executable and/or other shared object. It is similar as the .so file</text:span></text:p>
            <text:p><text:span text:style-name="T27">produced when the code is compiled with the -fPIC (position independent </text:span></text:p>
            <text:p><text:span text:style-name="T27">code) flag in the following way :</text:span></text:p>
            <text:p><text:span text:style-name="T27"/></text:p>
            <text:p><text:span text:style-name="T27">$gcc -c -Wall -Werror -fPIC shared.c -o shared.o</text:span></text:p>
            <text:p><text:span text:style-name="T27">$gcc -shared -o libshared.so shared.o</text:span></text:p>
            <text:p><text:span text:style-name="T27"><text:s/></text:span></text:p>
            <text:p><text:span text:style-name="T27">A shared object file libshared.so is produced as output.</text:span></text:p>
            <text:p><text:span text:style-name="T27"/></text:p>
            <text:p><text:span text:style-name="T27">example.</text:span></text:p>
            <text:p><text:span text:style-name="T27">$gcc -c -fPIC mathoperation.c -o mathoperation.o</text:span></text:p>
            <text:p><text:span text:style-name="T27"/></text:p>
            <text:p><text:span text:style-name="T27">$ nm mathoperation.o</text:span></text:p>
            <text:p><text:span text:style-name="T38">0000000000000000 T add</text:span></text:p>
            <text:p><text:span text:style-name="T38">0000000000000027 T div</text:span></text:p>
            <text:p><text:span text:style-name="T38"><text:s text:c="17"/></text:span><text:span text:style-name="T38">U fixit</text:span></text:p>
            <text:p><text:span text:style-name="T38"><text:s text:c="17"/></text:span><text:span text:style-name="T38">U _GLOBAL_OFFSET_TABLE_ </text:span><text:span text:style-name="T18">&lt;- relocating table</text:span></text:p>
            <text:p><text:span text:style-name="T38">0000000000000014 T mul</text:span></text:p>
            <text:p><text:span text:style-name="T38"/></text:p>
            <text:p><text:span text:style-name="T27">$ gcc -c -fPIC mathoperation.c -o mathoperation.o</text:span></text:p>
            <text:p><text:span text:style-name="T27">$ gcc -shared -o libmathoperation.so mathoperation.o</text:span></text:p>
            <text:p><text:span text:style-name="T27">$ ldd libmathoperation.so </text:span></text:p>
            <text:p><text:span text:style-name="T38"/></text:p>
            <text:p><text:span text:style-name="T38"><text:tab/></text:span><text:span text:style-name="T38">linux-vdso.so.1 =&gt; <text:s/>(0x00007fffbd5fe000)</text:span></text:p>
            <text:p><text:span text:style-name="T38"><text:tab/></text:span><text:span text:style-name="T38">libc.so.6 =&gt; /lib64/libc.so.6 (0x00007ffd916b4000)</text:span></text:p>
            <text:p><text:span text:style-name="T38"><text:tab/></text:span><text:span text:style-name="T38">/lib64/ld-linux-x86-64.so.2 (0x00007ffd91c8b000)</text:span></text:p>
            <text:p><text:span text:style-name="T38"/></text:p>
            <text:p><text:span text:style-name="T41"/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11" draw:style-name="dp1" draw:master-page-name="Default">
        <office:forms form:automatic-focus="false" form:apply-design-mode="false"/>
        <draw:frame draw:style-name="gr1" draw:text-style-name="P12" draw:layer="layout" svg:width="18.32cm" svg:height="21.59cm" svg:x="1.381cm" svg:y="1.914cm">
          <draw:text-box>
            <text:p><text:span text:style-name="T27">$ nm libmathoperation.so </text:span></text:p>
            <text:p><text:span text:style-name="T38"/></text:p>
            <text:p><text:span text:style-name="T38">0000000000000708 T add</text:span></text:p>
            <text:p><text:span text:style-name="T38">0000000000201030 B __bss_start</text:span></text:p>
            <text:p><text:span text:style-name="T38">0000000000201030 b completed.6333</text:span></text:p>
            <text:p><text:span text:style-name="T38"><text:s text:c="17"/></text:span><text:span text:style-name="T38">w __cxa_finalize@@GLIBC_2.2.5</text:span></text:p>
            <text:p><text:span text:style-name="T38">0000000000000620 t deregister_tm_clones</text:span></text:p>
            <text:p><text:span text:style-name="T38">000000000000072f T div</text:span></text:p>
            <text:p><text:span text:style-name="T38">0000000000000690 t __do_global_dtors_aux</text:span></text:p>
            <text:p><text:span text:style-name="T38">0000000000200e00 t __do_global_dtors_aux_fini_array_entry</text:span></text:p>
            <text:p><text:span text:style-name="T38">0000000000200e10 d __dso_handle</text:span></text:p>
            <text:p><text:span text:style-name="T38">0000000000200e18 d _DYNAMIC</text:span></text:p>
            <text:p><text:span text:style-name="T38">0000000000201030 D _edata</text:span></text:p>
            <text:p><text:span text:style-name="T38">0000000000201038 B _end</text:span></text:p>
            <text:p><text:span text:style-name="T38">0000000000000764 T _fini</text:span></text:p>
            <text:p><text:span text:style-name="T38"><text:s text:c="17"/></text:span><text:span text:style-name="T38">U fixit <text:s text:c="9"/></text:span><text:span text:style-name="T18">&lt;--------- Undefined</text:span></text:p>
            <text:p><text:span text:style-name="T38">00000000000006d0 t frame_dummy</text:span></text:p>
            <text:p><text:span text:style-name="T38">0000000000200df8 t __frame_dummy_init_array_entry</text:span></text:p>
            <text:p><text:span text:style-name="T38">0000000000000840 r __FRAME_END__</text:span></text:p>
            <text:p><text:span text:style-name="T38">0000000000201000 d _GLOBAL_OFFSET_TABLE_</text:span></text:p>
            <text:p><text:span text:style-name="T38"><text:s text:c="17"/></text:span><text:span text:style-name="T38">w __gmon_start__</text:span></text:p>
            <text:p><text:span text:style-name="T38">00000000000005b8 T _init</text:span></text:p>
            <text:p><text:span text:style-name="T38"><text:s text:c="17"/></text:span><text:span text:style-name="T38">w _ITM_deregisterTMCloneTable</text:span></text:p>
            <text:p><text:span text:style-name="T38"><text:s text:c="17"/></text:span><text:span text:style-name="T38">w _ITM_registerTMCloneTable</text:span></text:p>
            <text:p><text:span text:style-name="T38">0000000000200e08 d __JCR_END__</text:span></text:p>
            <text:p><text:span text:style-name="T38">0000000000200e08 d __JCR_LIST__</text:span></text:p>
            <text:p><text:span text:style-name="T38"><text:s text:c="17"/></text:span><text:span text:style-name="T38">w _Jv_RegisterClasses</text:span></text:p>
            <text:p><text:span text:style-name="T38">000000000000071c T mul</text:span></text:p>
            <text:p><text:span text:style-name="T38">0000000000000650 t register_tm_clones</text:span></text:p>
            <text:p><text:span text:style-name="T38">0000000000201030 d __TMC_END__</text:span></text:p>
            <text:p><text:span text:style-name="T38"/></text:p>
            <text:p><text:span text:style-name="T41"/></text:p>
            <text:p><text:span text:style-name="T27">c) Executable file</text:span></text:p>
            <text:p><text:span text:style-name="T27">This type of object file is a file that is capable of executing a program when</text:span></text:p>
            <text:p><text:span text:style-name="T27">run.</text:span></text:p>
            <text:p><text:span text:style-name="T27"/></text:p>
            <text:p><text:span text:style-name="T27">$ gcc -Wall test.c -o test</text:span></text:p>
            <text:p><text:span text:style-name="T27"/></text:p>
            <text:p><text:span text:style-name="T27">Tool - objdump, nm</text:span></text:p>
            <text:p><text:span text:style-name="T27"><text:s/></text:span></text:p>
            <text:p><text:span text:style-name="T27">Example – </text:span></text:p>
            <text:p><text:span text:style-name="T27">&lt;&lt;main.c&gt;&gt;</text:span></text:p>
            <text:p><text:span text:style-name="T42">#include "sample.h"</text:span></text:p>
            <text:p><text:span text:style-name="T42">int main(int argc, char *argv[]){</text:span></text:p>
            <text:p><text:span text:style-name="T42">struct fraction frtn;</text:span></text:p>
            <text:p><text:span text:style-name="T42">frtn.numerator=12;</text:span></text:p>
            <text:p><text:span text:style-name="T42">frtn.denominator=5;</text:span></text:p>
            <text:p><text:span text:style-name="T42">func(&amp;frtn);</text:span></text:p>
            <text:p><text:span text:style-name="T42">return 0;</text:span></text:p>
            <text:p><text:span text:style-name="T42">}</text:span></text:p>
            <text:p><text:span text:style-name="T18"/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12" draw:style-name="dp1" draw:master-page-name="Default">
        <office:forms form:automatic-focus="false" form:apply-design-mode="false"/>
        <draw:frame draw:style-name="gr1" draw:text-style-name="P12" draw:layer="layout" svg:width="18.32cm" svg:height="21.59cm" svg:x="1.381cm" svg:y="1.914cm">
          <draw:text-box>
            <text:p><text:span text:style-name="T27">&lt;&lt;sample.c&gt;&gt;</text:span></text:p>
            <text:p><text:span text:style-name="T42">#include &lt;stdio.h&gt;</text:span></text:p>
            <text:p><text:span text:style-name="T42">#include "sample.h"</text:span></text:p>
            <text:p><text:span text:style-name="T42">void func(struct fraction *f){</text:span></text:p>
            <text:p><text:span text:style-name="T42">printf("value %d\n",f-&gt;numerator/f-&gt;denominator);</text:span></text:p>
            <text:p><text:span text:style-name="T42">}</text:span></text:p>
            <text:p><text:span text:style-name="T18"/></text:p>
            <text:p><text:span text:style-name="T27">&lt;&lt;sample.h&gt;&gt;</text:span></text:p>
            <text:p><text:span text:style-name="T42">#ifndef SAMPLE_H</text:span></text:p>
            <text:p><text:span text:style-name="T42">#define SAMPLE_H</text:span></text:p>
            <text:p><text:span text:style-name="T42">struct fraction {</text:span></text:p>
            <text:p><text:span text:style-name="T42">int numerator;</text:span></text:p>
            <text:p><text:span text:style-name="T42">int denominator;</text:span></text:p>
            <text:p><text:span text:style-name="T42">};</text:span></text:p>
            <text:p><text:span text:style-name="T42">void func(struct fraction *f);</text:span></text:p>
            <text:p><text:span text:style-name="T42">#endif</text:span></text:p>
            <text:p><text:span text:style-name="T42"/></text:p>
            <text:p><text:span text:style-name="T18"/></text:p>
            <text:p><text:span text:style-name="T27">$ objdump -r sample.o</text:span></text:p>
            <text:p><text:span text:style-name="T38">sample.o: <text:s text:c="4"/>file format pe-i386</text:span></text:p>
            <text:p><text:span text:style-name="T38"/></text:p>
            <text:p><text:span text:style-name="T38">RELOCATION RECORDS FOR [.text]:</text:span></text:p>
            <text:p><text:span text:style-name="T38">OFFSET <text:s text:c="2"/>TYPE <text:s text:c="13"/>VALUE</text:span></text:p>
            <text:p><text:span text:style-name="T38">0000001b dir32 <text:s text:c="12"/>.rdata</text:span></text:p>
            <text:p><text:span text:style-name="T38">00000020 DISP32 <text:s text:c="11"/>_printf</text:span></text:p>
            <text:p><text:span text:style-name="T38"/></text:p>
            <text:p><text:span text:style-name="T38"/></text:p>
            <text:p><text:span text:style-name="T38">RELOCATION RECORDS FOR [.eh_frame]:</text:span></text:p>
            <text:p><text:span text:style-name="T38">OFFSET <text:s text:c="2"/>TYPE <text:s text:c="13"/>VALUE</text:span></text:p>
            <text:p><text:span text:style-name="T38">00000020 DISP32 <text:s text:c="11"/>.text</text:span></text:p>
            <text:p><text:span text:style-name="T38"/></text:p>
            <text:p><text:span text:style-name="T38"/></text:p>
            <text:p><text:span text:style-name="T27">$ nm sample.o</text:span></text:p>
            <text:p><text:span text:style-name="T38">00000000 b .bss</text:span></text:p>
            <text:p><text:span text:style-name="T38">00000000 d .data</text:span></text:p>
            <text:p><text:span text:style-name="T38">00000000 r .eh_frame</text:span></text:p>
            <text:p><text:span text:style-name="T38">00000000 r .rdata</text:span></text:p>
            <text:p><text:span text:style-name="T38">00000000 r .rdata$zzz</text:span></text:p>
            <text:p><text:span text:style-name="T38">00000000 t .text</text:span></text:p>
            <text:p><text:span text:style-name="T38">00000000 T _func</text:span></text:p>
            <text:p><text:span text:style-name="T38"><text:s text:c="10"/></text:span><text:span text:style-name="T38">U _printf</text:span></text:p>
            <text:p><text:span text:style-name="T38"/></text:p>
            <text:p><text:span text:style-name="T18"/></text:p>
            <text:p><text:span text:style-name="T27">$ ldd a.out </text:span></text:p>
            <text:p><text:span text:style-name="T38">linux-vdso.so.1 =&gt; <text:s/>(0x00007fffffbfe000)</text:span></text:p>
            <text:p><text:span text:style-name="T38">libc.so.6 =&gt; /lib64/libc.so.6 (0x00007f96f51ee000)</text:span></text:p>
            <text:p><text:span text:style-name="T38">/lib64/ld-linux-x86-64.so.2 (0x00007f96f55c3000)</text:span></text:p>
            <text:p><text:span text:style-name="T38"/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13" draw:style-name="dp1" draw:master-page-name="Default">
        <office:forms form:automatic-focus="false" form:apply-design-mode="false"/>
        <draw:frame draw:style-name="gr1" draw:text-style-name="P13" draw:layer="layout" svg:width="18.32cm" svg:height="21.59cm" svg:x="1.381cm" svg:y="1.914cm">
          <draw:text-box>
            <text:p><text:span text:style-name="T38"/></text:p>
            <text:p><text:span text:style-name="T38"/></text:p>
            <text:p><text:span text:style-name="T43"/></text:p>
            <text:list text:style-name="L1">
              <text:list-header>
                <text:p text:style-name="P2"><text:span text:style-name="T43"/></text:p>
              </text:list-header>
            </text:list>
            <text:p><text:span text:style-name="T44"/></text:p>
            <text:p><text:span text:style-name="T41"/></text:p>
            <text:p><text:span text:style-name="T41"/></text:p>
            <text:p><text:span text:style-name="T41"/></text:p>
            <text:p><text:span text:style-name="T41"/></text:p>
            <text:p><text:span text:style-name="T41"/></text:p>
            <text:p><text:span text:style-name="T27">Declaration - Asserts the existence of a variable, function or type defined</text:span></text:p>
            <text:p><text:span text:style-name="T27">elsewhere in the program. A variable may be declared by preceding its type</text:span></text:p>
            <text:p><text:span text:style-name="T27">with the keyword extern.</text:span></text:p>
            <text:p><text:span text:style-name="T27"/></text:p>
            <text:p><text:span text:style-name="T42">int a; // just declaration</text:span></text:p>
            <text:p><text:span text:style-name="T42">void func();//just declaration</text:span></text:p>
            <text:p><text:span text:style-name="T42"/></text:p>
            <text:p><text:span text:style-name="T42">c++</text:span></text:p>
            <text:p><text:span text:style-name="T42">int a // declaration and definition</text:span></text:p>
            <text:p><text:span text:style-name="T42">extern a // declaration</text:span></text:p>
            <text:p><text:span text:style-name="T41"/></text:p>
            <text:p><text:span text:style-name="T27">- Declaration can be made multiple times.</text:span></text:p>
            <text:p><text:span text:style-name="T45"/></text:p>
            <text:p><text:span text:style-name="T27">Definition - Allocates storage for a variable of a specified type and <text:s/>optionally</text:span></text:p>
            <text:p><text:span text:style-name="T27">initializes the variable.</text:span></text:p>
            <text:p><text:span text:style-name="T40"/></text:p>
            <text:p><text:span text:style-name="T42">int a=10; //declaration and definition</text:span></text:p>
            <text:p><text:span text:style-name="T42">void func(){// declaration and definition</text:span></text:p>
            <text:p><text:span text:style-name="T42">}</text:span></text:p>
            <text:p><text:span text:style-name="T42"><text:s/></text:span></text:p>
            <text:p><text:span text:style-name="T27">- Definition must be only once.</text:span></text:p>
            <text:p><text:span text:style-name="T27">- How are declarations written so that variables are properly declared during </text:span></text:p>
            <text:p><text:span text:style-name="T27">compilation?</text:span></text:p>
            <text:p><text:span text:style-name="T27">- How are declarations arranged so that all the pieces will be properly</text:span></text:p>
            <text:p><text:span text:style-name="T27">connected when the program is loaded?</text:span></text:p>
            <text:p><text:span text:style-name="T27">- How are declarations organized so there is only one copy?</text:span></text:p>
            <text:p><text:span text:style-name="T27">- How are external variables initialized?</text:span><text:span text:style-name="T46"> <text:s text:c="13"/></text:span></text:p>
          </draw:text-box>
        </draw:frame>
        <draw:line draw:style-name="gr5" draw:text-style-name="P4" draw:layer="layout" svg:x1="1cm" svg:y1="25.887cm" svg:x2="20.59cm" svg:y2="25.887cm">
          <text:p/>
        </draw:line>
        <draw:frame draw:style-name="gr20" draw:text-style-name="P9" draw:layer="layout" svg:width="9.017cm" svg:height="3.531cm" svg:x="1.33cm" svg:y="1.914cm">
          <draw:text-box>
            <text:p text:style-name="P2"><text:span text:style-name="T29">1. Introduction</text:span></text:p>
            <text:list text:style-name="L1">
              <text:list-item>
                <text:p text:style-name="P2"><text:span text:style-name="T31"><text:s/></text:span><text:span text:style-name="T31">Source File</text:span></text:p>
              </text:list-item>
              <text:list-item>
                <text:p text:style-name="P2"><text:span text:style-name="T31"><text:s/></text:span><text:span text:style-name="T31">Header File</text:span></text:p>
              </text:list-item>
              <text:list-item>
                <text:p text:style-name="P2"><text:span text:style-name="T31"><text:s/></text:span><text:span text:style-name="T31">Object File</text:span></text:p>
              </text:list-item>
              <text:list-item>
                <text:p text:style-name="P2"><text:span text:style-name="T30"><text:s/></text:span><text:span text:style-name="T30">Declaration and Definition</text:span></text:p>
              </text:list-item>
              <text:list-item>
                <text:p text:style-name="P2"><text:span text:style-name="T31"><text:s/></text:span><text:span text:style-name="T31">Pre-processing, Compiling, Linking, Loading and Running</text:span></text:p>
              </text:list-item>
              <text:list-item>
                <text:p text:style-name="P2"><text:span text:style-name="T31"><text:s/></text:span><text:span text:style-name="T31">Executable file format</text:span></text:p>
              </text:list-item>
              <text:list-item>
                <text:p text:style-name="P2"><text:span text:style-name="T31"><text:s/></text:span><text:span text:style-name="T31">Segments (.bss, .code, .data etc)</text:span></text:p>
              </text:list-item>
              <text:list-item>
                <text:p text:style-name="P2"><text:span text:style-name="T31"><text:s/></text:span><text:span text:style-name="T31">Creating static library</text:span></text:p>
              </text:list-item>
              <text:list-item>
                <text:p text:style-name="P2"><text:span text:style-name="T31"><text:s/></text:span><text:span text:style-name="T31">Creating dynamic library</text:span></text:p>
              </text:list-item>
              <text:list-item>
                <text:p text:style-name="P2"><text:span text:style-name="T31"><text:s/></text:span><text:span text:style-name="T31">Discussion on where c fits</text:span></text:p>
              </text:list-item>
            </text:list>
          </draw:text-box>
        </draw:frame>
      </draw:page>
      <draw:page draw:name="page14" draw:style-name="dp1" draw:master-page-name="Default">
        <office:forms form:automatic-focus="false" form:apply-design-mode="false"/>
        <draw:frame draw:style-name="gr18" draw:text-style-name="P9" draw:layer="layout" svg:width="9.017cm" svg:height="3.98cm" svg:x="1.324cm" svg:y="1.918cm">
          <draw:text-box>
            <text:p text:style-name="P2"><text:span text:style-name="T29">1. Introduction</text:span></text:p>
            <text:list text:style-name="L1">
              <text:list-item>
                <text:p text:style-name="P2"><text:span text:style-name="T31"><text:s/></text:span><text:span text:style-name="T31">Source File</text:span></text:p>
              </text:list-item>
              <text:list-item>
                <text:p text:style-name="P2"><text:span text:style-name="T31"><text:s/></text:span><text:span text:style-name="T31">Header File</text:span></text:p>
              </text:list-item>
              <text:list-item>
                <text:p text:style-name="P2"><text:span text:style-name="T31"><text:s/></text:span><text:span text:style-name="T31">Object File</text:span></text:p>
              </text:list-item>
              <text:list-item>
                <text:p text:style-name="P2"><text:span text:style-name="T31"><text:s/></text:span><text:span text:style-name="T31">Declaration and Definition</text:span></text:p>
              </text:list-item>
              <text:list-item>
                <text:p text:style-name="P2"><text:span text:style-name="T30"><text:s/></text:span><text:span text:style-name="T30">Pre-processing, Compiling, Linking, Loading and Running</text:span></text:p>
              </text:list-item>
              <text:list-item>
                <text:p text:style-name="P2"><text:span text:style-name="T31"><text:s/></text:span><text:span text:style-name="T31">Executable file format</text:span></text:p>
              </text:list-item>
              <text:list-item>
                <text:p text:style-name="P2"><text:span text:style-name="T31"><text:s/></text:span><text:span text:style-name="T31">Segments (.bss, .code, .data etc)</text:span></text:p>
              </text:list-item>
              <text:list-item>
                <text:p text:style-name="P2"><text:span text:style-name="T31"><text:s/></text:span><text:span text:style-name="T31">Creating static library</text:span></text:p>
              </text:list-item>
              <text:list-item>
                <text:p text:style-name="P2"><text:span text:style-name="T31"><text:s/></text:span><text:span text:style-name="T31">Creating dynamic library</text:span></text:p>
              </text:list-item>
              <text:list-item>
                <text:p text:style-name="P2"><text:span text:style-name="T31"><text:s/></text:span><text:span text:style-name="T31">Discussion on where c fits</text:span></text:p>
              </text:list-item>
            </text:list>
          </draw:text-box>
        </draw:frame>
        <draw:frame draw:style-name="gr1" draw:text-style-name="P14" draw:layer="layout" svg:width="18.32cm" svg:height="25.567cm" svg:x="1.381cm" svg:y="1.533cm">
          <draw:text-box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8"/></text:p>
            <text:p><text:span text:style-name="T48"/></text:p>
            <text:p><text:span text:style-name="T49"/></text:p>
            <text:p><text:span text:style-name="T49"/></text:p>
            <text:p><text:span text:style-name="T49">--------------- <text:s/>--------------- <text:s/>--------------- ---------------</text:span></text:p>
            <text:p><text:span text:style-name="T50">|source file <text:s/>| <text:s/>| source file | <text:s/>| source file | | source file |</text:span></text:p>
            <text:p><text:span text:style-name="T50">--------------- <text:s/>--------------- <text:s/>--------------- <text:s/>--------------</text:span></text:p>
            <text:p><text:span text:style-name="T51"><text:s text:c="6"/></text:span><text:span text:style-name="T52">| <text:s text:c="16"/>| <text:s text:c="15"/>| <text:s text:c="14"/>|</text:span></text:p>
            <text:p><text:span text:style-name="T51"><text:s text:c="6"/></text:span><text:span text:style-name="T52">v <text:s text:c="16"/>v <text:s text:c="15"/>v <text:s text:c="14"/>v</text:span></text:p>
            <text:p><text:span text:style-name="T50">--------------- <text:s/>--------------- <text:s/>--------------- ---------------</text:span></text:p>
            <text:p><text:span text:style-name="T50">| object file | <text:s/>| object file | <text:s/>| object file | <text:s/>| object file|</text:span></text:p>
            <text:p><text:span text:style-name="T50">--------------- <text:s/>--------------- <text:s/>--------------- <text:s/>--------------</text:span></text:p>
            <text:p><text:span text:style-name="T51"><text:s text:c="6"/></text:span><text:span text:style-name="T52">| <text:s text:c="16"/>| <text:s text:c="14"/>| <text:s text:c="14"/>|</text:span></text:p>
            <text:p><text:span text:style-name="T51"><text:s text:c="6"/></text:span><text:span text:style-name="T52">| <text:s text:c="16"/>| <text:s text:c="14"/>| <text:s text:c="14"/>|</text:span></text:p>
            <text:p><text:span text:style-name="T51"><text:s text:c="6"/></text:span><text:span text:style-name="T52">| <text:s text:c="16"/>| <text:s text:c="14"/>| <text:s text:c="14"/>|</text:span></text:p>
            <text:p><text:span text:style-name="T51"><text:s text:c="6"/></text:span><text:span text:style-name="T52">| <text:s text:c="16"/>| <text:s text:c="14"/>| <text:s text:c="14"/>|</text:span></text:p>
            <text:p><text:span text:style-name="T51"><text:s text:c="6"/></text:span><text:span text:style-name="T52">| <text:s text:c="16"/>v <text:s text:c="3"/>+----------+ <text:s text:c="14"/>|</text:span></text:p>
            <text:p><text:span text:style-name="T51"><text:s text:c="6"/></text:span><text:span text:style-name="T52">| <text:s text:c="15"/>. . . v <text:s text:c="25"/>|</text:span></text:p>
            <text:p><text:span text:style-name="T51"><text:s text:c="6"/></text:span><text:span text:style-name="T52">| <text:s text:c="13"/>. <text:s text:c="6"/>.&lt;-------------------------+</text:span></text:p>
            <text:p><text:span text:style-name="T51"><text:s text:c="6"/></text:span><text:span text:style-name="T52">+-------------&gt;. link <text:s/>. <text:s/>&lt;------------ <text:s text:c="4"/>+--------+</text:span></text:p>
            <text:p><text:span text:style-name="T51"><text:s text:c="23"/></text:span><text:span text:style-name="T52">. . . <text:s text:c="15"/>| <text:s text:c="4"/>| Runtime|</text:span></text:p>
            <text:p><text:span text:style-name="T51"><text:s text:c="25"/></text:span><text:span text:style-name="T52">| <text:s text:c="17"/>+-----| Library|</text:span></text:p>
            <text:p><text:span text:style-name="T51"><text:s text:c="25"/></text:span><text:span text:style-name="T52">v <text:s text:c="23"/>+--------+</text:span></text:p>
            <text:p><text:span text:style-name="T51"><text:s text:c="18"/></text:span><text:span text:style-name="T52">---------------</text:span></text:p>
            <text:p><text:span text:style-name="T51"><text:s text:c="18"/></text:span><text:span text:style-name="T52">| Executable <text:s/>|</text:span></text:p>
            <text:p><text:span text:style-name="T51"><text:s text:c="18"/></text:span><text:span text:style-name="T52">| <text:s text:c="3"/>Code <text:s text:c="4"/>|</text:span></text:p>
            <text:p><text:span text:style-name="T51"><text:s text:c="18"/></text:span><text:span text:style-name="T52">---------------</text:span></text:p>
            <text:p><text:span text:style-name="T53"/></text:p>
            <text:p><text:span text:style-name="T53"/></text:p>
            <text:p><text:span text:style-name="T27">Preprocessor - It is a program that runs as part of compilation of a c program.</text:span></text:p>
            <text:p><text:span text:style-name="T54">It is not part of compiler. In simplistic terms, a C Preprocessor is just a text</text:span></text:p>
            <text:p><text:span text:style-name="T54">substitution tool and they instruct compiler to do required preprocessing</text:span></text:p>
            <text:p><text:span text:style-name="T54">before actual compilation.</text:span></text:p>
            <text:p><text:span text:style-name="T54">All preprocessor commands begin with a pound symbol (#). It must be the first</text:span></text:p>
            <text:p><text:span text:style-name="T54">non blank character, and for readability, a preprocessor directive should</text:span></text:p>
            <text:p><text:span text:style-name="T54">begin in first column. Following section lists down all important preprocessor</text:span></text:p>
            <text:p><text:span text:style-name="T54">directives:</text:span></text:p>
            <text:p><text:span text:style-name="T55"/></text:p>
            <text:p><text:span text:style-name="T56">Directive <text:s text:c="13"/>Description</text:span></text:p>
            <text:p><text:span text:style-name="T56">#define <text:s text:c="15"/>Substitutes a preprocessor macro</text:span></text:p>
            <text:p><text:span text:style-name="T56">#include <text:s text:c="14"/>Inserts a particular header from another file</text:span></text:p>
            <text:p><text:span text:style-name="T56">#undef <text:s text:c="16"/>Undefines a preprocessor macro</text:span></text:p>
            <text:p><text:span text:style-name="T56">#ifdef <text:s text:c="16"/>Returns true if this macro is defined</text:span></text:p>
            <text:p><text:span text:style-name="T56">#ifndef <text:s text:c="15"/>Returns true if this macro is not defined</text:span></text:p>
            <text:p><text:span text:style-name="T56">#if <text:s text:c="19"/>Tests if a compile time condition is true</text:span></text:p>
            <text:p><text:span text:style-name="T56">#else <text:s text:c="17"/>The alternative for #if</text:span></text:p>
            <text:p><text:span text:style-name="T56">#elif <text:s text:c="18"/>#else an #if in one statement</text:span></text:p>
            <text:p><text:span text:style-name="T56">#endif <text:s text:c="16"/>Ends preprocessor conditional</text:span></text:p>
            <text:p><text:span text:style-name="T56">#error <text:s text:c="16"/>Prints error message on stderr</text:span></text:p>
            <text:p><text:span text:style-name="T56">#pragma <text:s text:c="15"/>Issues special commands to the compiler, using</text:span></text:p>
            <text:p><text:span text:style-name="T56"><text:s text:c="23"/></text:span><text:span text:style-name="T56">a standardized method</text:span></text:p>
            <text:p><text:span text:style-name="T57"/></text:p>
            <text:p><text:span text:style-name="T26"><text:s text:c="80"/></text:span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15" draw:style-name="dp1" draw:master-page-name="Default">
        <office:forms form:automatic-focus="false" form:apply-design-mode="false"/>
        <draw:frame draw:style-name="gr1" draw:text-style-name="P12" draw:layer="layout" svg:width="18.32cm" svg:height="24.297cm" svg:x="1.381cm" svg:y="1.914cm">
          <draw:text-box>
            <text:p><text:span text:style-name="T30">Tool - cpp</text:span></text:p>
            <text:p><text:span text:style-name="T30"/></text:p>
            <text:p><text:span text:style-name="T30">$ cat test.h</text:span></text:p>
            <text:p><text:span text:style-name="T58">#ifndef TEST_H</text:span></text:p>
            <text:p><text:span text:style-name="T58">#define TEST_H</text:span></text:p>
            <text:p><text:span text:style-name="T58">int func():</text:span></text:p>
            <text:p><text:span text:style-name="T58">#endif</text:span></text:p>
            <text:p><text:span text:style-name="T58">$ cat test.cpp</text:span></text:p>
            <text:p><text:span text:style-name="T58">#include "test.h"</text:span></text:p>
            <text:p><text:span text:style-name="T58">int main(){</text:span></text:p>
            <text:p><text:span text:style-name="T58">return 0;</text:span></text:p>
            <text:p><text:span text:style-name="T58">}</text:span></text:p>
            <text:p><text:span text:style-name="T58"/></text:p>
            <text:p><text:span text:style-name="T30">$ cpp test.cpp</text:span></text:p>
            <text:p><text:span text:style-name="T58"># 1 "test.cpp"</text:span></text:p>
            <text:p><text:span text:style-name="T58"># 1 "&lt;command-line&gt;"</text:span></text:p>
            <text:p><text:span text:style-name="T58"># 1 "/usr/include/stdc-predef.h" 1 3 4</text:span></text:p>
            <text:p><text:span text:style-name="T58"># 1 "&lt;command-line&gt;" 2</text:span></text:p>
            <text:p><text:span text:style-name="T58"># 1 "test.cpp"</text:span></text:p>
            <text:p><text:span text:style-name="T58"># 1 "test.h" 1</text:span></text:p>
            <text:p><text:span text:style-name="T58"/></text:p>
            <text:p><text:span text:style-name="T58">int func():</text:span></text:p>
            <text:p><text:span text:style-name="T58"># 2 "test.cpp" 2</text:span></text:p>
            <text:p><text:span text:style-name="T58">int main(){</text:span></text:p>
            <text:p><text:span text:style-name="T58">return 0;</text:span></text:p>
            <text:p><text:span text:style-name="T58">}</text:span></text:p>
            <text:p><text:span text:style-name="T59"/></text:p>
            <text:p><text:span text:style-name="T30">Compiling Source Files</text:span></text:p>
            <text:p><text:span text:style-name="T30">Once your program is written in C, it is ready to be translated into a </text:span><text:span text:style-name="T60"><text:s/></text:span></text:p>
            <text:p><text:span text:style-name="T30">machine-readable language.</text:span></text:p>
            <text:p><text:span text:style-name="T30">A compiler translates C statements into machine statements</text:span></text:p>
            <text:p><text:span text:style-name="T60">- </text:span><text:span text:style-name="T30">A compiler creates object code, which is an intermediary step between</text:span></text:p>
            <text:p><text:span text:style-name="T30">source code and final executable code</text:span></text:p>
            <text:p><text:span text:style-name="T60">- </text:span><text:span text:style-name="T30">The compiler checks for syntax errors; e.g., Missing punctuation</text:span></text:p>
            <text:p><text:span text:style-name="T60">- </text:span><text:span text:style-name="T30">The compiler performs simple optimization on your code; e.g., eliminate</text:span></text:p>
            <text:p><text:span text:style-name="T30">a</text:span><text:span text:style-name="T60"> </text:span><text:span text:style-name="T30">redundant statement</text:span></text:p>
            <text:p><text:span text:style-name="T30"/></text:p>
            <text:p><text:span text:style-name="T30">Tool – gcc</text:span></text:p>
            <text:p><text:span text:style-name="T30"/></text:p>
            <text:p><text:span text:style-name="T30">Linking Object Files</text:span></text:p>
            <text:p><text:span text:style-name="T30">- The linker links together all object modules to form an executable image</text:span></text:p>
            <text:p><text:span text:style-name="T30">of the program</text:span></text:p>
            <text:p><text:span text:style-name="T30">- The output of the linker is an executable image, which can be loaded into</text:span></text:p>
            <text:p><text:span text:style-name="T30">memory and executed</text:span></text:p>
            <text:p><text:span text:style-name="T60">- </text:span><text:span text:style-name="T30">The linker resolves any references to library functions</text:span></text:p>
            <text:p><text:span text:style-name="T60"><text:s/></text:span><text:span text:style-name="T60">- </text:span><text:span text:style-name="T30">If your program uses a library routine, like sqrt, the linker finds the object</text:span></text:p>
            <text:p><text:span text:style-name="T60"><text:s text:c="2"/></text:span><text:span text:style-name="T30">code corresponding to this routine and links it within the final executable </text:span></text:p>
            <text:p><text:span text:style-name="T30"><text:s text:c="2"/></text:span><text:span text:style-name="T30">image</text:span></text:p>
            <text:p><text:span text:style-name="T60">- </text:span><text:span text:style-name="T30">The linker is automatically invoked by the compiler</text:span></text:p>
            <text:p><text:span text:style-name="T30"/></text:p>
            <text:p><text:span text:style-name="T61"><text:s text:c="47"/></text:span><text:span text:style-name="T53"><text:s text:c="80"/></text:span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16" draw:style-name="dp1" draw:master-page-name="Default">
        <office:forms form:automatic-focus="false" form:apply-design-mode="false"/>
        <draw:frame draw:style-name="gr1" draw:text-style-name="P15" draw:layer="layout" svg:width="18.32cm" svg:height="23.713cm" svg:x="1.381cm" svg:y="1.914cm">
          <draw:text-box>
            <text:p><text:span text:style-name="T30">Loading Your Program</text:span></text:p>
            <text:p><text:span text:style-name="T30">The loader loads your program into the computer's memory</text:span></text:p>
            <text:p><text:span text:style-name="T30">On most systems, this is performed automatically by the operating system </text:span></text:p>
            <text:p><text:span text:style-name="T30">when you run the program</text:span></text:p>
            <text:p><text:span text:style-name="T30">Most embedded systems require you to explicitly run a loader program</text:span></text:p>
            <text:p><text:span text:style-name="T30">to get the program into memory</text:span></text:p>
            <text:p><text:span text:style-name="T30"/></text:p>
            <text:p><text:span text:style-name="T30">Tool - gcc</text:span></text:p>
            <text:p><text:span text:style-name="T17"/></text:p>
            <text:p><text:span text:style-name="T62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>Executable file format which once loaded by a suitable executable loader,</text:span></text:p>
            <text:p><text:span text:style-name="T30">can be directly Executed by the CPU rather than become interpreted by</text:span></text:p>
            <text:p><text:span text:style-name="T30">software.</text:span></text:p>
            <text:p><text:span text:style-name="T30">In addition to the binary application code, the executable may contain</text:span></text:p>
            <text:p><text:span text:style-name="T30">headers and tales with relocation and fix up information as well as various </text:span></text:p>
            <text:p><text:span text:style-name="T30">kinds of meta data.</text:span></text:p>
            <text:p><text:span text:style-name="T63"/></text:p>
            <text:p><text:span text:style-name="T54">ELF(Executable and Linkable File Format) - unix/linux</text:span></text:p>
            <text:p><text:span text:style-name="T54">COFF(Command Object File Format) - windows</text:span></text:p>
            <text:p><text:span text:style-name="T54">PE – windows</text:span></text:p>
            <text:p><text:span text:style-name="T54">MZ – DOS</text:span></text:p>
            <text:p><text:span text:style-name="T54">Mach-O (mac OS and iOS)</text:span></text:p>
            <text:p><text:span text:style-name="T54"><text:s/></text:span></text:p>
            <text:p><text:span text:style-name="T30">ELF Header</text:span></text:p>
            <text:p><text:span text:style-name="T64"/></text:p>
            <text:p><text:span text:style-name="T65">#define EI_NIDENT 16</text:span></text:p>
            <text:p><text:span text:style-name="T65">typedef struct {</text:span></text:p>
            <text:p><text:span text:style-name="T65">e_ident[EI_NIDENT];</text:span></text:p>
            <text:p><text:span text:style-name="T65">unsigned char e_type;</text:span></text:p>
            <text:p><text:span text:style-name="T65">Elf32_Half e_machine;</text:span></text:p>
            <text:p><text:span text:style-name="T65">Elf32_Half e_version;</text:span></text:p>
            <text:p><text:span text:style-name="T65">Elf32_Word e_entry;</text:span></text:p>
            <text:p><text:span text:style-name="T65">Elf32_Addr e_phoff;</text:span></text:p>
            <text:p><text:span text:style-name="T65">Elf32_Off e_shoff;</text:span></text:p>
            <text:p><text:span text:style-name="T65">Elf32_Off e_flags;</text:span></text:p>
            <text:p><text:span text:style-name="T65">Elf32_Word e_ehsize;</text:span></text:p>
            <text:p><text:span text:style-name="T65">Elf32_Half e_phentsize;</text:span></text:p>
            <text:p><text:span text:style-name="T65">Elf32_Half e_phnum;</text:span></text:p>
            <text:p><text:span text:style-name="T65">Elf32_Half e_shentsize;</text:span></text:p>
            <text:p><text:span text:style-name="T65">Elf32_Half e_shnum;</text:span></text:p>
            <text:p><text:span text:style-name="T65">Elf32_Half e_shstrndx;</text:span></text:p>
            <text:p><text:span text:style-name="T65">} Elf32_Ehdr;</text:span></text:p>
            <text:p><text:span text:style-name="T66"/></text:p>
            <text:p><text:span text:style-name="T42"><text:s text:c="33"/></text:span></text:p>
          </draw:text-box>
        </draw:frame>
        <draw:frame draw:style-name="gr18" draw:text-style-name="P9" draw:layer="layout" svg:width="9.017cm" svg:height="3.531cm" svg:x="1.33cm" svg:y="6.782cm">
          <draw:text-box>
            <text:p><text:span text:style-name="T67">1. Introduction</text:span></text:p>
            <text:list text:style-name="L1">
              <text:list-item>
                <text:p text:style-name="P2"><text:span text:style-name="T31"><text:s/></text:span><text:span text:style-name="T31">Source File</text:span></text:p>
              </text:list-item>
              <text:list-item>
                <text:p text:style-name="P2"><text:span text:style-name="T31"><text:s/></text:span><text:span text:style-name="T31">Header File</text:span></text:p>
              </text:list-item>
              <text:list-item>
                <text:p text:style-name="P2"><text:span text:style-name="T31"><text:s/></text:span><text:span text:style-name="T31">Object File</text:span></text:p>
              </text:list-item>
              <text:list-item>
                <text:p text:style-name="P2"><text:span text:style-name="T31"><text:s/></text:span><text:span text:style-name="T31">Declaration and Definition</text:span></text:p>
              </text:list-item>
              <text:list-item>
                <text:p text:style-name="P2"><text:span text:style-name="T31"><text:s/></text:span><text:span text:style-name="T31">Preprocessing, Compiling, Linking, Loading and Running</text:span></text:p>
              </text:list-item>
              <text:list-item>
                <text:p text:style-name="P2"><text:span text:style-name="T30"><text:s/></text:span><text:span text:style-name="T30">Executable file format</text:span></text:p>
              </text:list-item>
              <text:list-item>
                <text:p text:style-name="P2"><text:span text:style-name="T31"><text:s/></text:span><text:span text:style-name="T31">Segments (.bss, .code, .data etc)</text:span></text:p>
              </text:list-item>
              <text:list-item>
                <text:p text:style-name="P2"><text:span text:style-name="T31"><text:s/></text:span><text:span text:style-name="T31">Creating static library</text:span></text:p>
              </text:list-item>
              <text:list-item>
                <text:p text:style-name="P2"><text:span text:style-name="T31"><text:s/></text:span><text:span text:style-name="T31">Creating dynamic library</text:span></text:p>
              </text:list-item>
              <text:list-item>
                <text:p text:style-name="P2"><text:span text:style-name="T31"><text:s/></text:span><text:span text:style-name="T31">Discussion on where c fits</text:span></text:p>
              </text:list-item>
            </text:list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17" draw:style-name="dp1" draw:master-page-name="Default">
        <office:forms form:automatic-focus="false" form:apply-design-mode="false"/>
        <draw:frame draw:style-name="gr1" draw:text-style-name="P16" draw:layer="layout" svg:width="18.32cm" svg:height="23.374cm" svg:x="1.381cm" svg:y="1.914cm">
          <draw:text-box>
            <text:p><text:span text:style-name="T68"><text:s/></text:span><text:span text:style-name="T65">1. e_ident</text:span></text:p>
            <text:p><text:span text:style-name="T68"><text:s/></text:span><text:span text:style-name="T65">In order to support all this the initial information in ELF file contains information</text:span></text:p>
            <text:p><text:span text:style-name="T68"><text:s/></text:span><text:span text:style-name="T65">on how to interpret the file independent of the processor on which the executable is running.</text:span></text:p>
            <text:p><text:span text:style-name="T68"><text:s/></text:span><text:span text:style-name="T65">Name <text:s text:c="4"/>Value <text:s text:c="5"/>Purpose</text:span></text:p>
            <text:p><text:span text:style-name="T68"><text:s/></text:span><text:span text:style-name="T65">EI_MAG <text:s text:c="4"/>0 <text:s text:c="9"/>File identification</text:span></text:p>
            <text:p><text:span text:style-name="T68"><text:s/></text:span><text:span text:style-name="T65">EI_MAG1 <text:s text:c="3"/>1 <text:s text:c="9"/>File identification</text:span></text:p>
            <text:p><text:span text:style-name="T68"><text:s/></text:span><text:span text:style-name="T65">EI_MAG2 <text:s text:c="3"/>2 <text:s text:c="9"/>File identification</text:span></text:p>
            <text:p><text:span text:style-name="T68"><text:s/></text:span><text:span text:style-name="T65">EI_MAG3 <text:s text:c="3"/>3 <text:s text:c="9"/>File identification</text:span></text:p>
            <text:p><text:span text:style-name="T68"><text:s/></text:span><text:span text:style-name="T65">EI_CLASS <text:s text:c="2"/>4 <text:s text:c="9"/>File class</text:span></text:p>
            <text:p><text:span text:style-name="T68"><text:s/></text:span><text:span text:style-name="T65">EI_DATA <text:s text:c="3"/>5 <text:s text:c="9"/>Data encoding</text:span></text:p>
            <text:p><text:span text:style-name="T68"><text:s/></text:span><text:span text:style-name="T65">EI_VERSION 6 <text:s text:c="9"/>File version</text:span></text:p>
            <text:p><text:span text:style-name="T68"><text:s/></text:span><text:span text:style-name="T65">EI_PAD <text:s text:c="4"/>7 <text:s text:c="9"/>Start of padding bytes</text:span></text:p>
            <text:p><text:span text:style-name="T68"><text:s/></text:span><text:span text:style-name="T65">EI_NIDENT <text:s/>16 <text:s text:c="8"/>Size of e_ident[]</text:span></text:p>
            <text:p><text:span text:style-name="T65"><text:s/></text:span></text:p>
            <text:p><text:span text:style-name="T65"><text:s text:c="4"/></text:span><text:span text:style-name="T65">EI_MAG The first four bytes above hold the magic number 0x7fELF</text:span></text:p>
            <text:p><text:span text:style-name="T68"><text:s text:c="4"/></text:span><text:span text:style-name="T65">EI_CLASS An ELF can have two classes, 32 bit or 64 bit. This makes the file format portable.</text:span></text:p>
            <text:p><text:span text:style-name="T68"><text:s text:c="4"/></text:span><text:span text:style-name="T65">EI_DATA This member gives the information on data encoding, big endian or little endian format.</text:span></text:p>
            <text:p><text:span text:style-name="T68"><text:s text:c="4"/></text:span><text:span text:style-name="T65">EI_VERSION This member provides information on object file version.</text:span></text:p>
            <text:p><text:span text:style-name="T68"><text:s text:c="4"/></text:span><text:span text:style-name="T65">EI_PAD This member marks the start of unused bytes in the e_indent array of information.</text:span></text:p>
            <text:p><text:span text:style-name="T68"><text:s text:c="4"/></text:span><text:span text:style-name="T65">EI_NIDENT This member provides the size of array e_indent. This helps in parsing the ELF file.</text:span></text:p>
            <text:p><text:span text:style-name="T66"/></text:p>
            <text:p><text:span text:style-name="T65"><text:s/></text:span><text:span text:style-name="T65">2. e_type</text:span></text:p>
            <text:p><text:span text:style-name="T68"><text:s/></text:span><text:span text:style-name="T65">This member identifies the type of object file. For example, an object</text:span><text:span text:style-name="T68"> </text:span><text:span text:style-name="T65">file can be of</text:span></text:p>
            <text:p><text:span text:style-name="T65"><text:s text:c="2"/></text:span><text:span text:style-name="T65">following types :</text:span></text:p>
            <text:p><text:span text:style-name="T68"><text:s/></text:span><text:span text:style-name="T65">Name <text:s text:c="3"/>Value <text:s text:c="3"/>Meaning</text:span></text:p>
            <text:p><text:span text:style-name="T68"><text:s/></text:span><text:span text:style-name="T65">ET_NONE <text:s/>0 <text:s text:c="6"/>No file type</text:span></text:p>
            <text:p><text:span text:style-name="T68"><text:s/></text:span><text:span text:style-name="T65">ET_REL <text:s text:c="2"/>1 <text:s text:c="6"/>Relocatable file</text:span></text:p>
            <text:p><text:span text:style-name="T68"><text:s/></text:span><text:span text:style-name="T65">ET_EXEC <text:s/>2 <text:s text:c="6"/>Executable file</text:span></text:p>
            <text:p><text:span text:style-name="T68"><text:s/></text:span><text:span text:style-name="T65">ET_DYN <text:s text:c="2"/>3 <text:s text:c="6"/>Shared object file</text:span></text:p>
            <text:p><text:span text:style-name="T68"><text:s/></text:span><text:span text:style-name="T65">ET_CORE <text:s/>4 <text:s text:c="6"/>Core file</text:span></text:p>
            <text:p><text:span text:style-name="T68"><text:s/></text:span><text:span text:style-name="T65">NOTE: The above list is not exhaustive but still gives information on main</text:span><text:span text:style-name="T68"> </text:span><text:span text:style-name="T65">object</text:span></text:p>
            <text:p><text:span text:style-name="T65"><text:s text:c="2"/></text:span><text:span text:style-name="T65">file types that ELF can refer to.</text:span></text:p>
            <text:p><text:span text:style-name="T69"/></text:p>
            <text:p><text:span text:style-name="T68"><text:s/></text:span><text:span text:style-name="T65">3. e_machine</text:span></text:p>
            <text:p><text:span text:style-name="T68"><text:s/></text:span><text:span text:style-name="T65">This member gives information on architecture that an ELF file requires.</text:span></text:p>
            <text:p><text:span text:style-name="T68"><text:s/></text:span><text:span text:style-name="T65">Name <text:s text:c="11"/>Value <text:s text:c="5"/>Meaning</text:span></text:p>
            <text:p><text:span text:style-name="T68"><text:s/></text:span><text:span text:style-name="T65">ET_NONE <text:s text:c="10"/>0 <text:s text:c="9"/>No machine</text:span></text:p>
            <text:p><text:span text:style-name="T68"><text:s/></text:span><text:span text:style-name="T65">EM_M32 <text:s text:c="11"/>1 <text:s text:c="9"/>AT&amp;T WE 32100</text:span></text:p>
            <text:p><text:span text:style-name="T68"><text:s/></text:span><text:span text:style-name="T65">EM_SPARC <text:s text:c="9"/>2 <text:s text:c="9"/>SPARC</text:span></text:p>
            <text:p><text:span text:style-name="T68"><text:s/></text:span><text:span text:style-name="T65">EM_386 <text:s text:c="11"/>3 <text:s text:c="9"/>Intel Architecture</text:span></text:p>
            <text:p><text:span text:style-name="T68"><text:s/></text:span><text:span text:style-name="T65">EM_68K <text:s text:c="11"/>4 <text:s text:c="9"/>Motorola 68000</text:span></text:p>
            <text:p><text:span text:style-name="T68"><text:s/></text:span><text:span text:style-name="T65">EM_88K <text:s text:c="11"/>5 <text:s text:c="9"/>Motorola 88000</text:span></text:p>
            <text:p><text:span text:style-name="T68"><text:s/></text:span><text:span text:style-name="T65">EM_860 <text:s text:c="11"/>7 <text:s text:c="9"/>Intel 80860</text:span></text:p>
            <text:p><text:span text:style-name="T68"><text:s/></text:span><text:span text:style-name="T65">EM_MIPS <text:s text:c="10"/>8 <text:s text:c="9"/>MIPS RS3000 Big-Endian</text:span></text:p>
            <text:p><text:span text:style-name="T68"><text:s/></text:span><text:span text:style-name="T65">EM_MIPS_RS4_BE <text:s text:c="2"/>10 <text:s text:c="9"/>MIPS RS4000 Big-Endian</text:span></text:p>
            <text:p><text:span text:style-name="T68"><text:s/></text:span><text:span text:style-name="T65">RESERVED <text:s text:c="6"/>11-16 <text:s text:c="8"/>Reserved for future use</text:span></text:p>
            <text:p><text:span text:style-name="T69"/></text:p>
            <text:p><text:span text:style-name="T68"><text:s/></text:span><text:span text:style-name="T65">4. Additional Members</text:span></text:p>
            <text:p><text:span text:style-name="T68"><text:s/></text:span><text:span text:style-name="T65">Apart from the above three members, it also has the following members:</text:span></text:p>
            <text:p><text:span text:style-name="T68"><text:s/></text:span><text:span text:style-name="T65">e_version: Provides the ELF object file version information.</text:span></text:p>
            <text:p><text:span text:style-name="T68"><text:s/></text:span><text:span text:style-name="T65">e_entry: Provides the virtual address information of the entry point to which</text:span></text:p>
            <text:p><text:span text:style-name="T68"><text:s text:c="2"/></text:span><text:span text:style-name="T65">the system must transfer the control so that the process can be initiated.</text:span></text:p>
            <text:p><text:span text:style-name="T68"><text:s/></text:span><text:span text:style-name="T65">e_phoff: Holds the offset to program header table. This information is stored in</text:span></text:p>
            <text:p><text:span text:style-name="T68"><text:s text:c="2"/></text:span><text:span text:style-name="T65">terms of bytes. In absence of a program header table, the information</text:span></text:p>
            <text:p><text:span text:style-name="T68"><text:s text:c="2"/></text:span><text:span text:style-name="T65">contained by this member is zero.</text:span></text:p>
            <text:p><text:span text:style-name="T68"><text:s/></text:span><text:span text:style-name="T65">e_shoff: Holds the offset to section header table. As with e_phoff, this</text:span></text:p>
            <text:p><text:span text:style-name="T68"><text:s text:c="2"/></text:span><text:span text:style-name="T65">information too is stored in form of bytes and in absence of a section</text:span></text:p>
            <text:p><text:span text:style-name="T68"><text:s text:c="2"/></text:span><text:span text:style-name="T65">header table, the information contained by this field is zero.</text:span></text:p>
            <text:p><text:span text:style-name="T68"><text:s/></text:span><text:span text:style-name="T65">e_flags: Holds information related to process specific flags.</text:span></text:p>
            <text:p><text:span text:style-name="T68"><text:s/></text:span><text:span text:style-name="T65">e_ehsize: Holds information related to ELF header size in byes.</text:span></text:p>
            <text:p><text:span text:style-name="T68"><text:s/></text:span><text:span text:style-name="T65">e_phentsize: Holds information related to size of one entry in the object</text:span></text:p>
            <text:p><text:span text:style-name="T68"><text:s text:c="2"/></text:span><text:span text:style-name="T65">file’s program header table. Note that all the entries are same in size.</text:span></text:p>
            <text:p><text:span text:style-name="T68"><text:s/></text:span><text:span text:style-name="T65">e_phnum: Holds the information related to number of entries in program header table.</text:span></text:p>
            <text:p><text:span text:style-name="T68"><text:s/></text:span><text:span text:style-name="T65">e_shentsize: Holds the information related to size of one entry in the</text:span></text:p>
            <text:p><text:span text:style-name="T68"><text:s text:c="2"/></text:span><text:span text:style-name="T65">section header table. The size is represented in form of number of bytes.</text:span></text:p>
            <text:p><text:span text:style-name="T68"><text:s/></text:span><text:span text:style-name="T65">e_shnum: Gives the information related to the number of entries in the section header table.</text:span></text:p>
            <text:p><text:span text:style-name="T65"/></text:p>
            <text:p><text:span text:style-name="T65"/></text:p>
            <text:p><text:span text:style-name="T56"/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18" draw:style-name="dp1" draw:master-page-name="Default">
        <office:forms form:automatic-focus="false" form:apply-design-mode="false"/>
        <draw:frame draw:style-name="gr21" draw:text-style-name="P17" draw:layer="layout" svg:width="18.32cm" svg:height="24.83cm" svg:x="1.381cm" svg:y="1.914cm">
          <draw:text-box>
            <text:p><text:span text:style-name="T63">Tool - readelf used to list the object data</text:span></text:p>
            <text:p><text:span text:style-name="T70">main()</text:span><text:span text:style-name="T71"> </text:span></text:p>
            <text:p><text:span text:style-name="T70">{</text:span></text:p>
            <text:p><text:span text:style-name="T71"><text:s text:c="2"/></text:span><text:span text:style-name="T70">printf("Hello World\n");</text:span></text:p>
            <text:p><text:span text:style-name="T70">}</text:span></text:p>
            <text:p><text:span text:style-name="T70"/></text:p>
            <text:p><text:span text:style-name="T63">$</text:span><text:span text:style-name="T54"> readelf -h hello.o</text:span></text:p>
            <text:p><text:span text:style-name="T72"/></text:p>
            <text:p><text:span text:style-name="T65">ELF Header:</text:span></text:p>
            <text:p><text:span text:style-name="T68"><text:s text:c="2"/></text:span><text:span text:style-name="T65">Magic: <text:s text:c="2"/>7f 45 4c 46 02 01 01 00 00 00 00 00 00 00 00 00</text:span></text:p>
            <text:p><text:span text:style-name="T68"><text:s text:c="2"/></text:span><text:span text:style-name="T65">Class: <text:s text:c="28"/>ELF64</text:span></text:p>
            <text:p><text:span text:style-name="T68"><text:s text:c="2"/></text:span><text:span text:style-name="T65">Data: <text:s text:c="29"/>2's complement, little endian</text:span></text:p>
            <text:p><text:span text:style-name="T68"><text:s text:c="2"/></text:span><text:span text:style-name="T65">Version: <text:s text:c="26"/>1 (current)</text:span></text:p>
            <text:p><text:span text:style-name="T68"><text:s text:c="2"/></text:span><text:span text:style-name="T65">OS/ABI: <text:s text:c="27"/>UNIX - System V</text:span></text:p>
            <text:p><text:span text:style-name="T68"><text:s text:c="2"/></text:span><text:span text:style-name="T65">ABI Version: <text:s text:c="22"/>0</text:span></text:p>
            <text:p><text:span text:style-name="T68"><text:s text:c="2"/></text:span><text:span text:style-name="T65">Type: <text:s text:c="29"/>REL (Relocatable file)</text:span></text:p>
            <text:p><text:span text:style-name="T68"><text:s text:c="2"/></text:span><text:span text:style-name="T65">Machine: <text:s text:c="26"/>Advanced Micro Devices X86-64</text:span></text:p>
            <text:p><text:span text:style-name="T68"><text:s text:c="2"/></text:span><text:span text:style-name="T65">Version: <text:s text:c="26"/>0x1</text:span></text:p>
            <text:p><text:span text:style-name="T68"><text:s text:c="2"/></text:span><text:span text:style-name="T65">Entry point address: <text:s text:c="14"/>0x0</text:span></text:p>
            <text:p><text:span text:style-name="T68"><text:s text:c="2"/></text:span><text:span text:style-name="T65">Start of program headers: <text:s text:c="9"/>0 (bytes into file)</text:span></text:p>
            <text:p><text:span text:style-name="T68"><text:s text:c="2"/></text:span><text:span text:style-name="T65">Start of section headers: <text:s text:c="9"/>312 (bytes into file)</text:span></text:p>
            <text:p><text:span text:style-name="T68"><text:s text:c="2"/></text:span><text:span text:style-name="T65">Flags: <text:s text:c="28"/>0x0</text:span></text:p>
            <text:p><text:span text:style-name="T68"><text:s text:c="2"/></text:span><text:span text:style-name="T65">Size of this header: <text:s text:c="14"/>64 (bytes)</text:span></text:p>
            <text:p><text:span text:style-name="T68"><text:s text:c="2"/></text:span><text:span text:style-name="T65">Size of program headers: <text:s text:c="10"/>0 (bytes)</text:span></text:p>
            <text:p><text:span text:style-name="T68"><text:s text:c="2"/></text:span><text:span text:style-name="T65">Number of program headers: <text:s text:c="8"/>0</text:span></text:p>
            <text:p><text:span text:style-name="T68"><text:s text:c="2"/></text:span><text:span text:style-name="T65">Size of section headers: <text:s text:c="10"/>64 (bytes)</text:span></text:p>
            <text:p><text:span text:style-name="T68"><text:s text:c="2"/></text:span><text:span text:style-name="T65">Number of section headers: <text:s text:c="8"/>13</text:span></text:p>
            <text:p><text:span text:style-name="T68"><text:s text:c="2"/></text:span><text:span text:style-name="T65">Section header string table index: 10</text:span></text:p>
            <text:p><text:span text:style-name="T73"/></text:p>
            <text:p><text:span text:style-name="T73"/></text:p>
            <text:p><text:span text:style-name="T63">$</text:span><text:span text:style-name="T54"> readelf -S hello.o</text:span></text:p>
            <text:p><text:span text:style-name="T65"/></text:p>
            <text:p><text:span text:style-name="T65">There are 13 section headers, starting at offset 0x138:</text:span></text:p>
            <text:p><text:span text:style-name="T65">Section Headers:</text:span></text:p>
            <text:p><text:span text:style-name="T68"><text:s text:c="2"/></text:span><text:span text:style-name="T65">[Nr] Name <text:s text:c="13"/>Type <text:s text:c="12"/>Address <text:s text:c="10"/>Offset</text:span></text:p>
            <text:p><text:span text:style-name="T68"><text:s text:c="7"/></text:span><text:span text:style-name="T65">Size <text:s text:c="13"/>EntSize <text:s text:c="9"/>Flags <text:s/>Link <text:s/>Info <text:s/>Align</text:span></text:p>
            <text:p><text:span text:style-name="T68"><text:s text:c="2"/></text:span><text:span text:style-name="T65">[ 0] <text:s text:c="18"/>NULL <text:s text:c="12"/>0000000000000000 <text:s/>00000000</text:span></text:p>
            <text:p><text:span text:style-name="T68"><text:s text:c="7"/></text:span><text:span text:style-name="T65">0000000000000000 <text:s/>0000000000000000 <text:s text:c="10"/>0 <text:s text:c="4"/>0 <text:s text:c="4"/>0</text:span></text:p>
            <text:p><text:span text:style-name="T68"><text:s text:c="2"/></text:span><text:span text:style-name="T65">[ 1] .text <text:s text:c="12"/>PROGBITS <text:s text:c="8"/>0000000000000000 <text:s/>00000040</text:span></text:p>
            <text:p><text:span text:style-name="T68"><text:s text:c="7"/></text:span><text:span text:style-name="T65">0000000000000015 <text:s/>0000000000000000 <text:s/>AX <text:s text:c="6"/>0 <text:s text:c="4"/>0 <text:s text:c="4"/>4</text:span></text:p>
            <text:p><text:span text:style-name="T68"><text:s text:c="2"/></text:span><text:span text:style-name="T65">[ 2] .rela.text <text:s text:c="7"/>RELA <text:s text:c="12"/>0000000000000000 <text:s/>00000598</text:span></text:p>
            <text:p><text:span text:style-name="T68"><text:s text:c="7"/></text:span><text:span text:style-name="T65">0000000000000030 <text:s/>0000000000000018 <text:s text:c="9"/>11 <text:s text:c="4"/>1 <text:s text:c="4"/>8</text:span></text:p>
            <text:p><text:span text:style-name="T68"><text:s text:c="2"/></text:span><text:span text:style-name="T65">[ 3] .data <text:s text:c="12"/>PROGBITS <text:s text:c="8"/>0000000000000000 <text:s/>00000058</text:span></text:p>
            <text:p><text:span text:style-name="T68"><text:s text:c="7"/></text:span><text:span text:style-name="T65">0000000000000000 <text:s/>0000000000000000 <text:s/>WA <text:s text:c="6"/>0 <text:s text:c="4"/>0 <text:s text:c="4"/>4</text:span></text:p>
            <text:p><text:span text:style-name="T68"><text:s text:c="2"/></text:span><text:span text:style-name="T65">[ 4] .bss <text:s text:c="13"/>NOBITS <text:s text:c="10"/>0000000000000000 <text:s/>00000058</text:span></text:p>
            <text:p><text:span text:style-name="T68"><text:s text:c="7"/></text:span><text:span text:style-name="T65">0000000000000000 <text:s/>0000000000000000 <text:s/>WA <text:s text:c="6"/>0 <text:s text:c="4"/>0 <text:s text:c="4"/>4</text:span></text:p>
            <text:p><text:span text:style-name="T68"><text:s text:c="2"/></text:span><text:span text:style-name="T65">[ 5] .rodata <text:s text:c="10"/>PROGBITS <text:s text:c="8"/>0000000000000000 <text:s/>00000058</text:span></text:p>
            <text:p><text:span text:style-name="T68"><text:s text:c="7"/></text:span><text:span text:style-name="T65">000000000000000c <text:s/>0000000000000000 <text:s text:c="2"/>A <text:s text:c="6"/>0 <text:s text:c="4"/>0 <text:s text:c="4"/>1</text:span></text:p>
            <text:p><text:span text:style-name="T68"><text:s text:c="2"/></text:span><text:span text:style-name="T65">[ 6] .comment <text:s text:c="9"/>PROGBITS <text:s text:c="8"/>0000000000000000 <text:s/>00000064</text:span></text:p>
            <text:p><text:span text:style-name="T68"><text:s text:c="7"/></text:span><text:span text:style-name="T65">000000000000002e <text:s/>0000000000000001 <text:s/>MS <text:s text:c="6"/>0 <text:s text:c="4"/>0 <text:s text:c="4"/>1</text:span></text:p>
            <text:p><text:span text:style-name="T68"><text:s text:c="2"/></text:span><text:span text:style-name="T65">[ 7] .note.GNU-stack <text:s text:c="2"/>PROGBITS <text:s text:c="8"/>0000000000000000 <text:s/>00000092</text:span></text:p>
            <text:p><text:span text:style-name="T68"><text:s text:c="7"/></text:span><text:span text:style-name="T65">0000000000000000 <text:s/>0000000000000000 <text:s text:c="10"/>0 <text:s text:c="4"/>0 <text:s text:c="4"/>1</text:span></text:p>
            <text:p><text:span text:style-name="T68"><text:s text:c="2"/></text:span><text:span text:style-name="T65">[ 8] .eh_frame <text:s text:c="8"/>PROGBITS <text:s text:c="8"/>0000000000000000 <text:s/>00000098</text:span></text:p>
            <text:p><text:span text:style-name="T68"><text:s text:c="7"/></text:span><text:span text:style-name="T65">0000000000000038 <text:s/>0000000000000000 <text:s text:c="2"/>A <text:s text:c="6"/>0 <text:s text:c="4"/>0 <text:s text:c="4"/>8</text:span></text:p>
            <text:p><text:span text:style-name="T68"><text:s text:c="2"/></text:span><text:span text:style-name="T65">[ 9] .rela.eh_frame <text:s text:c="3"/>RELA <text:s text:c="12"/>0000000000000000 <text:s/>000005c8</text:span></text:p>
            <text:p><text:span text:style-name="T68"><text:s text:c="7"/></text:span><text:span text:style-name="T65">0000000000000018 <text:s/>0000000000000018 <text:s text:c="9"/>11 <text:s text:c="4"/>8 <text:s text:c="4"/>8</text:span></text:p>
            <text:p><text:span text:style-name="T68"><text:s text:c="2"/></text:span><text:span text:style-name="T65">[10] .shstrtab <text:s text:c="8"/>STRTAB <text:s text:c="10"/>0000000000000000 <text:s/>000000d0</text:span></text:p>
            <text:p><text:span text:style-name="T68"><text:s text:c="7"/></text:span><text:span text:style-name="T65">0000000000000061 <text:s/>0000000000000000 <text:s text:c="10"/>0 <text:s text:c="4"/>0 <text:s text:c="4"/>1</text:span></text:p>
            <text:p><text:span text:style-name="T68"><text:s text:c="2"/></text:span><text:span text:style-name="T65">[11] .symtab <text:s text:c="10"/>SYMTAB <text:s text:c="10"/>0000000000000000 <text:s/>00000478</text:span></text:p>
            <text:p><text:span text:style-name="T68"><text:s text:c="7"/></text:span><text:span text:style-name="T65">0000000000000108 <text:s/>0000000000000018 <text:s text:c="9"/>12 <text:s text:c="4"/>9 <text:s text:c="4"/>8</text:span></text:p>
            <text:p><text:span text:style-name="T68"><text:s text:c="2"/></text:span><text:span text:style-name="T65">[12] .strtab <text:s text:c="10"/>STRTAB <text:s text:c="10"/>0000000000000000 <text:s/>00000580</text:span></text:p>
            <text:p><text:span text:style-name="T68"><text:s text:c="7"/></text:span><text:span text:style-name="T65">0000000000000013 <text:s/>0000000000000000 <text:s text:c="10"/>0 <text:s text:c="4"/>0 <text:s text:c="4"/>1</text:span></text:p>
            <text:p><text:span text:style-name="T38"/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19" draw:style-name="dp1" draw:master-page-name="Default">
        <office:forms form:automatic-focus="false" form:apply-design-mode="false"/>
        <draw:frame draw:style-name="gr1" draw:text-style-name="P17" draw:layer="layout" svg:width="18.32cm" svg:height="23.496cm" svg:x="1.381cm" svg:y="1.914cm">
          <draw:text-box>
            <text:p><text:span text:style-name="T54">The readelf program is capable of performing disassembly:</text:span></text:p>
            <text:p><text:span text:style-name="T63"/></text:p>
            <text:p><text:span text:style-name="T63">$</text:span><text:span text:style-name="T54"> readelf -i 1 hello.o</text:span></text:p>
            <text:p><text:span text:style-name="T73"><text:s/></text:span></text:p>
            <text:p><text:span text:style-name="T65">0x00000000 <text:s/>pushl <text:s text:c="6"/>%ebp</text:span></text:p>
            <text:p><text:span text:style-name="T65">0x00000001 <text:s/>movl <text:s text:c="7"/>%esp,%ebp</text:span></text:p>
            <text:p><text:span text:style-name="T65">0x00000003 <text:s/>pushl <text:s text:c="6"/>$0x0</text:span></text:p>
            <text:p><text:span text:style-name="T65">0x00000008 <text:s/>call <text:s text:c="7"/>0x08007559</text:span></text:p>
            <text:p><text:span text:style-name="T65">0x0000000d <text:s/>addl <text:s text:c="7"/>$4,%esp</text:span></text:p>
            <text:p><text:span text:style-name="T65">0x00000010 <text:s/>movl <text:s text:c="7"/>%ebp,%esp</text:span></text:p>
            <text:p><text:span text:style-name="T65">0x00000012 <text:s/>popl <text:s text:c="7"/>%ebp</text:span></text:p>
            <text:p><text:span text:style-name="T65">0x00000013 <text:s/>ret</text:span></text:p>
            <text:p><text:span text:style-name="T74"/></text:p>
            <text:p><text:span text:style-name="T54">The .rel.text section contains the re-locations for the .text section of</text:span></text:p>
            <text:p><text:span text:style-name="T54">the file, and we can display them as follows:</text:span></text:p>
            <text:p><text:span text:style-name="T63"/></text:p>
            <text:p><text:span text:style-name="T63">$</text:span><text:span text:style-name="T54"> readelf -r hello.o</text:span></text:p>
            <text:p><text:span text:style-name="T73"><text:s/></text:span></text:p>
            <text:p><text:span text:style-name="T65">Relocation section data:.rel.text (0x2 entries)</text:span></text:p>
            <text:p><text:span text:style-name="T65">Tag: 00004 Value 00301 R_386_32 <text:s text:c="3"/>(0 )</text:span></text:p>
            <text:p><text:span text:style-name="T65">Tag: 00009 Value 00b02 R_386_PC32 <text:s/>(0 printf)</text:span></text:p>
            <text:p><text:span text:style-name="T74"/></text:p>
            <text:p><text:span text:style-name="T63">$</text:span><text:span text:style-name="T54"> readelf -l hello</text:span></text:p>
            <text:p><text:span text:style-name="T75"/></text:p>
            <text:p><text:span text:style-name="T65">Elf file type is EXEC (Executable file)</text:span></text:p>
            <text:p><text:span text:style-name="T65">Entry point 0x400440</text:span></text:p>
            <text:p><text:span text:style-name="T65">There are 9 program headers, starting at offset 64</text:span></text:p>
            <text:p><text:span text:style-name="T74"/></text:p>
            <text:p><text:span text:style-name="T65">Program Headers:</text:span></text:p>
            <text:p><text:span text:style-name="T68"><text:s text:c="2"/></text:span><text:span text:style-name="T65">Type <text:s text:c="10"/>Offset <text:s text:c="12"/>VirtAddr <text:s text:c="10"/>PhysAddr</text:span></text:p>
            <text:p><text:span text:style-name="T68"><text:s text:c="17"/></text:span><text:span text:style-name="T65">FileSiz <text:s text:c="11"/>MemSiz <text:s text:c="13"/>Flags <text:s/>Align</text:span></text:p>
            <text:p><text:span text:style-name="T68"><text:s text:c="2"/></text:span><text:span text:style-name="T65">PHDR <text:s text:c="10"/>0x0000000000000040 0x0000000000400040 0x0000000000400040</text:span></text:p>
            <text:p><text:span text:style-name="T68"><text:s text:c="17"/></text:span><text:span text:style-name="T65">0x00000000000001f8 0x00000000000001f8 <text:s/>R E <text:s text:c="3"/>8</text:span></text:p>
            <text:p><text:span text:style-name="T68"><text:s text:c="2"/></text:span><text:span text:style-name="T65">INTERP <text:s text:c="8"/>0x0000000000000238 0x0000000000400238 0x0000000000400238</text:span></text:p>
            <text:p><text:span text:style-name="T68"><text:s text:c="17"/></text:span><text:span text:style-name="T65">0x000000000000001c 0x000000000000001c <text:s/>R <text:s text:c="5"/>1</text:span></text:p>
            <text:p><text:span text:style-name="T68"><text:s text:c="6"/></text:span><text:span text:style-name="T65">[Requesting program interpreter: /lib64/ld-linux-x86-64.so.2]</text:span></text:p>
            <text:p><text:span text:style-name="T68"><text:s text:c="2"/></text:span><text:span text:style-name="T65">LOAD <text:s text:c="10"/>0x0000000000000000 0x0000000000400000 0x0000000000400000</text:span></text:p>
            <text:p><text:span text:style-name="T68"><text:s text:c="17"/></text:span><text:span text:style-name="T65">0x0000000000000714 0x0000000000000714 <text:s/>R E <text:s text:c="3"/>200000</text:span></text:p>
            <text:p><text:span text:style-name="T68"><text:s text:c="2"/></text:span><text:span text:style-name="T65">LOAD <text:s text:c="10"/>0x0000000000000e10 0x0000000000600e10 0x0000000000600e10</text:span></text:p>
            <text:p><text:span text:style-name="T68"><text:s text:c="17"/></text:span><text:span text:style-name="T65">0x0000000000000224 0x0000000000000228 <text:s/>RW <text:s text:c="4"/>200000</text:span></text:p>
            <text:p><text:span text:style-name="T68"><text:s text:c="2"/></text:span><text:span text:style-name="T65">DYNAMIC <text:s text:c="7"/>0x0000000000000e28 0x0000000000600e28 0x0000000000600e28</text:span></text:p>
            <text:p><text:span text:style-name="T68"><text:s text:c="17"/></text:span><text:span text:style-name="T65">0x00000000000001d0 0x00000000000001d0 <text:s/>RW <text:s text:c="4"/>8</text:span></text:p>
            <text:p><text:span text:style-name="T68"><text:s text:c="2"/></text:span><text:span text:style-name="T65">NOTE <text:s text:c="10"/>0x0000000000000254 0x0000000000400254 0x0000000000400254</text:span></text:p>
            <text:p><text:span text:style-name="T68"><text:s text:c="17"/></text:span><text:span text:style-name="T65">0x0000000000000044 0x0000000000000044 <text:s/>R <text:s text:c="5"/>4</text:span></text:p>
            <text:p><text:span text:style-name="T68"><text:s text:c="2"/></text:span><text:span text:style-name="T65">GNU_EH_FRAME <text:s text:c="2"/>0x00000000000005ec 0x00000000004005ec 0x00000000004005ec</text:span></text:p>
            <text:p><text:span text:style-name="T68"><text:s text:c="17"/></text:span><text:span text:style-name="T65">0x0000000000000034 0x0000000000000034 <text:s/>R <text:s text:c="5"/>4</text:span></text:p>
            <text:p><text:span text:style-name="T68"><text:s text:c="2"/></text:span><text:span text:style-name="T65">GNU_STACK <text:s text:c="5"/>0x0000000000000000 0x0000000000000000 0x0000000000000000</text:span></text:p>
            <text:p><text:span text:style-name="T68"><text:s text:c="17"/></text:span><text:span text:style-name="T65">0x0000000000000000 0x0000000000000000 <text:s/>RW <text:s text:c="4"/>10</text:span></text:p>
            <text:p><text:span text:style-name="T68"><text:s text:c="2"/></text:span><text:span text:style-name="T65">GNU_RELRO <text:s text:c="5"/>0x0000000000000e10 0x0000000000600e10 0x0000000000600e10</text:span></text:p>
            <text:p><text:span text:style-name="T68"><text:s text:c="17"/></text:span><text:span text:style-name="T65">0x00000000000001f0 0x00000000000001f0 <text:s/>R <text:s text:c="5"/>1</text:span></text:p>
            <text:p><text:span text:style-name="T65"/></text:p>
            <text:p><text:span text:style-name="T65">Section to Segment mapping:</text:span></text:p>
            <text:p><text:span text:style-name="T65">Segment Sections...</text:span></text:p>
            <text:p><text:span text:style-name="T68"><text:s text:c="3"/></text:span><text:span text:style-name="T65">00</text:span></text:p>
            <text:p><text:span text:style-name="T68"><text:s text:c="3"/></text:span><text:span text:style-name="T65">01 <text:s text:c="4"/>.interp</text:span></text:p>
            <text:p><text:span text:style-name="T68"><text:s text:c="3"/></text:span><text:span text:style-name="T65">02 <text:s text:c="4"/>.interp .note.ABI-tag .note.gnu.build-id .gnu.hash .dynsym .dynstr .gnu.version .gnu.version_r .rela.dyn .rela.plt .init .plt .text .fini .rodata .eh_frame_hdr .eh_frame</text:span></text:p>
            <text:p><text:span text:style-name="T68"><text:s text:c="3"/></text:span><text:span text:style-name="T65">03 <text:s text:c="4"/>.init_array .fini_array .jcr .dynamic .got .got.plt .data .bss</text:span></text:p>
            <text:p><text:span text:style-name="T68"><text:s text:c="3"/></text:span><text:span text:style-name="T65">04 <text:s text:c="4"/>.dynamic</text:span></text:p>
            <text:p><text:span text:style-name="T68"><text:s text:c="3"/></text:span><text:span text:style-name="T65">05 <text:s text:c="4"/>.note.ABI-tag .note.gnu.build-id</text:span></text:p>
            <text:p><text:span text:style-name="T68"><text:s text:c="3"/></text:span><text:span text:style-name="T65">06 <text:s text:c="4"/>.eh_frame_hdr</text:span></text:p>
            <text:p><text:span text:style-name="T68"><text:s text:c="3"/></text:span><text:span text:style-name="T65">07</text:span></text:p>
            <text:p><text:span text:style-name="T68"><text:s text:c="3"/></text:span><text:span text:style-name="T65">08 <text:s text:c="4"/>.init_array .fini_array .jcr .dynamic .got</text:span></text:p>
            <text:p><text:span text:style-name="T38"><text:s/></text:span><text:span text:style-name="T76"><text:s text:c="80"/></text:span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20" draw:style-name="dp1" draw:master-page-name="Default">
        <office:forms form:automatic-focus="false" form:apply-design-mode="false"/>
        <draw:frame draw:style-name="gr18" draw:text-style-name="P9" draw:layer="layout" svg:width="9.017cm" svg:height="3.531cm" svg:x="1.335cm" svg:y="1.905cm">
          <draw:text-box>
            <text:p><text:span text:style-name="T67">1. Introduction</text:span></text:p>
            <text:list text:style-name="L1">
              <text:list-item>
                <text:p text:style-name="P2"><text:span text:style-name="T31"><text:s/></text:span><text:span text:style-name="T31">Source File</text:span></text:p>
              </text:list-item>
              <text:list-item>
                <text:p text:style-name="P2"><text:span text:style-name="T31"><text:s/></text:span><text:span text:style-name="T31">Header File</text:span></text:p>
              </text:list-item>
              <text:list-item>
                <text:p text:style-name="P2"><text:span text:style-name="T31"><text:s/></text:span><text:span text:style-name="T31">Object File</text:span></text:p>
              </text:list-item>
              <text:list-item>
                <text:p text:style-name="P2"><text:span text:style-name="T31"><text:s/></text:span><text:span text:style-name="T31">Declaration and Definition</text:span></text:p>
              </text:list-item>
              <text:list-item>
                <text:p text:style-name="P2"><text:span text:style-name="T31"><text:s/></text:span><text:span text:style-name="T31">Preprocessing, Compiling, Linking, Loading and Running</text:span></text:p>
              </text:list-item>
              <text:list-item>
                <text:p text:style-name="P2"><text:span text:style-name="T31"><text:s/></text:span><text:span text:style-name="T31">Executable file format</text:span></text:p>
              </text:list-item>
              <text:list-item>
                <text:p text:style-name="P2"><text:span text:style-name="T30"><text:s/></text:span><text:span text:style-name="T30">Segments (.bss, .code, .data etc)</text:span></text:p>
              </text:list-item>
              <text:list-item>
                <text:p text:style-name="P2"><text:span text:style-name="T31"><text:s/></text:span><text:span text:style-name="T31">Creating static library</text:span></text:p>
              </text:list-item>
              <text:list-item>
                <text:p text:style-name="P2"><text:span text:style-name="T31"><text:s/></text:span><text:span text:style-name="T31">Creating dynamic library</text:span></text:p>
              </text:list-item>
              <text:list-item>
                <text:p text:style-name="P2"><text:span text:style-name="T31"><text:s/></text:span><text:span text:style-name="T31">Discussion on where c fits</text:span></text:p>
              </text:list-item>
            </text:list>
          </draw:text-box>
        </draw:frame>
        <draw:frame draw:style-name="gr1" draw:text-style-name="P18" draw:layer="layout" svg:width="18.32cm" svg:height="21.59cm" svg:x="1.381cm" svg:y="1.533cm">
          <draw:text-box>
            <text:p><text:span text:style-name="T77"/></text:p>
            <text:p><text:span text:style-name="T78"/></text:p>
            <text:p><text:span text:style-name="T78"/></text:p>
            <text:p><text:span text:style-name="T78"/></text:p>
            <text:p><text:span text:style-name="T78"/></text:p>
            <text:p><text:span text:style-name="T78"/></text:p>
            <text:p><text:span text:style-name="T78"/></text:p>
            <text:p><text:span text:style-name="T78"/></text:p>
            <text:p><text:span text:style-name="T78"/></text:p>
            <text:p><text:span text:style-name="T78"/></text:p>
            <text:p><text:span text:style-name="T30">Unix/Linux process virtual address space</text:span></text:p>
            <text:list text:style-name="L1">
              <text:list-header>
                <text:p text:style-name="P2"><text:span text:style-name="T79"/></text:p>
              </text:list-header>
            </text:list>
            <text:p><text:span text:style-name="T66">high address -----------------------------</text:span></text:p>
            <text:p><text:span text:style-name="T80"><text:s text:c="13"/></text:span><text:span text:style-name="T65">| <text:s text:c="26"/>| <text:s/>\ <text:s/>command line arguments</text:span></text:p>
            <text:p><text:span text:style-name="T80"><text:s text:c="13"/></text:span><text:span text:style-name="T65">| <text:s text:c="26"/>| <text:s/>/ <text:s/>and environment</text:span></text:p>
            <text:p><text:span text:style-name="T80"><text:s text:c="13"/></text:span><text:span text:style-name="T65">-----------------------------</text:span></text:p>
            <text:p><text:span text:style-name="T80"><text:s text:c="13"/></text:span><text:span text:style-name="T65">| <text:s text:c="10"/>stack <text:s text:c="10"/>|</text:span></text:p>
            <text:p><text:span text:style-name="T80"><text:s text:c="13"/></text:span><text:span text:style-name="T65">- - - - - - - - - - - - - - -</text:span></text:p>
            <text:p><text:span text:style-name="T80"><text:s text:c="13"/></text:span><text:span text:style-name="T65">| <text:s text:c="12"/>| <text:s text:c="12"/>|</text:span></text:p>
            <text:p><text:span text:style-name="T80"><text:s text:c="13"/></text:span><text:span text:style-name="T65">| <text:s text:c="12"/>| <text:s text:c="12"/>|</text:span></text:p>
            <text:p><text:span text:style-name="T80"><text:s text:c="13"/></text:span><text:span text:style-name="T65">| <text:s text:c="12"/>v <text:s text:c="12"/>|</text:span></text:p>
            <text:p><text:span text:style-name="T80"><text:s text:c="13"/></text:span><text:span text:style-name="T65">| <text:s text:c="26"/>|</text:span></text:p>
            <text:p><text:span text:style-name="T80"><text:s text:c="13"/></text:span><text:span text:style-name="T65">| <text:s text:c="26"/>|</text:span></text:p>
            <text:p><text:span text:style-name="T80"><text:s text:c="13"/></text:span><text:span text:style-name="T65">| <text:s text:c="26"/>|</text:span></text:p>
            <text:p><text:span text:style-name="T80"><text:s text:c="13"/></text:span><text:span text:style-name="T65">| <text:s text:c="12"/>^ <text:s text:c="12"/>|</text:span></text:p>
            <text:p><text:span text:style-name="T80"><text:s text:c="13"/></text:span><text:span text:style-name="T65">| <text:s text:c="12"/>| <text:s text:c="12"/>|</text:span></text:p>
            <text:p><text:span text:style-name="T80"><text:s text:c="13"/></text:span><text:span text:style-name="T65">| <text:s text:c="12"/>| <text:s text:c="12"/>|</text:span></text:p>
            <text:p><text:span text:style-name="T80"><text:s text:c="13"/></text:span><text:span text:style-name="T65">- - - - - - - - - - - - - - -</text:span></text:p>
            <text:p><text:span text:style-name="T80"><text:s text:c="13"/></text:span><text:span text:style-name="T65">| <text:s text:c="10"/>heap <text:s text:c="11"/>|</text:span></text:p>
            <text:p><text:span text:style-name="T80"><text:s text:c="13"/></text:span><text:span text:style-name="T65">-----------------------------</text:span></text:p>
            <text:p><text:span text:style-name="T80"><text:s text:c="13"/></text:span><text:span text:style-name="T65">| uninitialized data <text:s text:c="7"/>| \ initialized to</text:span></text:p>
            <text:p><text:span text:style-name="T80"><text:s text:c="13"/></text:span><text:span text:style-name="T65">| <text:s text:c="9"/>(bss) <text:s text:c="11"/>| / zero by exec</text:span></text:p>
            <text:p><text:span text:style-name="T80"><text:s text:c="13"/></text:span><text:span text:style-name="T65">----------------------------+ \</text:span></text:p>
            <text:p><text:span text:style-name="T80"><text:s text:c="13"/></text:span><text:span text:style-name="T65">| initialized data <text:s text:c="9"/>| <text:s/>\ read from</text:span></text:p>
            <text:p><text:span text:style-name="T80"><text:s text:c="13"/></text:span><text:span text:style-name="T65">----------------------------- <text:s text:c="2"/>| program line</text:span></text:p>
            <text:p><text:span text:style-name="T80"><text:s text:c="13"/></text:span><text:span text:style-name="T65">| <text:s text:c="11"/>text <text:s text:c="10"/>| <text:s/>/ by exec</text:span></text:p>
            <text:p><text:span text:style-name="T66">low address <text:s/>| <text:s text:c="26"/>| /</text:span></text:p>
            <text:p><text:span text:style-name="T80"><text:s text:c="13"/></text:span><text:span text:style-name="T65">+---------------------------+</text:span></text:p>
            <text:p><text:span text:style-name="T66"/></text:p>
            <text:p><text:span text:style-name="T42"><text:s text:c="94"/></text:span><text:span text:style-name="T40"><text:s/></text:span></text:p>
            <text:p><text:span text:style-name="T54">When an executable program is read into system memory by the kernel</text:span></text:p>
            <text:p><text:span text:style-name="T54">and executed, it becomes a process. We can consider system memory to</text:span></text:p>
            <text:p><text:span text:style-name="T54">be divided into two distinct regions.</text:span></text:p>
            <text:p><text:span text:style-name="T54"/></text:p>
            <text:p><text:span text:style-name="T54">One is user space, and the other is</text:span><text:span text:style-name="T63"> </text:span><text:span text:style-name="T54">kernel Space. Every process has is own </text:span></text:p>
            <text:p><text:span text:style-name="T54">user space (about 2GB virtual</text:span><text:span text:style-name="T63"> </text:span><text:span text:style-name="T54">space,32bit) and are prevented from</text:span></text:p>
            <text:p><text:span text:style-name="T54">interfering with one another. The</text:span><text:span text:style-name="T63"> </text:span><text:span text:style-name="T54">mode change which is from user mode </text:span></text:p>
            <text:p><text:span text:style-name="T54">to kernel mode is called a context</text:span><text:span text:style-name="T63"> </text:span><text:span text:style-name="T54">switch.</text:span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21" draw:style-name="dp1" draw:master-page-name="Default">
        <office:forms form:automatic-focus="false" form:apply-design-mode="false"/>
        <draw:frame draw:style-name="gr22" draw:text-style-name="P12" draw:layer="layout" svg:width="18.32cm" svg:height="22.041cm" svg:x="1.381cm" svg:y="1.914cm">
          <draw:text-box>
            <text:p><text:span text:style-name="T81"><text:s text:c="9"/></text:span><text:span text:style-name="T56">-----------------</text:span></text:p>
            <text:p><text:span text:style-name="T81"><text:s text:c="9"/></text:span><text:span text:style-name="T56">| <text:s/>Kernel Space |&lt;----+</text:span></text:p>
            <text:p><text:span text:style-name="T81"><text:s text:c="9"/></text:span><text:span text:style-name="T56">| <text:s text:c="14"/>| <text:s text:c="4"/>|</text:span></text:p>
            <text:p><text:span text:style-name="T81"><text:s text:c="9"/></text:span><text:span text:style-name="T56">+---------------+ <text:s text:c="4"/>| context switching</text:span></text:p>
            <text:p><text:span text:style-name="T81"><text:s text:c="9"/></text:span><text:span text:style-name="T56">| <text:s text:c="14"/>| <text:s text:c="4"/>|</text:span></text:p>
            <text:p><text:span text:style-name="T81"><text:s text:c="9"/></text:span><text:span text:style-name="T56">| User Space <text:s text:c="3"/>|&lt;----+</text:span></text:p>
            <text:p><text:span text:style-name="T81"><text:s text:c="9"/></text:span><text:span text:style-name="T56">+---------------+</text:span></text:p>
            <text:p><text:span text:style-name="T72"/></text:p>
            <text:p><text:span text:style-name="T72"/></text:p>
            <text:p><text:span text:style-name="T54">Text, Data and Stack.</text:span></text:p>
            <text:p><text:span text:style-name="T54">The user process is divided into three segments or regions, they are:</text:span></text:p>
            <text:p><text:span text:style-name="T54">text, data and stack.</text:span></text:p>
            <text:p><text:span text:style-name="T54"/></text:p>
            <text:p><text:span text:style-name="T54">Text Segment.</text:span></text:p>
            <text:p><text:span text:style-name="T54">The Text segment (a.k.a the Instruction segment) contains the executable</text:span><text:span text:style-name="T63"> </text:span></text:p>
            <text:p><text:span text:style-name="T54">program code and constant data. The text segment is marked by the </text:span></text:p>
            <text:p><text:span text:style-name="T54">operating</text:span><text:span text:style-name="T63"> </text:span><text:span text:style-name="T54">system as read- only and can not be modified by the process.</text:span></text:p>
            <text:p><text:span text:style-name="T54">Multiple</text:span><text:span text:style-name="T63"> </text:span><text:span text:style-name="T54">processes can share the same text segment. Processes share the </text:span></text:p>
            <text:p><text:span text:style-name="T54">text</text:span><text:span text:style-name="T63"> </text:span><text:span text:style-name="T54">segment if a second copy of the program is to be executed </text:span></text:p>
            <text:p><text:span text:style-name="T54">concurrently.</text:span><text:span text:style-name="T63"> </text:span><text:span text:style-name="T54">Sharing can be turned off by using the -N option on the </text:span></text:p>
            <text:p><text:span text:style-name="T54">compile time.</text:span></text:p>
            <text:p><text:span text:style-name="T54"/></text:p>
            <text:p><text:span text:style-name="T54">Data Segment.</text:span></text:p>
            <text:p><text:span text:style-name="T54">The data segment, which is contiguous (in a virtual sense) with the text</text:span><text:span text:style-name="T63"> </text:span></text:p>
            <text:p><text:span text:style-name="T54">segment, can be subdivided into initialized data (e.g. in C/C++, </text:span></text:p>
            <text:p><text:span text:style-name="T54">variables</text:span><text:span text:style-name="T63"> </text:span><text:span text:style-name="T54">that are declared as static or are static by virtual of their </text:span></text:p>
            <text:p><text:span text:style-name="T54">placement)</text:span><text:span text:style-name="T63"> </text:span><text:span text:style-name="T54">and uninitialized (or 0-initialized data. The uninitialized </text:span></text:p>
            <text:p><text:span text:style-name="T54">data area</text:span><text:span text:style-name="T63"> </text:span><text:span text:style-name="T54">is also called BSS (Block Started By Symbol).</text:span></text:p>
            <text:p><text:span text:style-name="T54"/></text:p>
            <text:p><text:span text:style-name="T54">Heap Segment</text:span></text:p>
            <text:p><text:span text:style-name="T54">During its execution lifetime, a process may request additional data</text:span></text:p>
            <text:p><text:span text:style-name="T54">segment space. Library memory allocation routines (e.g., new, malloc,</text:span></text:p>
            <text:p><text:span text:style-name="T63"><text:s/></text:span><text:span text:style-name="T54">calloc, etc.) in turn make use of the system calls brk and sbrk to extend</text:span><text:span text:style-name="T63"> </text:span></text:p>
            <text:p><text:span text:style-name="T54">the size of the data segment. The newly allocated space is added to </text:span></text:p>
            <text:p><text:span text:style-name="T54">the</text:span><text:span text:style-name="T63"> </text:span><text:span text:style-name="T54">end of the current uninitialized data area. This area of available </text:span></text:p>
            <text:p><text:span text:style-name="T54">memory</text:span><text:span text:style-name="T63"> </text:span><text:span text:style-name="T54">is also called "heap".</text:span><text:span text:style-name="T45"> <text:s text:c="37"/></text:span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22" draw:style-name="dp1" draw:master-page-name="Default">
        <office:forms form:automatic-focus="false" form:apply-design-mode="false"/>
        <draw:frame draw:style-name="gr1" draw:text-style-name="P12" draw:layer="layout" svg:width="18.32cm" svg:height="23.662cm" svg:x="1.381cm" svg:y="1.914cm">
          <draw:text-box>
            <text:p><text:span text:style-name="T54">Stack Segment.</text:span></text:p>
            <text:p><text:span text:style-name="T54">The stack segment is used by the process for the storage of automatic </text:span></text:p>
            <text:p><text:span text:style-name="T54">identifier, register variables, and function call information. The stack </text:span></text:p>
            <text:p><text:span text:style-name="T54">grows towards the uninitialized data segment.</text:span></text:p>
            <text:p><text:span text:style-name="T54"/></text:p>
            <text:p><text:span text:style-name="T54">The u area.</text:span></text:p>
            <text:p><text:span text:style-name="T54">In addition to the text, data, and stack segment, the OS also maintains for </text:span></text:p>
            <text:p><text:span text:style-name="T54">each process a region called the u area (User Area). The u area contains</text:span><text:span text:style-name="T63"> </text:span></text:p>
            <text:p><text:span text:style-name="T54">information specific to the process (e.g. open files, current directory,</text:span><text:span text:style-name="T63"> </text:span><text:span text:style-name="T54">signal </text:span></text:p>
            <text:p><text:span text:style-name="T54">action, accounting information) and a system stack segment for</text:span><text:span text:style-name="T63"> </text:span><text:span text:style-name="T54">process use. </text:span></text:p>
            <text:p><text:span text:style-name="T54">If the process makes a system call (e.g., the system call</text:span><text:span text:style-name="T63"> </text:span><text:span text:style-name="T54">to write in the </text:span></text:p>
            <text:p><text:span text:style-name="T54">function in main ), the stack frame information for the</text:span><text:span text:style-name="T63"> </text:span><text:span text:style-name="T54">system is stored in </text:span></text:p>
            <text:p><text:span text:style-name="T54">the system stack segment. Again, this information is</text:span><text:span text:style-name="T63"> </text:span><text:span text:style-name="T54">kept by the OS in an </text:span></text:p>
            <text:p><text:span text:style-name="T54">area that the process doesn't normally have access</text:span><text:span text:style-name="T63"> </text:span><text:span text:style-name="T54">to. Thus, if this </text:span></text:p>
            <text:p><text:span text:style-name="T54">information is needed, the process must use special</text:span><text:span text:style-name="T63"> </text:span><text:span text:style-name="T54">system call to access it. </text:span></text:p>
            <text:p><text:span text:style-name="T54">Like the process itself, the contents of the u</text:span><text:span text:style-name="T63"> </text:span><text:span text:style-name="T54">area for the process are paged in </text:span></text:p>
            <text:p><text:span text:style-name="T54">and out bye the OS.</text:span></text:p>
            <text:p><text:span text:style-name="T54"/></text:p>
            <text:p><text:span text:style-name="T54">Process Memory Addresses.</text:span></text:p>
            <text:p><text:span text:style-name="T54">The system keep s track of the virtual addresses associated with each user </text:span></text:p>
            <text:p><text:span text:style-name="T54">process segment. This addresses information is available to the process and </text:span></text:p>
            <text:p><text:span text:style-name="T54">can be obtained by referencing the external variables etext, edata, and end. </text:span></text:p>
            <text:p><text:span text:style-name="T54">The addresses <text:s/>(not the contents) of these three variable correspond </text:span></text:p>
            <text:p><text:span text:style-name="T54">respectively to the first valid address above the text, initialized data, <text:s/>and </text:span></text:p>
            <text:p><text:span text:style-name="T54">uninitialized data segments.</text:span></text:p>
            <text:p><text:span text:style-name="T54"/></text:p>
            <text:p><text:span text:style-name="T56">#include &lt;iostream&gt;</text:span></text:p>
            <text:p><text:span text:style-name="T56">extern int etext, edata, end;</text:span></text:p>
            <text:p><text:span text:style-name="T56">using namespace std;</text:span></text:p>
            <text:p><text:span text:style-name="T56">int main( ){</text:span></text:p>
            <text:p><text:span text:style-name="T56">cout &lt;&lt; "Adr etext: " &lt;&lt; hex &lt;&lt; &amp;etext &lt;&lt; "\t ";</text:span></text:p>
            <text:p><text:span text:style-name="T56">cout &lt;&lt; "Adr edata: " &lt;&lt; hex &lt;&lt; &amp;edata &lt;&lt; "\t ";</text:span></text:p>
            <text:p><text:span text:style-name="T56">cout &lt;&lt; "Adr end: " &lt;&lt; hex &lt;&lt; &amp;end &lt;&lt; "\n";</text:span></text:p>
            <text:p><text:span text:style-name="T56"/></text:p>
            <text:p><text:span text:style-name="T56">char *s1 = "hello"; //in initialized data segmenta</text:span></text:p>
            <text:p><text:span text:style-name="T56">static int a=1; //in initialized data segment</text:span></text:p>
            <text:p><text:span text:style-name="T56">static int b; //in uninitialized data segment</text:span></text:p>
            <text:p><text:span text:style-name="T56">char s2[] = "hello"; //in the stack area.</text:span></text:p>
            <text:p><text:span text:style-name="T56">int * c = new int;</text:span></text:p>
            <text:p><text:span text:style-name="T56"/></text:p>
            <text:p><text:span text:style-name="T56">cout &lt;&lt;hex &lt;&lt; s1 &lt;&lt; endl;</text:span></text:p>
            <text:p><text:span text:style-name="T56">cout &lt;&lt;hex &lt;&lt; &amp;a &lt;&lt; endl;</text:span></text:p>
            <text:p><text:span text:style-name="T56">cout &lt;&lt;hex &lt;&lt; &amp;b &lt;&lt; endl;</text:span></text:p>
            <text:p><text:span text:style-name="T56">cout &lt;&lt;hex &lt;&lt; s2 &lt;&lt; endl;</text:span></text:p>
            <text:p><text:span text:style-name="T56">cout &lt;&lt;hex &lt;&lt; c &lt;&lt; endl;</text:span></text:p>
            <text:p><text:span text:style-name="T56">delete c;</text:span></text:p>
            <text:p><text:span text:style-name="T56">return 0;</text:span></text:p>
            <text:p><text:span text:style-name="T56">}</text:span></text:p>
            <text:p><text:span text:style-name="T56"/></text:p>
            <text:p><text:span text:style-name="T53"><text:s text:c="116"/></text:span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23" draw:style-name="dp1" draw:master-page-name="Default">
        <office:forms form:automatic-focus="false" form:apply-design-mode="false"/>
        <draw:frame draw:style-name="gr1" draw:text-style-name="P12" draw:layer="layout" svg:width="18.32cm" svg:height="22.658cm" svg:x="1.381cm" svg:y="1.914cm">
          <draw:text-box>
            <text:p><text:span text:style-name="T54">$g++ add.cpp</text:span></text:p>
            <text:p><text:span text:style-name="T63">$</text:span><text:span text:style-name="T54">./a.out</text:span></text:p>
            <text:p><text:span text:style-name="T73"><text:s/></text:span></text:p>
            <text:p><text:span text:style-name="T65">Adr etext: 0x400e4d <text:s text:c="4"/>Adr edata: 0x602090 <text:s text:c="4"/>Adr end: 0x6021c0</text:span></text:p>
            <text:p><text:span text:style-name="T65">hello</text:span></text:p>
            <text:p><text:span text:style-name="T65">0x60208c</text:span></text:p>
            <text:p><text:span text:style-name="T65">0x6021b8</text:span></text:p>
            <text:p><text:span text:style-name="T65">hello</text:span></text:p>
            <text:p><text:span text:style-name="T65">0X23ce010</text:span></text:p>
            <text:p><text:span text:style-name="T65"/></text:p>
            <text:p><text:span text:style-name="T43"/></text:p>
            <text:p><text:span text:style-name="T78"/></text:p>
            <text:p><text:span text:style-name="T78"/></text:p>
            <text:p><text:span text:style-name="T78"/></text:p>
            <text:p><text:span text:style-name="T78"/></text:p>
            <text:p><text:span text:style-name="T78"/></text:p>
            <text:p><text:span text:style-name="T78"/></text:p>
            <text:p><text:span text:style-name="T78"/></text:p>
            <text:p><text:span text:style-name="T78"/></text:p>
            <text:list text:style-name="L1">
              <text:list-header>
                <text:p text:style-name="P2"><text:span text:style-name="T82"/></text:p>
              </text:list-header>
            </text:list>
            <text:p><text:span text:style-name="T83"/></text:p>
            <text:p><text:span text:style-name="T84">A static library is set of object files that were copied into a single file.</text:span></text:p>
            <text:p><text:span text:style-name="T84">The static file is created with the archiver (ar).</text:span></text:p>
            <text:p><text:span text:style-name="T84"/></text:p>
            <text:p><text:span text:style-name="T84">&lt;&lt;calc_mean.c&gt;&gt;</text:span></text:p>
            <text:p><text:span text:style-name="T85">//#include &lt;stdio.h&gt;</text:span></text:p>
            <text:p><text:span text:style-name="T85">double mean(double a, double b) {</text:span></text:p>
            <text:p><text:span text:style-name="T85">return (a+b) / 2;</text:span></text:p>
            <text:p><text:span text:style-name="T85">}</text:span></text:p>
            <text:p><text:span text:style-name="T85"/></text:p>
            <text:p><text:span text:style-name="T84">&lt;&lt;calc_mean.h&gt;&gt;</text:span></text:p>
            <text:p><text:span text:style-name="T85">double mean(double, double);</text:span></text:p>
            <text:p><text:span text:style-name="T86"/></text:p>
            <text:p><text:span text:style-name="T84">Creating the static library</text:span></text:p>
            <text:p><text:span text:style-name="T84">First, calc_mean.c is turned into an object file:</text:span></text:p>
            <text:p><text:span text:style-name="T84"/></text:p>
            <text:p><text:span text:style-name="T84">$gcc -c calc_mean.c -o calc_mean.o</text:span></text:p>
            <text:p><text:span text:style-name="T84"/></text:p>
            <text:p><text:span text:style-name="T84">Then, the archiver (ar) is invoked to produce a static library (named libmean.a)</text:span></text:p>
            <text:p><text:span text:style-name="T84">out of the object file calc_mean.o.</text:span></text:p>
            <text:p><text:span text:style-name="T84"/></text:p>
            <text:p><text:span text:style-name="T84">$ar <text:s/>rcs libmean.a <text:s text:c="5"/>calc_mean.o</text:span></text:p>
            <text:p><text:span text:style-name="T84"/></text:p>
            <text:p><text:span text:style-name="T84">Note: the library must start with the three letters lib and have the suffix .a.</text:span></text:p>
            <text:p><text:span text:style-name="T84"/></text:p>
            <text:p><text:span text:style-name="T87"/></text:p>
            <text:p><text:span text:style-name="T87"/></text:p>
            <text:p><text:span text:style-name="T53"><text:s text:c="116"/></text:span></text:p>
          </draw:text-box>
        </draw:frame>
        <draw:frame draw:style-name="gr18" draw:text-style-name="P9" draw:layer="layout" svg:width="9.017cm" svg:height="3.531cm" svg:x="1.335cm" svg:y="6.705cm">
          <draw:text-box>
            <text:p><text:span text:style-name="T67">1. Introduction</text:span></text:p>
            <text:list text:style-name="L1">
              <text:list-item>
                <text:p text:style-name="P2"><text:span text:style-name="T31"><text:s/></text:span><text:span text:style-name="T31">Source File</text:span></text:p>
              </text:list-item>
              <text:list-item>
                <text:p text:style-name="P2"><text:span text:style-name="T31"><text:s/></text:span><text:span text:style-name="T31">Header File</text:span></text:p>
              </text:list-item>
              <text:list-item>
                <text:p text:style-name="P2"><text:span text:style-name="T31"><text:s/></text:span><text:span text:style-name="T31">Object File</text:span></text:p>
              </text:list-item>
              <text:list-item>
                <text:p text:style-name="P2"><text:span text:style-name="T31"><text:s/></text:span><text:span text:style-name="T31">Declaration and Definition</text:span></text:p>
              </text:list-item>
              <text:list-item>
                <text:p text:style-name="P2"><text:span text:style-name="T31"><text:s/></text:span><text:span text:style-name="T31">Preprocessing, Compiling, Linking, Loading and Running</text:span></text:p>
              </text:list-item>
              <text:list-item>
                <text:p text:style-name="P2"><text:span text:style-name="T31"><text:s/></text:span><text:span text:style-name="T31">Executable file format</text:span></text:p>
              </text:list-item>
              <text:list-item>
                <text:p text:style-name="P2"><text:span text:style-name="T31"><text:s/></text:span><text:span text:style-name="T31">Segments (.bss, .code, .data etc)</text:span></text:p>
              </text:list-item>
              <text:list-item>
                <text:p text:style-name="P2"><text:span text:style-name="T30"><text:s/></text:span><text:span text:style-name="T30">Creating static library</text:span></text:p>
              </text:list-item>
              <text:list-item>
                <text:p text:style-name="P2"><text:span text:style-name="T31"><text:s/></text:span><text:span text:style-name="T31">Creating dynamic library</text:span></text:p>
              </text:list-item>
              <text:list-item>
                <text:p text:style-name="P2"><text:span text:style-name="T31"><text:s/></text:span><text:span text:style-name="T31">Discussion on where c fits</text:span></text:p>
              </text:list-item>
            </text:list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24" draw:style-name="dp1" draw:master-page-name="Default">
        <office:forms form:automatic-focus="false" form:apply-design-mode="false"/>
        <draw:frame draw:style-name="gr1" draw:text-style-name="P17" draw:layer="layout" svg:width="18.32cm" svg:height="21.59cm" svg:x="1.381cm" svg:y="1.914cm">
          <draw:text-box>
            <text:p><text:span text:style-name="T88">$cat calc.c</text:span></text:p>
            <text:p><text:span text:style-name="T58">#include &lt;stdio.h&gt;</text:span></text:p>
            <text:p><text:span text:style-name="T58">#include "calc_mean.h"</text:span></text:p>
            <text:p><text:span text:style-name="T58">int main(){</text:span></text:p>
            <text:p><text:span text:style-name="T58">printf ("mean of 3, 6 is %f \n",mean(3,6));</text:span></text:p>
            <text:p><text:span text:style-name="T58">return 0;</text:span></text:p>
            <text:p><text:span text:style-name="T89">}</text:span></text:p>
            <text:p><text:span text:style-name="T58"/></text:p>
            <text:p><text:span text:style-name="T30">$ gcc -c calc_mean.c -o calc_mean.o</text:span></text:p>
            <text:p><text:span text:style-name="T30">$ ar cr libmean.a calc_mean.o</text:span></text:p>
            <text:p><text:span text:style-name="T30">$ gcc -c calc.c -o calc.o</text:span></text:p>
            <text:p><text:span text:style-name="T30">$ gcc -o calc calc.o -L. -lmean</text:span></text:p>
            <text:p><text:span text:style-name="T30">$ ./calc </text:span></text:p>
            <text:p><text:span text:style-name="T30"/></text:p>
            <text:p><text:span text:style-name="T58">mean of 3, 6 is 4.500000 </text:span></text:p>
            <text:p><text:span text:style-name="T89"/></text:p>
            <text:p><text:span text:style-name="T30">$ gcc -o calc <text:s/>-L. -lmean calc.o</text:span></text:p>
            <text:p><text:span text:style-name="T58">calc.o: In function `main':</text:span></text:p>
            <text:p><text:span text:style-name="T58">calc.c:(.text+0x2f): undefined reference to `mean'</text:span></text:p>
            <text:p><text:span text:style-name="T58">collect2: error: ld returned 1 exit status</text:span></text:p>
            <text:p><text:span text:style-name="T90"/></text:p>
            <text:p><text:span text:style-name="T30">$ nm libmean.a </text:span></text:p>
            <text:p><text:span text:style-name="T58">calc_mean.o:</text:span></text:p>
            <text:p><text:span text:style-name="T58">0000000000000000 T mean</text:span></text:p>
            <text:p><text:span text:style-name="T58"/></text:p>
            <text:p><text:span text:style-name="T58"/></text:p>
            <text:p><text:span text:style-name="T58"/></text:p>
            <text:p><text:span text:style-name="T59"/></text:p>
            <text:p><text:span text:style-name="T78"/></text:p>
            <text:p><text:span text:style-name="T78"/></text:p>
            <text:p><text:span text:style-name="T78"/></text:p>
            <text:p><text:span text:style-name="T78"/></text:p>
            <text:list text:style-name="L1">
              <text:list-header>
                <text:p text:style-name="P2"><text:span text:style-name="T77"/></text:p>
                <text:p text:style-name="P2"><text:span text:style-name="T77"/></text:p>
                <text:p text:style-name="P2"><text:span text:style-name="T77"/></text:p>
              </text:list-header>
            </text:list>
            <text:p><text:span text:style-name="T83"/></text:p>
            <text:p><text:span text:style-name="T83"/></text:p>
            <text:p><text:span text:style-name="T84">Shared library (also known as a shared object, or as a dynamically linked </text:span></text:p>
            <text:p><text:span text:style-name="T84">library) is similar to a archive in that it is a grouping of object files. </text:span></text:p>
            <text:p><text:span text:style-name="T84">When a shared library is linked into a program, the final executable does </text:span></text:p>
            <text:p><text:span text:style-name="T84">not actually contain the code that is present in the shared library. Instead,</text:span></text:p>
            <text:p><text:span text:style-name="T84">the executable merely contains a reference to the shared library.</text:span></text:p>
            <text:p><text:span text:style-name="T18"><text:s text:c="38"/></text:span><text:span text:style-name="T91"><text:s text:c="9"/></text:span><text:span text:style-name="T76"><text:s text:c="68"/></text:span></text:p>
          </draw:text-box>
        </draw:frame>
        <draw:frame draw:style-name="gr18" draw:text-style-name="P9" draw:layer="layout" svg:width="9.017cm" svg:height="3.531cm" svg:x="1.335cm" svg:y="14.105cm">
          <draw:text-box>
            <text:p><text:span text:style-name="T67">1. Introduction</text:span></text:p>
            <text:list text:style-name="L1">
              <text:list-item>
                <text:p text:style-name="P2"><text:span text:style-name="T31"><text:s/></text:span><text:span text:style-name="T31">Source File</text:span></text:p>
              </text:list-item>
              <text:list-item>
                <text:p text:style-name="P2"><text:span text:style-name="T31"><text:s/></text:span><text:span text:style-name="T31">Header File</text:span></text:p>
              </text:list-item>
              <text:list-item>
                <text:p text:style-name="P2"><text:span text:style-name="T31"><text:s/></text:span><text:span text:style-name="T31">Object File</text:span></text:p>
              </text:list-item>
              <text:list-item>
                <text:p text:style-name="P2"><text:span text:style-name="T31"><text:s/></text:span><text:span text:style-name="T31">Declaration and Definition</text:span></text:p>
              </text:list-item>
              <text:list-item>
                <text:p text:style-name="P2"><text:span text:style-name="T31"><text:s/></text:span><text:span text:style-name="T31">Preprocessing, Compiling, Linking, Loading and Running</text:span></text:p>
              </text:list-item>
              <text:list-item>
                <text:p text:style-name="P2"><text:span text:style-name="T31"><text:s/></text:span><text:span text:style-name="T31">Executable file format</text:span></text:p>
              </text:list-item>
              <text:list-item>
                <text:p text:style-name="P2"><text:span text:style-name="T31"><text:s/></text:span><text:span text:style-name="T31">Segments (.bss, .code, .data etc)</text:span></text:p>
              </text:list-item>
              <text:list-item>
                <text:p text:style-name="P2"><text:span text:style-name="T31"><text:s/></text:span><text:span text:style-name="T31">Creating static library</text:span></text:p>
              </text:list-item>
              <text:list-item>
                <text:p text:style-name="P2"><text:span text:style-name="T30"><text:s/></text:span><text:span text:style-name="T30">Creating dynamic library</text:span></text:p>
              </text:list-item>
              <text:list-item>
                <text:p text:style-name="P2"><text:span text:style-name="T31"><text:s/></text:span><text:span text:style-name="T31">Discussion on where c fits</text:span></text:p>
              </text:list-item>
            </text:list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25" draw:style-name="dp1" draw:master-page-name="Default">
        <office:forms form:automatic-focus="false" form:apply-design-mode="false"/>
        <draw:frame draw:style-name="gr1" draw:text-style-name="P18" draw:layer="layout" svg:width="18.32cm" svg:height="22.766cm" svg:x="1.381cm" svg:y="1.914cm">
          <draw:text-box>
            <text:p><text:span text:style-name="T30">The program using the library</text:span></text:p>
            <text:p><text:span text:style-name="T88">&lt;&lt;main.c&gt;&gt;</text:span></text:p>
            <text:p><text:span text:style-name="T58">#include &lt;stdio.h&gt;</text:span></text:p>
            <text:p><text:span text:style-name="T58">#include "calc_mean.h"</text:span></text:p>
            <text:p><text:span text:style-name="T58">int main(){</text:span></text:p>
            <text:p><text:span text:style-name="T58">printf ("mean of 3, 6 is %f \n",mean(3,6));</text:span></text:p>
            <text:p><text:span text:style-name="T58">return 0;</text:span></text:p>
            <text:p><text:span text:style-name="T58">}</text:span></text:p>
            <text:p><text:span text:style-name="T58"/></text:p>
            <text:p><text:span text:style-name="T30">$ gcc -c -fPIC calc_mean.c -o calc_mean.o</text:span></text:p>
            <text:p><text:span text:style-name="T30">$ gcc -c calc.c -o calc.o</text:span></text:p>
            <text:p><text:span text:style-name="T30">$ gcc -shared -fPIC -o libmean.so calc_mean.o</text:span></text:p>
            <text:p><text:span text:style-name="T30">$ ldd libmean.so</text:span></text:p>
            <text:p><text:span text:style-name="T58"/></text:p>
            <text:p><text:span text:style-name="T58">linux-vdso.so.1 =&gt; <text:s/>(0x00007fffadffe000)</text:span></text:p>
            <text:p><text:span text:style-name="T58">libc.so.6 =&gt; /lib64/libc.so.6 (0x00007f546f7ed000)</text:span></text:p>
            <text:p><text:span text:style-name="T58">/lib64/ld-linux-x86-64.so.2 (0x00007f546fdc4000)</text:span></text:p>
            <text:p><text:span text:style-name="T59"/></text:p>
            <text:p><text:span text:style-name="T30">$ gcc -o calc calc.o -L. -lmean</text:span></text:p>
            <text:p><text:span text:style-name="T30">$ ldd calc</text:span></text:p>
            <text:p><text:span text:style-name="T92"/></text:p>
            <text:p><text:span text:style-name="T58">linux-vdso.so.1 =&gt; <text:s/>(0x00007fffa58de000)</text:span></text:p>
            <text:p><text:span text:style-name="T58">libmean.so =&gt; not found</text:span></text:p>
            <text:p><text:span text:style-name="T58">libc.so.6 =&gt; /lib64/libc.so.6 (0x00007f4e10d70000)</text:span></text:p>
            <text:p><text:span text:style-name="T58">/lib64/ld-linux-x86-64.so.2 (0x00007f4e11146000)</text:span></text:p>
            <text:p><text:span text:style-name="T61"/></text:p>
            <text:p><text:span text:style-name="T30">$ export LD_LIBRARY_PATH=.</text:span></text:p>
            <text:p><text:span text:style-name="T30">$ ./calc </text:span></text:p>
            <text:p><text:span text:style-name="T30"/></text:p>
            <text:p><text:span text:style-name="T58">mean of 3, 6 is 4.500000 </text:span></text:p>
            <text:p><text:span text:style-name="T58">In order to avoid LD_LIBRARY_PATH programmer can add -Wl,rpath,&lt;lib path&gt;</text:span></text:p>
            <text:p><text:span text:style-name="T58">to the command link line</text:span></text:p>
            <text:p><text:span text:style-name="T58"/></text:p>
            <text:p><text:span text:style-name="T30">$ pwd</text:span></text:p>
            <text:p><text:span text:style-name="T58">/home/sc</text:span></text:p>
            <text:p><text:span text:style-name="T61"/></text:p>
            <text:p><text:span text:style-name="T30">$ echo $LD_LIBRARY_PATH</text:span></text:p>
            <text:p><text:span text:style-name="T92"/></text:p>
            <text:p><text:span text:style-name="T30">$ rm calc</text:span></text:p>
            <text:p><text:span text:style-name="T30">$ gcc -o calc calc.o -L. -lmean -Wl,-rpath=/home/sc/</text:span></text:p>
            <text:p><text:span text:style-name="T30">$ ./calc </text:span></text:p>
            <text:p><text:span text:style-name="T93">mean of 3, 6 is 4.500000 </text:span></text:p>
            <text:p><text:span text:style-name="T93"/></text:p>
            <text:p><text:span text:style-name="T94">$ gcc -o calc calc.o -L. -lmean</text:span></text:p>
            <text:p><text:span text:style-name="T94"/></text:p>
            <text:p><text:span text:style-name="T30">$ ./calc </text:span></text:p>
            <text:p><text:span text:style-name="T58">./calc: error while loading shared libraries: libmean.so: cannot open shared</text:span></text:p>
            <text:p><text:span text:style-name="T58"><text:s/></text:span><text:span text:style-name="T58">object file: No such file or directory</text:span></text:p>
            <text:p><text:span text:style-name="T58"/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26" draw:style-name="dp1" draw:master-page-name="Default">
        <office:forms form:automatic-focus="false" form:apply-design-mode="false"/>
        <draw:frame draw:style-name="gr1" draw:text-style-name="P19" draw:layer="layout" svg:width="18.32cm" svg:height="21.59cm" svg:x="1.381cm" svg:y="1.533cm">
          <draw:text-box>
            <text:p><text:span text:style-name="T84"/></text:p>
            <text:p><text:span text:style-name="T95"/></text:p>
            <text:p><text:span text:style-name="T95"/></text:p>
            <text:p><text:span text:style-name="T95"/></text:p>
            <text:p><text:span text:style-name="T95"/></text:p>
            <text:p><text:span text:style-name="T95"/></text:p>
            <text:p><text:span text:style-name="T95"/></text:p>
            <text:p><text:span text:style-name="T95"/></text:p>
            <text:p><text:span text:style-name="T96"/></text:p>
            <text:p><text:span text:style-name="T84">C's type system and error checks exist only at compile-time. The compiled</text:span></text:p>
            <text:p><text:span text:style-name="T84">code runs in a stripped down run-time model with no safety checks for bad type</text:span></text:p>
            <text:p><text:span text:style-name="T84">casts,bad array indices, or bad pointers. There is no garbage collector to manage </text:span></text:p>
            <text:p><text:span text:style-name="T84">memory. Instead the programmer manages heap memory manually. All this makes </text:span></text:p>
            <text:p><text:span text:style-name="T84">C fast but fragile.</text:span></text:p>
            <text:p><text:span text:style-name="T84"/></text:p>
            <text:p><text:span text:style-name="T84">Perl and Java are more "portable" than C (you can run them on different </text:span></text:p>
            <text:p><text:span text:style-name="T84">computers without a recompile). Java and C++ are more structured than C. </text:span></text:p>
            <text:p><text:span text:style-name="T84">Structure is useful for large projects. C works best for small projects where </text:span></text:p>
            <text:p><text:span text:style-name="T84">performance is important and the programmers have the time and skill to make it </text:span></text:p>
            <text:p><text:span text:style-name="T84">work in C. In any case, C is a very popular and influential language. This is mainly </text:span></text:p>
            <text:p><text:span text:style-name="T84">because of C's clean (if minimal) style, it's lack of annoying or regrettable </text:span></text:p>
            <text:p><text:span text:style-name="T84">constructs, and the relative ease of writing a C compiler.</text:span></text:p>
            <text:p><text:span text:style-name="T84"/></text:p>
            <text:p><text:span text:style-name="T84"/></text:p>
            <text:p><text:span text:style-name="T54"/></text:p>
            <text:p><text:span text:style-name="T54"/></text:p>
            <text:p><text:span text:style-name="T27"><text:s text:c="116"/></text:span></text:p>
            <text:p><text:span text:style-name="T29"/></text:p>
            <text:p><text:span text:style-name="T29"/></text:p>
            <text:p><text:span text:style-name="T46"/></text:p>
            <text:p><text:span text:style-name="T46"/></text:p>
            <text:p><text:span text:style-name="T46"/></text:p>
            <text:p><text:span text:style-name="T46"/></text:p>
            <text:p><text:span text:style-name="T46"/></text:p>
            <text:p><text:span text:style-name="T45"><text:s text:c="116"/></text:span></text:p>
          </draw:text-box>
        </draw:frame>
        <draw:frame draw:style-name="gr18" draw:text-style-name="P9" draw:layer="layout" svg:width="9.017cm" svg:height="3.531cm" svg:x="1.335cm" svg:y="1.905cm">
          <draw:text-box>
            <text:p><text:span text:style-name="T67">1. Introduction</text:span></text:p>
            <text:list text:style-name="L1">
              <text:list-item>
                <text:p text:style-name="P2"><text:span text:style-name="T31"><text:s/></text:span><text:span text:style-name="T31">Source File</text:span></text:p>
              </text:list-item>
              <text:list-item>
                <text:p text:style-name="P2"><text:span text:style-name="T31"><text:s/></text:span><text:span text:style-name="T31">Header File</text:span></text:p>
              </text:list-item>
              <text:list-item>
                <text:p text:style-name="P2"><text:span text:style-name="T31"><text:s/></text:span><text:span text:style-name="T31">Object File</text:span></text:p>
              </text:list-item>
              <text:list-item>
                <text:p text:style-name="P2"><text:span text:style-name="T31"><text:s/></text:span><text:span text:style-name="T31">Declaration and Definition</text:span></text:p>
              </text:list-item>
              <text:list-item>
                <text:p text:style-name="P2"><text:span text:style-name="T31"><text:s/></text:span><text:span text:style-name="T31">Preprocessing, Compiling, Linking, Loading and Running</text:span></text:p>
              </text:list-item>
              <text:list-item>
                <text:p text:style-name="P2"><text:span text:style-name="T31"><text:s/></text:span><text:span text:style-name="T31">Executable file format</text:span></text:p>
              </text:list-item>
              <text:list-item>
                <text:p text:style-name="P2"><text:span text:style-name="T31"><text:s/></text:span><text:span text:style-name="T31">Segments (.bss, .code, .data etc)</text:span></text:p>
              </text:list-item>
              <text:list-item>
                <text:p text:style-name="P2"><text:span text:style-name="T31"><text:s/></text:span><text:span text:style-name="T31">Creating static library</text:span></text:p>
              </text:list-item>
              <text:list-item>
                <text:p text:style-name="P2"><text:span text:style-name="T31"><text:s/></text:span><text:span text:style-name="T31">Creating dynamic library</text:span></text:p>
              </text:list-item>
              <text:list-item>
                <text:p text:style-name="P2"><text:span text:style-name="T30"><text:s/></text:span><text:span text:style-name="T30">Discussion on where c fits</text:span></text:p>
              </text:list-item>
            </text:list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27" draw:style-name="dp1" draw:master-page-name="Default">
        <office:forms form:automatic-focus="false" form:apply-design-mode="false"/>
        <draw:frame draw:style-name="gr1" draw:text-style-name="P12" draw:layer="layout" svg:width="18.32cm" svg:height="24.202cm" svg:x="1.381cm" svg:y="1.533cm">
          <draw:text-box>
            <text:p><text:span text:style-name="T85"/></text:p>
            <text:p><text:span text:style-name="T57"/></text:p>
            <text:p><text:span text:style-name="T57"/></text:p>
            <text:p><text:span text:style-name="T57"/></text:p>
            <text:p><text:span text:style-name="T57"/></text:p>
            <text:p><text:span text:style-name="T57"/></text:p>
            <text:p><text:span text:style-name="T57"/></text:p>
            <text:p><text:span text:style-name="T57"/></text:p>
            <text:p><text:span text:style-name="T57"/></text:p>
            <text:p><text:span text:style-name="T57"/></text:p>
            <text:p><text:span text:style-name="T57"/></text:p>
            <text:p><text:span text:style-name="T57"/></text:p>
            <text:p><text:span text:style-name="T57"/></text:p>
            <text:p><text:span text:style-name="T57"/></text:p>
            <text:p><text:span text:style-name="T97"/></text:p>
            <text:p><text:span text:style-name="T98"/></text:p>
            <text:p><text:span text:style-name="T98"/></text:p>
            <text:p><text:span text:style-name="T83"/></text:p>
            <text:p><text:span text:style-name="T83"/></text:p>
            <text:p><text:span text:style-name="T84">C provides a standard, minimal set of basic data types. Sometimes these are </text:span></text:p>
            <text:p><text:span text:style-name="T84">called "primitive" types. </text:span></text:p>
            <text:p><text:span text:style-name="T84">More complex data structures can be built up from these basic types.</text:span></text:p>
            <text:p><text:span text:style-name="T84"/></text:p>
            <text:p><text:span text:style-name="T84">Integer Types</text:span></text:p>
            <text:p><text:span text:style-name="T99">The "integral" types in C form a family of integer types.</text:span></text:p>
            <text:p><text:span text:style-name="T99"/></text:p>
            <text:p><text:span text:style-name="T99">- char ASCII character -- at least 8 bits. <text:s/>8 bits provides a signed range </text:span></text:p>
            <text:p><text:span text:style-name="T99">of -128..127 </text:span><text:span text:style-name="T100"><text:s/></text:span><text:span text:style-name="T99">or an unsigned range is 0..255. char is also required to be</text:span></text:p>
            <text:p><text:span text:style-name="T99">the "smallest addressable unit" </text:span></text:p>
            <text:p><text:span text:style-name="T100"/></text:p>
            <text:p><text:span text:style-name="T99">- short Small integer -- at least 16 bits which provides a signed range of </text:span></text:p>
            <text:p><text:span text:style-name="T99">-32768..32767. Typical size is 16 bits.</text:span></text:p>
            <text:p><text:span text:style-name="T100"/></text:p>
            <text:p><text:span text:style-name="T99">- int Default integer -- at least 16 bits, with 32 bits being typical. Defined</text:span></text:p>
            <text:p><text:span text:style-name="T99">to be</text:span><text:span text:style-name="T100"> <text:s/></text:span><text:span text:style-name="T99">the "most comfortable" size for the computer. </text:span></text:p>
            <text:p><text:span text:style-name="T99"/></text:p>
            <text:p><text:span text:style-name="T99">- long Large integer -- at least 32 bits. Typical size is 32 bits which gives</text:span></text:p>
            <text:p><text:span text:style-name="T99">a signed</text:span><text:span text:style-name="T100"> </text:span><text:span text:style-name="T99">range of about -2 billion ..+2 billion. Some compilers support </text:span></text:p>
            <text:p><text:span text:style-name="T99">"long long" for 64 bit</text:span><text:span text:style-name="T100"> <text:s/></text:span><text:span text:style-name="T99">ints.</text:span></text:p>
            <text:p><text:span text:style-name="T84"><text:s/></text:span></text:p>
            <text:p><text:span text:style-name="T101">The integer types can be preceded by the qualifier unsigned which disallows</text:span></text:p>
            <text:p><text:span text:style-name="T101">representing</text:span><text:span text:style-name="T100"> </text:span><text:span text:style-name="T99">negative numbers, but doubles the largest positive number</text:span></text:p>
            <text:p><text:span text:style-name="T99">representable.</text:span></text:p>
            <text:p><text:span text:style-name="T84"/></text:p>
            <text:p><text:span text:style-name="T99">Extra: Portability Problems</text:span></text:p>
            <text:p><text:span text:style-name="T99">It is a good idea to use typedefs to set up types like Int32 for 32 bit int </text:span></text:p>
            <text:p><text:span text:style-name="T99">and Int16 for 16 bit int. It makes it processor architecture independent.</text:span></text:p>
            <text:p><text:span text:style-name="T84">Various typedef are available in stdint.h</text:span></text:p>
            <text:p><text:span text:style-name="T102"/></text:p>
            <text:p><text:span text:style-name="T53"><text:s text:c="116"/></text:span></text:p>
          </draw:text-box>
        </draw:frame>
        <draw:frame draw:style-name="gr23" draw:text-style-name="P7" draw:layer="layout" svg:width="9.017cm" svg:height="6.807cm" svg:x="1.33cm" svg:y="1.914cm">
          <draw:text-box>
            <text:p><text:span text:style-name="T67">Day 1</text:span></text:p>
            <text:p><text:span text:style-name="T67">2. Data type, operator and expression</text:span></text:p>
            <text:list text:style-name="L1">
              <text:list-item>
                <text:p><text:span text:style-name="T54"><text:s/></text:span><text:span text:style-name="T54">Data types and sizes</text:span></text:p>
                <text:p><text:span text:style-name="T103"><text:s text:c="3"/></text:span><text:span text:style-name="T54">- Integer</text:span></text:p>
                <text:p><text:span text:style-name="T103"><text:s text:c="3"/></text:span><text:span text:style-name="T54">- Floating point type <text:s text:c="8"/></text:span></text:p>
                <text:p><text:span text:style-name="T103"><text:s text:c="3"/></text:span><text:span text:style-name="T54">- <text:s/>Pointer</text:span></text:p>
                <text:p><text:span text:style-name="T103"><text:s text:c="2"/></text:span><text:span text:style-name="T54">- Array</text:span></text:p>
                <text:p><text:span text:style-name="T103"><text:s text:c="2"/></text:span><text:span text:style-name="T54">- Enum</text:span></text:p>
              </text:list-item>
              <text:list-item>
                <text:p><text:span text:style-name="T31"><text:s/></text:span><text:span text:style-name="T31">Constant</text:span></text:p>
              </text:list-item>
              <text:list-item>
                <text:p><text:span text:style-name="T31"><text:s/></text:span><text:span text:style-name="T31">Variable Declaration and Definition</text:span></text:p>
              </text:list-item>
              <text:list-item>
                <text:p><text:span text:style-name="T31"><text:s/></text:span><text:span text:style-name="T31">Operator</text:span></text:p>
                <text:p><text:span text:style-name="T104"><text:s text:c="2"/></text:span><text:span text:style-name="T31">- Assignment operator and expression</text:span></text:p>
                <text:p><text:span text:style-name="T104"><text:s text:c="2"/></text:span><text:span text:style-name="T31">- Arithmetic operator</text:span></text:p>
                <text:p><text:span text:style-name="T104"><text:s text:c="2"/></text:span><text:span text:style-name="T31">- Relational operator</text:span></text:p>
                <text:p><text:span text:style-name="T104"><text:s text:c="2"/></text:span><text:span text:style-name="T31">- Conditional operator</text:span></text:p>
              </text:list-item>
              <text:list-item>
                <text:p><text:span text:style-name="T31"><text:s/></text:span><text:span text:style-name="T31">Bit wise operator</text:span></text:p>
              </text:list-item>
              <text:list-item>
                <text:p><text:span text:style-name="T31"><text:s/></text:span><text:span text:style-name="T31">Type conversion</text:span></text:p>
              </text:list-item>
              <text:list-item>
                <text:p><text:span text:style-name="T31"><text:s/></text:span><text:span text:style-name="T31">Conditional expression</text:span></text:p>
              </text:list-item>
            </text:list>
          </draw:text-box>
        </draw:frame>
        <draw:line draw:style-name="gr5" draw:text-style-name="P4" draw:layer="layout" svg:x1="1cm" svg:y1="25.887cm" svg:x2="20.59cm" svg:y2="25.887cm">
          <text:p/>
        </draw:line>
        <draw:line draw:style-name="gr5" draw:text-style-name="P4" draw:layer="layout" svg:x1="1cm" svg:y1="25.887cm" svg:x2="20.59cm" svg:y2="25.887cm">
          <text:p/>
        </draw:line>
        <draw:line draw:style-name="gr5" draw:text-style-name="P4" draw:layer="layout" svg:x1="1cm" svg:y1="25.887cm" svg:x2="20.59cm" svg:y2="25.887cm">
          <text:p/>
        </draw:line>
      </draw:page>
      <draw:page draw:name="page28" draw:style-name="dp1" draw:master-page-name="Default">
        <office:forms form:automatic-focus="false" form:apply-design-mode="false"/>
        <draw:frame draw:style-name="gr1" draw:text-style-name="P12" draw:layer="layout" svg:width="18.32cm" svg:height="21.59cm" svg:x="1.381cm" svg:y="1.914cm">
          <draw:text-box>
            <text:p><text:span text:style-name="T85">&lt;&lt;stdint.h&gt;</text:span></text:p>
            <text:p><text:span text:style-name="T85">#ifndef __int8_t_defined</text:span></text:p>
            <text:p><text:span text:style-name="T85"># define __int8_t_defined</text:span></text:p>
            <text:p><text:span text:style-name="T85">typedef signed char <text:s text:c="12"/>int8_t;</text:span></text:p>
            <text:p><text:span text:style-name="T85">typedef short int <text:s text:c="14"/>int16_t;</text:span></text:p>
            <text:p><text:span text:style-name="T85">typedef int <text:s text:c="20"/>int32_t;</text:span></text:p>
            <text:p><text:span text:style-name="T85"># if __WORDSIZE == 64</text:span></text:p>
            <text:p><text:span text:style-name="T85">typedef long int <text:s text:c="15"/>int64_t;</text:span></text:p>
            <text:p><text:span text:style-name="T85"># else</text:span></text:p>
            <text:p><text:span text:style-name="T85">__extension__</text:span></text:p>
            <text:p><text:span text:style-name="T85">typedef long long int <text:s text:c="10"/>int64_t;</text:span></text:p>
            <text:p><text:span text:style-name="T85"># endif</text:span></text:p>
            <text:p><text:span text:style-name="T85">#endif</text:span></text:p>
            <text:p><text:span text:style-name="T85"/></text:p>
            <text:p><text:span text:style-name="T85">/* Unsigned. <text:s/>*/</text:span></text:p>
            <text:p><text:span text:style-name="T85">typedef unsigned char <text:s text:c="10"/>uint8_t;</text:span></text:p>
            <text:p><text:span text:style-name="T85">typedef unsigned short int <text:s text:c="5"/>uint16_t;</text:span></text:p>
            <text:p><text:span text:style-name="T85">#ifndef __uint32_t_defined</text:span></text:p>
            <text:p><text:span text:style-name="T85">typedef unsigned int <text:s text:c="11"/>uint32_t;</text:span></text:p>
            <text:p><text:span text:style-name="T85"># define __uint32_t_defined</text:span></text:p>
            <text:p><text:span text:style-name="T85">#endif</text:span></text:p>
            <text:p><text:span text:style-name="T85">#if __WORDSIZE == 64</text:span></text:p>
            <text:p><text:span text:style-name="T85">typedef unsigned long int <text:s text:c="6"/>uint64_t;</text:span></text:p>
            <text:p><text:span text:style-name="T85">#else</text:span></text:p>
            <text:p><text:span text:style-name="T85">__extension__</text:span></text:p>
            <text:p><text:span text:style-name="T85">typedef unsigned long long int <text:s/>uint64_t;</text:span></text:p>
            <text:p><text:span text:style-name="T85">#endif</text:span></text:p>
            <text:p><text:span text:style-name="T85">.</text:span></text:p>
            <text:p><text:span text:style-name="T85">.</text:span></text:p>
            <text:p><text:span text:style-name="T85">.</text:span></text:p>
            <text:p><text:span text:style-name="T85"/></text:p>
            <text:p><text:span text:style-name="T99">char Constants</text:span></text:p>
            <text:p><text:span text:style-name="T105">'A' uppercase 'A' character</text:span></text:p>
            <text:p><text:span text:style-name="T105">'\n' newline character</text:span></text:p>
            <text:p><text:span text:style-name="T105">'\t' tab character</text:span></text:p>
            <text:p><text:span text:style-name="T105">'\0' the "null" character -- integer value 0 (different from the char digit '0')</text:span></text:p>
            <text:p><text:span text:style-name="T105">'\012' the character with value 12 in octal, which is decimal 10</text:span></text:p>
            <text:p><text:span text:style-name="T98"/></text:p>
            <text:p><text:span text:style-name="T98"/></text:p>
            <text:p text:style-name="P20"><text:span text:style-name="T84">Integer constants</text:span></text:p>
            <text:p text:style-name="P20"><text:span text:style-name="T84">Numbers in the source code such as 234 default to type int. They may be </text:span></text:p>
            <text:p text:style-name="P20"><text:span text:style-name="T84">followed by</text:span><text:span text:style-name="T106"> <text:s/></text:span><text:span text:style-name="T84">an 'L' (upper or lower case) to designate that the constant </text:span></text:p>
            <text:p text:style-name="P20"><text:span text:style-name="T84">should be a long such as 42L.</text:span><text:span text:style-name="T106"> <text:s/></text:span><text:span text:style-name="T84">An integer constant can be written with a </text:span></text:p>
            <text:p text:style-name="P20"><text:span text:style-name="T84">leading 0x to indicate that it is expressed in</text:span><text:span text:style-name="T106"> </text:span><text:span text:style-name="T84">hexadecimal -- 0x10 is way </text:span></text:p>
            <text:p text:style-name="P20"><text:span text:style-name="T84">of expressing the number 16. Similarly, a constant may be</text:span><text:span text:style-name="T106"> </text:span><text:span text:style-name="T84">written in octal </text:span></text:p>
            <text:p text:style-name="P20"><text:span text:style-name="T84">by preceding it with "0" – 012 is a way of expressing the number 10.</text:span></text:p>
          </draw:text-box>
        </draw:frame>
        <draw:line draw:style-name="gr5" draw:text-style-name="P4" draw:layer="layout" svg:x1="1cm" svg:y1="25.887cm" svg:x2="20.59cm" svg:y2="25.887cm">
          <text:p/>
        </draw:line>
        <draw:line draw:style-name="gr5" draw:text-style-name="P4" draw:layer="layout" svg:x1="1cm" svg:y1="25.887cm" svg:x2="20.59cm" svg:y2="25.887cm">
          <text:p/>
        </draw:line>
        <draw:line draw:style-name="gr5" draw:text-style-name="P4" draw:layer="layout" svg:x1="1cm" svg:y1="25.887cm" svg:x2="20.59cm" svg:y2="25.887cm">
          <text:p/>
        </draw:line>
      </draw:page>
      <draw:page draw:name="page29" draw:style-name="dp1" draw:master-page-name="Default">
        <office:forms form:automatic-focus="false" form:apply-design-mode="false"/>
        <draw:frame draw:style-name="gr1" draw:text-style-name="P21" draw:layer="layout" svg:width="18.32cm" svg:height="21.59cm" svg:x="1.381cm" svg:y="1.914cm">
          <draw:text-box>
            <text:p text:style-name="P20"><text:span text:style-name="T84">Type Combination and Promotion</text:span></text:p>
            <text:p text:style-name="P20"><text:span text:style-name="T84">The integral types may be mixed together in arithmetic expressions since</text:span></text:p>
            <text:p text:style-name="P20"><text:span text:style-name="T84">they are all</text:span><text:span text:style-name="T106"> </text:span><text:span text:style-name="T84">basically just integers with variation in their width. For</text:span></text:p>
            <text:p text:style-name="P20"><text:span text:style-name="T84">example, char and int can be</text:span><text:span text:style-name="T106"> </text:span><text:span text:style-name="T84">combined in arithmetic expressions such as</text:span></text:p>
            <text:p text:style-name="P20"><text:span text:style-name="T84">('b' + 5), int and long like (5+10L).</text:span></text:p>
            <text:p text:style-name="P20"><text:span text:style-name="T84"/></text:p>
            <text:p text:style-name="P20"><text:span text:style-name="T84">Pitfall -- int Overflow</text:span></text:p>
            <text:p text:style-name="P20"><text:span text:style-name="T84">(k*1024) may not work when k is int in low address bit memory. Way</text:span></text:p>
            <text:p text:style-name="P20"><text:span text:style-name="T84">to fix the code is to </text:span><text:span text:style-name="T106"><text:s text:c="2"/></text:span><text:span text:style-name="T84">rewrite it as (k * 1024L) -- the long constant</text:span></text:p>
            <text:p text:style-name="P20"><text:span text:style-name="T84">forced the promotion of the int. </text:span></text:p>
            <text:p text:style-name="P20"><text:span text:style-name="T84"/></text:p>
            <text:p text:style-name="P20"><text:span text:style-name="T84">Floating point Types</text:span></text:p>
            <text:p text:style-name="P20"><text:span text:style-name="T84">float Single precision floating point number typical size: 32 bits double </text:span></text:p>
            <text:p text:style-name="P20"><text:span text:style-name="T84">precision floating point number typical size: 64 bits long double possibly </text:span></text:p>
            <text:p text:style-name="P20"><text:span text:style-name="T84">even bigger floating point number (somewhat obscure)</text:span></text:p>
            <text:p text:style-name="P20"><text:span text:style-name="T84"/></text:p>
            <text:p text:style-name="P20"><text:span text:style-name="T84">Constants in the source code such as 3.14 default to type double unless</text:span></text:p>
            <text:p text:style-name="P20"><text:span text:style-name="T84">the are suffixed</text:span><text:span text:style-name="T106"> </text:span><text:span text:style-name="T84">with an 'f' (float) or 'l' (long double). Single precision</text:span></text:p>
            <text:p text:style-name="P20"><text:span text:style-name="T84">equates to about 6 digits of</text:span><text:span text:style-name="T106"> </text:span><text:span text:style-name="T84">precision and double is about 15 digits of</text:span></text:p>
            <text:p text:style-name="P20"><text:span text:style-name="T84">precision. </text:span></text:p>
            <text:p text:style-name="P20"><text:span text:style-name="T106"/></text:p>
            <text:p text:style-name="P20"><text:span text:style-name="T84">floating point numbers is that they are inexact</text:span></text:p>
            <text:p text:style-name="P20"><text:span text:style-name="T84">(1.0/3.0 + 1.0/3.0 + 1.0/3.0) // is this equal to 1.0 exactly?</text:span></text:p>
            <text:p text:style-name="P20"><text:span text:style-name="T106">- </text:span><text:span text:style-name="T84">Do not Use <text:s/>equality (==) -- use inequality (&lt;) comparisons instead. </text:span></text:p>
            <text:p><text:span text:style-name="T84"/></text:p>
            <text:p><text:span text:style-name="T84"/></text:p>
            <text:p><text:span text:style-name="T84">Array</text:span></text:p>
            <text:p><text:span text:style-name="T84">An array is a data structure which can store a fixed-size sequential collection</text:span></text:p>
            <text:p><text:span text:style-name="T84">of elements of the same type.</text:span></text:p>
            <text:p><text:span text:style-name="T107"><text:s/></text:span></text:p>
            <text:p><text:span text:style-name="T105">score</text:span></text:p>
            <text:p><text:span text:style-name="T107"><text:s/></text:span><text:span text:style-name="T105">|</text:span></text:p>
            <text:p><text:span text:style-name="T107"><text:s/></text:span><text:span text:style-name="T105">v <text:s text:c="110"/></text:span></text:p>
            <text:p><text:span text:style-name="T105">0 <text:s text:c="6"/>1 <text:s text:c="6"/>2 <text:s text:c="7"/>3 <text:s text:c="18"/>99 <text:s text:c="4"/>100</text:span></text:p>
            <text:p><text:span text:style-name="T105">--------------------------------- <text:s text:c="10"/>-----------</text:span></text:p>
            <text:p><text:span text:style-name="T105">| <text:s text:c="5"/>| <text:s text:c="6"/>| <text:s text:c="6"/>| <text:s text:c="9"/>. . . . <text:s text:c="2"/>| <text:s text:c="5"/>| <text:s text:c="2"/>x &lt;-do not use</text:span></text:p>
            <text:p><text:span text:style-name="T105">--------------------------------- <text:s text:c="10"/>-----------</text:span></text:p>
            <text:p><text:span text:style-name="T108"/></text:p>
            <text:p><text:span text:style-name="T42">int score[100];</text:span></text:p>
            <text:p><text:span text:style-name="T53"/></text:p>
            <text:p><text:span text:style-name="T53"><text:s text:c="116"/></text:span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30" draw:style-name="dp1" draw:master-page-name="Default">
        <office:forms form:automatic-focus="false" form:apply-design-mode="false"/>
        <draw:frame draw:style-name="gr1" draw:text-style-name="P12" draw:layer="layout" svg:width="18.32cm" svg:height="23.347cm" svg:x="1.381cm" svg:y="1.914cm">
          <draw:text-box>
            <text:p><text:span text:style-name="T84">Array declaration</text:span></text:p>
            <text:p><text:span text:style-name="T109"/></text:p>
            <text:p><text:span text:style-name="T56">- type arrayname[arraysize]</text:span></text:p>
            <text:p><text:span text:style-name="T56">float a[5];</text:span></text:p>
            <text:p><text:span text:style-name="T56">int x,y,b[5];</text:span></text:p>
            <text:p><text:span text:style-name="T57"/></text:p>
            <text:p><text:span text:style-name="T110">Array Initialization</text:span></text:p>
            <text:p><text:span text:style-name="T111">int a[5]=(1,3,5,};//rest initialized with 0</text:span></text:p>
            <text:p><text:span text:style-name="T111">int a[]={1,3,5,7,9};</text:span></text:p>
            <text:p><text:span text:style-name="T111">int age[2][3]={{4,8,12},{19,6,-1}}</text:span></text:p>
            <text:p><text:span text:style-name="T112"/></text:p>
            <text:p><text:span text:style-name="T112"/></text:p>
            <text:p><text:span text:style-name="T113"><text:s text:c="11"/></text:span><text:span text:style-name="T105">0th col <text:s text:c="4"/>1st col <text:s text:c="7"/>2nd col</text:span></text:p>
            <text:p><text:span text:style-name="T113"><text:s text:c="9"/></text:span><text:span text:style-name="T105">---------------------------------------</text:span></text:p>
            <text:p><text:span text:style-name="T105">0th row <text:s/>| <text:s text:c="10"/>| <text:s text:c="11"/>|</text:span></text:p>
            <text:p><text:span text:style-name="T113"><text:s text:c="9"/></text:span><text:span text:style-name="T105">---------------------------------------</text:span></text:p>
            <text:p><text:span text:style-name="T105">1st row <text:s/>| <text:s text:c="10"/>| <text:s text:c="11"/>| </text:span></text:p>
            <text:p><text:span text:style-name="T113"><text:s text:c="9"/></text:span><text:span text:style-name="T105">---------------------------------------</text:span></text:p>
            <text:p><text:span text:style-name="T57"/></text:p>
            <text:p><text:span text:style-name="T114"/></text:p>
            <text:p><text:span text:style-name="T114">0th row <text:s text:c="36"/>1st row</text:span></text:p>
            <text:p><text:span text:style-name="T115">0th col <text:s text:c="4"/>1st col <text:s text:c="4"/>2nd col <text:s text:c="12"/>0th col <text:s text:c="8"/>1st col <text:s text:c="6"/>2nd col</text:span></text:p>
            <text:p><text:span text:style-name="T115">--------------------------------------- <text:s text:c="4"/>---------------------------------------</text:span></text:p>
            <text:p><text:span text:style-name="T115">| <text:s text:c="9"/>| <text:s text:c="10"/>| <text:s text:c="11"/>| <text:s text:c="6"/>| <text:s text:c="10"/>| <text:s text:c="10"/>| <text:s text:c="10"/>|</text:span></text:p>
            <text:p><text:span text:style-name="T115">--------------------------------------- <text:s text:c="4"/>---------------------------------------</text:span></text:p>
            <text:p><text:span text:style-name="T112"/></text:p>
            <text:p><text:span text:style-name="T112"/></text:p>
            <text:p><text:span text:style-name="T110">Passing array argument</text:span></text:p>
            <text:p><text:span text:style-name="T116">int func(int score[2][3])</text:span></text:p>
            <text:p><text:span text:style-name="T116">int func(int score[][3]){}</text:span></text:p>
            <text:p><text:span text:style-name="T116">int func(int (*score)[3]){}</text:span></text:p>
            <text:p><text:span text:style-name="T116">func(a);//pass by address, value changed in func</text:span></text:p>
            <text:p><text:span text:style-name="T116"/></text:p>
            <text:p><text:span text:style-name="T116"/></text:p>
            <text:p><text:span text:style-name="T110">Pointer</text:span></text:p>
            <text:p><text:span text:style-name="T110">A pointer is a value which represents a reference to another value sometimes</text:span></text:p>
            <text:p><text:span text:style-name="T110">known as the pointer's "pointee".</text:span></text:p>
            <text:p><text:span text:style-name="T110"/></text:p>
            <text:p><text:span text:style-name="T110">Pointer operators</text:span></text:p>
            <text:p><text:span text:style-name="T117"><text:s/></text:span><text:span text:style-name="T99">* (Deference operator)</text:span><text:span text:style-name="T117"> <text:s text:c="2"/></text:span><text:span text:style-name="T99">- means "the value of"</text:span></text:p>
            <text:p><text:span text:style-name="T117"><text:s/></text:span><text:span text:style-name="T99">&amp; (address-of operator)</text:span><text:span text:style-name="T117"> <text:s text:c="2"/></text:span><text:span text:style-name="T99">- means "address of"</text:span></text:p>
            <text:p><text:span text:style-name="T110"/></text:p>
            <text:p><text:span text:style-name="T118"><text:s/></text:span><text:span text:style-name="T119">int a=5;</text:span></text:p>
            <text:p><text:span text:style-name="T112"/></text:p>
            <text:p><text:span text:style-name="T113"><text:s text:c="8"/></text:span><text:span text:style-name="T105">5000| <text:s text:c="14"/>|</text:span></text:p>
            <text:p><text:span text:style-name="T116"><text:s text:c="4"/></text:span><text:span text:style-name="T116">a-&gt; 5004| <text:s text:c="4"/>5 <text:s text:c="8"/>|&lt;----+</text:span></text:p>
            <text:p><text:span text:style-name="T113"><text:s text:c="34"/></text:span><text:span text:style-name="T105">|</text:span></text:p>
            <text:p><text:span text:style-name="T113"><text:s/></text:span><text:span text:style-name="T105">int *pa=&amp;a; <text:s text:c="15"/>|</text:span><text:span text:style-name="T113"> <text:s text:c="4"/></text:span><text:span text:style-name="T105">|</text:span></text:p>
            <text:p><text:span text:style-name="T113"><text:s text:c="8"/></text:span><text:span text:style-name="T105">6000| <text:s text:c="14"/>| <text:s text:c="4"/>|</text:span></text:p>
            <text:p><text:span text:style-name="T116"><text:s text:c="3"/></text:span><text:span text:style-name="T116">pa-&gt; 6004| <text:s text:c="2"/>5004 <text:s text:c="7"/>|&lt;----+</text:span></text:p>
            <text:p><text:span text:style-name="T120"/></text:p>
            <text:p><text:span text:style-name="T53"><text:s text:c="116"/></text:span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31" draw:style-name="dp1" draw:master-page-name="Default">
        <office:forms form:automatic-focus="false" form:apply-design-mode="false"/>
        <draw:frame draw:style-name="gr1" draw:text-style-name="P12" draw:layer="layout" svg:width="18.32cm" svg:height="24.839cm" svg:x="1.381cm" svg:y="1.914cm">
          <draw:text-box>
            <text:p><text:span text:style-name="T116">struct fraction {</text:span></text:p>
            <text:p><text:span text:style-name="T116">int numerator;</text:span></text:p>
            <text:p><text:span text:style-name="T116">int denominator;</text:span></text:p>
            <text:p><text:span text:style-name="T116">};</text:span></text:p>
            <text:p><text:span text:style-name="T116"/></text:p>
            <text:p><text:span text:style-name="T116"/></text:p>
            <text:p><text:span text:style-name="T116">struct fraction *f1, *f2;</text:span></text:p>
            <text:p><text:span text:style-name="T116"/></text:p>
            <text:p><text:span text:style-name="T116"/></text:p>
            <text:p><text:span text:style-name="T113"><text:s text:c="48"/></text:span><text:span text:style-name="T105">-------------</text:span></text:p>
            <text:p><text:span text:style-name="T113"><text:s text:c="6"/></text:span><text:span text:style-name="T105">------------- <text:s text:c="28"/>| <text:s text:c="4"/>7 <text:s text:c="4"/>| denominator</text:span></text:p>
            <text:p><text:span text:style-name="T113"><text:s/></text:span><text:span text:style-name="T105">f1 | <text:s text:c="12"/>| <text:s/>-------------+ <text:s text:c="12"/>+-----------+</text:span></text:p>
            <text:p><text:span text:style-name="T113"><text:s text:c="6"/></text:span><text:span text:style-name="T105">------------- <text:s text:c="14"/>| <text:s text:c="12"/>| <text:s text:c="4"/>22 <text:s text:c="3"/>| numerator</text:span></text:p>
            <text:p><text:span text:style-name="T113"><text:s text:c="15"/></text:span><text:span text:style-name="T105">^ <text:s text:c="17"/>+----------&gt; <text:s/>-------------</text:span></text:p>
            <text:p><text:span text:style-name="T113"><text:s text:c="15"/></text:span><text:span text:style-name="T105">| <text:s text:c="33"/>/ <text:s text:c="20"/></text:span></text:p>
            <text:p><text:span text:style-name="T113"><text:s text:c="4"/></text:span><text:span text:style-name="T105">struct fraction* <text:s text:c="26"/>struct fraction </text:span></text:p>
            <text:p><text:span text:style-name="T113"><text:s text:c="46"/></text:span><text:span text:style-name="T113">(</text:span><text:span text:style-name="T105">the whole block</text:span></text:p>
            <text:p><text:span text:style-name="T113"><text:s text:c="46"/></text:span><text:span text:style-name="T105">of memory)</text:span></text:p>
            <text:p><text:span text:style-name="T121"/></text:p>
            <text:p><text:span text:style-name="T121">expression <text:s text:c="17"/>Type</text:span></text:p>
            <text:p><text:span text:style-name="T105">f1 <text:s text:c="25"/>struct fraction*</text:span></text:p>
            <text:p><text:span text:style-name="T105">*f1 <text:s text:c="24"/>struct fraction</text:span></text:p>
            <text:p><text:span text:style-name="T105">(*f1).numerator <text:s text:c="12"/>int</text:span></text:p>
            <text:p><text:span text:style-name="T116"/></text:p>
            <text:p><text:span text:style-name="T99">complex declarations</text:span></text:p>
            <text:p><text:span text:style-name="T105">struct fraction** fp; a pointer to a pointer to a struct fraction</text:span></text:p>
            <text:p><text:span text:style-name="T105">struct fraction fract_array[20]; array of 20 struct fraction</text:span></text:p>
            <text:p><text:span text:style-name="T105">struct fraction *fract_ptr_array[20]; an array of 20 pointers to struct fraction</text:span></text:p>
            <text:p><text:span text:style-name="T105">struct fraction (*pfa)[100];</text:span></text:p>
            <text:p><text:span text:style-name="T105">struct fraction (*(*pf)())();</text:span></text:p>
            <text:p><text:span text:style-name="T116"/></text:p>
            <text:p><text:span text:style-name="T116">f(int daytab[2][13]) { ... }</text:span></text:p>
            <text:p><text:span text:style-name="T122"/></text:p>
            <text:p><text:span text:style-name="T110">It could also be</text:span></text:p>
            <text:p><text:span text:style-name="T116">f(int daytab[][13]) { ... }</text:span></text:p>
            <text:p><text:span text:style-name="T123"/></text:p>
            <text:p><text:span text:style-name="T110">Since the number of rows is irrelevant, or it could be</text:span></text:p>
            <text:p><text:span text:style-name="T116">f(int (*daytab)[13]) { ... }</text:span></text:p>
            <text:p><text:span text:style-name="T122"/></text:p>
            <text:p><text:span text:style-name="T110">Which says that the parameter is a pointer to an array of 13 integers. </text:span></text:p>
            <text:p><text:span text:style-name="T110">The parentheses are necessary since brackets [] have higher precedence </text:span></text:p>
            <text:p><text:span text:style-name="T110">than *. Without parentheses, the declaration would be</text:span></text:p>
            <text:p><text:span text:style-name="T124"/></text:p>
            <text:p><text:span text:style-name="T116">int *daytab[13] // array of pointer to ints</text:span></text:p>
            <text:p><text:span text:style-name="T112"/></text:p>
            <text:p><text:span text:style-name="T112"/></text:p>
            <text:p><text:span text:style-name="T110">There is an important difference between these definitions:</text:span></text:p>
            <text:p><text:span text:style-name="T116">char amessage[] = "now is the time"; /* an array */</text:span></text:p>
            <text:p><text:span text:style-name="T116">char *pmessage = "now is the time"; /* a pointer */</text:span></text:p>
            <text:p><text:span text:style-name="T116">char (*(*x())[])()</text:span></text:p>
            <text:p><text:span text:style-name="T110">x: function returning pointer to array[] of pointer to function returning char</text:span></text:p>
            <text:p><text:span text:style-name="T116">char (*(*x[3])())[5]</text:span></text:p>
            <text:p><text:span text:style-name="T110">x: array[3] of pointer to function returning pointer to array[5] of char</text:span></text:p>
            <text:p><text:span text:style-name="T116"/></text:p>
            <text:p><text:span text:style-name="T57"/></text:p>
            <text:p><text:span text:style-name="T53"><text:s text:c="116"/></text:span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32" draw:style-name="dp1" draw:master-page-name="Default">
        <office:forms form:automatic-focus="false" form:apply-design-mode="false"/>
        <draw:frame draw:style-name="gr1" draw:text-style-name="P12" draw:layer="layout" svg:width="18.32cm" svg:height="24.163cm" svg:x="1.381cm" svg:y="1.914cm">
          <draw:text-box>
            <text:p><text:span text:style-name="T110">Dynamic allocation</text:span></text:p>
            <text:p><text:span text:style-name="T110">malloc : memory allocation</text:span></text:p>
            <text:p><text:span text:style-name="T110">free <text:s text:c="5"/>: memory deallocation</text:span></text:p>
            <text:p><text:span text:style-name="T122"/></text:p>
            <text:p><text:span text:style-name="T116">int *intptr;</text:span></text:p>
            <text:p><text:span text:style-name="T116">char *charpt;</text:span></text:p>
            <text:p><text:span text:style-name="T116">intptr=(int*)malloc(sizeof(int));</text:span></text:p>
            <text:p><text:span text:style-name="T116">charptr=(char*)malloc(sizeof(char)*6);</text:span></text:p>
            <text:p><text:span text:style-name="T116">free(intptr);</text:span></text:p>
            <text:p><text:span text:style-name="T116">free(charptr);</text:span></text:p>
            <text:p><text:span text:style-name="T112"/></text:p>
            <text:p><text:span text:style-name="T110">Memory leak - Memory allocated is not de-allocated.</text:span></text:p>
            <text:p><text:span text:style-name="T110">Dangling pointer - A pointer that points to a variable that has been de-allocated.</text:span></text:p>
            <text:p><text:span text:style-name="T110"/></text:p>
            <text:p><text:span text:style-name="T110">Pointer arithmetic</text:span></text:p>
            <text:p><text:span text:style-name="T116">int *pi;</text:span></text:p>
            <text:p><text:span text:style-name="T116">char *pc;</text:span></text:p>
            <text:p><text:span text:style-name="T116">++pi;//jumps 4 bytes in 32 bit processor</text:span></text:p>
            <text:p><text:span text:style-name="T116">++pc;//jumps 1 byte</text:span></text:p>
            <text:p><text:span text:style-name="T116"/></text:p>
            <text:p><text:span text:style-name="T110">Array &amp; Pointers</text:span></text:p>
            <text:p><text:span text:style-name="T116">int a[10];</text:span></text:p>
            <text:p><text:span text:style-name="T116">int *b=&amp;a[0];</text:span></text:p>
            <text:p><text:span text:style-name="T116"/></text:p>
            <text:p><text:span text:style-name="T116">const char *pc="string";</text:span></text:p>
            <text:p><text:span text:style-name="T116">char ac[]="string";</text:span></text:p>
            <text:p><text:span text:style-name="T116"/></text:p>
            <text:p><text:span text:style-name="T113"><text:s text:c="11"/></text:span><text:span text:style-name="T105">-------------------------------------</text:span></text:p>
            <text:p><text:span text:style-name="T105">pc -------&gt;|</text:span></text:p>
            <text:p><text:span text:style-name="T113"><text:s text:c="11"/></text:span><text:span text:style-name="T105">-------------------------------------</text:span></text:p>
            <text:p><text:span text:style-name="T110">Pointer to a block of memeory</text:span></text:p>
            <text:p><text:span text:style-name="T105"/></text:p>
            <text:p><text:span text:style-name="T105">ac</text:span></text:p>
            <text:p><text:span text:style-name="T105">-----------------------------------</text:span></text:p>
            <text:p><text:span text:style-name="T105">|</text:span></text:p>
            <text:p><text:span text:style-name="T105">------------------------------------</text:span></text:p>
            <text:p><text:span text:style-name="T99">Array of memory fragments. No address</text:span></text:p>
            <text:p><text:span text:style-name="T116"/></text:p>
            <text:p><text:span text:style-name="T48"/></text:p>
            <text:p><text:span text:style-name="T17">Enum</text:span></text:p>
            <text:p><text:span text:style-name="T54">An enumeration is a list of constant integer values.</text:span></text:p>
            <text:p><text:span text:style-name="T56">enum boolean { NO, YES };</text:span></text:p>
            <text:p><text:span text:style-name="T56">enum months { JAN = 1, FEB, MAR, APR, MAY, JUN,</text:span></text:p>
            <text:p><text:span text:style-name="T56">JUL, AUG, SEP, OCT, NOV, DEC };</text:span></text:p>
            <text:p><text:span text:style-name="T56">/* FEB = 2, MAR = 3, etc. */</text:span></text:p>
            <text:p><text:span text:style-name="T56">eum {No,YES}; // global</text:span></text:p>
            <text:p><text:span text:style-name="T56"/></text:p>
            <text:p><text:span text:style-name="T56">boolean value=NO;</text:span></text:p>
            <text:p><text:span text:style-name="T56"/></text:p>
            <text:p><text:span text:style-name="T56"/></text:p>
            <text:p><text:span text:style-name="T57"/></text:p>
            <text:p><text:span text:style-name="T56"/></text:p>
            <text:p><text:span text:style-name="T57"/></text:p>
            <text:p><text:span text:style-name="T53"><text:s text:c="116"/></text:span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33" draw:style-name="dp1" draw:master-page-name="Default">
        <office:forms form:automatic-focus="false" form:apply-design-mode="false"/>
        <draw:frame draw:style-name="gr1" draw:text-style-name="P22" draw:layer="layout" svg:width="18.32cm" svg:height="22.948cm" svg:x="1.381cm" svg:y="1.914cm">
          <draw:text-box>
            <text:p><text:span text:style-name="T105">$cat main.c</text:span></text:p>
            <text:p><text:span text:style-name="T56">#include &lt;stdio.h&gt;</text:span></text:p>
            <text:p><text:span text:style-name="T56">struct SomeItem{</text:span></text:p>
            <text:p><text:span text:style-name="T56">enum {MOVIE,MUSIC} itemType;</text:span></text:p>
            <text:p><text:span text:style-name="T56">union{</text:span></text:p>
            <text:p><text:span text:style-name="T56">int movieid;</text:span></text:p>
            <text:p><text:span text:style-name="T56">char moviename[255];</text:span></text:p>
            <text:p><text:span text:style-name="T56">};</text:span></text:p>
            <text:p><text:span text:style-name="T56">};</text:span></text:p>
            <text:p><text:span text:style-name="T56"/></text:p>
            <text:p><text:span text:style-name="T56"/></text:p>
            <text:p><text:span text:style-name="T105">int main(int argc, char *argv[]){</text:span></text:p>
            <text:p><text:span text:style-name="T56">struct SomeItem someitem;</text:span></text:p>
            <text:p><text:span text:style-name="T56">someitem.itemType=MUSIC;</text:span></text:p>
            <text:p><text:span text:style-name="T56">someitem.movieid=10;</text:span></text:p>
            <text:p><text:span text:style-name="T56">return 0;</text:span></text:p>
            <text:p><text:span text:style-name="T56">}</text:span></text:p>
            <text:p><text:span text:style-name="T56"/></text:p>
            <text:p><text:span text:style-name="T56"/></text:p>
            <text:p><text:span text:style-name="T56"/></text:p>
            <text:p><text:span text:style-name="T56"/></text:p>
            <text:p><text:span text:style-name="T56"/></text:p>
            <text:p><text:span text:style-name="T56"/></text:p>
            <text:p><text:span text:style-name="T56"/></text:p>
            <text:p><text:span text:style-name="T56"/></text:p>
            <text:p><text:span text:style-name="T56"/></text:p>
            <text:p><text:span text:style-name="T56"/></text:p>
            <text:p><text:span text:style-name="T56"/></text:p>
            <text:p><text:span text:style-name="T56"/></text:p>
            <text:p><text:span text:style-name="T56"/></text:p>
            <text:p><text:span text:style-name="T56"/></text:p>
            <text:p><text:span text:style-name="T56"/></text:p>
            <text:p><text:span text:style-name="T56"/></text:p>
            <text:p><text:span text:style-name="T56"/></text:p>
            <text:p><text:span text:style-name="T56"/></text:p>
            <text:p><text:span text:style-name="T110">Const</text:span></text:p>
            <text:p><text:span text:style-name="T110">The qualifier const can be added to the left of a variable or parameter type to</text:span></text:p>
            <text:p><text:span text:style-name="T110">declare that the code using the variable will not change the variable.</text:span></text:p>
            <text:p><text:span text:style-name="T125"/></text:p>
            <text:p><text:span text:style-name="T116">void foo(const struct fraction* fract);</text:span></text:p>
            <text:p><text:span text:style-name="T116">int i, *pi, *const cpi = &amp;i;</text:span></text:p>
            <text:p><text:span text:style-name="T116">const int j=func();</text:span></text:p>
            <text:p><text:span text:style-name="T116">char amessage[] = "now is the time"; /* an array */</text:span></text:p>
            <text:p><text:span text:style-name="T116">char *pmessage = "now is the time"; /* a pointer */</text:span></text:p>
            <text:p><text:span text:style-name="T116">const int *p; // pointer to constant</text:span></text:p>
            <text:p><text:span text:style-name="T116">int * const p;//const pointer to integer</text:span></text:p>
            <text:p><text:span text:style-name="T116">const int * const p;//const pointer to integer const</text:span></text:p>
            <text:p><text:span text:style-name="T116"/></text:p>
            <text:p><text:span text:style-name="T110">Const must be defined or initialized at the time of declaration.</text:span></text:p>
            <text:p><text:span text:style-name="T110"/></text:p>
            <text:p><text:span text:style-name="T110">Const has internal linkage similar to static.</text:span></text:p>
            <text:p><text:span text:style-name="T95"/></text:p>
            <text:p><text:span text:style-name="T126"><text:s text:c="100"/></text:span></text:p>
          </draw:text-box>
        </draw:frame>
        <draw:frame draw:style-name="gr24" draw:text-style-name="P7" draw:layer="layout" svg:width="9.017cm" svg:height="5.512cm" svg:x="1.33cm" svg:y="9.912cm">
          <draw:text-box>
            <text:p><text:span text:style-name="T67">Day 1</text:span></text:p>
            <text:p><text:span text:style-name="T67">2. Data type, operator and expression</text:span></text:p>
            <text:list text:style-name="L1">
              <text:list-item>
                <text:p><text:span text:style-name="T31"><text:s/></text:span><text:span text:style-name="T31">Data types and sizes</text:span></text:p>
                <text:p><text:span text:style-name="T104"><text:s text:c="3"/></text:span><text:span text:style-name="T31">- Integer</text:span></text:p>
                <text:p><text:span text:style-name="T104"><text:s text:c="3"/></text:span><text:span text:style-name="T31">- Floating point type <text:s text:c="8"/></text:span></text:p>
                <text:p><text:span text:style-name="T104"><text:s text:c="3"/></text:span><text:span text:style-name="T31">- <text:s/>Pointer</text:span></text:p>
                <text:p><text:span text:style-name="T104"><text:s text:c="2"/></text:span><text:span text:style-name="T31">- Array</text:span></text:p>
                <text:p><text:span text:style-name="T104"><text:s text:c="2"/></text:span><text:span text:style-name="T31">- Enum</text:span></text:p>
              </text:list-item>
              <text:list-item>
                <text:p><text:span text:style-name="T30"><text:s/></text:span><text:span text:style-name="T30">Constant</text:span></text:p>
              </text:list-item>
              <text:list-item>
                <text:p><text:span text:style-name="T31"><text:s/></text:span><text:span text:style-name="T31">Variable Declaration and Definition</text:span></text:p>
              </text:list-item>
              <text:list-item>
                <text:p><text:span text:style-name="T31"><text:s/></text:span><text:span text:style-name="T31">Operator</text:span></text:p>
                <text:p><text:span text:style-name="T104"><text:s text:c="2"/></text:span><text:span text:style-name="T31">- Assignment operator and expression</text:span></text:p>
                <text:p><text:span text:style-name="T104"><text:s text:c="2"/></text:span><text:span text:style-name="T31">- Arithmetic operator</text:span></text:p>
                <text:p><text:span text:style-name="T104"><text:s text:c="2"/></text:span><text:span text:style-name="T31">- Relational operator</text:span></text:p>
                <text:p><text:span text:style-name="T104"><text:s text:c="2"/></text:span><text:span text:style-name="T31">- Conditional operator</text:span></text:p>
              </text:list-item>
              <text:list-item>
                <text:p><text:span text:style-name="T31"><text:s/></text:span><text:span text:style-name="T31">Bit wise operator</text:span></text:p>
              </text:list-item>
              <text:list-item>
                <text:p><text:span text:style-name="T31"><text:s/></text:span><text:span text:style-name="T31">Type conversion</text:span></text:p>
              </text:list-item>
              <text:list-item>
                <text:p><text:span text:style-name="T31"><text:s/></text:span><text:span text:style-name="T31">Conditional expression</text:span></text:p>
              </text:list-item>
            </text:list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34" draw:style-name="dp1" draw:master-page-name="Default">
        <office:forms form:automatic-focus="false" form:apply-design-mode="false"/>
        <draw:frame draw:style-name="gr1" draw:text-style-name="P22" draw:layer="layout" svg:width="18.32cm" svg:height="24.273cm" svg:x="1.381cm" svg:y="1.533cm">
          <draw:text-box>
            <text:p><text:span text:style-name="T108"/></text:p>
            <text:p><text:span text:style-name="T97"/></text:p>
            <text:p><text:span text:style-name="T127"/></text:p>
            <text:p><text:span text:style-name="T127"/></text:p>
            <text:p><text:span text:style-name="T127"/></text:p>
            <text:p><text:span text:style-name="T127"/></text:p>
            <text:p><text:span text:style-name="T127"/></text:p>
            <text:p><text:span text:style-name="T127"/></text:p>
            <text:p><text:span text:style-name="T127"/></text:p>
            <text:p><text:span text:style-name="T127"/></text:p>
            <text:p><text:span text:style-name="T127"/></text:p>
            <text:p><text:span text:style-name="T127"/></text:p>
            <text:list text:style-name="L1">
              <text:list-header>
                <text:p><text:span text:style-name="T128"/></text:p>
                <text:p><text:span text:style-name="T129"/></text:p>
              </text:list-header>
            </text:list>
            <text:p><text:span text:style-name="T130">Declaration - Asserts the existence of a variable, function or type defined </text:span></text:p>
            <text:p><text:span text:style-name="T84">elsewhere in the program. A variable may be declared by preceding its type </text:span></text:p>
            <text:p><text:span text:style-name="T84">with the keyword extern.</text:span></text:p>
            <text:p><text:span text:style-name="T84"/></text:p>
            <text:p><text:span text:style-name="T84">const declaration are file scope and must be initialized or defined at the time</text:span></text:p>
            <text:p><text:span text:style-name="T84">of declaration.</text:span></text:p>
            <text:p><text:span text:style-name="T84"/></text:p>
            <text:p><text:span text:style-name="T84">static variable and functions are file scoped and they can not be defined in</text:span></text:p>
            <text:p><text:span text:style-name="T84">other files like extern.</text:span></text:p>
            <text:p><text:span text:style-name="T84"/></text:p>
            <text:p><text:span text:style-name="T84">$ cat a.c</text:span></text:p>
            <text:p><text:span text:style-name="T85">extern int a;</text:span></text:p>
            <text:p><text:span text:style-name="T85">extern const int b=10;</text:span></text:p>
            <text:p><text:span text:style-name="T85"/></text:p>
            <text:p><text:span text:style-name="T84">$ cat b.c</text:span></text:p>
            <text:p><text:span text:style-name="T85">#include &lt;stdio.h&gt;</text:span></text:p>
            <text:p><text:span text:style-name="T85">int a=10;//defined here</text:span></text:p>
            <text:p><text:span text:style-name="T85">const <text:s/>int b=20; // error while linking</text:span></text:p>
            <text:p><text:span text:style-name="T85">int main(){</text:span></text:p>
            <text:p><text:span text:style-name="T85">return 0;</text:span></text:p>
            <text:p><text:span text:style-name="T85">}</text:span></text:p>
            <text:p><text:span text:style-name="T85"/></text:p>
            <text:p><text:span text:style-name="T84">$ gcc -c a.c -o a.o</text:span></text:p>
            <text:p><text:span text:style-name="T85">a.c:2: warning: ‘b’ initialized and declared ‘extern’</text:span></text:p>
            <text:p><text:span text:style-name="T85">$ gcc -c b.c -o b.o</text:span></text:p>
            <text:p><text:span text:style-name="T85">$ gcc -o aa a.o b.o</text:span></text:p>
            <text:p><text:span text:style-name="T85">b.o:(.rodata+0x0): multiple definition of `b'</text:span></text:p>
            <text:p><text:span text:style-name="T85">a.o:(.rodata+0x0): first defined here</text:span></text:p>
            <text:p><text:span text:style-name="T85">collect2: ld returned 1 exit status</text:span></text:p>
            <text:p><text:span text:style-name="T85"/></text:p>
            <text:p><text:span text:style-name="T85">int a; // just declaration</text:span></text:p>
            <text:p><text:span text:style-name="T85">void func();//just declaration</text:span></text:p>
            <text:p><text:span text:style-name="T131"><text:s/></text:span></text:p>
            <text:p><text:span text:style-name="T85">c++</text:span></text:p>
            <text:p><text:span text:style-name="T85">int a // declaration and definition</text:span></text:p>
            <text:p><text:span text:style-name="T85">extern a // declaration</text:span></text:p>
            <text:p><text:span text:style-name="T132"><text:s/></text:span></text:p>
            <text:p><text:span text:style-name="T126"><text:s text:c="116"/></text:span></text:p>
          </draw:text-box>
        </draw:frame>
        <draw:frame draw:style-name="gr24" draw:text-style-name="P7" draw:layer="layout" svg:width="9.017cm" svg:height="5.512cm" svg:x="1.33cm" svg:y="1.913cm">
          <draw:text-box>
            <text:p><text:span text:style-name="T67">Day 1</text:span></text:p>
            <text:p><text:span text:style-name="T67">2. Data type, operator and expression</text:span></text:p>
            <text:list text:style-name="L1">
              <text:list-item>
                <text:p><text:span text:style-name="T31"><text:s/></text:span><text:span text:style-name="T31">Data types and sizes</text:span></text:p>
                <text:p><text:span text:style-name="T104"><text:s text:c="3"/></text:span><text:span text:style-name="T31">- Integer</text:span></text:p>
                <text:p><text:span text:style-name="T104"><text:s text:c="3"/></text:span><text:span text:style-name="T31">- Floating point type <text:s text:c="8"/></text:span></text:p>
                <text:p><text:span text:style-name="T104"><text:s text:c="3"/></text:span><text:span text:style-name="T31">- <text:s/>Pointer</text:span></text:p>
                <text:p><text:span text:style-name="T104"><text:s text:c="2"/></text:span><text:span text:style-name="T31">- Array</text:span></text:p>
                <text:p><text:span text:style-name="T104"><text:s text:c="2"/></text:span><text:span text:style-name="T31">- Enum</text:span></text:p>
              </text:list-item>
              <text:list-item>
                <text:p><text:span text:style-name="T31"><text:s/></text:span><text:span text:style-name="T31">Constant</text:span></text:p>
              </text:list-item>
              <text:list-item>
                <text:p><text:span text:style-name="T30"><text:s/></text:span><text:span text:style-name="T30">Variable Declaration and Definition</text:span></text:p>
              </text:list-item>
              <text:list-item>
                <text:p><text:span text:style-name="T31"><text:s/></text:span><text:span text:style-name="T31">Operator</text:span></text:p>
                <text:p><text:span text:style-name="T104"><text:s text:c="2"/></text:span><text:span text:style-name="T31">- Assignment operator and expression</text:span></text:p>
                <text:p><text:span text:style-name="T104"><text:s text:c="2"/></text:span><text:span text:style-name="T31">- Arithmetic operator</text:span></text:p>
                <text:p><text:span text:style-name="T104"><text:s text:c="2"/></text:span><text:span text:style-name="T31">- Relational operator</text:span></text:p>
                <text:p><text:span text:style-name="T104"><text:s text:c="2"/></text:span><text:span text:style-name="T31">- Conditional operator</text:span></text:p>
              </text:list-item>
              <text:list-item>
                <text:p><text:span text:style-name="T31"><text:s/></text:span><text:span text:style-name="T31">Bit wise operator</text:span></text:p>
              </text:list-item>
              <text:list-item>
                <text:p><text:span text:style-name="T31"><text:s/></text:span><text:span text:style-name="T31">Type conversion</text:span></text:p>
              </text:list-item>
              <text:list-item>
                <text:p><text:span text:style-name="T31"><text:s/></text:span><text:span text:style-name="T31">Conditional expression</text:span></text:p>
              </text:list-item>
            </text:list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35" draw:style-name="dp1" draw:master-page-name="Default">
        <office:forms form:automatic-focus="false" form:apply-design-mode="false"/>
        <draw:frame draw:style-name="gr25" draw:text-style-name="P12" draw:layer="layout" svg:width="18.32cm" svg:height="26.67cm" svg:x="1.381cm" svg:y="2.27cm">
          <draw:text-box>
            <text:p><text:span text:style-name="T84">Declaration can be made multiple times.</text:span></text:p>
            <text:p><text:span text:style-name="T1"/></text:p>
            <text:p><text:span text:style-name="T84">Definition - Allocates storage for a variable of a specified type and</text:span></text:p>
            <text:p><text:span text:style-name="T84">optionally initializes the variable</text:span></text:p>
            <text:p><text:span text:style-name="T133"/></text:p>
            <text:p><text:span text:style-name="T85">int a=10; //declaration and definition</text:span></text:p>
            <text:p><text:span text:style-name="T85">void func(){// declaration and definition</text:span></text:p>
            <text:p><text:span text:style-name="T85">}</text:span></text:p>
            <text:p><text:span text:style-name="T134"/></text:p>
            <text:p><text:span text:style-name="T133">- </text:span><text:span text:style-name="T84">Definition must be only once.</text:span></text:p>
            <text:p><text:span text:style-name="T127"/></text:p>
            <text:p><text:span text:style-name="T135"/></text:p>
            <text:p><text:span text:style-name="T127"/></text:p>
            <text:p><text:span text:style-name="T127"/></text:p>
            <text:p><text:span text:style-name="T127"/></text:p>
            <text:p><text:span text:style-name="T127"/></text:p>
            <text:p><text:span text:style-name="T127"/></text:p>
            <text:p><text:span text:style-name="T127"/></text:p>
            <text:p><text:span text:style-name="T127"/></text:p>
            <text:p><text:span text:style-name="T127"/></text:p>
            <text:p><text:span text:style-name="T127"/></text:p>
            <text:p><text:span text:style-name="T127"/></text:p>
            <text:p><text:span text:style-name="T98"/></text:p>
            <text:p><text:span text:style-name="T98"/></text:p>
            <text:p><text:span text:style-name="T98"/></text:p>
            <text:p><text:span text:style-name="T83"/></text:p>
            <text:p><text:span text:style-name="T84">An operator is a symbol that tells the compiler to perform specific</text:span></text:p>
            <text:p><text:span text:style-name="T84">mathematical or</text:span><text:span text:style-name="T100"> </text:span><text:span text:style-name="T99">logical manipulations.</text:span></text:p>
            <text:p><text:span text:style-name="T100"/></text:p>
            <text:p><text:span text:style-name="T100">- </text:span><text:span text:style-name="T99">Assignment operator and expression</text:span></text:p>
            <text:p><text:span text:style-name="T99">Here's the list of assignment shorthand operators...</text:span></text:p>
            <text:p><text:span text:style-name="T107"/></text:p>
            <text:p><text:span text:style-name="T105">+=, -= Increment or decrement by RHS</text:span></text:p>
            <text:p><text:span text:style-name="T105">*=, /= Multiply or divide by RHS</text:span></text:p>
            <text:p><text:span text:style-name="T105">%= Mod by RHS</text:span></text:p>
            <text:p><text:span text:style-name="T105">&gt;&gt;= Bitwise right shift by RHS (divide by power of 2)</text:span></text:p>
            <text:p><text:span text:style-name="T105">&lt;&lt;= Bitwise left shift RHS (multiply by power of 2)</text:span></text:p>
            <text:p><text:span text:style-name="T105">&amp;=, |=, ^= Bitwise and, or, xor by RHS</text:span></text:p>
            <text:p><text:span text:style-name="T107"/></text:p>
            <text:p><text:span text:style-name="T100">- </text:span><text:span text:style-name="T99">Arithmetic Operators</text:span></text:p>
            <text:p><text:span text:style-name="T105">+ Addition</text:span></text:p>
            <text:p><text:span text:style-name="T105">- Subtraction</text:span></text:p>
            <text:p><text:span text:style-name="T105">/ Division</text:span></text:p>
            <text:p><text:span text:style-name="T105">* Multiplication</text:span></text:p>
            <text:p><text:span text:style-name="T105">% Remainder (mod)</text:span></text:p>
            <text:p><text:span text:style-name="T85"/></text:p>
            <text:p><text:span text:style-name="T105"/></text:p>
          </draw:text-box>
        </draw:frame>
        <draw:frame draw:style-name="gr26" draw:text-style-name="P7" draw:layer="layout" svg:width="9.017cm" svg:height="6.532cm" svg:x="1.33cm" svg:y="8.314cm">
          <draw:text-box>
            <text:p><text:span text:style-name="T67">Day 1</text:span></text:p>
            <text:p><text:span text:style-name="T67">2. Data type, operator and expression</text:span></text:p>
            <text:list text:style-name="L1">
              <text:list-item>
                <text:p><text:span text:style-name="T31"><text:s/></text:span><text:span text:style-name="T31">Data types and sizes</text:span></text:p>
                <text:p><text:span text:style-name="T104"><text:s text:c="3"/></text:span><text:span text:style-name="T31">- Integer</text:span></text:p>
                <text:p><text:span text:style-name="T104"><text:s text:c="3"/></text:span><text:span text:style-name="T31">- Floating point type <text:s text:c="8"/></text:span></text:p>
                <text:p><text:span text:style-name="T104"><text:s text:c="3"/></text:span><text:span text:style-name="T31">- <text:s/>Pointer</text:span></text:p>
                <text:p><text:span text:style-name="T104"><text:s text:c="2"/></text:span><text:span text:style-name="T31">- Array</text:span></text:p>
                <text:p><text:span text:style-name="T104"><text:s text:c="2"/></text:span><text:span text:style-name="T31">- Enum</text:span></text:p>
              </text:list-item>
              <text:list-item>
                <text:p><text:span text:style-name="T31"><text:s/></text:span><text:span text:style-name="T31">Constant</text:span></text:p>
              </text:list-item>
              <text:list-item>
                <text:p><text:span text:style-name="T31"><text:s/></text:span><text:span text:style-name="T31">Variable Declaration and Definition</text:span></text:p>
              </text:list-item>
              <text:list-item>
                <text:p><text:span text:style-name="T30"><text:s/></text:span><text:span text:style-name="T30">Operator</text:span></text:p>
                <text:p><text:span text:style-name="T136"><text:s text:c="2"/></text:span><text:span text:style-name="T30">- Assignment operator and expression</text:span></text:p>
                <text:p><text:span text:style-name="T136"><text:s text:c="2"/></text:span><text:span text:style-name="T30">- Arithmetic operator</text:span></text:p>
                <text:p><text:span text:style-name="T136"><text:s text:c="2"/></text:span><text:span text:style-name="T30">- Relational operator</text:span></text:p>
                <text:p><text:span text:style-name="T136"><text:s text:c="2"/></text:span><text:span text:style-name="T30">- Conditional operator</text:span></text:p>
              </text:list-item>
              <text:list-item>
                <text:p><text:span text:style-name="T31"><text:s/></text:span><text:span text:style-name="T31">Bit wise operator</text:span></text:p>
              </text:list-item>
              <text:list-item>
                <text:p><text:span text:style-name="T31"><text:s/></text:span><text:span text:style-name="T31">Type conversion</text:span></text:p>
              </text:list-item>
              <text:list-item>
                <text:p><text:span text:style-name="T31"><text:s/></text:span><text:span text:style-name="T31">Conditional expression</text:span></text:p>
              </text:list-item>
            </text:list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36" draw:style-name="dp1" draw:master-page-name="Default">
        <office:forms form:automatic-focus="false" form:apply-design-mode="false"/>
        <draw:frame draw:style-name="gr27" draw:text-style-name="P12" draw:layer="layout" svg:width="18.32cm" svg:height="25.67cm" svg:x="1.381cm" svg:y="1.914cm">
          <draw:text-box>
            <text:p><text:span text:style-name="T106">- Unary Increment Operators: ++ --</text:span></text:p>
            <text:p><text:span text:style-name="T99"/></text:p>
            <text:p><text:span text:style-name="T99">The unary ++ and -- operators increment or decrement the value in a variable.</text:span></text:p>
            <text:p><text:span text:style-name="T105">var++ //post variant</text:span></text:p>
            <text:p><text:span text:style-name="T105">++var //pre variant</text:span></text:p>
            <text:p><text:span text:style-name="T83"/></text:p>
            <text:p><text:span text:style-name="T84">- Relational Operators</text:span></text:p>
            <text:p><text:span text:style-name="T99">These operate on integer or floating point values and return a 0 or 1 </text:span></text:p>
            <text:p><text:span text:style-name="T99">boolean value.</text:span></text:p>
            <text:p><text:span text:style-name="T137"/></text:p>
            <text:p><text:span text:style-name="T105">== Equal</text:span></text:p>
            <text:p><text:span text:style-name="T105">!= Not Equal</text:span></text:p>
            <text:p><text:span text:style-name="T105">&gt; Greater Than</text:span></text:p>
            <text:p><text:span text:style-name="T105">&lt; Less Than</text:span></text:p>
            <text:p><text:span text:style-name="T105">&gt;= Greater or Equal</text:span></text:p>
            <text:p><text:span text:style-name="T105">&lt;= Less or Equal <text:s text:c="88"/></text:span></text:p>
            <text:p><text:span text:style-name="T105"/></text:p>
            <text:p><text:span text:style-name="T84">Problem.</text:span></text:p>
            <text:p><text:span text:style-name="T105">while(x=3);//legal</text:span></text:p>
            <text:p><text:span text:style-name="T105">while(x==3);//legal</text:span></text:p>
            <text:p><text:span text:style-name="T85"/></text:p>
            <text:p><text:span text:style-name="T84">- Logical Operators</text:span></text:p>
            <text:p><text:span text:style-name="T105">The value 0 is false, anything else is true.</text:span></text:p>
            <text:p><text:span text:style-name="T105">! Boolean not (unary)</text:span></text:p>
            <text:p><text:span text:style-name="T105">&amp;&amp; Boolean and</text:span></text:p>
            <text:p><text:span text:style-name="T105">|| Boolean or</text:span></text:p>
            <text:p><text:span text:style-name="T85"/></text:p>
            <text:p><text:span text:style-name="T84">- Conditional Operators ?:</text:span></text:p>
            <text:p><text:span text:style-name="T85">Exp1 ? Exp2 : Exp3; </text:span></text:p>
            <text:p><text:span text:style-name="T85">Where Exp1, Exp2, and Exp3 are expressions. </text:span></text:p>
            <text:p><text:span text:style-name="T85"/></text:p>
            <text:p><text:span text:style-name="T84">- Misc Operators</text:span></text:p>
            <text:p><text:span text:style-name="T85">sizeof() Returns the size of an variable</text:span></text:p>
            <text:p><text:span text:style-name="T85">&amp; Returns the address of an variable</text:span></text:p>
            <text:p><text:span text:style-name="T85">* Pointer to a variable</text:span></text:p>
            <text:p><text:span text:style-name="T85"/></text:p>
            <text:p><text:span text:style-name="T138"/></text:p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119"/></text:p>
            <text:p><text:span text:style-name="T139"/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37" draw:style-name="dp1" draw:master-page-name="Default">
        <office:forms form:automatic-focus="false" form:apply-design-mode="false"/>
        <draw:frame draw:style-name="gr27" draw:text-style-name="P12" draw:layer="layout" svg:width="18.32cm" svg:height="25.67cm" svg:x="1.381cm" svg:y="1.914cm">
          <draw:text-box>
            <text:p><text:span text:style-name="T140"/></text:p>
            <text:p><text:span text:style-name="T138"/></text:p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126"/></text:p>
            <text:p><text:span text:style-name="T99">Bitwise Operators</text:span></text:p>
            <text:p><text:span text:style-name="T99">C includes operators to manipulate memory at the bit level.</text:span></text:p>
            <text:p><text:span text:style-name="T99"/></text:p>
            <text:p><text:span text:style-name="T105">~ Bitwise Negation (unary) <text:s/>flip 0 to 1 and 1 to 0 throughout</text:span></text:p>
            <text:p><text:span text:style-name="T105">&amp; Bitwise And</text:span></text:p>
            <text:p><text:span text:style-name="T105">| Bitwise Or</text:span></text:p>
            <text:p><text:span text:style-name="T105">^ Bitwise Exclusive Or</text:span></text:p>
            <text:p><text:span text:style-name="T105">&gt;&gt; Right Shift by right hand side (RHS) (divide by power of 2)</text:span></text:p>
            <text:p><text:span text:style-name="T105">&lt;&lt; Left Shift by RHS (multiply by power of 2)</text:span></text:p>
            <text:p><text:span text:style-name="T105"/></text:p>
            <text:p><text:span text:style-name="T99">- Note &amp; and &amp;&amp; are different</text:span></text:p>
            <text:p><text:span text:style-name="T105">unsigned int a = 60; /* 60 = 0011 1100 */ </text:span></text:p>
            <text:p><text:span text:style-name="T105">unsigned int b = 13; /* 13 = 0000 1101 */ </text:span></text:p>
            <text:p><text:span text:style-name="T105">int c = 0; <text:s text:c="94"/></text:span></text:p>
            <text:p><text:span text:style-name="T141"/></text:p>
            <text:p><text:span text:style-name="T105">c = a &amp; b; /* 12 = 0000 1100 */ </text:span></text:p>
            <text:p><text:span text:style-name="T105">printf("Line 1 - Value of c is %d\n", c ); </text:span></text:p>
            <text:p><text:span text:style-name="T105">c = a | b; /* 61 = 0011 1101 */ </text:span></text:p>
            <text:p><text:span text:style-name="T105">printf("Line 2 - Value of c is %d\n", c ); </text:span></text:p>
            <text:p><text:span text:style-name="T105">c = a ^ b; /* 49 = 0011 0001 */ </text:span></text:p>
            <text:p><text:span text:style-name="T105">printf("Line 3 - Value of c is %d\n", c ); </text:span></text:p>
            <text:p><text:span text:style-name="T105">c = ~a; /*-61 = 1100 0011 */ </text:span></text:p>
            <text:p><text:span text:style-name="T105">printf("Line 4 - Value of c is %d\n", c ); </text:span></text:p>
            <text:p><text:span text:style-name="T105">c = a &lt;&lt; 2; /* 240 = 1111 0000 */ </text:span></text:p>
            <text:p><text:span text:style-name="T105">printf("Line 5 - Value of c is %d\n", c ); </text:span></text:p>
            <text:p><text:span text:style-name="T105">c = a &gt;&gt; 2; /* 15 = 0000 1111 */ </text:span></text:p>
            <text:p><text:span text:style-name="T142"/></text:p>
            <text:p><text:span text:style-name="T139"/></text:p>
          </draw:text-box>
        </draw:frame>
        <draw:frame draw:style-name="gr24" draw:text-style-name="P7" draw:layer="layout" svg:width="9.017cm" svg:height="5.512cm" svg:x="1.33cm" svg:y="1.915cm">
          <draw:text-box>
            <text:p><text:span text:style-name="T67">Day 1</text:span></text:p>
            <text:p><text:span text:style-name="T67">2. Data type, operator and expression</text:span></text:p>
            <text:list text:style-name="L1">
              <text:list-item>
                <text:p><text:span text:style-name="T31"><text:s/></text:span><text:span text:style-name="T31">Data types and sizes</text:span></text:p>
                <text:p><text:span text:style-name="T104"><text:s text:c="3"/></text:span><text:span text:style-name="T31">- Integer</text:span></text:p>
                <text:p><text:span text:style-name="T104"><text:s text:c="3"/></text:span><text:span text:style-name="T31">- Floating point type <text:s text:c="8"/></text:span></text:p>
                <text:p><text:span text:style-name="T104"><text:s text:c="3"/></text:span><text:span text:style-name="T31">- <text:s/>Pointer</text:span></text:p>
                <text:p><text:span text:style-name="T104"><text:s text:c="2"/></text:span><text:span text:style-name="T31">- Array</text:span></text:p>
                <text:p><text:span text:style-name="T104"><text:s text:c="2"/></text:span><text:span text:style-name="T31">- Enum</text:span></text:p>
              </text:list-item>
              <text:list-item>
                <text:p><text:span text:style-name="T31"><text:s/></text:span><text:span text:style-name="T31">Constant</text:span></text:p>
              </text:list-item>
              <text:list-item>
                <text:p><text:span text:style-name="T31"><text:s/></text:span><text:span text:style-name="T31">Variable Declaration and Definition</text:span></text:p>
              </text:list-item>
              <text:list-item>
                <text:p><text:span text:style-name="T31"><text:s/></text:span><text:span text:style-name="T31">Operator</text:span></text:p>
                <text:p><text:span text:style-name="T104"><text:s text:c="2"/></text:span><text:span text:style-name="T31">- Assignment operator and expression</text:span></text:p>
                <text:p><text:span text:style-name="T104"><text:s text:c="2"/></text:span><text:span text:style-name="T31">- Arithmetic operator</text:span></text:p>
                <text:p><text:span text:style-name="T104"><text:s text:c="2"/></text:span><text:span text:style-name="T31">- Relational operator</text:span></text:p>
                <text:p><text:span text:style-name="T104"><text:s text:c="2"/></text:span><text:span text:style-name="T31">- Conditional operator</text:span></text:p>
              </text:list-item>
              <text:list-item>
                <text:p><text:span text:style-name="T30"><text:s/></text:span><text:span text:style-name="T30">Bit wise operator</text:span></text:p>
              </text:list-item>
              <text:list-item>
                <text:p><text:span text:style-name="T31"><text:s/></text:span><text:span text:style-name="T31">Type conversion</text:span></text:p>
              </text:list-item>
              <text:list-item>
                <text:p><text:span text:style-name="T31"><text:s/></text:span><text:span text:style-name="T31">Conditional expression</text:span></text:p>
              </text:list-item>
            </text:list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38" draw:style-name="dp1" draw:master-page-name="Default">
        <office:forms form:automatic-focus="false" form:apply-design-mode="false"/>
        <draw:frame draw:style-name="gr24" draw:text-style-name="P7" draw:layer="layout" svg:width="9.017cm" svg:height="5.512cm" svg:x="1.33cm" svg:y="1.916cm">
          <draw:text-box>
            <text:p><text:span text:style-name="T67">Day 1 - Morning</text:span></text:p>
            <text:p><text:span text:style-name="T67">2. Data type, operator and expression</text:span></text:p>
            <text:list text:style-name="L1">
              <text:list-item>
                <text:p><text:span text:style-name="T31"><text:s/></text:span><text:span text:style-name="T31">Data types and sizes</text:span></text:p>
                <text:p><text:span text:style-name="T104"><text:s text:c="3"/></text:span><text:span text:style-name="T31">- Integer</text:span></text:p>
                <text:p><text:span text:style-name="T104"><text:s text:c="3"/></text:span><text:span text:style-name="T31">- Floating point type <text:s text:c="8"/></text:span></text:p>
                <text:p><text:span text:style-name="T104"><text:s text:c="3"/></text:span><text:span text:style-name="T31">- <text:s/>Pointer</text:span></text:p>
                <text:p><text:span text:style-name="T104"><text:s text:c="2"/></text:span><text:span text:style-name="T31">- Array</text:span></text:p>
                <text:p><text:span text:style-name="T104"><text:s text:c="2"/></text:span><text:span text:style-name="T31">- Enum</text:span></text:p>
              </text:list-item>
              <text:list-item>
                <text:p><text:span text:style-name="T31"><text:s/></text:span><text:span text:style-name="T31">Constant</text:span></text:p>
              </text:list-item>
              <text:list-item>
                <text:p><text:span text:style-name="T31"><text:s/></text:span><text:span text:style-name="T31">Variable Declaration and Definition</text:span></text:p>
              </text:list-item>
              <text:list-item>
                <text:p><text:span text:style-name="T31"><text:s/></text:span><text:span text:style-name="T31">Operator</text:span></text:p>
                <text:p><text:span text:style-name="T104"><text:s text:c="2"/></text:span><text:span text:style-name="T31">- Assignment operator and expression</text:span></text:p>
                <text:p><text:span text:style-name="T104"><text:s text:c="2"/></text:span><text:span text:style-name="T31">- Arithmetic operator</text:span></text:p>
                <text:p><text:span text:style-name="T104"><text:s text:c="2"/></text:span><text:span text:style-name="T31">- Relational operator</text:span></text:p>
                <text:p><text:span text:style-name="T104"><text:s text:c="2"/></text:span><text:span text:style-name="T31">- Conditional operator</text:span></text:p>
              </text:list-item>
              <text:list-item>
                <text:p><text:span text:style-name="T31"><text:s/></text:span><text:span text:style-name="T31">Bit wise operator</text:span></text:p>
              </text:list-item>
              <text:list-item>
                <text:p><text:span text:style-name="T30"><text:s/></text:span><text:span text:style-name="T30">Type conversion</text:span></text:p>
              </text:list-item>
              <text:list-item>
                <text:p><text:span text:style-name="T31"><text:s/></text:span><text:span text:style-name="T31">Conditional expression</text:span></text:p>
              </text:list-item>
            </text:list>
          </draw:text-box>
        </draw:frame>
        <draw:line draw:style-name="gr5" draw:text-style-name="P4" draw:layer="layout" svg:x1="1cm" svg:y1="25.887cm" svg:x2="20.59cm" svg:y2="25.887cm">
          <text:p/>
        </draw:line>
        <draw:frame draw:style-name="gr28" draw:text-style-name="P7" draw:layer="layout" svg:width="15.031cm" svg:height="5.422cm" svg:x="1.383cm" svg:y="8.826cm">
          <draw:text-box>
            <text:p><text:span text:style-name="T99">When an operator has operands of different types, they are converted to a</text:span></text:p>
            <text:p><text:span text:style-name="T99">common type according to a small number of rules. In <text:s/>general, the only </text:span></text:p>
            <text:p><text:span text:style-name="T99">automatic conversions are those that convert a promotion "narrower" operand</text:span></text:p>
            <text:p><text:span text:style-name="T99">into "wider" one without losing information, such as converting an integer into </text:span></text:p>
            <text:p><text:span text:style-name="T99">floating point in an expression like f + i. </text:span></text:p>
            <text:p><text:span text:style-name="T99"/></text:p>
            <text:p><text:span text:style-name="T99">Truncation</text:span></text:p>
            <text:p><text:span text:style-name="T99">Expressions that might lose information, like assigning a longer integer type</text:span></text:p>
            <text:p><text:span text:style-name="T99">to a shorter, or a floating-point type to an integer, may draw a warning, </text:span></text:p>
            <text:p><text:span text:style-name="T99">but they are not illegal. <text:s text:c="69"/></text:span></text:p>
          </draw:text-box>
        </draw:frame>
      </draw:page>
      <draw:page draw:name="page39" draw:style-name="dp1" draw:master-page-name="Default">
        <office:forms form:automatic-focus="false" form:apply-design-mode="false"/>
        <draw:frame draw:style-name="gr29" draw:text-style-name="P12" draw:layer="layout" svg:width="18.32cm" svg:height="24.765cm" svg:x="1.381cm" svg:y="1.533cm">
          <draw:text-box>
            <text:p><text:span text:style-name="T98"/></text:p>
            <text:p><text:span text:style-name="T127"/></text:p>
            <text:p><text:span text:style-name="T127"/></text:p>
            <text:p><text:span text:style-name="T127"/></text:p>
            <text:p><text:span text:style-name="T127"/></text:p>
            <text:p><text:span text:style-name="T127"/></text:p>
            <text:p><text:span text:style-name="T127"/></text:p>
            <text:p><text:span text:style-name="T127"/></text:p>
            <text:p><text:span text:style-name="T127"/></text:p>
            <text:p><text:span text:style-name="T127"/></text:p>
            <text:p><text:span text:style-name="T127"/></text:p>
            <text:p><text:span text:style-name="T98"/></text:p>
            <text:p><text:span text:style-name="T84">Conditional Expression ?:</text:span></text:p>
            <text:p><text:span text:style-name="T84">Exp1 ? Exp2 : Exp3; </text:span></text:p>
            <text:p><text:span text:style-name="T84">Where Exp1, Exp2, and Exp3 are expressions. </text:span></text:p>
            <text:p><text:span text:style-name="T141"/></text:p>
          </draw:text-box>
        </draw:frame>
        <draw:frame draw:style-name="gr30" draw:text-style-name="P7" draw:layer="layout" svg:width="9.017cm" svg:height="4.915cm" svg:x="1.33cm" svg:y="1.903cm">
          <draw:text-box>
            <text:p><text:span text:style-name="T67">2. Data type, operator and expression</text:span></text:p>
            <text:list text:style-name="L1">
              <text:list-item>
                <text:p><text:span text:style-name="T31"><text:s/></text:span><text:span text:style-name="T31">Data types and sizes</text:span></text:p>
                <text:p><text:span text:style-name="T104"><text:s text:c="3"/></text:span><text:span text:style-name="T31">- Integer</text:span></text:p>
                <text:p><text:span text:style-name="T104"><text:s text:c="3"/></text:span><text:span text:style-name="T31">- Floating point type <text:s text:c="8"/></text:span></text:p>
                <text:p><text:span text:style-name="T104"><text:s text:c="3"/></text:span><text:span text:style-name="T31">- <text:s/>Pointer</text:span></text:p>
                <text:p><text:span text:style-name="T104"><text:s text:c="2"/></text:span><text:span text:style-name="T31">- Array</text:span></text:p>
                <text:p><text:span text:style-name="T104"><text:s text:c="2"/></text:span><text:span text:style-name="T31">- Enum</text:span></text:p>
              </text:list-item>
              <text:list-item>
                <text:p><text:span text:style-name="T31"><text:s/></text:span><text:span text:style-name="T31">Constant</text:span></text:p>
              </text:list-item>
              <text:list-item>
                <text:p><text:span text:style-name="T31"><text:s/></text:span><text:span text:style-name="T31">Variable Declaration and Definition</text:span></text:p>
              </text:list-item>
              <text:list-item>
                <text:p><text:span text:style-name="T31"><text:s/></text:span><text:span text:style-name="T31">Operator</text:span></text:p>
                <text:p><text:span text:style-name="T104"><text:s text:c="2"/></text:span><text:span text:style-name="T31">- Assignment operator and expression</text:span></text:p>
                <text:p><text:span text:style-name="T104"><text:s text:c="2"/></text:span><text:span text:style-name="T31">- Arithmetic operator</text:span></text:p>
                <text:p><text:span text:style-name="T104"><text:s text:c="2"/></text:span><text:span text:style-name="T31">- Relational operator</text:span></text:p>
                <text:p><text:span text:style-name="T104"><text:s text:c="2"/></text:span><text:span text:style-name="T31">- Conditional operator</text:span></text:p>
              </text:list-item>
              <text:list-item>
                <text:p><text:span text:style-name="T31"><text:s/></text:span><text:span text:style-name="T31">Bit wise operator</text:span></text:p>
              </text:list-item>
              <text:list-item>
                <text:p><text:span text:style-name="T31"><text:s/></text:span><text:span text:style-name="T31">Type conversion</text:span></text:p>
              </text:list-item>
              <text:list-item>
                <text:p><text:span text:style-name="T30"><text:s/></text:span><text:span text:style-name="T30">Conditional expression</text:span></text:p>
              </text:list-item>
            </text:list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40" draw:style-name="dp1" draw:master-page-name="Default">
        <office:forms form:automatic-focus="false" form:apply-design-mode="false"/>
        <draw:frame draw:style-name="gr31" draw:text-style-name="P12" draw:layer="layout" svg:width="18.32cm" svg:height="20.218cm" svg:x="1.381cm" svg:y="6.48cm">
          <draw:text-box>
            <text:p><text:span text:style-name="T99">- Define and initialize static array</text:span></text:p>
            <text:p><text:span text:style-name="T99">- Array has to be initialized with constant variable that is qualified at </text:span></text:p>
            <text:p><text:span text:style-name="T99">compile time</text:span></text:p>
            <text:p><text:span text:style-name="T100"/></text:p>
            <text:p><text:span text:style-name="T105">int ia[get_size()] <text:s/>// get_size() is function and resolved at run time</text:span></text:p>
            <text:p><text:span text:style-name="T105">const int size=get_size(); // size resolved at run time</text:span></text:p>
            <text:p><text:span text:style-name="T105">int ia[size]; // error</text:span></text:p>
            <text:p><text:span text:style-name="T105">int ia[10*2-10]; // resolved at compile time</text:span></text:p>
            <text:p><text:span text:style-name="T143"/></text:p>
            <text:p><text:span text:style-name="T99">- Local copy are uninitialized where as global copy is initialized to 0.</text:span></text:p>
            <text:p><text:span text:style-name="T99">- Uninitialized stati c or global array goes to .bss section in the binary.</text:span></text:p>
            <text:p><text:span text:style-name="T99">- Array is initialized in {} block</text:span></text:p>
            <text:p><text:span text:style-name="T99"/></text:p>
            <text:p><text:span text:style-name="T105">int arr[]={1,2,3} // array size 3</text:span></text:p>
            <text:p><text:span text:style-name="T105">or</text:span></text:p>
            <text:p><text:span text:style-name="T105">Int arr[3]={1,2,3}</text:span></text:p>
            <text:p><text:span text:style-name="T105">Int arr[5]={1,2,3} // rest initialized with 0</text:span></text:p>
            <text:p><text:span text:style-name="T119"/></text:p>
            <text:p><text:span text:style-name="T99">Uninitialized const array takes garbage value</text:span></text:p>
            <text:p><text:span text:style-name="T105">const int arr[3];// garbage value</text:span></text:p>
            <text:p><text:span text:style-name="T119"/></text:p>
            <text:p><text:span text:style-name="T99">C++ const uninitialized array is an error</text:span></text:p>
            <text:p><text:span text:style-name="T105">const int arr[3]={1}; // rest initialized with 0</text:span></text:p>
            <text:p><text:span text:style-name="T105">const int *arr=new arr[3]() // c++ value initialized</text:span></text:p>
            <text:p><text:span text:style-name="T119"/></text:p>
            <text:p><text:span text:style-name="T99">Breaking array boundary is not an exception and it memory over writing</text:span></text:p>
            <text:p><text:span text:style-name="T105">int ary[1];</text:span></text:p>
            <text:p><text:span text:style-name="T105">ary[2]=0;</text:span></text:p>
            <text:p><text:span text:style-name="T119"/></text:p>
            <text:p><text:span text:style-name="T99">Function array arguments are actually pointer to array.</text:span></text:p>
            <text:p><text:span text:style-name="T105">void func(int ap[4]);</text:span></text:p>
            <text:p><text:span text:style-name="T105">Void func(int ap[]);</text:span></text:p>
            <text:p><text:span text:style-name="T105">void func(int *ap); //all are same</text:span></text:p>
            <text:p><text:span text:style-name="T105">func (arr);</text:span></text:p>
            <text:p><text:span text:style-name="T119"/></text:p>
            <text:p><text:span text:style-name="T141"><text:s text:c="112"/></text:span></text:p>
          </draw:text-box>
        </draw:frame>
        <draw:frame draw:style-name="gr18" draw:text-style-name="P7" draw:layer="layout" svg:width="9.017cm" svg:height="3.531cm" svg:x="1.33cm" svg:y="1.904cm">
          <draw:text-box>
            <text:p><text:span text:style-name="T95">Day 1 Afternoon</text:span></text:p>
            <text:p><text:span text:style-name="T95">3. Array Pointers References</text:span></text:p>
            <text:list text:style-name="L1">
              <text:list-item>
                <text:p><text:span text:style-name="T144"><text:s/></text:span><text:span text:style-name="T54">Defining and initializing Array.</text:span></text:p>
              </text:list-item>
              <text:list-item>
                <text:p><text:span text:style-name="T145"><text:s/></text:span><text:span text:style-name="T31">Defining and initializing Pointers.</text:span></text:p>
              </text:list-item>
              <text:list-item>
                <text:p><text:span text:style-name="T145"><text:s/></text:span><text:span text:style-name="T31">Using pointers to access array elements.</text:span></text:p>
              </text:list-item>
              <text:list-item>
                <text:p><text:span text:style-name="T145"><text:s/></text:span><text:span text:style-name="T31">Pointers and const qualifiers.</text:span></text:p>
              </text:list-item>
              <text:list-item>
                <text:p><text:span text:style-name="T145"><text:s/></text:span><text:span text:style-name="T31">Dynamically allocated arrays.</text:span></text:p>
              </text:list-item>
              <text:list-item>
                <text:p><text:span text:style-name="T145"><text:s/></text:span><text:span text:style-name="T31">Multidimensional array argument to function</text:span></text:p>
              </text:list-item>
            </text:list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41" draw:style-name="dp1" draw:master-page-name="Default">
        <office:forms form:automatic-focus="false" form:apply-design-mode="false"/>
        <draw:frame draw:style-name="gr29" draw:text-style-name="P12" draw:layer="layout" svg:width="18.32cm" svg:height="24.765cm" svg:x="1.381cm" svg:y="1.914cm">
          <draw:text-box>
            <text:p><text:span text:style-name="T99">-Pointer to array and multidimensional array</text:span></text:p>
            <text:p><text:span text:style-name="T105">void func(int (*arr)[10]);</text:span></text:p>
            <text:p><text:span text:style-name="T105">void func(int arr[][10]);</text:span></text:p>
            <text:p><text:span text:style-name="T105">void func(int arr[4][10]);// all same</text:span></text:p>
            <text:p><text:span text:style-name="T119"/></text:p>
            <text:p><text:span text:style-name="T99">- Array can not be copied or assigned</text:span></text:p>
            <text:p><text:span text:style-name="T105">int ia2[](ia); // error</text:span></text:p>
            <text:p><text:span text:style-name="T105">ia2 = ia1; //error</text:span></text:p>
            <text:p><text:span text:style-name="T146"/></text:p>
            <text:p><text:span text:style-name="T99">- Array size can not be known.</text:span></text:p>
            <text:p><text:span text:style-name="T105">sizeof(arr)/sizeof(&amp;arr[0])</text:span></text:p>
            <text:p><text:span text:style-name="T146"/></text:p>
            <text:p><text:span text:style-name="T99">- Array memory management is in users hand. Chance of memory overwriting.</text:span></text:p>
            <text:p><text:span text:style-name="T146"/></text:p>
            <text:p><text:span text:style-name="T105">void func(int pa[6]){</text:span></text:p>
            <text:p><text:span text:style-name="T105">pa[6]=8;</text:span></text:p>
            <text:p><text:span text:style-name="T105">}</text:span></text:p>
            <text:p><text:span text:style-name="T105">int pa[4];</text:span></text:p>
            <text:p><text:span text:style-name="T105">func(pa);</text:span></text:p>
            <text:p><text:span text:style-name="T105"/></text:p>
            <text:p><text:span text:style-name="T99">- Character array can be initialized with string null terminated.</text:span></text:p>
            <text:p><text:span text:style-name="T105">char ca[] = "C++";</text:span></text:p>
            <text:p><text:span text:style-name="T105"/></text:p>
            <text:p><text:span text:style-name="T99">- Character array can be initialized character wise, many not be null </text:span></text:p>
            <text:p><text:span text:style-name="T99">terminated</text:span></text:p>
            <text:p><text:span text:style-name="T105">char cal[] = {'C', '+', '+', '\0' };</text:span></text:p>
            <text:p><text:span text:style-name="T85"/></text:p>
            <text:p><text:span text:style-name="T99">- In case of character strings use strn string function for manipulation, si.e </text:span></text:p>
            <text:p><text:span text:style-name="T99">strncpy, strncat.</text:span></text:p>
            <text:p><text:span text:style-name="T99"/></text:p>
            <text:p><text:span text:style-name="T141"/></text:p>
            <text:p><text:span text:style-name="T97"/></text:p>
            <text:p><text:span text:style-name="T127"/></text:p>
            <text:p><text:span text:style-name="T127"/></text:p>
            <text:p><text:span text:style-name="T127"/></text:p>
            <text:p><text:span text:style-name="T127"/></text:p>
            <text:p><text:span text:style-name="T127"/></text:p>
            <text:p><text:span text:style-name="T127"/></text:p>
            <text:p><text:span text:style-name="T127"/></text:p>
            <text:p><text:span text:style-name="T107">type * pointer_name[,*pointer,name2,..]</text:span><text:span text:style-name="T147">;</text:span></text:p>
            <text:p><text:span text:style-name="T85">char * terry = "hello"; //character string</text:span></text:p>
            <text:p><text:span text:style-name="T85">const char *terry;//pointer to constant char</text:span></text:p>
            <text:p><text:span text:style-name="T85">char *const terry;//const pointer to char</text:span></text:p>
            <text:p><text:span text:style-name="T85">const char *const terry;//const pointer to char const</text:span></text:p>
            <text:p><text:span text:style-name="T148"/></text:p>
            <text:p><text:span text:style-name="T84"/></text:p>
          </draw:text-box>
        </draw:frame>
        <draw:frame draw:style-name="gr32" draw:text-style-name="P7" draw:layer="layout" svg:width="9.017cm" svg:height="2.495cm" svg:x="1.33cm" svg:y="16.405cm">
          <draw:text-box>
            <text:p><text:span text:style-name="T95">3. Array Pointers References</text:span></text:p>
            <text:list text:style-name="L1">
              <text:list-item>
                <text:p><text:span text:style-name="T145"><text:s/></text:span><text:span text:style-name="T31">Defining and initializing Array.</text:span></text:p>
              </text:list-item>
              <text:list-item>
                <text:p><text:span text:style-name="T27"><text:s/></text:span><text:span text:style-name="T30">Defining and initializing Pointers.</text:span></text:p>
              </text:list-item>
              <text:list-item>
                <text:p><text:span text:style-name="T145"><text:s/></text:span><text:span text:style-name="T31">Using pointers to access array elements.</text:span></text:p>
              </text:list-item>
              <text:list-item>
                <text:p><text:span text:style-name="T145"><text:s/></text:span><text:span text:style-name="T31">Pointers and const qualifiers.</text:span></text:p>
              </text:list-item>
              <text:list-item>
                <text:p><text:span text:style-name="T145"><text:s/></text:span><text:span text:style-name="T31">Dynamically allocated arrays.</text:span></text:p>
              </text:list-item>
              <text:list-item>
                <text:p><text:span text:style-name="T145"><text:s/></text:span><text:span text:style-name="T31">Multidimensional array argument to function</text:span></text:p>
              </text:list-item>
            </text:list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42" draw:style-name="dp1" draw:master-page-name="Default">
        <office:forms form:automatic-focus="false" form:apply-design-mode="false"/>
        <draw:frame draw:style-name="gr29" draw:text-style-name="P12" draw:layer="layout" svg:width="18.32cm" svg:height="24.765cm" svg:x="1.381cm" svg:y="1.914cm">
          <draw:text-box>
            <text:p><text:span text:style-name="T106">Various library function involving char pointer manipulation</text:span></text:p>
            <text:p><text:span text:style-name="T85">str[n]cpy,str[n]cat,str[n]cmp,strdup,bcopy,memccopy,</text:span></text:p>
            <text:p><text:span text:style-name="T85">memcpy,memmove,string,wcscpy,wcsncpy,index, rindex, </text:span></text:p>
            <text:p><text:span text:style-name="T85">strcasecmp,strchr,strcmp, strcoll, strcspn, <text:s/>strfry, <text:s/></text:span></text:p>
            <text:p><text:span text:style-name="T85">strlen,strncasecmp, strpbrk, strrchr,strsep, strspn, </text:span></text:p>
            <text:p><text:span text:style-name="T85">strstr, strtok, strxfrm</text:span><text:span text:style-name="T141"> <text:s text:c="68"/></text:span></text:p>
            <text:p><text:span text:style-name="T149"/></text:p>
            <text:p><text:span text:style-name="T100">- Dynamically allocating array, allocating on heap</text:span></text:p>
            <text:p><text:span text:style-name="T100">- void *realloc(void *ptr, size_t size);// buffer remain uninitialized</text:span></text:p>
            <text:p><text:span text:style-name="T107">int </text:span><text:span text:style-name="T150">pia = malloc(sizeof(int)</text:span><text:span text:style-name="T151">*10)</text:span><text:span text:style-name="T107">; // uninitialized</text:span></text:p>
            <text:p><text:span text:style-name="T107"/></text:p>
            <text:p><text:span text:style-name="T100">- void *realloc(void *ptr, size_t size);// initialized buffer with char 0;</text:span></text:p>
            <text:p><text:span text:style-name="T107">int pia=calloc(sizeof(int)*10);</text:span></text:p>
            <text:p><text:span text:style-name="T107"/></text:p>
            <text:p><text:span text:style-name="T100">- void *realloc(void *ptr, size_t size);// re-allocate uninitialized </text:span></text:p>
            <text:p><text:span text:style-name="T100">buffer of new size if continuous memory is available for new size.</text:span></text:p>
            <text:p><text:span text:style-name="T107">int pia=malloc(sizeof(int)*10);</text:span></text:p>
            <text:p><text:span text:style-name="T107">pia=realloc(sizeof(int)*20);</text:span></text:p>
            <text:p><text:span text:style-name="T152"/></text:p>
            <text:p><text:span text:style-name="T100">If run on empty buffer malloc is called. 0 size free the memory</text:span></text:p>
            <text:p><text:span text:style-name="T137"/></text:p>
            <text:p><text:span text:style-name="T100">- void *realloc(void *ptr, size_t size);, frees the allocated memory</text:span></text:p>
            <text:p><text:span text:style-name="T107">free(pia); </text:span></text:p>
            <text:p><text:span text:style-name="T143"/></text:p>
            <text:p><text:span text:style-name="T107"/></text:p>
            <text:p><text:span text:style-name="T100">- Its legal to dynamically allocate empty array unless dereferenced</text:span></text:p>
            <text:p><text:span text:style-name="T107">char arr[0]; // error</text:span></text:p>
            <text:p><text:span text:style-name="T107">char arr = new char[0];// ok</text:span></text:p>
            <text:p><text:span text:style-name="T107">char arr = new char[get_size()];//get_size() can return 0</text:span><text:span text:style-name="T143">;</text:span></text:p>
            <text:p><text:span text:style-name="T153"/></text:p>
            <text:p><text:span text:style-name="T143"/></text:p>
            <text:p><text:span text:style-name="T153"/></text:p>
            <text:p><text:span text:style-name="T153"/></text:p>
            <text:p><text:span text:style-name="T153"/></text:p>
            <text:p><text:span text:style-name="T153"/></text:p>
            <text:p><text:span text:style-name="T153"/></text:p>
            <text:p><text:span text:style-name="T153"/></text:p>
            <text:p><text:span text:style-name="T153"/></text:p>
            <text:p><text:span text:style-name="T153"/></text:p>
            <text:p><text:span text:style-name="T99">- Pointer works in dynamic allocation</text:span></text:p>
            <text:p><text:span text:style-name="T154"/></text:p>
            <text:p><text:span text:style-name="T99">- Array of pointers</text:span></text:p>
            <text:p><text:span text:style-name="T105">classA *arrp=new classA[10];</text:span></text:p>
            <text:p><text:span text:style-name="T155"/></text:p>
            <text:p><text:span text:style-name="T141"><text:s text:c="116"/></text:span></text:p>
          </draw:text-box>
        </draw:frame>
        <draw:frame draw:style-name="gr18" draw:text-style-name="P7" draw:layer="layout" svg:width="9.017cm" svg:height="3.531cm" svg:x="1.33cm" svg:y="16.306cm">
          <draw:text-box>
            <text:p><text:span text:style-name="T95">Day 1 Afternoon</text:span></text:p>
            <text:p><text:span text:style-name="T95">3. Array Pointers References</text:span></text:p>
            <text:list text:style-name="L1">
              <text:list-item>
                <text:p><text:span text:style-name="T145"><text:s/></text:span><text:span text:style-name="T31">Defining and initializing Array.</text:span></text:p>
              </text:list-item>
              <text:list-item>
                <text:p><text:span text:style-name="T145"><text:s/></text:span><text:span text:style-name="T31">Defining and initializing Pointers.</text:span></text:p>
              </text:list-item>
              <text:list-item>
                <text:p><text:span text:style-name="T27"><text:s/></text:span><text:span text:style-name="T30">Using pointers to access array elements.</text:span></text:p>
              </text:list-item>
              <text:list-item>
                <text:p><text:span text:style-name="T145"><text:s/></text:span><text:span text:style-name="T31">Pointers and const qualifiers.</text:span></text:p>
              </text:list-item>
              <text:list-item>
                <text:p><text:span text:style-name="T145"><text:s/></text:span><text:span text:style-name="T31">Dynamically allocated arrays.</text:span></text:p>
              </text:list-item>
              <text:list-item>
                <text:p><text:span text:style-name="T145"><text:s/></text:span><text:span text:style-name="T31">Multidimensional array argument to function</text:span></text:p>
              </text:list-item>
            </text:list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43" draw:style-name="dp1" draw:master-page-name="Default">
        <office:forms form:automatic-focus="false" form:apply-design-mode="false"/>
        <draw:frame draw:style-name="gr29" draw:text-style-name="P12" draw:layer="layout" svg:width="18.32cm" svg:height="24.82cm" svg:x="1.381cm" svg:y="1.914cm">
          <draw:text-box>
            <text:p><text:span text:style-name="T99">- Pointer to array of size 10</text:span></text:p>
            <text:p><text:span text:style-name="T105">classA (*ptoarr)=new classA[10];</text:span></text:p>
            <text:p><text:span text:style-name="T105">classA arryofarry[3][10;</text:span></text:p>
            <text:p><text:span text:style-name="T105">ptoarr=&amp;arryofarry[2];</text:span></text:p>
            <text:p><text:span text:style-name="T85"/></text:p>
            <text:p><text:span text:style-name="T85">int (*pa)[10];</text:span></text:p>
            <text:p><text:span text:style-name="T85">int *pi[10];</text:span></text:p>
            <text:p><text:span text:style-name="T85"/></text:p>
            <text:p><text:span text:style-name="T85">int arr[4][10]</text:span></text:p>
            <text:p><text:span text:style-name="T85">pa=arr;</text:span></text:p>
            <text:p><text:span text:style-name="T85">pa++</text:span></text:p>
            <text:p><text:span text:style-name="T85"/></text:p>
            <text:p><text:span text:style-name="T85"/></text:p>
            <text:p><text:span text:style-name="T85">int (*pa)[10];</text:span></text:p>
            <text:p><text:span text:style-name="T85">int arr[4][10];</text:span></text:p>
            <text:p><text:span text:style-name="T85">pa=arr;</text:span></text:p>
            <text:p><text:span text:style-name="T85">i=0;</text:span></text:p>
            <text:p><text:span text:style-name="T85">for(j=0;j&lt;4;j++){</text:span></text:p>
            <text:p><text:span text:style-name="T85">for(k=0;k&lt;10;k++)</text:span></text:p>
            <text:p><text:span text:style-name="T85">arr[j][k]=i;</text:span></text:p>
            <text:p><text:span text:style-name="T85">++i;</text:span></text:p>
            <text:p><text:span text:style-name="T85">}</text:span></text:p>
            <text:p><text:span text:style-name="T85">++pa;</text:span></text:p>
            <text:p><text:span text:style-name="T85">for(j=0;j&lt;10;j++)</text:span></text:p>
            <text:p><text:span text:style-name="T85">cout&lt;&lt;pa[0][j];</text:span></text:p>
            <text:p><text:span text:style-name="T126"/></text:p>
            <text:p/>
            <text:p/>
            <text:p/>
            <text:p/>
            <text:p/>
            <text:p/>
            <text:p><text:span text:style-name="T156"/></text:p>
            <text:p><text:span text:style-name="T157">read from the right to left.</text:span></text:p>
            <text:p><text:span text:style-name="T105">const char *terry;//pointer to constant char</text:span></text:p>
            <text:p><text:span text:style-name="T105">char *const terry;//const pointer to char</text:span></text:p>
            <text:p><text:span text:style-name="T105">const char *const terry;//const pointer to char const</text:span></text:p>
            <text:p><text:span text:style-name="T105"/></text:p>
            <text:p><text:span text:style-name="T135"/></text:p>
            <text:p><text:span text:style-name="T127"/></text:p>
            <text:p><text:span text:style-name="T127"/></text:p>
            <text:p><text:span text:style-name="T127"/></text:p>
            <text:p><text:span text:style-name="T127"/></text:p>
            <text:p><text:span text:style-name="T127"/></text:p>
            <text:p><text:span text:style-name="T127"/></text:p>
            <text:p><text:span text:style-name="T127"/></text:p>
            <text:p><text:span text:style-name="T83"/></text:p>
            <text:p><text:span text:style-name="T83"/></text:p>
            <text:p><text:span text:style-name="T83">- malloc, calloc, realloc and free <text:s/>are used for dynamic allocation</text:span></text:p>
            <text:p><text:span text:style-name="T141"/></text:p>
            <text:p><text:span text:style-name="T141"><text:s text:c="116"/></text:span></text:p>
          </draw:text-box>
        </draw:frame>
        <draw:frame draw:style-name="gr18" draw:text-style-name="P7" draw:layer="layout" svg:width="9.017cm" svg:height="3.531cm" svg:x="1.33cm" svg:y="13.707cm">
          <draw:text-box>
            <text:p><text:span text:style-name="T95">Day 1 Afternoon</text:span></text:p>
            <text:p><text:span text:style-name="T95">3. Array Pointers References</text:span></text:p>
            <text:list text:style-name="L1">
              <text:list-item>
                <text:p><text:span text:style-name="T145"><text:s/></text:span><text:span text:style-name="T31">Defining and initializing Array.</text:span></text:p>
              </text:list-item>
              <text:list-item>
                <text:p><text:span text:style-name="T145"><text:s/></text:span><text:span text:style-name="T31">Defining and initializing Pointers.</text:span></text:p>
              </text:list-item>
              <text:list-item>
                <text:p><text:span text:style-name="T145"><text:s/></text:span><text:span text:style-name="T31">Using pointers to access array elements.</text:span></text:p>
              </text:list-item>
              <text:list-item>
                <text:p><text:span text:style-name="T27"><text:s/></text:span><text:span text:style-name="T30">Pointers and const qualifiers.</text:span></text:p>
              </text:list-item>
              <text:list-item>
                <text:p><text:span text:style-name="T145"><text:s/></text:span><text:span text:style-name="T31">Dynamically allocated arrays.</text:span></text:p>
              </text:list-item>
              <text:list-item>
                <text:p><text:span text:style-name="T145"><text:s/></text:span><text:span text:style-name="T31">Multidimensional array argument to function</text:span></text:p>
              </text:list-item>
            </text:list>
          </draw:text-box>
        </draw:frame>
        <draw:frame draw:style-name="gr18" draw:text-style-name="P7" draw:layer="layout" svg:width="9.017cm" svg:height="3.531cm" svg:x="1.635cm" svg:y="20.619cm">
          <draw:text-box>
            <text:p><text:span text:style-name="T95">Day 1 Afternoon</text:span></text:p>
            <text:p><text:span text:style-name="T95">3. Array Pointers References</text:span></text:p>
            <text:list text:style-name="L1">
              <text:list-item>
                <text:p><text:span text:style-name="T145"><text:s/></text:span><text:span text:style-name="T31">Defining and initializing Array.</text:span></text:p>
              </text:list-item>
              <text:list-item>
                <text:p><text:span text:style-name="T145"><text:s/></text:span><text:span text:style-name="T31">Defining and initializing Pointers.</text:span></text:p>
              </text:list-item>
              <text:list-item>
                <text:p><text:span text:style-name="T145"><text:s/></text:span><text:span text:style-name="T31">Using pointers to access array elements.</text:span></text:p>
              </text:list-item>
              <text:list-item>
                <text:p><text:span text:style-name="T145"><text:s/></text:span><text:span text:style-name="T31">Pointers and const qualifiers.</text:span></text:p>
              </text:list-item>
              <text:list-item>
                <text:p><text:span text:style-name="T27"><text:s/></text:span><text:span text:style-name="T30">Dynamically allocated arrays.</text:span></text:p>
              </text:list-item>
              <text:list-item>
                <text:p><text:span text:style-name="T145"><text:s/></text:span><text:span text:style-name="T31">Multidimensional array argument to function</text:span></text:p>
              </text:list-item>
            </text:list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44" draw:style-name="dp1" draw:master-page-name="Default">
        <office:forms form:automatic-focus="false" form:apply-design-mode="false"/>
        <draw:frame draw:style-name="gr29" draw:text-style-name="P12" draw:layer="layout" svg:width="18.32cm" svg:height="24.765cm" svg:x="1.381cm" svg:y="1.914cm">
          <draw:text-box>
            <text:p><text:span text:style-name="T107">#include &lt;stdlib.h&gt;</text:span></text:p>
            <text:p><text:span text:style-name="T105"/></text:p>
            <text:p><text:span text:style-name="T105">void *calloc(size_t nmemb, size_t size);</text:span></text:p>
            <text:p><text:span text:style-name="T105">void *malloc(size_t size);</text:span></text:p>
            <text:p><text:span text:style-name="T105">void free(void *ptr);</text:span></text:p>
            <text:p><text:span text:style-name="T105">void *realloc(void *ptr, size_t size);</text:span></text:p>
            <text:p/>
            <text:p/>
            <text:p/>
            <text:p/>
            <text:p/>
            <text:p/>
            <text:p><text:span text:style-name="T158"/></text:p>
            <text:p><text:span text:style-name="T158"/></text:p>
            <text:p><text:span text:style-name="T158"/></text:p>
            <text:p><text:span text:style-name="T107">$ cat main.c</text:span></text:p>
            <text:p><text:span text:style-name="T107">#include &lt;stdio.h&gt;</text:span></text:p>
            <text:p><text:span text:style-name="T143"/></text:p>
            <text:p><text:span text:style-name="T107">void printarray(int (*arr)[4]){</text:span></text:p>
            <text:p><text:span text:style-name="T107">int i=0,j=0;</text:span></text:p>
            <text:p><text:span text:style-name="T107">for (i=0;i&lt;4;i++){</text:span></text:p>
            <text:p><text:span text:style-name="T107">for (j=0;j&lt;4;j++)</text:span></text:p>
            <text:p><text:span text:style-name="T107">printf("%d ",arr[i][j]);</text:span></text:p>
            <text:p><text:span text:style-name="T107">printf("\n");</text:span></text:p>
            <text:p><text:span text:style-name="T107">}</text:span></text:p>
            <text:p><text:span text:style-name="T107">}</text:span></text:p>
            <text:p><text:span text:style-name="T107">void preparearray(int (*arr)[4]){</text:span></text:p>
            <text:p><text:span text:style-name="T107">int i=0,j=0;</text:span></text:p>
            <text:p><text:span text:style-name="T107">for (i=0;i&lt;4;i++)</text:span></text:p>
            <text:p><text:span text:style-name="T107">for (j=0;j&lt;4;j++)</text:span></text:p>
            <text:p><text:span text:style-name="T107">arr[i][j]=i;</text:span></text:p>
            <text:p><text:span text:style-name="T107">}</text:span></text:p>
            <text:p><text:span text:style-name="T143"/></text:p>
            <text:p><text:span text:style-name="T107">int main(int argc,char *argv[]){</text:span></text:p>
            <text:p><text:span text:style-name="T107">int arr[4][4];</text:span></text:p>
            <text:p><text:span text:style-name="T107">preparearray(arr);</text:span></text:p>
            <text:p><text:span text:style-name="T107">printarray(arr);</text:span></text:p>
            <text:p><text:span text:style-name="T107">return 0;</text:span></text:p>
            <text:p><text:span text:style-name="T107">}</text:span></text:p>
            <text:p><text:span text:style-name="T141"/></text:p>
            <text:p><text:span text:style-name="T107">$ ./a.out </text:span></text:p>
            <text:p><text:span text:style-name="T107">0 0 0 0 </text:span></text:p>
            <text:p><text:span text:style-name="T107">1 1 1 1 </text:span></text:p>
            <text:p><text:span text:style-name="T107">2 2 2 2 </text:span></text:p>
            <text:p><text:span text:style-name="T107">3 3 3 3 </text:span></text:p>
            <text:p><text:span text:style-name="T141"><text:s text:c="114"/></text:span></text:p>
          </draw:text-box>
        </draw:frame>
        <draw:frame draw:style-name="gr18" draw:text-style-name="P7" draw:layer="layout" svg:width="9.017cm" svg:height="3.531cm" svg:x="1.33cm" svg:y="6.008cm">
          <draw:text-box>
            <text:p><text:span text:style-name="T95">Day 1 Afternoon</text:span></text:p>
            <text:p><text:span text:style-name="T95">3. Array Pointers References</text:span></text:p>
            <text:list text:style-name="L1">
              <text:list-item>
                <text:p><text:span text:style-name="T145"><text:s/></text:span><text:span text:style-name="T31">Defining and initializing Array.</text:span></text:p>
              </text:list-item>
              <text:list-item>
                <text:p><text:span text:style-name="T145"><text:s/></text:span><text:span text:style-name="T31">Defining and initializing Pointers.</text:span></text:p>
              </text:list-item>
              <text:list-item>
                <text:p><text:span text:style-name="T145"><text:s/></text:span><text:span text:style-name="T31">Using pointers to access array elements.</text:span></text:p>
              </text:list-item>
              <text:list-item>
                <text:p><text:span text:style-name="T145"><text:s/></text:span><text:span text:style-name="T31">Pointers and const qualifiers.</text:span></text:p>
              </text:list-item>
              <text:list-item>
                <text:p><text:span text:style-name="T145"><text:s/></text:span><text:span text:style-name="T31">Dynamically allocated arrays.</text:span></text:p>
              </text:list-item>
              <text:list-item>
                <text:p><text:span text:style-name="T145"><text:s/></text:span><text:span text:style-name="T27"><text:s/></text:span><text:span text:style-name="T30">Multidimensional array argument to function</text:span></text:p>
              </text:list-item>
            </text:list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45" draw:style-name="dp1" draw:master-page-name="Default">
        <office:forms form:automatic-focus="false" form:apply-design-mode="false"/>
        <draw:frame draw:style-name="gr33" draw:text-style-name="P12" draw:layer="layout" svg:width="18.32cm" svg:height="19.972cm" svg:x="1.381cm" svg:y="6.663cm">
          <draw:text-box>
            <text:p><text:span text:style-name="T17">A single statement is any valid string in C which ends with a semi colon.</text:span></text:p>
            <text:p><text:span text:style-name="T17">e.g.</text:span></text:p>
            <text:p><text:span text:style-name="T57">a = 6;</text:span></text:p>
            <text:p><text:span text:style-name="T57">; // empty statement</text:span></text:p>
            <text:p><text:span text:style-name="T57">printf ("I love C because...");</text:span></text:p>
            <text:p><text:span text:style-name="T48"/></text:p>
            <text:p><text:span text:style-name="T17">A compound statement is any number of single statements grouped together</text:span></text:p>
            <text:p><text:span text:style-name="T17">in curly braces. The curly braces do not end with a semi colon and stand</text:span></text:p>
            <text:p><text:span text:style-name="T17">in place of a single statement. Any pair of curly braces may contain local</text:span></text:p>
            <text:p><text:span text:style-name="T17">declarations after the opening brace. e.g.</text:span></text:p>
            <text:p><text:span text:style-name="T17">Block statement</text:span></text:p>
            <text:p><text:span text:style-name="T57">{</text:span></text:p>
            <text:p><text:span text:style-name="T57">int i;</text:span></text:p>
            <text:p><text:span text:style-name="T57">a = 6;</text:span></text:p>
            <text:p><text:span text:style-name="T57">}</text:span></text:p>
            <text:p><text:span text:style-name="T57"/></text:p>
            <text:p><text:span text:style-name="T57">{ </text:span></text:p>
            <text:p><text:span text:style-name="T57">int a; // second definition but in different statement block</text:span></text:p>
            <text:p><text:span text:style-name="T57">a = 6;</text:span></text:p>
            <text:p><text:span text:style-name="T57">printf ("I love C because...");</text:span></text:p>
            <text:p><text:span text:style-name="T57">}</text:span></text:p>
            <text:p><text:span text:style-name="T108"/></text:p>
            <text:p><text:span text:style-name="T158"/></text:p>
            <text:p><text:span text:style-name="T97"/></text:p>
            <text:p><text:span text:style-name="T159"/></text:p>
            <text:p><text:span text:style-name="T160"/></text:p>
            <text:p><text:span text:style-name="T160"/></text:p>
            <text:p><text:span text:style-name="T160"/></text:p>
            <text:p><text:span text:style-name="T160"/></text:p>
            <text:p><text:span text:style-name="T160"/></text:p>
            <text:p><text:span text:style-name="T160"/></text:p>
            <text:p><text:span text:style-name="T160"/></text:p>
            <text:p><text:span text:style-name="T160"/></text:p>
            <text:p><text:span text:style-name="T156"/></text:p>
            <text:p><text:span text:style-name="T156"/></text:p>
            <text:p><text:span text:style-name="T156"/></text:p>
            <text:p><text:span text:style-name="T157">If</text:span></text:p>
            <text:p><text:span text:style-name="T105"><text:s/></text:span><text:span text:style-name="T105">if (&lt;expression&gt;) &lt;statement&gt; // simple form with no {}'s or else clause</text:span></text:p>
            <text:p><text:span text:style-name="T105"><text:s/></text:span><text:span text:style-name="T105">if (&lt;expression&gt;) { // simple form with {}'s to group statements</text:span></text:p>
            <text:p><text:span text:style-name="T105"><text:s/></text:span><text:span text:style-name="T105">&lt;statement&gt;</text:span></text:p>
            <text:p><text:span text:style-name="T105"><text:s/></text:span><text:span text:style-name="T105">&lt;statement&gt;</text:span></text:p>
            <text:p><text:span text:style-name="T105"><text:s/></text:span><text:span text:style-name="T105">}</text:span></text:p>
            <text:p><text:span text:style-name="T141"><text:s text:c="114"/></text:span></text:p>
          </draw:text-box>
        </draw:frame>
        <draw:frame draw:style-name="gr34" draw:text-style-name="P7" draw:layer="layout" svg:width="9.017cm" svg:height="3.738cm" svg:x="1.33cm" svg:y="1.909cm">
          <draw:text-box>
            <text:p><text:span text:style-name="T161">Day 2 Morning</text:span></text:p>
            <text:p><text:span text:style-name="T29">4. Control Structure</text:span></text:p>
            <text:list text:style-name="L1">
              <text:list-item>
                <text:p><text:span text:style-name="T144"><text:s/></text:span><text:span text:style-name="T54">Statement and Block</text:span></text:p>
              </text:list-item>
              <text:list-item>
                <text:p><text:span text:style-name="T145"><text:s/></text:span><text:span text:style-name="T31">Statements</text:span></text:p>
                <text:p><text:span text:style-name="T104"><text:s text:c="2"/></text:span><text:span text:style-name="T31">- If</text:span></text:p>
                <text:p><text:span text:style-name="T104"><text:s text:c="2"/></text:span><text:span text:style-name="T31">- Switch</text:span></text:p>
                <text:p><text:span text:style-name="T104"><text:s text:c="2"/></text:span><text:span text:style-name="T31">- While</text:span></text:p>
                <text:p><text:span text:style-name="T104"><text:s text:c="2"/></text:span><text:span text:style-name="T31">- For</text:span></text:p>
                <text:p><text:span text:style-name="T104"><text:s text:c="2"/></text:span><text:span text:style-name="T31">- do while</text:span></text:p>
              </text:list-item>
              <text:list-item>
                <text:p><text:span text:style-name="T145"><text:s/></text:span><text:span text:style-name="T31">Break and Continue</text:span></text:p>
              </text:list-item>
              <text:list-item>
                <text:p><text:span text:style-name="T145"><text:s/></text:span><text:span text:style-name="T31">Goto and Labels</text:span></text:p>
              </text:list-item>
            </text:list>
          </draw:text-box>
        </draw:frame>
        <draw:frame draw:style-name="gr35" draw:text-style-name="P7" draw:layer="layout" svg:width="9.017cm" svg:height="4.597cm" svg:x="1.33cm" svg:y="17.209cm">
          <draw:text-box>
            <text:p><text:span text:style-name="T161">4. Control Structure</text:span></text:p>
            <text:list text:style-name="L1">
              <text:list-item>
                <text:p><text:span text:style-name="T162"><text:s/></text:span><text:span text:style-name="T162">Statement and Block</text:span></text:p>
              </text:list-item>
              <text:list-item>
                <text:p><text:span text:style-name="T84"><text:s/></text:span><text:span text:style-name="T84">Statements</text:span></text:p>
                <text:p><text:span text:style-name="T106"><text:s text:c="2"/></text:span><text:span text:style-name="T84">- If</text:span></text:p>
                <text:p><text:span text:style-name="T106"><text:s text:c="2"/></text:span><text:span text:style-name="T84">- Switch</text:span></text:p>
                <text:p><text:span text:style-name="T106"><text:s text:c="2"/></text:span><text:span text:style-name="T84">- While</text:span></text:p>
                <text:p><text:span text:style-name="T106"><text:s text:c="2"/></text:span><text:span text:style-name="T84">- For</text:span></text:p>
                <text:p><text:span text:style-name="T106"><text:s text:c="2"/></text:span><text:span text:style-name="T84">- do while</text:span></text:p>
              </text:list-item>
              <text:list-item>
                <text:p><text:span text:style-name="T162"><text:s/></text:span><text:span text:style-name="T162">Break and Continue</text:span></text:p>
              </text:list-item>
              <text:list-item>
                <text:p><text:span text:style-name="T162"><text:s/></text:span><text:span text:style-name="T162">Goto and Labels</text:span></text:p>
              </text:list-item>
            </text:list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46" draw:style-name="dp1" draw:master-page-name="Default">
        <office:forms form:automatic-focus="false" form:apply-design-mode="false"/>
        <draw:frame draw:style-name="gr36" draw:text-style-name="P12" draw:layer="layout" svg:width="18.32cm" svg:height="24.8cm" svg:x="1.381cm" svg:y="1.914cm">
          <draw:text-box>
            <text:p><text:span text:style-name="T107">if (&lt;expression&gt;) { // full then/else form</text:span></text:p>
            <text:p><text:span text:style-name="T105">&lt;statement&gt;</text:span></text:p>
            <text:p><text:span text:style-name="T105">}</text:span></text:p>
            <text:p><text:span text:style-name="T105">else {</text:span></text:p>
            <text:p><text:span text:style-name="T105">&lt;statement&gt;</text:span></text:p>
            <text:p><text:span text:style-name="T105">}</text:span><text:span text:style-name="T141"> </text:span></text:p>
            <text:p><text:span text:style-name="T141"/></text:p>
            <text:p><text:span text:style-name="T141"/></text:p>
            <text:p><text:span text:style-name="T106">Switch</text:span></text:p>
            <text:p><text:span text:style-name="T106">The switch statement is a sort of specialized form of if used to efficiently</text:span></text:p>
            <text:p><text:span text:style-name="T106">separate different blocks of code based on the value of an integer.</text:span></text:p>
            <text:p><text:span text:style-name="T163"/></text:p>
            <text:p><text:span text:style-name="T140">switch (&lt;expression&gt;) {</text:span></text:p>
            <text:p><text:span text:style-name="T140">case &lt;const-expression-1&gt;:</text:span></text:p>
            <text:p><text:span text:style-name="T140">&lt;statement&gt;</text:span></text:p>
            <text:p><text:span text:style-name="T140">break;</text:span></text:p>
            <text:p><text:span text:style-name="T140">case &lt;const-expression-2&gt;:</text:span></text:p>
            <text:p><text:span text:style-name="T140">&lt;statement&gt;</text:span></text:p>
            <text:p><text:span text:style-name="T140">break;</text:span></text:p>
            <text:p><text:span text:style-name="T140">case &lt;const-expression-3&gt;: // here we combine case 3 and 4</text:span></text:p>
            <text:p><text:span text:style-name="T140">case &lt;const-expression-4&gt;:</text:span></text:p>
            <text:p><text:span text:style-name="T140">&lt;statement&gt;</text:span></text:p>
            <text:p><text:span text:style-name="T140">break;</text:span></text:p>
            <text:p><text:span text:style-name="T140">default: // optional</text:span></text:p>
            <text:p><text:span text:style-name="T140">&lt;statement&gt;</text:span></text:p>
            <text:p><text:span text:style-name="T140">}</text:span></text:p>
            <text:p><text:span text:style-name="T140"/></text:p>
            <text:p><text:span text:style-name="T164"/></text:p>
            <text:p><text:span text:style-name="T106">While Loop</text:span></text:p>
            <text:p><text:span text:style-name="T106">The while loop evaluates the test expression before every loop, so it can</text:span></text:p>
            <text:p><text:span text:style-name="T106">execute zero times if the condition is initially false. It requires the</text:span></text:p>
            <text:p><text:span text:style-name="T106">parenthesis like the if.</text:span></text:p>
            <text:p><text:span text:style-name="T165"/></text:p>
            <text:p><text:span text:style-name="T140">while (&lt;expression&gt;) {</text:span></text:p>
            <text:p><text:span text:style-name="T140">&lt;statement&gt;</text:span></text:p>
            <text:p><text:span text:style-name="T140">}</text:span></text:p>
            <text:p><text:span text:style-name="T164"/></text:p>
            <text:p><text:span text:style-name="T164"/></text:p>
            <text:p><text:span text:style-name="T106">Do-While Loop</text:span></text:p>
            <text:p><text:span text:style-name="T106">Like a while, but with the test condition at the bottom of the loop.</text:span></text:p>
            <text:p><text:span text:style-name="T106">The loop body will always execute at least once. The do-while is an</text:span></text:p>
            <text:p><text:span text:style-name="T106">unpopular area of the language, most everyone tries to use the straight</text:span></text:p>
            <text:p><text:span text:style-name="T106">while if at all possible.</text:span></text:p>
            <text:p><text:span text:style-name="T166"/></text:p>
            <text:p><text:span text:style-name="T140">do {</text:span></text:p>
            <text:p><text:span text:style-name="T140">&lt;statement&gt;</text:span></text:p>
            <text:p><text:span text:style-name="T140">} while (&lt;expression&gt;)</text:span></text:p>
            <text:p><text:span text:style-name="T140"/></text:p>
            <text:p><text:span text:style-name="T164"/></text:p>
            <text:p><text:span text:style-name="T164"><text:s text:c="116"/></text:span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47" draw:style-name="dp1" draw:master-page-name="Default">
        <office:forms form:automatic-focus="false" form:apply-design-mode="false"/>
        <draw:frame draw:style-name="gr36" draw:text-style-name="P12" draw:layer="layout" svg:width="18.32cm" svg:height="24.8cm" svg:x="1.381cm" svg:y="1.914cm">
          <draw:text-box>
            <text:p><text:span text:style-name="T167"/></text:p>
            <text:p><text:span text:style-name="T167"/></text:p>
            <text:p><text:span text:style-name="T167"/></text:p>
            <text:p><text:span text:style-name="T167"/></text:p>
            <text:p><text:span text:style-name="T167"/></text:p>
            <text:p><text:span text:style-name="T167"/></text:p>
            <text:p><text:span text:style-name="T167"/></text:p>
            <text:p><text:span text:style-name="T167"/></text:p>
            <text:p><text:span text:style-name="T167"/></text:p>
            <text:p><text:span text:style-name="T167">Break</text:span></text:p>
            <text:p><text:span text:style-name="T168">The break statement will move control outside a loop or switch statement.</text:span></text:p>
            <text:p><text:span text:style-name="T169">while (&lt;expression&gt;) {</text:span></text:p>
            <text:p><text:span text:style-name="T169">&lt;statement&gt;</text:span></text:p>
            <text:p><text:span text:style-name="T169">&lt;statement&gt;</text:span></text:p>
            <text:p><text:span text:style-name="T169">if (&lt;condition which can only be evaluated here&gt;)</text:span></text:p>
            <text:p><text:span text:style-name="T169">break;</text:span></text:p>
            <text:p><text:span text:style-name="T169">&lt;statement&gt;</text:span></text:p>
            <text:p><text:span text:style-name="T169">&lt;statement&gt;</text:span></text:p>
            <text:p><text:span text:style-name="T169">}</text:span></text:p>
            <text:p><text:span text:style-name="T168"/></text:p>
            <text:p><text:span text:style-name="T168">// control jumps down here on the break</text:span></text:p>
            <text:p><text:span text:style-name="T168">Continue</text:span></text:p>
            <text:p><text:span text:style-name="T168">The continue statement causes control to jump to the bottom of the loop,</text:span></text:p>
            <text:p><text:span text:style-name="T168">effectively skipping over any code below the continue.</text:span></text:p>
            <text:p><text:span text:style-name="T169">while (&lt;expression&gt;) {</text:span></text:p>
            <text:p><text:span text:style-name="T169">...</text:span></text:p>
            <text:p><text:span text:style-name="T169">if (&lt;condition&gt;)</text:span></text:p>
            <text:p><text:span text:style-name="T169">continue;</text:span></text:p>
            <text:p><text:span text:style-name="T169">...</text:span></text:p>
            <text:p><text:span text:style-name="T169">...</text:span></text:p>
            <text:p><text:span text:style-name="T169">// control jumps here on the continue</text:span></text:p>
            <text:p><text:span text:style-name="T169">}</text:span></text:p>
            <text:p><text:span text:style-name="T168"/></text:p>
          </draw:text-box>
        </draw:frame>
        <draw:frame draw:style-name="gr18" draw:text-style-name="P7" draw:layer="layout" svg:width="9.017cm" svg:height="3.531cm" svg:x="1.33cm" svg:y="1.91cm">
          <draw:text-box>
            <text:p><text:span text:style-name="T161">4. Control Structure</text:span></text:p>
            <text:list text:style-name="L1">
              <text:list-item>
                <text:p><text:span text:style-name="T162"><text:s/></text:span><text:span text:style-name="T162">Statement and Block</text:span></text:p>
              </text:list-item>
              <text:list-item>
                <text:p><text:span text:style-name="T162"><text:s/></text:span><text:span text:style-name="T162">Statements</text:span></text:p>
                <text:p><text:span text:style-name="T170"><text:s text:c="2"/></text:span><text:span text:style-name="T162">- If</text:span></text:p>
                <text:p><text:span text:style-name="T170"><text:s text:c="2"/></text:span><text:span text:style-name="T162">- Switch</text:span></text:p>
                <text:p><text:span text:style-name="T170"><text:s text:c="2"/></text:span><text:span text:style-name="T162">- While</text:span></text:p>
                <text:p><text:span text:style-name="T170"><text:s text:c="2"/></text:span><text:span text:style-name="T162">- For</text:span></text:p>
                <text:p><text:span text:style-name="T170"><text:s text:c="2"/></text:span><text:span text:style-name="T162">- do while</text:span></text:p>
              </text:list-item>
              <text:list-item>
                <text:p><text:span text:style-name="T84"><text:s/></text:span><text:span text:style-name="T84">Break and Continue</text:span></text:p>
              </text:list-item>
              <text:list-item>
                <text:p><text:span text:style-name="T162"><text:s/></text:span><text:span text:style-name="T162">Goto and Labels</text:span></text:p>
              </text:list-item>
            </text:list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48" draw:style-name="dp1" draw:master-page-name="Default">
        <office:forms form:automatic-focus="false" form:apply-design-mode="false"/>
        <draw:frame draw:style-name="gr36" draw:text-style-name="P12" draw:layer="layout" svg:width="18.32cm" svg:height="24.8cm" svg:x="1.381cm" svg:y="1.914cm">
          <draw:text-box>
            <text:p><text:span text:style-name="T166"/></text:p>
            <text:p><text:span text:style-name="T166"/></text:p>
            <text:p><text:span text:style-name="T166"/></text:p>
            <text:p><text:span text:style-name="T166"/></text:p>
            <text:p><text:span text:style-name="T166"/></text:p>
            <text:p/>
            <text:p><text:span text:style-name="T158"/></text:p>
            <text:p><text:span text:style-name="T158"/></text:p>
            <text:p><text:span text:style-name="T158"/></text:p>
            <text:p><text:span text:style-name="T167">A goto statement in C programming language provides an unconditional</text:span></text:p>
            <text:p><text:span text:style-name="T168">jump from the goto to a labeled statement in the same function.</text:span></text:p>
            <text:p><text:span text:style-name="T168">NOTE: Use of goto statement is highly discouraged in any programming</text:span></text:p>
            <text:p><text:span text:style-name="T168">language because it makes difficult to trace the control flow of a program,</text:span></text:p>
            <text:p><text:span text:style-name="T168">making the program hard to understand and hard to modify. Any program</text:span></text:p>
            <text:p><text:span text:style-name="T168">that uses a goto can be rewritten so that it doesn't need the goto.</text:span></text:p>
            <text:p><text:span text:style-name="T168"/></text:p>
            <text:p><text:span text:style-name="T168">Syntax </text:span></text:p>
            <text:p><text:span text:style-name="T106">The syntax for a goto statement in C is as follows: </text:span></text:p>
            <text:p><text:span text:style-name="T166"/></text:p>
            <text:p><text:span text:style-name="T140">goto label; </text:span></text:p>
            <text:p><text:span text:style-name="T140">.. </text:span></text:p>
            <text:p><text:span text:style-name="T140">. </text:span></text:p>
            <text:p><text:span text:style-name="T140">label: statement; </text:span></text:p>
            <text:p><text:span text:style-name="T140"/></text:p>
            <text:p/>
            <text:p><text:span text:style-name="T167"/></text:p>
            <text:p><text:span text:style-name="T167"/></text:p>
            <text:p><text:span text:style-name="T167"/></text:p>
            <text:p><text:span text:style-name="T167"/></text:p>
            <text:p><text:span text:style-name="T167"/></text:p>
          </draw:text-box>
        </draw:frame>
        <draw:frame draw:style-name="gr18" draw:text-style-name="P7" draw:layer="layout" svg:width="9.017cm" svg:height="3.531cm" svg:x="1.33cm" svg:y="1.91cm">
          <draw:text-box>
            <text:p><text:span text:style-name="T161">4. Control Structure</text:span></text:p>
            <text:list text:style-name="L1">
              <text:list-item>
                <text:p><text:span text:style-name="T162"><text:s/></text:span><text:span text:style-name="T162">Statement and Block</text:span></text:p>
              </text:list-item>
              <text:list-item>
                <text:p><text:span text:style-name="T162"><text:s/></text:span><text:span text:style-name="T162">Statements</text:span></text:p>
                <text:p><text:span text:style-name="T170"><text:s text:c="2"/></text:span><text:span text:style-name="T162">- If</text:span></text:p>
                <text:p><text:span text:style-name="T170"><text:s text:c="2"/></text:span><text:span text:style-name="T162">- Switch</text:span></text:p>
                <text:p><text:span text:style-name="T170"><text:s text:c="2"/></text:span><text:span text:style-name="T162">- While</text:span></text:p>
                <text:p><text:span text:style-name="T170"><text:s text:c="2"/></text:span><text:span text:style-name="T162">- For</text:span></text:p>
                <text:p><text:span text:style-name="T170"><text:s text:c="2"/></text:span><text:span text:style-name="T162">- do while</text:span></text:p>
              </text:list-item>
              <text:list-item>
                <text:p><text:span text:style-name="T162"><text:s/></text:span><text:span text:style-name="T162">Break and Continue</text:span></text:p>
              </text:list-item>
              <text:list-item>
                <text:p><text:span text:style-name="T84"><text:s/></text:span><text:span text:style-name="T84">Goto and Labels</text:span></text:p>
              </text:list-item>
            </text:list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49" draw:style-name="dp1" draw:master-page-name="Default">
        <office:forms form:automatic-focus="false" form:apply-design-mode="false"/>
        <draw:frame draw:style-name="gr36" draw:text-style-name="P12" draw:layer="layout" svg:width="18.32cm" svg:height="24.8cm" svg:x="1.381cm" svg:y="1.787cm">
          <draw:text-box>
            <text:p><text:span text:style-name="T158"/></text:p>
            <text:p><text:span text:style-name="T158"/></text:p>
            <text:p><text:span text:style-name="T158"/></text:p>
            <text:p><text:span text:style-name="T158"/></text:p>
            <text:p><text:span text:style-name="T158"/></text:p>
            <text:p><text:span text:style-name="T158"/></text:p>
            <text:p><text:span text:style-name="T158"/></text:p>
            <text:p><text:span text:style-name="T158"/></text:p>
            <text:p><text:span text:style-name="T158"/></text:p>
            <text:p><text:span text:style-name="T158"/></text:p>
            <text:p><text:span text:style-name="T158"/></text:p>
            <text:p><text:span text:style-name="T106">A structure is a collection of one or more variables, possibly of different</text:span></text:p>
            <text:p><text:span text:style-name="T106"><text:s/></text:span><text:span text:style-name="T106">types, grouped together under a single name for convenient handling.</text:span></text:p>
            <text:p><text:span text:style-name="T106">A structure is user defined type.</text:span></text:p>
            <text:p><text:span text:style-name="T106">All members are public.</text:span></text:p>
            <text:p><text:span text:style-name="T106"/></text:p>
            <text:p><text:span text:style-name="T140">struct fraction{</text:span></text:p>
            <text:p><text:span text:style-name="T140">int numerator;</text:span></text:p>
            <text:p><text:span text:style-name="T140">int denominator;</text:span></text:p>
            <text:p><text:span text:style-name="T140">};</text:span></text:p>
            <text:p><text:span text:style-name="T140"/></text:p>
            <text:p><text:span text:style-name="T106">A struct declaration defines a type. The right brace that terminates the list</text:span></text:p>
            <text:p><text:span text:style-name="T106">of members</text:span><text:span text:style-name="T100"> may be followed by a list of variables, just as for any basic type.</text:span></text:p>
            <text:p><text:span text:style-name="T100">That is,</text:span></text:p>
            <text:p><text:span text:style-name="T166"/></text:p>
            <text:p><text:span text:style-name="T140">struct { ... } x, y, z;</text:span></text:p>
            <text:p><text:span text:style-name="T163"/></text:p>
            <text:p><text:span text:style-name="T171">is syntactically analogous to</text:span></text:p>
            <text:p><text:span text:style-name="T140">int x, y, z;</text:span></text:p>
            <text:p><text:span text:style-name="T164"/></text:p>
            <text:p><text:span text:style-name="T106">struct initialization</text:span></text:p>
            <text:p><text:span text:style-name="T106">A structure can be initialized by following its definition with</text:span></text:p>
            <text:p><text:span text:style-name="T106">a list of initializers, each a constant expression, for the members:</text:span></text:p>
            <text:p><text:span text:style-name="T165"/></text:p>
            <text:p><text:span text:style-name="T140">struct maxpt = { 320, 200 };</text:span></text:p>
            <text:p><text:span text:style-name="T164"/></text:p>
            <text:p><text:span text:style-name="T106">Structure as member</text:span></text:p>
            <text:p><text:span text:style-name="T140"/></text:p>
            <text:p><text:span text:style-name="T140">struct point{</text:span></text:p>
            <text:p><text:span text:style-name="T140">int x;</text:span></text:p>
            <text:p><text:span text:style-name="T140">int y;</text:span></text:p>
            <text:p><text:span text:style-name="T140">};</text:span></text:p>
            <text:p><text:span text:style-name="T140"/></text:p>
            <text:p><text:span text:style-name="T164"><text:s text:c="116"/></text:span></text:p>
          </draw:text-box>
        </draw:frame>
        <draw:frame draw:style-name="gr37" draw:text-style-name="P7" draw:layer="layout" svg:width="9.017cm" svg:height="5.113cm" svg:x="1.33cm" svg:y="1.911cm">
          <draw:text-box>
            <text:p><text:span text:style-name="T161">Day 2 Morning 5. Complex Data Types</text:span></text:p>
            <text:list text:style-name="L1">
              <text:list-item>
                <text:p><text:span text:style-name="T100"><text:s text:c="2"/></text:span><text:span text:style-name="T100">struct</text:span></text:p>
                <text:p><text:span text:style-name="T100"><text:s text:c="2"/></text:span><text:span text:style-name="T100">- Structures and functions</text:span></text:p>
                <text:p><text:span text:style-name="T100"><text:s text:c="2"/></text:span><text:span text:style-name="T100">- Array of structure</text:span></text:p>
                <text:p><text:span text:style-name="T100"><text:s text:c="2"/></text:span><text:span text:style-name="T100">- Self referential structure</text:span></text:p>
                <text:p><text:span text:style-name="T100"><text:s text:c="2"/></text:span><text:span text:style-name="T100">- Typedef</text:span></text:p>
                <text:p><text:span text:style-name="T100"><text:s text:c="2"/></text:span><text:span text:style-name="T100">- Unions</text:span></text:p>
                <text:p><text:span text:style-name="T100"><text:s text:c="2"/></text:span><text:span text:style-name="T100">- Bit-fields</text:span></text:p>
              </text:list-item>
              <text:list-item>
                <text:p><text:span text:style-name="T170"><text:s/></text:span><text:span text:style-name="T170">array</text:span></text:p>
              </text:list-item>
              <text:list-item>
                <text:p><text:span text:style-name="T170"><text:s/></text:span><text:span text:style-name="T170">pointers</text:span></text:p>
              </text:list-item>
              <text:list-item>
                <text:p><text:span text:style-name="T170"><text:s/></text:span><text:span text:style-name="T170">ampersand operator(&amp;)</text:span></text:p>
              </text:list-item>
            </text:list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50" draw:style-name="dp1" draw:master-page-name="Default">
        <office:forms form:automatic-focus="false" form:apply-design-mode="false"/>
        <draw:frame draw:style-name="gr36" draw:text-style-name="P12" draw:layer="layout" svg:width="18.32cm" svg:height="24.8cm" svg:x="1.381cm" svg:y="1.914cm">
          <draw:text-box>
            <text:p><text:span text:style-name="T140">struct rect{</text:span></text:p>
            <text:p><text:span text:style-name="T140">struct point p1;</text:span></text:p>
            <text:p><text:span text:style-name="T140">struct point p2;</text:span></text:p>
            <text:p><text:span text:style-name="T140">};</text:span></text:p>
            <text:p><text:span text:style-name="T57"/></text:p>
            <text:p><text:span text:style-name="T140">struct {</text:span></text:p>
            <text:p><text:span text:style-name="T140">int len;</text:span></text:p>
            <text:p><text:span text:style-name="T140">char *str;</text:span></text:p>
            <text:p><text:span text:style-name="T140">} *p; <text:s/>//instantiation</text:span></text:p>
            <text:p><text:span text:style-name="T57"/></text:p>
            <text:p><text:span text:style-name="T106"/></text:p>
            <text:p><text:span text:style-name="T106">then</text:span></text:p>
            <text:p><text:span text:style-name="T140">++p-&gt;len</text:span></text:p>
            <text:p><text:span text:style-name="T100">Increments </text:span><text:span text:style-name="T172">len</text:span><text:span text:style-name="T100">, not </text:span><text:span text:style-name="T172">p</text:span><text:span text:style-name="T100">, because the implied parenthesization is </text:span><text:span text:style-name="T172">++(p-&gt;len)</text:span><text:span text:style-name="T100">.</text:span></text:p>
            <text:p><text:span text:style-name="T171"/></text:p>
            <text:p><text:span text:style-name="T106">Structure and Function</text:span></text:p>
            <text:p><text:span text:style-name="T172"><text:s/></text:span><text:span text:style-name="T100">- pass by value</text:span></text:p>
            <text:p><text:span text:style-name="T172"><text:s/></text:span><text:span text:style-name="T100">- pass by address</text:span></text:p>
            <text:p><text:span text:style-name="T106"/></text:p>
            <text:p><text:span text:style-name="T140">struct addpoints(const struct point p1, const stuct point p2){</text:span></text:p>
            <text:p><text:span text:style-name="T140">stuct point result;</text:span></text:p>
            <text:p><text:span text:style-name="T140">...</text:span></text:p>
            <text:p><text:span text:style-name="T140">return result;</text:span></text:p>
            <text:p><text:span text:style-name="T140">}</text:span></text:p>
            <text:p><text:span text:style-name="T140"/></text:p>
            <text:p><text:span text:style-name="T140">struct addpoints(const struct point *p1,const struct point *p20){</text:span></text:p>
            <text:p><text:span text:style-name="T140">...</text:span></text:p>
            <text:p><text:span text:style-name="T140">return result;</text:span></text:p>
            <text:p><text:span text:style-name="T140">}</text:span></text:p>
            <text:p><text:span text:style-name="T140"/></text:p>
            <text:p><text:span text:style-name="T106">Recursively defined structures</text:span></text:p>
            <text:p><text:span text:style-name="T100">- when two structures refer to each other, one must be declared in</text:span></text:p>
            <text:p><text:span text:style-name="T100"><text:s/></text:span><text:span text:style-name="T100">incomplete(prototype) fashion</text:span></text:p>
            <text:p><text:span text:style-name="T165"/></text:p>
            <text:p><text:span text:style-name="T140">struct HUMAN;</text:span></text:p>
            <text:p><text:span text:style-name="T140">struct PEN{</text:span></text:p>
            <text:p><text:span text:style-name="T140">char name[NAME_LIMIT];</text:span></text:p>
            <text:p><text:span text:style-name="T140">char species[NAME_LIMIT];</text:span></text:p>
            <text:p><text:span text:style-name="T140">struct HUMAN *owner;</text:span></text:p>
            <text:p><text:span text:style-name="T140">}fido={"Fido","Canis lupus familiaries"};</text:span></text:p>
            <text:p><text:span text:style-name="T140">struct HUMAN{</text:span></text:p>
            <text:p><text:span text:style-name="T140">char name[NAME_LIMIT];</text:span></text:p>
            <text:p><text:span text:style-name="T140">struct PEN pets[PET_LIMIT];</text:span></text:p>
            <text:p><text:span text:style-name="T140">}sam={"Sam",{fido}};</text:span></text:p>
            <text:p><text:span text:style-name="T140"/></text:p>
            <text:p><text:span text:style-name="T171"/></text:p>
            <text:p><text:span text:style-name="T106">Array of Structures</text:span></text:p>
            <text:p><text:span text:style-name="T106">Consider writing a program to count the occurrences of each C keyword.</text:span></text:p>
            <text:p><text:span text:style-name="T106"/></text:p>
            <text:p><text:span text:style-name="T140">struct key {</text:span></text:p>
            <text:p><text:span text:style-name="T140">char *word;</text:span></text:p>
            <text:p><text:span text:style-name="T140">int count;</text:span></text:p>
            <text:p><text:span text:style-name="T140">} keytab[NKEYS]; <text:s text:c="89"/></text:span></text:p>
            <text:p><text:span text:style-name="T164"><text:s text:c="116"/></text:span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51" draw:style-name="dp1" draw:master-page-name="Default">
        <office:forms form:automatic-focus="false" form:apply-design-mode="false"/>
        <draw:frame draw:style-name="gr36" draw:text-style-name="P12" draw:layer="layout" svg:width="18.32cm" svg:height="24.8cm" svg:x="1.381cm" svg:y="1.914cm">
          <draw:text-box>
            <text:p><text:span text:style-name="T106">Initialize</text:span></text:p>
            <text:p><text:span text:style-name="T163"/></text:p>
            <text:p><text:span text:style-name="T140">struct key {</text:span></text:p>
            <text:p><text:span text:style-name="T140">char *word;</text:span></text:p>
            <text:p><text:span text:style-name="T140">int count;</text:span></text:p>
            <text:p><text:span text:style-name="T140">} keytab[] = {</text:span></text:p>
            <text:p><text:span text:style-name="T140">"auto", 0,</text:span></text:p>
            <text:p><text:span text:style-name="T140">"break", 0,</text:span></text:p>
            <text:p><text:span text:style-name="T140">"case", 0,</text:span></text:p>
            <text:p><text:span text:style-name="T140">"char", 0,</text:span></text:p>
            <text:p><text:span text:style-name="T140">"const", 0,</text:span></text:p>
            <text:p><text:span text:style-name="T140">"continue", 0,</text:span></text:p>
            <text:p><text:span text:style-name="T140">"default", 0,</text:span></text:p>
            <text:p><text:span text:style-name="T140">/* ... */</text:span></text:p>
            <text:p><text:span text:style-name="T140">"unsigned", 0,</text:span></text:p>
            <text:p><text:span text:style-name="T140">"void", 0,</text:span></text:p>
            <text:p><text:span text:style-name="T140">"volatile", 0,</text:span></text:p>
            <text:p><text:span text:style-name="T140">"while", 0</text:span></text:p>
            <text:p><text:span text:style-name="T140">};</text:span></text:p>
            <text:p><text:span text:style-name="T140"/></text:p>
            <text:p><text:span text:style-name="T106">Typedefs</text:span></text:p>
            <text:p><text:span text:style-name="T164"/></text:p>
            <text:p><text:span text:style-name="T140">typedef struct{</text:span></text:p>
            <text:p><text:span text:style-name="T140">} pstruct; //typedef</text:span></text:p>
            <text:p><text:span text:style-name="T140">pstruct p;</text:span></text:p>
            <text:p><text:span text:style-name="T140"/></text:p>
            <text:p><text:span text:style-name="T100">- Self referential structure</text:span></text:p>
            <text:p><text:span text:style-name="T106">Consider simple tree structure where each node has value and it pointer to left</text:span></text:p>
            <text:p><text:span text:style-name="T106">and right node of the tree.</text:span></text:p>
            <text:p><text:span text:style-name="T106"/></text:p>
            <text:p><text:span text:style-name="T140">struct tnode { /* the tree node: */</text:span></text:p>
            <text:p><text:span text:style-name="T140">int data; /* number of occurrences */</text:span></text:p>
            <text:p><text:span text:style-name="T140">struct tnode *left; /* left child */</text:span></text:p>
            <text:p><text:span text:style-name="T140">struct tnode *right; /* right child */</text:span></text:p>
            <text:p><text:span text:style-name="T140">};</text:span></text:p>
            <text:p><text:span text:style-name="T140"/></text:p>
            <text:p><text:span text:style-name="T164"/></text:p>
            <text:p><text:span text:style-name="T106">Union</text:span></text:p>
            <text:p><text:span text:style-name="T100">A </text:span><text:span text:style-name="T173">union </text:span><text:span text:style-name="T100">is a variable that may hold (at different times) objects of different types</text:span></text:p>
            <text:p><text:span text:style-name="T100">and sizes, with the <text:s/>compiler keeping track of size and alignment requirements</text:span></text:p>
            <text:p><text:span text:style-name="T173"/></text:p>
            <text:p><text:span text:style-name="T174">union-name</text:span><text:span text:style-name="T175">.</text:span><text:span text:style-name="T174">member</text:span></text:p>
            <text:p><text:span text:style-name="T176">or</text:span></text:p>
            <text:p><text:span text:style-name="T174">union-pointer</text:span><text:span text:style-name="T175">-&gt;</text:span><text:span text:style-name="T174">member</text:span></text:p>
            <text:p><text:span text:style-name="T176"/></text:p>
            <text:p><text:span text:style-name="T140">union u_tag {</text:span></text:p>
            <text:p><text:span text:style-name="T140">int ival;</text:span></text:p>
            <text:p><text:span text:style-name="T140">float fval;</text:span></text:p>
            <text:p><text:span text:style-name="T140">char *sval;</text:span></text:p>
            <text:p><text:span text:style-name="T140">} u;</text:span></text:p>
            <text:p><text:span text:style-name="T143"/></text:p>
            <text:p><text:span text:style-name="T100">The variable </text:span><text:span text:style-name="T172">u </text:span><text:span text:style-name="T100">will be large enough to hold the largest of the three types;</text:span><text:span text:style-name="T106"> <text:s text:c="3"/></text:span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52" draw:style-name="dp1" draw:master-page-name="Default">
        <office:forms form:automatic-focus="false" form:apply-design-mode="false"/>
        <draw:frame draw:style-name="gr36" draw:text-style-name="P12" draw:layer="layout" svg:width="18.32cm" svg:height="24.8cm" svg:x="1.381cm" svg:y="1.914cm">
          <draw:text-box>
            <text:p><text:span text:style-name="T140">struct {</text:span></text:p>
            <text:p><text:span text:style-name="T140">char *name;</text:span></text:p>
            <text:p><text:span text:style-name="T140">int flags;</text:span></text:p>
            <text:p><text:span text:style-name="T140">int utype;</text:span></text:p>
            <text:p><text:span text:style-name="T140">union {</text:span></text:p>
            <text:p><text:span text:style-name="T140">int ival;</text:span></text:p>
            <text:p><text:span text:style-name="T140">float fval;</text:span></text:p>
            <text:p><text:span text:style-name="T140">char *sval;</text:span></text:p>
            <text:p><text:span text:style-name="T140">} u;</text:span></text:p>
            <text:p><text:span text:style-name="T140">} symtab[NSYM];</text:span></text:p>
            <text:p><text:span text:style-name="T164"/></text:p>
            <text:p><text:span text:style-name="T100">the member </text:span><text:span text:style-name="T172">ival </text:span><text:span text:style-name="T100">is referred to as</text:span></text:p>
            <text:p><text:span text:style-name="T140">symtab[i].u.iva</text:span><text:span text:style-name="T164">l</text:span></text:p>
            <text:p><text:span text:style-name="T143"/></text:p>
            <text:p><text:span text:style-name="T100">and the first character of the string </text:span><text:span text:style-name="T172">sval </text:span><text:span text:style-name="T100">by either of</text:span></text:p>
            <text:p><text:span text:style-name="T140">*symtab[i].u.sval</text:span></text:p>
            <text:p><text:span text:style-name="T140">symtab[i].u.sval[0]</text:span></text:p>
            <text:p><text:span text:style-name="T140"/></text:p>
            <text:p><text:span text:style-name="T164"/></text:p>
            <text:p><text:span text:style-name="T106">- union can be used to find polarity of machine</text:span></text:p>
            <text:p><text:span text:style-name="T140">union{</text:span></text:p>
            <text:p><text:span text:style-name="T140">unsigned Int i;</text:span></text:p>
            <text:p><text:span text:style-name="T140">char *c[4];</text:span></text:p>
            <text:p><text:span text:style-name="T140">}un;</text:span></text:p>
            <text:p><text:span text:style-name="T140">un.i=1</text:span></text:p>
            <text:p><text:span text:style-name="T140">if(un.c[0])</text:span></text:p>
            <text:p><text:span text:style-name="T140">printf(“little endian\n”)</text:span></text:p>
            <text:p><text:span text:style-name="T140">Else</text:span></text:p>
            <text:p><text:span text:style-name="T140">printf(“big endian”);</text:span></text:p>
            <text:p><text:span text:style-name="T140"/></text:p>
            <text:p><text:span text:style-name="T106">Bit fields</text:span></text:p>
            <text:p><text:span text:style-name="T177">If space is a serious concern, select the number of bits used for each member</text:span></text:p>
            <text:p><text:span text:style-name="T173">A bit-field, or field for short, is a set of adjacent bits within a single</text:span></text:p>
            <text:p><text:span text:style-name="T173"><text:s/></text:span><text:span text:style-name="T173">implementation-defined storage unit that we will call a ‘‘word.’’</text:span></text:p>
            <text:p><text:span text:style-name="T106"/></text:p>
            <text:p><text:span text:style-name="T140">struct <text:s/>{</text:span></text:p>
            <text:p><text:span text:style-name="T107">unsigned int is_keyword:1;</text:span></text:p>
            <text:p><text:span text:style-name="T107">unsigned is_extern: 1;</text:span></text:p>
            <text:p><text:span text:style-name="T107">unsigned is_static: 1;</text:span></text:p>
            <text:p><text:span text:style-name="T140">}flags;</text:span></text:p>
            <text:p><text:span text:style-name="T140"/></text:p>
            <text:p><text:span text:style-name="T140">flags.is_extern = flags.is_static = 1; //turn on</text:span></text:p>
            <text:p><text:span text:style-name="T140">flags.is_extern = flags.is_static = 0; // turn off</text:span></text:p>
            <text:p><text:span text:style-name="T140">if (flags.is_extern == 0 &amp;&amp; flags.is_static == 0) // to test them</text:span></text:p>
            <text:p><text:span text:style-name="T140"/></text:p>
            <text:p><text:span text:style-name="T172">Files </text:span><text:span text:style-name="T100">are not arrays and they do not have addresses, so the </text:span><text:span text:style-name="T172">&amp;</text:span></text:p>
            <text:p><text:span text:style-name="T106">operator cannot be applied on them.</text:span></text:p>
            <text:p><text:span text:style-name="T106"/></text:p>
            <text:p><text:span text:style-name="T164"><text:s text:c="116"/></text:span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53" draw:style-name="dp1" draw:master-page-name="Default">
        <office:forms form:automatic-focus="false" form:apply-design-mode="false"/>
        <draw:frame draw:style-name="gr38" draw:text-style-name="P12" draw:layer="layout" svg:width="18.32cm" svg:height="24.897cm" svg:x="1.381cm" svg:y="1.508cm">
          <draw:text-box>
            <text:p><text:span text:style-name="T178"/></text:p>
            <text:p><text:span text:style-name="T106">Almost everything about fields is implementation-dependent. Whether</text:span></text:p>
            <text:p><text:span text:style-name="T106">a field</text:span><text:span text:style-name="T100"> may overlap a word boundary is implementation-defined. </text:span></text:p>
            <text:p><text:span text:style-name="T106">Fields need not be names; unnamed fields (a colon and width only) are</text:span></text:p>
            <text:p><text:span text:style-name="T106">used for padding. The special width 0 may be used to force alignment </text:span></text:p>
            <text:p><text:span text:style-name="T106">at the next word boundary.</text:span></text:p>
            <text:p><text:span text:style-name="T166"><text:s text:c="116"/></text:span></text:p>
            <text:p/>
            <text:p><text:span text:style-name="T178"/></text:p>
            <text:p><text:span text:style-name="T178"/></text:p>
            <text:p><text:span text:style-name="T178"/></text:p>
            <text:p><text:span text:style-name="T178"/></text:p>
            <text:p><text:span text:style-name="T178"/></text:p>
            <text:p><text:span text:style-name="T178"/></text:p>
            <text:p><text:span text:style-name="T178"/></text:p>
            <text:p><text:span text:style-name="T178"/></text:p>
            <text:p><text:span text:style-name="T178"/></text:p>
            <text:p><text:span text:style-name="T178"/></text:p>
            <text:p><text:span text:style-name="T178"/></text:p>
            <text:p><text:span text:style-name="T178"/></text:p>
            <text:p><text:span text:style-name="T178"/></text:p>
            <text:p><text:span text:style-name="T178"/></text:p>
            <text:p><text:span text:style-name="T158"/></text:p>
            <text:p><text:span text:style-name="T158"/></text:p>
            <text:p><text:span text:style-name="T171"/></text:p>
            <text:p><text:span text:style-name="T106">Function</text:span></text:p>
            <text:p><text:span text:style-name="T106">A small program(subroutine) that performs a particular task</text:span></text:p>
            <text:p><text:span text:style-name="T106">- Input : parameter / argument</text:span></text:p>
            <text:p><text:span text:style-name="T106">- Perform what ? : function body</text:span></text:p>
            <text:p><text:span text:style-name="T106">- Output : <text:s/>return value</text:span></text:p>
            <text:p><text:span text:style-name="T106"/></text:p>
            <text:p><text:span text:style-name="T106">Modular programming design</text:span></text:p>
            <text:p><text:span text:style-name="T106">- Large and complex task can be divided into smaller and simple</text:span></text:p>
            <text:p><text:span text:style-name="T106"><text:s/></text:span><text:span text:style-name="T106">task which is more easily solved (implemented).</text:span></text:p>
            <text:p><text:span text:style-name="T106">- Also called</text:span></text:p>
            <text:p><text:span text:style-name="T106"><text:s/></text:span><text:span text:style-name="T106">- structured design</text:span></text:p>
            <text:p><text:span text:style-name="T106"><text:s/></text:span><text:span text:style-name="T106">- Top-down design</text:span></text:p>
            <text:p><text:span text:style-name="T106"><text:s/></text:span><text:span text:style-name="T106">- Divide-and-Conquer</text:span></text:p>
            <text:p><text:span text:style-name="T106"/></text:p>
            <text:p><text:span text:style-name="T140">/*</text:span></text:p>
            <text:p><text:span text:style-name="T140">Computes double of a number.</text:span></text:p>
            <text:p><text:span text:style-name="T140">Works by tripling the number, and then subtracting to get back to double.</text:span></text:p>
            <text:p><text:span text:style-name="T140">*/</text:span></text:p>
            <text:p><text:span text:style-name="T140">static int Twice(int num) {</text:span></text:p>
            <text:p><text:span text:style-name="T140">int result = num * 3;</text:span></text:p>
            <text:p><text:span text:style-name="T140">result = result - num;</text:span></text:p>
            <text:p><text:span text:style-name="T140">return(result);</text:span></text:p>
            <text:p><text:span text:style-name="T179">}</text:span></text:p>
            <text:p><text:span text:style-name="T179"/></text:p>
            <text:p><text:span text:style-name="T179"/></text:p>
            <text:p><text:span text:style-name="T178"/></text:p>
            <text:p><text:span text:style-name="T164"><text:s text:c="116"/></text:span></text:p>
          </draw:text-box>
        </draw:frame>
        <draw:frame draw:style-name="gr39" draw:text-style-name="P7" draw:layer="layout" svg:width="9.017cm" svg:height="3.947cm" svg:x="1.34cm" svg:y="5.412cm">
          <draw:text-box>
            <text:p><text:span text:style-name="T161">Day 2 Afternoon</text:span></text:p>
            <text:p><text:span text:style-name="T161">6. Function</text:span></text:p>
            <text:list text:style-name="L1">
              <text:list-item>
                <text:p><text:span text:style-name="T145"><text:s/></text:span><text:span text:style-name="T31">Scope rule</text:span></text:p>
              </text:list-item>
              <text:list-item>
                <text:p><text:span text:style-name="T145"><text:s/></text:span><text:span text:style-name="T31">Header rule</text:span></text:p>
              </text:list-item>
              <text:list-item>
                <text:p><text:span text:style-name="T145"><text:s/></text:span><text:span text:style-name="T31">Block structure</text:span></text:p>
              </text:list-item>
              <text:list-item>
                <text:p><text:span text:style-name="T145"><text:s/></text:span><text:span text:style-name="T31">Function declaration and Definition</text:span></text:p>
              </text:list-item>
              <text:list-item>
                <text:p><text:span text:style-name="T145"><text:s/></text:span><text:span text:style-name="T31">Value and reference Parameters</text:span></text:p>
              </text:list-item>
              <text:list-item>
                <text:p><text:span text:style-name="T145"><text:s/></text:span><text:span text:style-name="T31">Inline function</text:span></text:p>
              </text:list-item>
              <text:list-item>
                <text:p><text:span text:style-name="T145"><text:s/></text:span><text:span text:style-name="T31">Recursion</text:span></text:p>
              </text:list-item>
              <text:list-item>
                <text:p><text:span text:style-name="T145"><text:s/></text:span><text:span text:style-name="T31">Preprocessor</text:span></text:p>
                <text:p><text:span text:style-name="T104"><text:s/></text:span><text:span text:style-name="T31">- File inclusion</text:span></text:p>
                <text:p><text:span text:style-name="T104"><text:s text:c="2"/></text:span><text:span text:style-name="T31">- Macro</text:span></text:p>
                <text:p><text:span text:style-name="T104"><text:s text:c="2"/></text:span><text:span text:style-name="T31">- Conditional inclusion</text:span></text:p>
              </text:list-item>
            </text:list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54" draw:style-name="dp1" draw:master-page-name="Default">
        <office:forms form:automatic-focus="false" form:apply-design-mode="false"/>
        <draw:frame draw:style-name="gr38" draw:text-style-name="P12" draw:layer="layout" svg:width="18.32cm" svg:height="24.897cm" svg:x="1.381cm" svg:y="1.508cm">
          <draw:text-box>
            <text:p><text:span text:style-name="T179"/></text:p>
            <text:p><text:span text:style-name="T179"/></text:p>
            <text:p><text:span text:style-name="T178"/></text:p>
            <text:p><text:span text:style-name="T180"/></text:p>
            <text:p><text:span text:style-name="T48"/></text:p>
            <text:p><text:span text:style-name="T48"/></text:p>
            <text:p><text:span text:style-name="T48"/></text:p>
            <text:p><text:span text:style-name="T48"/></text:p>
            <text:p><text:span text:style-name="T48"/></text:p>
            <text:p><text:span text:style-name="T48"/></text:p>
            <text:p><text:span text:style-name="T48"/></text:p>
            <text:p><text:span text:style-name="T17">The scope of a name is the part of the program within which the</text:span></text:p>
            <text:p><text:span text:style-name="T17">name can be used. </text:span></text:p>
            <text:p><text:span text:style-name="T17">Global variable</text:span></text:p>
            <text:p><text:span text:style-name="T54">- Declared, outside function block</text:span></text:p>
            <text:p><text:span text:style-name="T54">- Accessible everywhere</text:span></text:p>
            <text:p><text:span text:style-name="T166"/></text:p>
            <text:p><text:span text:style-name="T106">- Global variable is destroyed only when a program is terminated</text:span></text:p>
            <text:p><text:span text:style-name="T106">- Global variable is initialized before main function enters</text:span></text:p>
            <text:p><text:span text:style-name="T166"/></text:p>
            <text:p><text:span text:style-name="T106">Local variable ( automatic variable?)</text:span></text:p>
            <text:p><text:span text:style-name="T106">- Declared inside function body</text:span></text:p>
            <text:p><text:span text:style-name="T106">- Accessible only in the function</text:span></text:p>
            <text:p><text:span text:style-name="T106">- Local variable is created when a function is called and is destroyed</text:span></text:p>
            <text:p><text:span text:style-name="T106">when a function returns</text:span></text:p>
            <text:p><text:span text:style-name="T106">- Storage allocation on stack.</text:span></text:p>
            <text:p><text:span text:style-name="T106"/></text:p>
            <text:p><text:span text:style-name="T106">Static variable ( declared in a function)</text:span></text:p>
            <text:p><text:span text:style-name="T106">- (Usually) accessible in the function</text:span></text:p>
            <text:p><text:span text:style-name="T106">- Initialized to 0</text:span></text:p>
            <text:p><text:span text:style-name="T106">- Goes to initialized or uninitialized section and not on stack</text:span></text:p>
            <text:p><text:span text:style-name="T106">- Static variable persists until the program is terminated <text:s/></text:span></text:p>
            <text:p><text:span text:style-name="T166"/></text:p>
            <text:p><text:span text:style-name="T140">main() { ... }</text:span></text:p>
            <text:p><text:span text:style-name="T140">int sp = 0; // global variable, extern is allowed in other file</text:span></text:p>
            <text:p><text:span text:style-name="T140">static sps=0; // extern is not allowed in other file</text:span></text:p>
            <text:p><text:span text:style-name="T140">double val[MAXVAL];</text:span></text:p>
            <text:p><text:span text:style-name="T140">void push(double f) { ... }</text:span></text:p>
            <text:p><text:span text:style-name="T140">double pop(void) { ... }</text:span></text:p>
            <text:p><text:span text:style-name="T140"/></text:p>
            <text:p><text:span text:style-name="T106">$ cat test1.c</text:span></text:p>
            <text:p><text:span text:style-name="T140">int sp=20;</text:span></text:p>
            <text:p><text:span text:style-name="T140">$ cat main.c</text:span></text:p>
            <text:p><text:span text:style-name="T140">#include &lt;stdio.h&gt;</text:span></text:p>
            <text:p><text:span text:style-name="T140">extern int sp;</text:span></text:p>
            <text:p><text:span text:style-name="T140">int main(){</text:span></text:p>
            <text:p><text:span text:style-name="T140">printf("sp %d\n",sp);</text:span></text:p>
            <text:p><text:span text:style-name="T140">return 0;</text:span></text:p>
            <text:p><text:span text:style-name="T140">}</text:span></text:p>
            <text:p><text:span text:style-name="T164"><text:s text:c="116"/></text:span></text:p>
          </draw:text-box>
        </draw:frame>
        <draw:frame draw:style-name="gr34" draw:text-style-name="P7" draw:layer="layout" svg:width="9.017cm" svg:height="3.708cm" svg:x="1.34cm" svg:y="1.913cm">
          <draw:text-box>
            <text:p><text:span text:style-name="T161">6. Function</text:span></text:p>
            <text:list text:style-name="L1">
              <text:list-item>
                <text:p><text:span text:style-name="T144"><text:s/></text:span><text:span text:style-name="T54">Scope rule</text:span></text:p>
              </text:list-item>
              <text:list-item>
                <text:p><text:span text:style-name="T145"><text:s/></text:span><text:span text:style-name="T31">Header rule</text:span></text:p>
              </text:list-item>
              <text:list-item>
                <text:p><text:span text:style-name="T145"><text:s/></text:span><text:span text:style-name="T31">Block structure</text:span></text:p>
              </text:list-item>
              <text:list-item>
                <text:p><text:span text:style-name="T145"><text:s/></text:span><text:span text:style-name="T31">Function declaration and Definition</text:span></text:p>
              </text:list-item>
              <text:list-item>
                <text:p><text:span text:style-name="T145"><text:s/></text:span><text:span text:style-name="T31">Value and reference Parameters</text:span></text:p>
              </text:list-item>
              <text:list-item>
                <text:p><text:span text:style-name="T145"><text:s/></text:span><text:span text:style-name="T31">Inline function</text:span></text:p>
              </text:list-item>
              <text:list-item>
                <text:p><text:span text:style-name="T145"><text:s/></text:span><text:span text:style-name="T31">Recursion</text:span></text:p>
              </text:list-item>
              <text:list-item>
                <text:p><text:span text:style-name="T145"><text:s/></text:span><text:span text:style-name="T31">Preprocessor</text:span></text:p>
                <text:p><text:span text:style-name="T104"><text:s/></text:span><text:span text:style-name="T31">- File inclusion</text:span></text:p>
                <text:p><text:span text:style-name="T104"><text:s text:c="2"/></text:span><text:span text:style-name="T31">- Macro</text:span></text:p>
                <text:p><text:span text:style-name="T104"><text:s text:c="2"/></text:span><text:span text:style-name="T31">- Conditional inclusion</text:span></text:p>
              </text:list-item>
            </text:list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55" draw:style-name="dp1" draw:master-page-name="Default">
        <office:forms form:automatic-focus="false" form:apply-design-mode="false"/>
        <draw:frame draw:style-name="gr40" draw:text-style-name="P12" draw:layer="layout" svg:width="18.32cm" svg:height="22.992cm" svg:x="1.381cm" svg:y="1.923cm">
          <draw:text-box>
            <text:p><text:span text:style-name="T140"/></text:p>
            <text:p><text:span text:style-name="T140"/></text:p>
            <text:p><text:span text:style-name="T181"/></text:p>
            <text:p><text:span text:style-name="T182"/></text:p>
            <text:p><text:span text:style-name="T182"/></text:p>
            <text:p><text:span text:style-name="T182"/></text:p>
            <text:p><text:span text:style-name="T182"/></text:p>
            <text:p><text:span text:style-name="T182"/></text:p>
            <text:p><text:span text:style-name="T182"/></text:p>
            <text:p><text:span text:style-name="T182"/></text:p>
            <text:p><text:span text:style-name="T168">A header file is a file with extension .h which contains C function declarations </text:span></text:p>
            <text:p><text:span text:style-name="T168">and macro definitions and to be shared between several source files.</text:span></text:p>
            <text:p><text:span text:style-name="T164"><text:s text:c="115"/></text:span></text:p>
          </draw:text-box>
        </draw:frame>
        <draw:frame draw:style-name="gr41" draw:text-style-name="P7" draw:layer="layout" svg:width="9.017cm" svg:height="4.183cm" svg:x="1.34cm" svg:y="1.914cm">
          <draw:text-box>
            <text:p><text:span text:style-name="T161">6. Function</text:span></text:p>
            <text:list text:style-name="L1">
              <text:list-item>
                <text:p><text:span text:style-name="T145"><text:s/></text:span><text:span text:style-name="T31">Scope rule</text:span></text:p>
              </text:list-item>
              <text:list-item>
                <text:p><text:span text:style-name="T27"><text:s/></text:span><text:span text:style-name="T30">Header rule</text:span></text:p>
              </text:list-item>
              <text:list-item>
                <text:p><text:span text:style-name="T145"><text:s/></text:span><text:span text:style-name="T31">Block structure</text:span></text:p>
              </text:list-item>
              <text:list-item>
                <text:p><text:span text:style-name="T145"><text:s/></text:span><text:span text:style-name="T31">Function declaration and Definition</text:span></text:p>
              </text:list-item>
              <text:list-item>
                <text:p><text:span text:style-name="T145"><text:s/></text:span><text:span text:style-name="T31">Value and reference Parameters</text:span></text:p>
              </text:list-item>
              <text:list-item>
                <text:p><text:span text:style-name="T145"><text:s/></text:span><text:span text:style-name="T31">Inline function</text:span></text:p>
              </text:list-item>
              <text:list-item>
                <text:p><text:span text:style-name="T145"><text:s/></text:span><text:span text:style-name="T31">Recursion</text:span></text:p>
              </text:list-item>
              <text:list-item>
                <text:p><text:span text:style-name="T145"><text:s/></text:span><text:span text:style-name="T31">Preprocessor</text:span></text:p>
                <text:p><text:span text:style-name="T104"><text:s/></text:span><text:span text:style-name="T31">- File inclusion</text:span></text:p>
                <text:p><text:span text:style-name="T104"><text:s text:c="2"/></text:span><text:span text:style-name="T31">- Macro</text:span></text:p>
                <text:p><text:span text:style-name="T104"><text:s text:c="2"/></text:span><text:span text:style-name="T31">- Conditional inclusion</text:span></text:p>
              </text:list-item>
            </text:list>
            <text:p><text:span text:style-name="T166"/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56" draw:style-name="dp1" draw:master-page-name="Default">
        <office:forms form:automatic-focus="false" form:apply-design-mode="false"/>
        <draw:frame draw:style-name="gr40" draw:text-style-name="P12" draw:layer="layout" svg:width="18.32cm" svg:height="24.079cm" svg:x="1.381cm" svg:y="2.27cm">
          <draw:text-box>
            <text:p><text:span text:style-name="T178"/></text:p>
            <text:p><text:span text:style-name="T158"/></text:p>
            <text:p><text:span text:style-name="T158"/></text:p>
            <text:p><text:span text:style-name="T158"/></text:p>
            <text:p><text:span text:style-name="T158"/></text:p>
            <text:p><text:span text:style-name="T158"/></text:p>
            <text:p><text:span text:style-name="T158"/></text:p>
            <text:p><text:span text:style-name="T158"/></text:p>
            <text:p><text:span text:style-name="T106"/></text:p>
            <text:p><text:span text:style-name="T106">Variables can be defined in a block-structured fashion within a function. </text:span></text:p>
            <text:p><text:span text:style-name="T106">Declarations of variables (including initializations) may follow the left brace</text:span></text:p>
            <text:p><text:span text:style-name="T106">that introduces any compound statement, not just the one that begins </text:span></text:p>
            <text:p><text:span text:style-name="T106">a function. Variables declared in this way hide any identically named variables </text:span></text:p>
            <text:p><text:span text:style-name="T106">in outer blocks, and remain in existence until the matching right brace. </text:span></text:p>
            <text:p><text:span text:style-name="T106"/></text:p>
            <text:p><text:span text:style-name="T106">For example, in</text:span></text:p>
            <text:p><text:span text:style-name="T106"/></text:p>
            <text:p><text:span text:style-name="T140">if (n &gt; 0) {</text:span></text:p>
            <text:p><text:span text:style-name="T140">int i; /* declare a new i */</text:span></text:p>
            <text:p><text:span text:style-name="T140">for (i = 0; i &lt; n; i++)</text:span></text:p>
            <text:p><text:span text:style-name="T140">...</text:span></text:p>
            <text:p><text:span text:style-name="T140">}</text:span></text:p>
            <text:p><text:span text:style-name="T140"/></text:p>
            <text:p><text:span text:style-name="T106">or</text:span></text:p>
            <text:p><text:span text:style-name="T106">simple block</text:span></text:p>
            <text:p><text:span text:style-name="T140">{</text:span></text:p>
            <text:p><text:span text:style-name="T140">using namespace abc;</text:span></text:p>
            <text:p><text:span text:style-name="T140">var=10;//var in abv</text:span></text:p>
            <text:p><text:span text:style-name="T140">}</text:span></text:p>
            <text:p><text:span text:style-name="T140">{</text:span></text:p>
            <text:p><text:span text:style-name="T140">using namespace def;</text:span></text:p>
            <text:p><text:span text:style-name="T140">var=20;//var in def</text:span></text:p>
            <text:p><text:span text:style-name="T140">}</text:span></text:p>
            <text:p><text:span text:style-name="T179"/></text:p>
            <text:p><text:span text:style-name="T179"/></text:p>
            <text:p><text:span text:style-name="T183"/></text:p>
            <text:p><text:span text:style-name="T158"/></text:p>
            <text:p><text:span text:style-name="T158"/></text:p>
            <text:p><text:span text:style-name="T158"/></text:p>
            <text:p><text:span text:style-name="T158"/></text:p>
            <text:p><text:span text:style-name="T158"/></text:p>
            <text:p><text:span text:style-name="T158"/></text:p>
            <text:p><text:span text:style-name="T158"/></text:p>
            <text:p><text:span text:style-name="T158"/></text:p>
            <text:p><text:span text:style-name="T106">Function declaration does not have block.</text:span></text:p>
            <text:p><text:span text:style-name="T140">void func();</text:span></text:p>
            <text:p><text:span text:style-name="T140">extern funct();</text:span></text:p>
            <text:p><text:span text:style-name="T164"/></text:p>
            <text:p><text:span text:style-name="T106">Function declaration goes to header file.</text:span></text:p>
            <text:p><text:span text:style-name="T164"><text:s text:c="115"/></text:span></text:p>
          </draw:text-box>
        </draw:frame>
        <draw:frame draw:style-name="gr34" draw:text-style-name="P7" draw:layer="layout" svg:width="9.017cm" svg:height="3.708cm" svg:x="1.34cm" svg:y="1.914cm">
          <draw:text-box>
            <text:p><text:span text:style-name="T161">6. Function</text:span></text:p>
            <text:list text:style-name="L1">
              <text:list-item>
                <text:p><text:span text:style-name="T145"><text:s/></text:span><text:span text:style-name="T31">Scope rule</text:span></text:p>
              </text:list-item>
              <text:list-item>
                <text:p><text:span text:style-name="T145"><text:s/></text:span><text:span text:style-name="T31">Header rule</text:span></text:p>
              </text:list-item>
              <text:list-item>
                <text:p><text:span text:style-name="T27"><text:s/></text:span><text:span text:style-name="T30">Block structure</text:span></text:p>
              </text:list-item>
              <text:list-item>
                <text:p><text:span text:style-name="T145"><text:s/></text:span><text:span text:style-name="T31">Function declaration and Definition</text:span></text:p>
              </text:list-item>
              <text:list-item>
                <text:p><text:span text:style-name="T145"><text:s/></text:span><text:span text:style-name="T31">Value and reference Parameters</text:span></text:p>
              </text:list-item>
              <text:list-item>
                <text:p><text:span text:style-name="T145"><text:s/></text:span><text:span text:style-name="T31">Inline function</text:span></text:p>
              </text:list-item>
              <text:list-item>
                <text:p><text:span text:style-name="T145"><text:s/></text:span><text:span text:style-name="T31">Recursion</text:span></text:p>
              </text:list-item>
              <text:list-item>
                <text:p><text:span text:style-name="T145"><text:s/></text:span><text:span text:style-name="T31">Preprocessor</text:span></text:p>
                <text:p><text:span text:style-name="T104"><text:s/></text:span><text:span text:style-name="T31">- File inclusion</text:span></text:p>
                <text:p><text:span text:style-name="T104"><text:s text:c="2"/></text:span><text:span text:style-name="T31">- Macro</text:span></text:p>
                <text:p><text:span text:style-name="T104"><text:s text:c="2"/></text:span><text:span text:style-name="T31">- Conditional inclusion</text:span></text:p>
              </text:list-item>
            </text:list>
          </draw:text-box>
        </draw:frame>
        <draw:frame draw:style-name="gr42" draw:text-style-name="P7" draw:layer="layout" svg:width="9.017cm" svg:height="4.191cm" svg:x="1.34cm" svg:y="18.315cm">
          <draw:text-box>
            <text:p><text:span text:style-name="T161">6. Function</text:span></text:p>
            <text:list text:style-name="L1">
              <text:list-item>
                <text:p><text:span text:style-name="T145"><text:s/></text:span><text:span text:style-name="T31">Scope rule</text:span></text:p>
              </text:list-item>
              <text:list-item>
                <text:p><text:span text:style-name="T145"><text:s/></text:span><text:span text:style-name="T31">Header rule</text:span></text:p>
              </text:list-item>
              <text:list-item>
                <text:p><text:span text:style-name="T145"><text:s/></text:span><text:span text:style-name="T31">Block structure</text:span></text:p>
              </text:list-item>
              <text:list-item>
                <text:p><text:span text:style-name="T27"><text:s/></text:span><text:span text:style-name="T30">Function declaration and Definition</text:span></text:p>
              </text:list-item>
              <text:list-item>
                <text:p><text:span text:style-name="T145"><text:s/></text:span><text:span text:style-name="T31">Value and reference Parameters</text:span></text:p>
              </text:list-item>
              <text:list-item>
                <text:p><text:span text:style-name="T145"><text:s/></text:span><text:span text:style-name="T31">Inline function</text:span></text:p>
              </text:list-item>
              <text:list-item>
                <text:p><text:span text:style-name="T145"><text:s/></text:span><text:span text:style-name="T31">Recursion</text:span></text:p>
              </text:list-item>
              <text:list-item>
                <text:p><text:span text:style-name="T145"><text:s/></text:span><text:span text:style-name="T31">Preprocessor</text:span></text:p>
                <text:p><text:span text:style-name="T104"><text:s/></text:span><text:span text:style-name="T31">- File inclusion</text:span></text:p>
                <text:p><text:span text:style-name="T104"><text:s text:c="2"/></text:span><text:span text:style-name="T31">- Macro</text:span></text:p>
                <text:p><text:span text:style-name="T104"><text:s text:c="2"/></text:span><text:span text:style-name="T31">- Conditional inclusion</text:span></text:p>
              </text:list-item>
            </text:list>
            <text:p><text:span text:style-name="T166"/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57" draw:style-name="dp1" draw:master-page-name="Default">
        <office:forms form:automatic-focus="false" form:apply-design-mode="false"/>
        <draw:frame draw:style-name="gr40" draw:text-style-name="P12" draw:layer="layout" svg:width="18.32cm" svg:height="23.363cm" svg:x="1.381cm" svg:y="1.895cm">
          <draw:text-box>
            <text:p><text:span text:style-name="T106">Function definition has {} block.</text:span></text:p>
            <text:p><text:span text:style-name="T106">Function when called callee function data is allocated on stack.</text:span></text:p>
            <text:p><text:span text:style-name="T106">void func(){</text:span></text:p>
            <text:p><text:span text:style-name="T106">}</text:span></text:p>
            <text:p><text:span text:style-name="T106">Function definition goes to source file.</text:span></text:p>
            <text:p><text:span text:style-name="T106"/></text:p>
            <text:p><text:span text:style-name="T106">Function call stack</text:span></text:p>
            <text:p><text:span text:style-name="T106">Supports the function call/return mechanism</text:span></text:p>
            <text:p><text:span text:style-name="T106">- Each time a function calls another function, a stack frame (also known</text:span></text:p>
            <text:p><text:span text:style-name="T106"><text:s/></text:span><text:span text:style-name="T106">as an activation record) <text:s/>is pushed onto the stack</text:span></text:p>
            <text:p><text:span text:style-name="T106">- Maintains the return address that the called function needs to return</text:span></text:p>
            <text:p><text:span text:style-name="T106">to the calling function</text:span></text:p>
            <text:p><text:span text:style-name="T106">- Contains automatic variables - parameters and any local variables the</text:span></text:p>
            <text:p><text:span text:style-name="T106">function declares</text:span></text:p>
            <text:p><text:span text:style-name="T106">- When the callee functions returns</text:span></text:p>
            <text:p><text:span text:style-name="T106"><text:s/></text:span><text:span text:style-name="T106">- Stack frame for the function call is popped</text:span></text:p>
            <text:p><text:span text:style-name="T106"><text:s/></text:span><text:span text:style-name="T106">- Control transfers to the return address in the popped stack frame</text:span></text:p>
            <text:p><text:span text:style-name="T106">Stack overflow</text:span></text:p>
            <text:p><text:span text:style-name="T106">- Due memory limitation new stack allocation is not possible</text:span></text:p>
            <text:p><text:span text:style-name="T106"/></text:p>
            <text:p><text:span text:style-name="T183"/></text:p>
            <text:p><text:span text:style-name="T182"/></text:p>
            <text:p><text:span text:style-name="T182"/></text:p>
            <text:p><text:span text:style-name="T182"/></text:p>
            <text:p><text:span text:style-name="T182"/></text:p>
            <text:p><text:span text:style-name="T182"/></text:p>
            <text:p><text:span text:style-name="T182"/></text:p>
            <text:p><text:span text:style-name="T182"/></text:p>
            <text:p><text:span text:style-name="T182"/></text:p>
            <text:p><text:span text:style-name="T182"/></text:p>
            <text:p><text:span text:style-name="T106">Function caller passes argument to function callee as value. There is</text:span></text:p>
            <text:p><text:span text:style-name="T106">no reference in c.</text:span></text:p>
            <text:p><text:span text:style-name="T106"/></text:p>
            <text:p><text:span text:style-name="T140">int i=0;</text:span></text:p>
            <text:p><text:span text:style-name="T140">int *pa=&amp;i;</text:span></text:p>
            <text:p><text:span text:style-name="T140">char *ps;</text:span></text:p>
            <text:p><text:span text:style-name="T140">void func(int);</text:span></text:p>
            <text:p><text:span text:style-name="T140">void func(int*);</text:span></text:p>
            <text:p><text:span text:style-name="T140">void func(char **);</text:span></text:p>
            <text:p><text:span text:style-name="T140"/></text:p>
            <text:p><text:span text:style-name="T140">func(i);</text:span></text:p>
            <text:p><text:span text:style-name="T140">func(pa);</text:span></text:p>
            <text:p><text:span text:style-name="T140">func(&amp;ps,10);</text:span></text:p>
            <text:p><text:span text:style-name="T140"/></text:p>
            <text:p><text:span text:style-name="T140">void func(char **pps,int isize){</text:span></text:p>
            <text:p><text:span text:style-name="T140">*pps=malloc(isize*sizeof(char));</text:span></text:p>
            <text:p><text:span text:style-name="T140">}</text:span></text:p>
            <text:p><text:span text:style-name="T164"><text:s text:c="115"/></text:span></text:p>
          </draw:text-box>
        </draw:frame>
        <draw:frame draw:style-name="gr43" draw:text-style-name="P7" draw:layer="layout" svg:width="9.017cm" svg:height="4.183cm" svg:x="1.34cm" svg:y="12.516cm">
          <draw:text-box>
            <text:p><text:span text:style-name="T161">6. Function</text:span></text:p>
            <text:list text:style-name="L1">
              <text:list-item>
                <text:p><text:span text:style-name="T145"><text:s/></text:span><text:span text:style-name="T31">Scope rule</text:span></text:p>
              </text:list-item>
              <text:list-item>
                <text:p><text:span text:style-name="T145"><text:s/></text:span><text:span text:style-name="T31">Header rule</text:span></text:p>
              </text:list-item>
              <text:list-item>
                <text:p><text:span text:style-name="T145"><text:s/></text:span><text:span text:style-name="T31">Block structure</text:span></text:p>
              </text:list-item>
              <text:list-item>
                <text:p><text:span text:style-name="T145"><text:s/></text:span><text:span text:style-name="T31">Function declaration and Definition</text:span></text:p>
              </text:list-item>
              <text:list-item>
                <text:p><text:span text:style-name="T27"><text:s/></text:span><text:span text:style-name="T30">Value and reference Parameters</text:span></text:p>
              </text:list-item>
              <text:list-item>
                <text:p><text:span text:style-name="T145"><text:s/></text:span><text:span text:style-name="T31">Inline function</text:span></text:p>
              </text:list-item>
              <text:list-item>
                <text:p><text:span text:style-name="T145"><text:s/></text:span><text:span text:style-name="T31">Recursion</text:span></text:p>
              </text:list-item>
              <text:list-item>
                <text:p><text:span text:style-name="T145"><text:s/></text:span><text:span text:style-name="T31">Preprocessor</text:span></text:p>
                <text:p><text:span text:style-name="T104"><text:s/></text:span><text:span text:style-name="T31">- File inclusion</text:span></text:p>
                <text:p><text:span text:style-name="T104"><text:s text:c="2"/></text:span><text:span text:style-name="T31">- Macro</text:span></text:p>
                <text:p><text:span text:style-name="T104"><text:s text:c="2"/></text:span><text:span text:style-name="T31">- Conditional inclusion</text:span></text:p>
              </text:list-item>
            </text:list>
            <text:p><text:span text:style-name="T166"/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58" draw:style-name="dp1" draw:master-page-name="Default">
        <office:forms form:automatic-focus="false" form:apply-design-mode="false"/>
        <draw:frame draw:style-name="gr40" draw:text-style-name="P12" draw:layer="layout" svg:width="18.32cm" svg:height="22.992cm" svg:x="1.381cm" svg:y="1.885cm">
          <draw:text-box>
            <text:p><text:span text:style-name="T184"/></text:p>
            <text:p><text:span text:style-name="T182"/></text:p>
            <text:p><text:span text:style-name="T182"/></text:p>
            <text:p><text:span text:style-name="T182"/></text:p>
            <text:p><text:span text:style-name="T182"/></text:p>
            <text:p><text:span text:style-name="T182"/></text:p>
            <text:p><text:span text:style-name="T182"/></text:p>
            <text:p><text:span text:style-name="T182"/></text:p>
            <text:p><text:span text:style-name="T182"/></text:p>
            <text:p><text:span text:style-name="T106"/></text:p>
            <text:p><text:span text:style-name="T106">- The compiler will insert the complete body of the inline function in every</text:span></text:p>
            <text:p><text:span text:style-name="T100">place in the code where that function is used.</text:span></text:p>
            <text:p><text:span text:style-name="T106">- Reduce overhead for function call &amp; return</text:span></text:p>
            <text:p><text:span text:style-name="T106">- Effective when a function is short and simple</text:span></text:p>
            <text:p><text:span text:style-name="T100"/></text:p>
            <text:p><text:span text:style-name="T107">inline int cube(int n){</text:span></text:p>
            <text:p><text:span text:style-name="T107">return n*n*n;</text:span></text:p>
            <text:p><text:span text:style-name="T107">}</text:span></text:p>
            <text:p><text:span text:style-name="T182"/></text:p>
            <text:p><text:span text:style-name="T182"/></text:p>
            <text:p><text:span text:style-name="T182"/></text:p>
            <text:p><text:span text:style-name="T182"/></text:p>
            <text:p><text:span text:style-name="T182"/></text:p>
            <text:p><text:span text:style-name="T182"/></text:p>
            <text:p><text:span text:style-name="T182"/></text:p>
            <text:p><text:span text:style-name="T182"/></text:p>
            <text:p><text:span text:style-name="T182"/></text:p>
            <text:p><text:span text:style-name="T182"/></text:p>
            <text:p><text:span text:style-name="T100"/></text:p>
            <text:p><text:span text:style-name="T100">C functions may be used recursively; that is, a function may call itself either</text:span></text:p>
            <text:p><text:span text:style-name="T100">directly or indirectly.</text:span></text:p>
            <text:p><text:span text:style-name="T137"/></text:p>
            <text:p><text:span text:style-name="T107">#include &lt;stdio.h&gt;</text:span></text:p>
            <text:p><text:span text:style-name="T107">/* printd: print n in decimal */</text:span></text:p>
            <text:p><text:span text:style-name="T107">void printd(int n)</text:span></text:p>
            <text:p><text:span text:style-name="T107">{</text:span></text:p>
            <text:p><text:span text:style-name="T107">if (n &lt; 0) {</text:span></text:p>
            <text:p><text:span text:style-name="T107">putchar('-');</text:span></text:p>
            <text:p><text:span text:style-name="T107">n = -n;</text:span></text:p>
            <text:p><text:span text:style-name="T107">}</text:span></text:p>
            <text:p><text:span text:style-name="T107">if (n / 10)</text:span></text:p>
            <text:p><text:span text:style-name="T107">printd(n / 10);</text:span></text:p>
            <text:p><text:span text:style-name="T107">putchar(n % 10 +'0');</text:span></text:p>
            <text:p><text:span text:style-name="T107">}</text:span></text:p>
            <text:p><text:span text:style-name="T107"/></text:p>
            <text:p><text:span text:style-name="T107"/></text:p>
            <text:p><text:span text:style-name="T143"/></text:p>
            <text:p><text:span text:style-name="T164"><text:s text:c="115"/></text:span></text:p>
          </draw:text-box>
        </draw:frame>
        <draw:frame draw:style-name="gr39" draw:text-style-name="P7" draw:layer="layout" svg:width="9.017cm" svg:height="3.947cm" svg:x="1.34cm" svg:y="11.517cm">
          <draw:text-box>
            <text:p><text:span text:style-name="T161">6. Function</text:span></text:p>
            <text:list text:style-name="L1">
              <text:list-item>
                <text:p><text:span text:style-name="T145"><text:s/></text:span><text:span text:style-name="T31">Scope rule</text:span></text:p>
              </text:list-item>
              <text:list-item>
                <text:p><text:span text:style-name="T145"><text:s/></text:span><text:span text:style-name="T31">Header rule</text:span></text:p>
              </text:list-item>
              <text:list-item>
                <text:p><text:span text:style-name="T145"><text:s/></text:span><text:span text:style-name="T31">Block structure</text:span></text:p>
              </text:list-item>
              <text:list-item>
                <text:p><text:span text:style-name="T145"><text:s/></text:span><text:span text:style-name="T31">Function declaration and Definition</text:span></text:p>
              </text:list-item>
              <text:list-item>
                <text:p><text:span text:style-name="T145"><text:s/></text:span><text:span text:style-name="T31">Value and reference Parameters</text:span></text:p>
              </text:list-item>
              <text:list-item>
                <text:p><text:span text:style-name="T145"><text:s/></text:span><text:span text:style-name="T31">Inline function</text:span></text:p>
              </text:list-item>
              <text:list-item>
                <text:p><text:span text:style-name="T27"><text:s/></text:span><text:span text:style-name="T30">Recursion</text:span></text:p>
              </text:list-item>
              <text:list-item>
                <text:p><text:span text:style-name="T145"><text:s/></text:span><text:span text:style-name="T31">Preprocessor</text:span></text:p>
                <text:p><text:span text:style-name="T104"><text:s/></text:span><text:span text:style-name="T31">- File inclusion</text:span></text:p>
                <text:p><text:span text:style-name="T104"><text:s text:c="2"/></text:span><text:span text:style-name="T31">- Macro</text:span></text:p>
                <text:p><text:span text:style-name="T104"><text:s text:c="2"/></text:span><text:span text:style-name="T31">- Conditional inclusion</text:span></text:p>
              </text:list-item>
            </text:list>
            <text:p><text:span text:style-name="T185"/></text:p>
          </draw:text-box>
        </draw:frame>
        <draw:frame draw:style-name="gr44" draw:text-style-name="P7" draw:layer="layout" svg:width="9.017cm" svg:height="4.183cm" svg:x="1.33cm" svg:y="1.914cm">
          <draw:text-box>
            <text:p><text:span text:style-name="T161">6. Function</text:span></text:p>
            <text:list text:style-name="L1">
              <text:list-item>
                <text:p><text:span text:style-name="T145"><text:s/></text:span><text:span text:style-name="T31">Scope rule</text:span></text:p>
              </text:list-item>
              <text:list-item>
                <text:p><text:span text:style-name="T145"><text:s/></text:span><text:span text:style-name="T31">Header rule</text:span></text:p>
              </text:list-item>
              <text:list-item>
                <text:p><text:span text:style-name="T145"><text:s/></text:span><text:span text:style-name="T31">Block structure</text:span></text:p>
              </text:list-item>
              <text:list-item>
                <text:p><text:span text:style-name="T145"><text:s/></text:span><text:span text:style-name="T31">Function declaration and Definition</text:span></text:p>
              </text:list-item>
              <text:list-item>
                <text:p><text:span text:style-name="T145"><text:s/></text:span><text:span text:style-name="T31">Value and reference Parameters</text:span></text:p>
              </text:list-item>
              <text:list-item>
                <text:p><text:span text:style-name="T27"><text:s/></text:span><text:span text:style-name="T30">Inline function</text:span></text:p>
              </text:list-item>
              <text:list-item>
                <text:p><text:span text:style-name="T145"><text:s/></text:span><text:span text:style-name="T31">Recursion</text:span></text:p>
              </text:list-item>
              <text:list-item>
                <text:p><text:span text:style-name="T145"><text:s/></text:span><text:span text:style-name="T31">Preprocessor</text:span></text:p>
                <text:p><text:span text:style-name="T104"><text:s/></text:span><text:span text:style-name="T31">- File inclusion</text:span></text:p>
                <text:p><text:span text:style-name="T104"><text:s text:c="2"/></text:span><text:span text:style-name="T31">- Macro</text:span></text:p>
                <text:p><text:span text:style-name="T104"><text:s text:c="2"/></text:span><text:span text:style-name="T31">- Conditional inclusion</text:span></text:p>
              </text:list-item>
            </text:list>
            <text:p><text:span text:style-name="T186"/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59" draw:style-name="dp1" draw:master-page-name="Default">
        <office:forms form:automatic-focus="false" form:apply-design-mode="false"/>
        <draw:frame draw:style-name="gr40" draw:text-style-name="P12" draw:layer="layout" svg:width="18.32cm" svg:height="24.97cm" svg:x="1.381cm" svg:y="1.915cm">
          <draw:text-box>
            <text:p><text:span text:style-name="T107">--------------</text:span></text:p>
            <text:p><text:span text:style-name="T107">void printd(int 12)</text:span></text:p>
            <text:p><text:span text:style-name="T107">{</text:span></text:p>
            <text:p><text:span text:style-name="T107">if (n &lt; 0) {</text:span></text:p>
            <text:p><text:span text:style-name="T107">putchar('-');</text:span></text:p>
            <text:p><text:span text:style-name="T107">n = -n;</text:span></text:p>
            <text:p><text:span text:style-name="T107">}</text:span></text:p>
            <text:p><text:span text:style-name="T107">if (n / 10)</text:span></text:p>
            <text:p><text:span text:style-name="T107">printd(n / 10); <text:s text:c="5"/>-----------------</text:span></text:p>
            <text:p><text:span text:style-name="T107">putchar(n % 10 +'0'); <text:s text:c="16"/>|</text:span></text:p>
            <text:p><text:span text:style-name="T107">} <text:s text:c="36"/>|</text:span></text:p>
            <text:p><text:span text:style-name="T107">------------- <text:s text:c="24"/>|</text:span></text:p>
            <text:p><text:span text:style-name="T107">------------- <text:s text:c="24"/>|</text:span></text:p>
            <text:p><text:span text:style-name="T107">void printd(int 1) &lt;----------------</text:span></text:p>
            <text:p><text:span text:style-name="T107">{</text:span></text:p>
            <text:p><text:span text:style-name="T107">if (n &lt; 0) {</text:span></text:p>
            <text:p><text:span text:style-name="T107">putchar('-');</text:span></text:p>
            <text:p><text:span text:style-name="T107">n = -n;</text:span></text:p>
            <text:p><text:span text:style-name="T107">}</text:span></text:p>
            <text:p><text:span text:style-name="T107">if (n / 10)</text:span></text:p>
            <text:p><text:span text:style-name="T107">printd(n / 10);</text:span></text:p>
            <text:p><text:span text:style-name="T107">putchar(n % 10 +'0');</text:span></text:p>
            <text:p><text:span text:style-name="T107">}</text:span></text:p>
            <text:p><text:span text:style-name="T107">-------------</text:span></text:p>
            <text:p><text:span text:style-name="T179"/></text:p>
            <text:p><text:span text:style-name="T171"/></text:p>
            <text:p><text:span text:style-name="T182"/></text:p>
            <text:p><text:span text:style-name="T182"/></text:p>
            <text:p><text:span text:style-name="T182"/></text:p>
            <text:p><text:span text:style-name="T182"/></text:p>
            <text:p><text:span text:style-name="T182"/></text:p>
            <text:p><text:span text:style-name="T182"/></text:p>
            <text:p><text:span text:style-name="T182"/></text:p>
            <text:p><text:span text:style-name="T182"/></text:p>
            <text:p><text:span text:style-name="T182"/></text:p>
            <text:p><text:span text:style-name="T182"/></text:p>
            <text:p><text:span text:style-name="T182"/></text:p>
            <text:p><text:span text:style-name="T100">File inclusion</text:span></text:p>
            <text:p><text:span text:style-name="T100">File inclusion makes it easy to handle collections of #defines and declarations </text:span></text:p>
            <text:p><text:span text:style-name="T100">(among other things). Any source line of the form</text:span></text:p>
            <text:p><text:span text:style-name="T100"/></text:p>
            <text:p><text:span text:style-name="T107">#include "filename"</text:span></text:p>
            <text:p><text:span text:style-name="T137">or</text:span></text:p>
            <text:p><text:span text:style-name="T107">#include &lt;filename&gt;</text:span></text:p>
            <text:p><text:span text:style-name="T107"/></text:p>
            <text:p><text:span text:style-name="T100">Macro</text:span></text:p>
            <text:p><text:span text:style-name="T100">A definition has the form</text:span></text:p>
            <text:p><text:span text:style-name="T186"/></text:p>
            <text:p><text:span text:style-name="T107">#define name replacement text</text:span></text:p>
            <text:p><text:span text:style-name="T107">#define paste(front, back) front ## back</text:span></text:p>
            <text:p><text:span text:style-name="T107"/></text:p>
            <text:p><text:span text:style-name="T143"/></text:p>
            <text:p><text:span text:style-name="T143"/></text:p>
            <text:p><text:span text:style-name="T143"/></text:p>
            <text:p><text:span text:style-name="T164"><text:s text:c="115"/></text:span></text:p>
          </draw:text-box>
        </draw:frame>
        <draw:frame draw:style-name="gr45" draw:text-style-name="P7" draw:layer="layout" svg:width="9.017cm" svg:height="4.53cm" svg:x="1.34cm" svg:y="12.717cm">
          <draw:text-box>
            <text:p><text:span text:style-name="T161">6. Function</text:span></text:p>
            <text:list text:style-name="L1">
              <text:list-item>
                <text:p><text:span text:style-name="T145"><text:s/></text:span><text:span text:style-name="T31">Scope rule</text:span></text:p>
              </text:list-item>
              <text:list-item>
                <text:p><text:span text:style-name="T145"><text:s/></text:span><text:span text:style-name="T31">Header rule</text:span></text:p>
              </text:list-item>
              <text:list-item>
                <text:p><text:span text:style-name="T145"><text:s/></text:span><text:span text:style-name="T31">Block structure</text:span></text:p>
              </text:list-item>
              <text:list-item>
                <text:p><text:span text:style-name="T145"><text:s/></text:span><text:span text:style-name="T31">Function declaration and Definition</text:span></text:p>
              </text:list-item>
              <text:list-item>
                <text:p><text:span text:style-name="T145"><text:s/></text:span><text:span text:style-name="T31">Value and reference Parameters</text:span></text:p>
              </text:list-item>
              <text:list-item>
                <text:p><text:span text:style-name="T145"><text:s/></text:span><text:span text:style-name="T31">Inline function</text:span></text:p>
              </text:list-item>
              <text:list-item>
                <text:p><text:span text:style-name="T145"><text:s/></text:span><text:span text:style-name="T31">Recursion</text:span></text:p>
              </text:list-item>
              <text:list-item>
                <text:p><text:span text:style-name="T27"><text:s/></text:span><text:span text:style-name="T30">Preprocessor</text:span></text:p>
                <text:p><text:span text:style-name="T136"><text:s/></text:span><text:span text:style-name="T30">- File inclusion</text:span></text:p>
                <text:p><text:span text:style-name="T136"><text:s text:c="2"/></text:span><text:span text:style-name="T30">- Macro</text:span></text:p>
                <text:p><text:span text:style-name="T136"><text:s text:c="2"/></text:span><text:span text:style-name="T30">- Conditional inclusion</text:span></text:p>
              </text:list-item>
            </text:list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60" draw:style-name="dp1" draw:master-page-name="Default">
        <office:forms form:automatic-focus="false" form:apply-design-mode="false"/>
        <draw:frame draw:style-name="gr40" draw:text-style-name="P12" draw:layer="layout" svg:width="18.32cm" svg:height="22.992cm" svg:x="1.635cm" svg:y="2.403cm">
          <draw:text-box>
            <text:p><text:span text:style-name="T100">Conditional Inclusion</text:span></text:p>
            <text:p><text:span text:style-name="T100">Conditional inclusion provides a way to include code selectively, depending </text:span></text:p>
            <text:p><text:span text:style-name="T100">on the value of conditions evaluated during compilation.</text:span></text:p>
            <text:p><text:span text:style-name="T100"/></text:p>
            <text:p><text:span text:style-name="T107">#if SYSTEM == SYSV</text:span></text:p>
            <text:p><text:span text:style-name="T107">#define HDR "sysv.h"</text:span></text:p>
            <text:p><text:span text:style-name="T107">#elif SYSTEM == BSD</text:span></text:p>
            <text:p><text:span text:style-name="T107">#define HDR "bsd.h"</text:span></text:p>
            <text:p><text:span text:style-name="T107">#elif SYSTEM == MSDOS</text:span></text:p>
            <text:p><text:span text:style-name="T107">#define HDR "msdos.h"</text:span></text:p>
            <text:p><text:span text:style-name="T107">#else</text:span></text:p>
            <text:p><text:span text:style-name="T107">#define HDR "default.h"</text:span></text:p>
            <text:p><text:span text:style-name="T107">#endif</text:span></text:p>
            <text:p><text:span text:style-name="T107">#include HDR</text:span></text:p>
            <text:p><text:span text:style-name="T107"/></text:p>
            <text:p><text:span text:style-name="T107"/></text:p>
            <text:p><text:span text:style-name="T164"><text:s text:c="115"/></text:span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61" draw:style-name="dp1" draw:master-page-name="Default">
        <office:forms form:automatic-focus="false" form:apply-design-mode="false"/>
        <draw:frame draw:style-name="gr46" draw:text-style-name="P12" draw:layer="layout" svg:width="18.32cm" svg:height="18.674cm" svg:x="1.381cm" svg:y="6.515cm">
          <draw:text-box>
            <text:p><text:span text:style-name="T17">Standard Input</text:span></text:p>
            <text:p><text:span text:style-name="T17">Input from system console</text:span></text:p>
            <text:p><text:span text:style-name="T187"/></text:p>
            <text:p><text:span text:style-name="T57">int getchar(void)</text:span></text:p>
            <text:p><text:span text:style-name="T57">prog &lt;infile <text:s text:c="2"/>//prog is user program with getchar</text:span></text:p>
            <text:p><text:span text:style-name="T57">anotherprog | prog</text:span></text:p>
            <text:p><text:span text:style-name="T57"/></text:p>
            <text:p><text:span text:style-name="T17">Output to system console</text:span></text:p>
            <text:p><text:span text:style-name="T57">int putchar(int)</text:span></text:p>
            <text:p><text:span text:style-name="T57">prog &gt;outfile</text:span></text:p>
            <text:p><text:span text:style-name="T57">prog | anotherprog</text:span></text:p>
            <text:p><text:span text:style-name="T120"/></text:p>
            <text:p><text:span text:style-name="T17">Various unbuffered APIs</text:span></text:p>
            <text:p><text:span text:style-name="T57">int open(const char *pathname, int flags, mode_t mode);</text:span></text:p>
            <text:p><text:span text:style-name="T57">ssize_t read(int fd, void *buf, size_t count);</text:span></text:p>
            <text:p><text:span text:style-name="T57">ssize_t write(int fd, const void *buf, size_t count);</text:span></text:p>
            <text:p><text:span text:style-name="T57">off_t lseek(int fd, off_t offset, int whence);</text:span></text:p>
            <text:p><text:span text:style-name="T57">int close(int fd);</text:span></text:p>
            <text:p><text:span text:style-name="T188"/></text:p>
            <text:p><text:span text:style-name="T184"/></text:p>
            <text:p><text:span text:style-name="T164"/></text:p>
            <text:p><text:span text:style-name="T164"/></text:p>
            <text:p><text:span text:style-name="T164"/></text:p>
            <text:p><text:span text:style-name="T164"/></text:p>
            <text:p><text:span text:style-name="T164"/></text:p>
            <text:p><text:span text:style-name="T164"/></text:p>
            <text:p><text:span text:style-name="T164"/></text:p>
            <text:p><text:span text:style-name="T164"/></text:p>
            <text:p><text:span text:style-name="T164"/></text:p>
            <text:p><text:span text:style-name="T164"/></text:p>
            <text:p><text:span text:style-name="T164"/></text:p>
            <text:p><text:span text:style-name="T164"><text:s/></text:span><text:span text:style-name="T107"><text:s text:c="10"/></text:span><text:span text:style-name="T107">-------------- <text:s text:c="8"/>-------- </text:span></text:p>
            <text:p><text:span text:style-name="T107"><text:s text:c="10"/></text:span><text:span text:style-name="T107">| User Space | &lt;-----&gt; |Buffer|</text:span></text:p>
            <text:p><text:span text:style-name="T107"><text:s text:c="10"/></text:span><text:span text:style-name="T107">-------------- <text:s text:c="8"/>--------</text:span></text:p>
            <text:p><text:span text:style-name="T107"><text:s text:c="16"/></text:span><text:span text:style-name="T107">^</text:span></text:p>
            <text:p><text:span text:style-name="T107"><text:s text:c="16"/></text:span><text:span text:style-name="T107">|</text:span></text:p>
            <text:p><text:span text:style-name="T107"><text:s text:c="16"/></text:span><text:span text:style-name="T107">v</text:span></text:p>
            <text:p><text:span text:style-name="T107">--------------------------------------</text:span></text:p>
            <text:p><text:span text:style-name="T107"><text:s text:c="14"/></text:span><text:span text:style-name="T107">Kernel</text:span></text:p>
            <text:p><text:span text:style-name="T164"><text:s text:c="66"/></text:span></text:p>
          </draw:text-box>
        </draw:frame>
        <draw:line draw:style-name="gr5" draw:text-style-name="P4" draw:layer="layout" svg:x1="1cm" svg:y1="25.887cm" svg:x2="20.59cm" svg:y2="25.887cm">
          <text:p/>
        </draw:line>
        <draw:frame draw:style-name="gr47" draw:text-style-name="P7" draw:layer="layout" svg:width="9.017cm" svg:height="3.49cm" svg:x="1.34cm" svg:y="1.918cm">
          <draw:text-box>
            <text:p><text:span text:style-name="T161">Day 3 Morning</text:span></text:p>
            <text:p><text:span text:style-name="T29">7. Input and Output</text:span></text:p>
            <text:list text:style-name="L1">
              <text:list-item>
                <text:p><text:span text:style-name="T103"><text:s/></text:span><text:span text:style-name="T103">Standard Input and Output</text:span></text:p>
              </text:list-item>
              <text:list-item>
                <text:p><text:span text:style-name="T104"><text:s/></text:span><text:span text:style-name="T104">Buffered i/o</text:span></text:p>
              </text:list-item>
              <text:list-item>
                <text:p><text:span text:style-name="T104"><text:s/></text:span><text:span text:style-name="T104">Variable length argument list</text:span></text:p>
              </text:list-item>
              <text:list-item>
                <text:p><text:span text:style-name="T104"><text:s/></text:span><text:span text:style-name="T104">File access</text:span></text:p>
              </text:list-item>
              <text:list-item>
                <text:p><text:span text:style-name="T104"><text:s/></text:span><text:span text:style-name="T104">Line input and output</text:span></text:p>
              </text:list-item>
              <text:list-item>
                <text:p><text:span text:style-name="T104"><text:s/></text:span><text:span text:style-name="T104">Error handling - stderr and exit</text:span></text:p>
              </text:list-item>
            </text:list>
            <text:p><text:span text:style-name="T189"/></text:p>
          </draw:text-box>
        </draw:frame>
        <draw:frame draw:style-name="gr48" draw:text-style-name="P7" draw:layer="layout" svg:width="9.017cm" svg:height="2.973cm" svg:x="1.341cm" svg:y="17.144cm">
          <draw:text-box>
            <text:p><text:span text:style-name="T161">7. Input and Output</text:span></text:p>
            <text:list text:style-name="L1">
              <text:list-item>
                <text:p><text:span text:style-name="T104"><text:s/></text:span><text:span text:style-name="T104">Standard Input and Output</text:span></text:p>
              </text:list-item>
              <text:list-item>
                <text:p><text:span text:style-name="T136"><text:s/></text:span><text:span text:style-name="T136">Buffered i/o</text:span></text:p>
              </text:list-item>
              <text:list-item>
                <text:p><text:span text:style-name="T104"><text:s/></text:span><text:span text:style-name="T104">Variable length argument list</text:span></text:p>
              </text:list-item>
              <text:list-item>
                <text:p><text:span text:style-name="T104"><text:s/></text:span><text:span text:style-name="T104">File access</text:span></text:p>
              </text:list-item>
              <text:list-item>
                <text:p><text:span text:style-name="T104"><text:s/></text:span><text:span text:style-name="T104">Line input and output</text:span></text:p>
              </text:list-item>
              <text:list-item>
                <text:p><text:span text:style-name="T104"><text:s/></text:span><text:span text:style-name="T104">Error handling - stderr and exit</text:span></text:p>
              </text:list-item>
            </text:list>
            <text:p><text:span text:style-name="T186"/></text:p>
          </draw:text-box>
        </draw:frame>
      </draw:page>
      <draw:page draw:name="page62" draw:style-name="dp1" draw:master-page-name="Default">
        <office:forms form:automatic-focus="false" form:apply-design-mode="false"/>
        <draw:frame draw:style-name="gr40" draw:text-style-name="P12" draw:layer="layout" svg:width="18.32cm" svg:height="22.992cm" svg:x="1.381cm" svg:y="1.914cm">
          <draw:text-box>
            <text:p><text:span text:style-name="T107"><text:s/></text:span><text:span text:style-name="T107">FILE *fopen(const char *path, const char *mode);</text:span></text:p>
            <text:p><text:span text:style-name="T107"><text:s/></text:span><text:span text:style-name="T107">FILE *fdopen(int fd, const char *mode);</text:span></text:p>
            <text:p><text:span text:style-name="T107"><text:s/></text:span><text:span text:style-name="T107">int fprintf(FILE *stream, const char *format, ...);</text:span></text:p>
            <text:p><text:span text:style-name="T107"><text:s/></text:span><text:span text:style-name="T107">int fgetc(FILE *stream);</text:span></text:p>
            <text:p><text:span text:style-name="T107"><text:s/></text:span><text:span text:style-name="T107">int fputc(int c, FILE *stream);</text:span></text:p>
            <text:p><text:span text:style-name="T107"><text:s/></text:span><text:span text:style-name="T107">int fclose(FILE *fp);</text:span></text:p>
            <text:p><text:span text:style-name="T107"/></text:p>
            <text:p><text:span text:style-name="T143"/></text:p>
            <text:p><text:span text:style-name="T190"/></text:p>
            <text:p><text:span text:style-name="T191"/></text:p>
            <text:p><text:span text:style-name="T191"/></text:p>
            <text:p><text:span text:style-name="T191"/></text:p>
            <text:p><text:span text:style-name="T191"/></text:p>
            <text:p><text:span text:style-name="T191"/></text:p>
            <text:p><text:span text:style-name="T191"/></text:p>
            <text:p><text:span text:style-name="T191"/></text:p>
            <text:p><text:span text:style-name="T191"/></text:p>
            <text:p><text:span text:style-name="T192"/></text:p>
            <text:p><text:span text:style-name="T192">#include &lt;stdarg.h&gt; </text:span></text:p>
            <text:p><text:span text:style-name="T192">double average(int num,...) </text:span></text:p>
            <text:p><text:span text:style-name="T192">{ </text:span></text:p>
            <text:p><text:span text:style-name="T192">va_list valist; </text:span></text:p>
            <text:p><text:span text:style-name="T192">double sum = 0.0; </text:span></text:p>
            <text:p><text:span text:style-name="T192">int i; </text:span></text:p>
            <text:p><text:span text:style-name="T192">/* initialize valist for num number of arguments */ </text:span></text:p>
            <text:p><text:span text:style-name="T192">va_start(valist, num); </text:span></text:p>
            <text:p><text:span text:style-name="T192">/* access all the arguments assigned to valist */ </text:span></text:p>
            <text:p><text:span text:style-name="T192">for (i = 0; i &lt; num; i++) </text:span></text:p>
            <text:p><text:span text:style-name="T192">{ </text:span></text:p>
            <text:p><text:span text:style-name="T192">sum += va_arg(valist, int); </text:span></text:p>
            <text:p><text:span text:style-name="T192">} </text:span></text:p>
            <text:p><text:span text:style-name="T192">/* clean memory reserved for valist */ </text:span></text:p>
            <text:p><text:span text:style-name="T192">va_end(valist); </text:span></text:p>
            <text:p><text:span text:style-name="T192">return sum/num; </text:span></text:p>
            <text:p><text:span text:style-name="T192">}</text:span></text:p>
            <text:p><text:span text:style-name="T193"><text:s/></text:span></text:p>
            <text:p><text:span text:style-name="T106">Define a function with last parameter as ellipses and the one just before </text:span></text:p>
            <text:p><text:span text:style-name="T106">the ellipses is always an int which will represent number of arguments. </text:span></text:p>
            <text:p><text:span text:style-name="T106"/></text:p>
            <text:p><text:span text:style-name="T106">Create a va_list type variable in the function definition. This type </text:span></text:p>
            <text:p><text:span text:style-name="T106">is defined in stdarg.h header file. </text:span></text:p>
            <text:p><text:span text:style-name="T106"/></text:p>
            <text:p><text:span text:style-name="T106">Use int parameter and va_start macro to initialize the <text:s/>va_list variable to </text:span></text:p>
            <text:p><text:span text:style-name="T106">an argument list. The macro va_start is defined in stdarg.h header file. </text:span></text:p>
            <text:p><text:span text:style-name="T106"/></text:p>
            <text:p><text:span text:style-name="T106">Use va_arg macro and va_list variable to access each item in argument list. </text:span></text:p>
            <text:p><text:span text:style-name="T106"/></text:p>
            <text:p><text:span text:style-name="T106">Use a macro va_end to clean up the memory assigned to va_list variable. </text:span></text:p>
            <text:p><text:span text:style-name="T164"><text:s text:c="115"/></text:span></text:p>
          </draw:text-box>
        </draw:frame>
        <draw:frame draw:style-name="gr49" draw:text-style-name="P7" draw:layer="layout" svg:width="9.017cm" svg:height="2.495cm" svg:x="1.33cm" svg:y="6.353cm">
          <draw:text-box>
            <text:p><text:span text:style-name="T161">7. Input and Output</text:span></text:p>
            <text:list text:style-name="L1">
              <text:list-item>
                <text:p><text:span text:style-name="T104"><text:s/></text:span><text:span text:style-name="T104">Standard Input and Output</text:span></text:p>
              </text:list-item>
              <text:list-item>
                <text:p><text:span text:style-name="T104"><text:s/></text:span><text:span text:style-name="T104">Buffered i/o</text:span></text:p>
              </text:list-item>
              <text:list-item>
                <text:p><text:span text:style-name="T136"><text:s/></text:span><text:span text:style-name="T136">Variable length argument list</text:span></text:p>
              </text:list-item>
              <text:list-item>
                <text:p><text:span text:style-name="T104"><text:s/></text:span><text:span text:style-name="T104">File access</text:span></text:p>
              </text:list-item>
              <text:list-item>
                <text:p><text:span text:style-name="T104"><text:s/></text:span><text:span text:style-name="T104">Line input and output</text:span></text:p>
              </text:list-item>
              <text:list-item>
                <text:p><text:span text:style-name="T104"><text:s/></text:span><text:span text:style-name="T104">Error handling - stderr and exit</text:span></text:p>
              </text:list-item>
            </text:list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63" draw:style-name="dp1" draw:master-page-name="Default">
        <office:forms form:automatic-focus="false" form:apply-design-mode="false"/>
        <draw:frame draw:style-name="gr40" draw:text-style-name="P12" draw:layer="layout" svg:width="18.32cm" svg:height="22.992cm" svg:x="1.381cm" svg:y="5.897cm">
          <draw:text-box>
            <text:p><text:span text:style-name="T140">FILE *fp;</text:span></text:p>
            <text:p><text:span text:style-name="T140">FILE *fopen(char *name, char *mode);</text:span></text:p>
            <text:p><text:span text:style-name="T140">int getc(FILE *fp)</text:span></text:p>
            <text:p><text:span text:style-name="T164"/></text:p>
            <text:p><text:span text:style-name="T106">getc returns the next character from the stream referred to by fp;</text:span></text:p>
            <text:p><text:span text:style-name="T106">it returns EOF for end of file or error.</text:span></text:p>
            <text:p><text:span text:style-name="T140">int putc(int c, FILE *fp)</text:span></text:p>
            <text:p><text:span text:style-name="T164"/></text:p>
            <text:p><text:span text:style-name="T106">putc writes the character c to the file fp and returns the character written,</text:span></text:p>
            <text:p><text:span text:style-name="T106">or EOF if an error occurs. Like getchar and putchar, getc and putc may be </text:span></text:p>
            <text:p><text:span text:style-name="T106">macros instead of functions.</text:span></text:p>
            <text:p><text:span text:style-name="T106"/></text:p>
            <text:p><text:span text:style-name="T106">getchar and putchar can be defined in terms of getc, putc, stdin, and stdout </text:span></text:p>
            <text:p><text:span text:style-name="T106">as follows:</text:span></text:p>
            <text:p><text:span text:style-name="T106"/></text:p>
            <text:p><text:span text:style-name="T140">#define getchar() getc(stdin)</text:span></text:p>
            <text:p><text:span text:style-name="T140">#define putchar(c) putc((c), stdout)</text:span></text:p>
            <text:p><text:span text:style-name="T164"/></text:p>
            <text:p><text:span text:style-name="T106">For formatted input or output of files, the functions fscanf and fprintf may </text:span></text:p>
            <text:p><text:span text:style-name="T106">be used. These are identical to scanf and printf, except that the first </text:span></text:p>
            <text:p><text:span text:style-name="T106">argument is a file pointer that specifies the file to be read or written; </text:span></text:p>
            <text:p><text:span text:style-name="T106">the format string is the second argument.</text:span></text:p>
            <text:p><text:span text:style-name="T106"/></text:p>
            <text:p><text:span text:style-name="T140">int fscanf(FILE *fp, char *format, ...)</text:span></text:p>
            <text:p><text:span text:style-name="T140">int fprintf(FILE *fp, char *format, ...)</text:span></text:p>
            <text:p><text:span text:style-name="T140"/></text:p>
            <text:p><text:span text:style-name="T140">#include &lt;stdio.h&gt;</text:span></text:p>
            <text:p><text:span text:style-name="T140">/* cat: concatenate files, version 1 */</text:span></text:p>
            <text:p><text:span text:style-name="T140">main(int argc, char *argv[])</text:span></text:p>
            <text:p><text:span text:style-name="T140">{</text:span></text:p>
            <text:p><text:span text:style-name="T140">FILE *fp;</text:span></text:p>
            <text:p><text:span text:style-name="T140">void filecopy(FILE *, FILE *);</text:span></text:p>
            <text:p><text:span text:style-name="T140">if (argc == 1) /* no args; copy standard input */</text:span></text:p>
            <text:p><text:span text:style-name="T140">filecopy(stdin, stdout);</text:span></text:p>
            <text:p><text:span text:style-name="T140">else</text:span></text:p>
            <text:p><text:span text:style-name="T140">while(--argc &gt; 0)</text:span></text:p>
            <text:p><text:span text:style-name="T140">if ((fp = fopen(*++argv, "r")) == NULL) {</text:span></text:p>
            <text:p><text:span text:style-name="T140">printf("cat: can’t open %s\n, *argv);</text:span></text:p>
            <text:p><text:span text:style-name="T140">return 1;</text:span></text:p>
            <text:p><text:span text:style-name="T140">} else {</text:span></text:p>
            <text:p><text:span text:style-name="T140">filecopy(fp, stdout);</text:span></text:p>
            <text:p><text:span text:style-name="T140">fclose(fp);</text:span></text:p>
            <text:p><text:span text:style-name="T140">}</text:span></text:p>
            <text:p><text:span text:style-name="T140">return 0;</text:span></text:p>
            <text:p><text:span text:style-name="T164"><text:s text:c="115"/></text:span></text:p>
          </draw:text-box>
        </draw:frame>
        <draw:frame draw:style-name="gr50" draw:text-style-name="P7" draw:layer="layout" svg:width="9.017cm" svg:height="2.973cm" svg:x="1.341cm" svg:y="1.893cm">
          <draw:text-box>
            <text:p><text:span text:style-name="T161">7. Input and Output</text:span></text:p>
            <text:list text:style-name="L1">
              <text:list-item>
                <text:p><text:span text:style-name="T104"><text:s/></text:span><text:span text:style-name="T104">Standard Input and Output</text:span></text:p>
              </text:list-item>
              <text:list-item>
                <text:p><text:span text:style-name="T104"><text:s/></text:span><text:span text:style-name="T104">Buffered i/o</text:span></text:p>
              </text:list-item>
              <text:list-item>
                <text:p><text:span text:style-name="T104"><text:s/></text:span><text:span text:style-name="T104">Variable length argument list</text:span></text:p>
              </text:list-item>
              <text:list-item>
                <text:p><text:span text:style-name="T136"><text:s/></text:span><text:span text:style-name="T136">File access</text:span></text:p>
              </text:list-item>
              <text:list-item>
                <text:p><text:span text:style-name="T104"><text:s/></text:span><text:span text:style-name="T104">Line input and output</text:span></text:p>
              </text:list-item>
              <text:list-item>
                <text:p><text:span text:style-name="T104"><text:s/></text:span><text:span text:style-name="T104">Error handling - stderr and exit</text:span></text:p>
              </text:list-item>
            </text:list>
            <text:p><text:span text:style-name="T166"/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64" draw:style-name="dp1" draw:master-page-name="Default">
        <office:forms form:automatic-focus="false" form:apply-design-mode="false"/>
        <draw:frame draw:style-name="gr40" draw:text-style-name="P12" draw:layer="layout" svg:width="18.32cm" svg:height="22.992cm" svg:x="1.381cm" svg:y="5.699cm">
          <draw:text-box>
            <text:p><text:span text:style-name="T106">The standard library provides an input and output routine fgets that is </text:span></text:p>
            <text:p><text:span text:style-name="T106">similar to the getline function that we have used in earlier chapters:</text:span></text:p>
            <text:p><text:span text:style-name="T140">char *fgets(char *line, int maxline, FILE *fp)</text:span></text:p>
            <text:p><text:span text:style-name="T164"/></text:p>
            <text:p><text:span text:style-name="T106">fgets reads the next input line (including the newline) from file fp into </text:span></text:p>
            <text:p><text:span text:style-name="T106">the character array line; at most maxline-1 characters will be read. The </text:span></text:p>
            <text:p><text:span text:style-name="T106">resulting line is terminated with ’\0’. Normally fgets returns line; </text:span></text:p>
            <text:p><text:span text:style-name="T106">on end of file or error it returns NULL. (Our getline returns the line </text:span></text:p>
            <text:p><text:span text:style-name="T106">length, which is a more useful value; zero means end of file.)</text:span></text:p>
            <text:p><text:span text:style-name="T106">For output, the function fputs writes a string (which need not contain</text:span></text:p>
            <text:p><text:span text:style-name="T106">a newline) to a file:</text:span></text:p>
            <text:p><text:span text:style-name="T140">int fputs(char *line, FILE *fp)</text:span></text:p>
            <text:p><text:span text:style-name="T164"/></text:p>
            <text:p><text:span text:style-name="T106">It returns EOF if an error occurs, and non-negative otherwise.</text:span></text:p>
            <text:p><text:span text:style-name="T106">The library functions gets and puts are similar to fgets and fputs, but </text:span></text:p>
            <text:p><text:span text:style-name="T106">operate on stdin and stdout. Confusingly, gets deletes the terminating ’\n’,</text:span></text:p>
            <text:p><text:span text:style-name="T106">and puts adds it.</text:span></text:p>
            <text:p><text:span text:style-name="T106"/></text:p>
            <text:p><text:span text:style-name="T106">To show that there is nothing special about functions like fgets and fputs,</text:span></text:p>
            <text:p><text:span text:style-name="T106">here they are, copied from the standard library on our system:</text:span></text:p>
            <text:p><text:span text:style-name="T165"/></text:p>
            <text:p><text:span text:style-name="T140">/* fgets: get at most n chars from iop */</text:span></text:p>
            <text:p><text:span text:style-name="T140">char *fgets(char *s, int n, FILE *iop)</text:span></text:p>
            <text:p><text:span text:style-name="T140">{</text:span></text:p>
            <text:p><text:span text:style-name="T140">register int c;</text:span></text:p>
            <text:p><text:span text:style-name="T140">register char *cs;</text:span></text:p>
            <text:p><text:span text:style-name="T140">cs = s;</text:span></text:p>
            <text:p><text:span text:style-name="T140">while (--n &gt; 0 &amp;&amp; (c = getc(iop)) != EOF)</text:span></text:p>
            <text:p><text:span text:style-name="T140">if ((*cs++ = c) == ’\n’)</text:span></text:p>
            <text:p><text:span text:style-name="T140">break;</text:span></text:p>
            <text:p><text:span text:style-name="T140">*cs = ’\0’;</text:span></text:p>
            <text:p><text:span text:style-name="T140">return (c == EOF &amp;&amp; cs == s) ? NULL : s;</text:span></text:p>
            <text:p><text:span text:style-name="T140">}</text:span></text:p>
            <text:p><text:span text:style-name="T140">/* fputs: put string s on file iop */</text:span></text:p>
            <text:p><text:span text:style-name="T140">int fputs(char *s, FILE *iop)</text:span></text:p>
            <text:p><text:span text:style-name="T140">{</text:span></text:p>
            <text:p><text:span text:style-name="T140">int c;</text:span></text:p>
            <text:p><text:span text:style-name="T140">while (c = *s++)</text:span></text:p>
            <text:p><text:span text:style-name="T140">putc(c, iop);</text:span></text:p>
            <text:p><text:span text:style-name="T140">return ferror(iop) ? EOF : 0;</text:span></text:p>
            <text:p><text:span text:style-name="T140">}</text:span></text:p>
            <text:p><text:span text:style-name="T163"/></text:p>
            <text:p><text:span text:style-name="T164"><text:s text:c="115"/></text:span></text:p>
          </draw:text-box>
        </draw:frame>
        <draw:frame draw:style-name="gr51" draw:text-style-name="P7" draw:layer="layout" svg:width="9.017cm" svg:height="2.495cm" svg:x="1.341cm" svg:y="1.908cm">
          <draw:text-box>
            <text:p><text:span text:style-name="T161">7. Input and Output</text:span></text:p>
            <text:list text:style-name="L1">
              <text:list-item>
                <text:p><text:span text:style-name="T104"><text:s/></text:span><text:span text:style-name="T104">Standard Input and Output</text:span></text:p>
              </text:list-item>
              <text:list-item>
                <text:p><text:span text:style-name="T104"><text:s/></text:span><text:span text:style-name="T104">Buffered i/o</text:span></text:p>
              </text:list-item>
              <text:list-item>
                <text:p><text:span text:style-name="T104"><text:s/></text:span><text:span text:style-name="T104">Variable length argument list</text:span></text:p>
              </text:list-item>
              <text:list-item>
                <text:p><text:span text:style-name="T104"><text:s/></text:span><text:span text:style-name="T104">File access</text:span></text:p>
              </text:list-item>
              <text:list-item>
                <text:p><text:span text:style-name="T136"><text:s/></text:span><text:span text:style-name="T136">Line input and output</text:span></text:p>
              </text:list-item>
              <text:list-item>
                <text:p><text:span text:style-name="T104"><text:s/></text:span><text:span text:style-name="T104">Error handling - stderr and exit</text:span></text:p>
              </text:list-item>
            </text:list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65" draw:style-name="dp1" draw:master-page-name="Default">
        <office:forms form:automatic-focus="false" form:apply-design-mode="false"/>
        <draw:frame draw:style-name="gr40" draw:text-style-name="P12" draw:layer="layout" svg:width="18.32cm" svg:height="25.028cm" svg:x="1.381cm" svg:y="1.914cm">
          <draw:text-box>
            <text:p><text:span text:style-name="T103">For no obvious reason, the standard specifies different return values for ferror</text:span></text:p>
            <text:p><text:span text:style-name="T103">and fputs. It is easy to implement our getline from fgets:</text:span></text:p>
            <text:p><text:span text:style-name="T194"/></text:p>
            <text:p><text:span text:style-name="T192">/* getline: read a line, return length */</text:span></text:p>
            <text:p><text:span text:style-name="T192">int getline(char *line, int max)</text:span></text:p>
            <text:p><text:span text:style-name="T192">{</text:span></text:p>
            <text:p><text:span text:style-name="T192">if (fgets(line, max, stdin) == NULL)</text:span></text:p>
            <text:p><text:span text:style-name="T192">return 0;</text:span></text:p>
            <text:p><text:span text:style-name="T192">else</text:span></text:p>
            <text:p><text:span text:style-name="T192">return strlen(line);</text:span></text:p>
            <text:p><text:span text:style-name="T192">}</text:span></text:p>
            <text:p><text:span text:style-name="T192"/></text:p>
            <text:p><text:span text:style-name="T192"/></text:p>
            <text:p><text:span text:style-name="T195"/></text:p>
            <text:p><text:span text:style-name="T191"/></text:p>
            <text:p><text:span text:style-name="T191"/></text:p>
            <text:p><text:span text:style-name="T191"/></text:p>
            <text:p><text:span text:style-name="T191"/></text:p>
            <text:p><text:span text:style-name="T191"/></text:p>
            <text:p><text:span text:style-name="T191"/></text:p>
            <text:p><text:span text:style-name="T196"/></text:p>
            <text:p><text:span text:style-name="T136">a)Program exit</text:span></text:p>
            <text:p><text:span text:style-name="T136">A program can exit with exit(int) system call. program return status can be </text:span></text:p>
            <text:p><text:span text:style-name="T136">checked later. If program crashes because of signal then system fills the return </text:span></text:p>
            <text:p><text:span text:style-name="T136">status. Generally 0 is success and nonzero is failure. $? shell command prints </text:span></text:p>
            <text:p><text:span text:style-name="T136">the exit status of last run program</text:span></text:p>
            <text:p><text:span text:style-name="T197"/></text:p>
            <text:p><text:span text:style-name="T136">$ ls /</text:span></text:p>
            <text:p><text:span text:style-name="T192">bin coda etc lib misc nfs proc sbin usr</text:span></text:p>
            <text:p><text:span text:style-name="T192">boot dev home lost+found mnt opt root tmp var</text:span></text:p>
            <text:p><text:span text:style-name="T193"/></text:p>
            <text:p><text:span text:style-name="T136">$ echo $?</text:span></text:p>
            <text:p><text:span text:style-name="T192">0</text:span></text:p>
            <text:p><text:span text:style-name="T195"/></text:p>
            <text:p><text:span text:style-name="T136">$ ls bogusfile</text:span></text:p>
            <text:p><text:span text:style-name="T192">ls: bogusfile: No such file or directory</text:span></text:p>
            <text:p><text:span text:style-name="T193"/></text:p>
            <text:p><text:span text:style-name="T136">$ echo $?</text:span></text:p>
            <text:p><text:span text:style-name="T196">1</text:span></text:p>
            <text:p><text:span text:style-name="T196"/></text:p>
            <text:p><text:span text:style-name="T136">b) System call failure</text:span></text:p>
            <text:p><text:span text:style-name="T136">Global variable errno carries the last error encountered in any system call. </text:span></text:p>
            <text:p><text:span text:style-name="T136">Various constants i.e EINTR, EROFS etc are defined with particular error </text:span></text:p>
            <text:p><text:span text:style-name="T136">number and errno variable need to be checked against these constants rather </text:span></text:p>
            <text:p><text:span text:style-name="T136">then integer. stderror(int) function prints the error description with errno </text:span></text:p>
            <text:p><text:span text:style-name="T136">passed as an argument.</text:span></text:p>
            <text:p><text:span text:style-name="T136"/></text:p>
            <text:list text:style-name="L1">
              <text:list-header>
                <text:p><text:span text:style-name="T196"/></text:p>
              </text:list-header>
            </text:list>
            <text:p><text:span text:style-name="T198"/></text:p>
            <text:list text:continue-numbering="true" text:style-name="L1">
              <text:list-header>
                <text:p><text:span text:style-name="T193"/></text:p>
              </text:list-header>
            </text:list>
            <text:p><text:span text:style-name="T193"/></text:p>
            <text:p><text:span text:style-name="T164"><text:s text:c="115"/></text:span></text:p>
          </draw:text-box>
        </draw:frame>
        <draw:frame draw:style-name="gr52" draw:text-style-name="P7" draw:layer="layout" svg:width="9.017cm" svg:height="2.495cm" svg:x="1.341cm" svg:y="7.889cm">
          <draw:text-box>
            <text:p><text:span text:style-name="T161">7. Input and Output</text:span></text:p>
            <text:list text:style-name="L1">
              <text:list-item>
                <text:p><text:span text:style-name="T104"><text:s/></text:span><text:span text:style-name="T104">Standard Input and Output</text:span></text:p>
              </text:list-item>
              <text:list-item>
                <text:p><text:span text:style-name="T104"><text:s/></text:span><text:span text:style-name="T104">Buffered i/o</text:span></text:p>
              </text:list-item>
              <text:list-item>
                <text:p><text:span text:style-name="T104"><text:s/></text:span><text:span text:style-name="T104">Variable length argument list</text:span></text:p>
              </text:list-item>
              <text:list-item>
                <text:p><text:span text:style-name="T104"><text:s/></text:span><text:span text:style-name="T104">File access</text:span></text:p>
              </text:list-item>
              <text:list-item>
                <text:p><text:span text:style-name="T104"><text:s/></text:span><text:span text:style-name="T104">Line input and output</text:span></text:p>
              </text:list-item>
              <text:list-item>
                <text:p><text:span text:style-name="T136"><text:s/></text:span><text:span text:style-name="T136">Error handling - stderr and exit</text:span></text:p>
              </text:list-item>
            </text:list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66" draw:style-name="dp1" draw:master-page-name="Default">
        <office:forms form:automatic-focus="false" form:apply-design-mode="false"/>
        <draw:frame draw:style-name="gr40" draw:text-style-name="P17" draw:layer="layout" svg:width="18.32cm" svg:height="22.992cm" svg:x="1.635cm" svg:y="2.403cm">
          <draw:text-box>
            <text:p><text:span text:style-name="T199"/></text:p>
            <text:p><text:span text:style-name="T200"/></text:p>
            <text:list text:style-name="L1">
              <text:list-header>
                <text:p><text:span text:style-name="T199"/></text:p>
              </text:list-header>
            </text:list>
            <text:p><text:span text:style-name="T199"/></text:p>
            <text:p><text:span text:style-name="T201"><text:s text:c="115"/></text:span></text:p>
          </draw:text-box>
        </draw:frame>
        <draw:frame draw:style-name="gr53" draw:text-style-name="P23" draw:layer="layout" svg:width="18.415cm" svg:height="24.316cm" svg:x="1.381cm" svg:y="1.457cm">
          <draw:text-box>
            <text:p><text:span text:style-name="T198"/></text:p>
            <text:p><text:span text:style-name="T202"/></text:p>
            <text:p><text:span text:style-name="T202"/></text:p>
            <text:p><text:span text:style-name="T202"/></text:p>
            <text:p><text:span text:style-name="T202"/></text:p>
            <text:p><text:span text:style-name="T202"/></text:p>
            <text:p><text:span text:style-name="T202"/></text:p>
            <text:p><text:span text:style-name="T202"/></text:p>
            <text:p><text:span text:style-name="T202"/></text:p>
            <text:p><text:span text:style-name="T202"/></text:p>
            <text:p><text:span text:style-name="T17">The auto storage class is the default storage class for all local variables. </text:span></text:p>
            <text:p><text:span text:style-name="T57">{ </text:span></text:p>
            <text:p><text:span text:style-name="T57">int mount; </text:span></text:p>
            <text:p><text:span text:style-name="T57">auto int month; </text:span></text:p>
            <text:p><text:span text:style-name="T57">} </text:span></text:p>
            <text:p><text:span text:style-name="T120"/></text:p>
            <text:p><text:span text:style-name="T17">The example above defines two variables with the same storage class, auto </text:span></text:p>
            <text:p><text:span text:style-name="T17">can only be used within functions, i.e., local variables. </text:span></text:p>
            <text:p><text:span text:style-name="T202"><text:s/></text:span></text:p>
            <text:p><text:span text:style-name="T203"/></text:p>
            <text:p><text:span text:style-name="T202"/></text:p>
            <text:p><text:span text:style-name="T202"/></text:p>
            <text:p><text:span text:style-name="T202"/></text:p>
            <text:p><text:span text:style-name="T202"/></text:p>
            <text:p><text:span text:style-name="T202"/></text:p>
            <text:p><text:span text:style-name="T202"/></text:p>
            <text:p><text:span text:style-name="T202"/></text:p>
            <text:p><text:span text:style-name="T204"/></text:p>
            <text:p><text:span text:style-name="T204"/></text:p>
            <text:p><text:span text:style-name="T103">The purpose of const is to announce objects that may be placed in read-only</text:span></text:p>
            <text:p><text:span text:style-name="T103">memory, and perhaps to increase opportunities for optimization. </text:span></text:p>
            <text:p><text:span text:style-name="T55"/></text:p>
            <text:p><text:span text:style-name="T205"/></text:p>
            <text:p><text:span text:style-name="T202"/></text:p>
            <text:p><text:span text:style-name="T202"/></text:p>
            <text:p><text:span text:style-name="T202"/></text:p>
            <text:p><text:span text:style-name="T202"/></text:p>
            <text:p><text:span text:style-name="T202"/></text:p>
            <text:p><text:span text:style-name="T202"/></text:p>
            <text:p><text:span text:style-name="T202"/></text:p>
            <text:p><text:span text:style-name="T202"/></text:p>
            <text:p><text:span text:style-name="T202"/></text:p>
            <text:p><text:span text:style-name="T55"/></text:p>
            <text:p><text:span text:style-name="T55"/></text:p>
            <text:p><text:span text:style-name="T17">Variable defined in global scope of the file.</text:span></text:p>
            <text:p><text:span text:style-name="T17">Global variables are visible across the program.</text:span></text:p>
            <text:p><text:span text:style-name="T17">File using the global variable need to declare it as extern in order to </text:span></text:p>
            <text:p><text:span text:style-name="T17">that file compiled.</text:span></text:p>
            <text:p><text:span text:style-name="T206"/></text:p>
          </draw:text-box>
        </draw:frame>
        <draw:frame draw:style-name="gr53" draw:layer="layout" svg:width="18.415cm" svg:height="24.316cm" svg:x="34.481cm" svg:y="32.958cm">
          <draw:text-box>
            <text:p><text:span text:style-name="T200">Day3 </text:span></text:p>
            <text:p><text:span text:style-name="T200">8. Storage class specifier</text:span></text:p>
            <text:list text:style-name="L1">
              <text:list-item>
                <text:p><text:span text:style-name="T207"><text:s/></text:span><text:span text:style-name="T207">Automatic</text:span></text:p>
              </text:list-item>
              <text:list-item>
                <text:p><text:span text:style-name="T207"><text:s/></text:span><text:span text:style-name="T207">Const</text:span></text:p>
              </text:list-item>
              <text:list-item>
                <text:p><text:span text:style-name="T207"><text:s/></text:span><text:span text:style-name="T207">Global</text:span></text:p>
              </text:list-item>
              <text:list-item>
                <text:p><text:span text:style-name="T207"><text:s/></text:span><text:span text:style-name="T207">Extern</text:span></text:p>
              </text:list-item>
              <text:list-item>
                <text:p><text:span text:style-name="T207"><text:s/></text:span><text:span text:style-name="T207">Register</text:span></text:p>
              </text:list-item>
              <text:list-item>
                <text:p><text:span text:style-name="T207"><text:s/></text:span><text:span text:style-name="T207">Static</text:span></text:p>
              </text:list-item>
              <text:list-item>
                <text:p><text:span text:style-name="T208"><text:s/></text:span><text:span text:style-name="T208">Volatile</text:span></text:p>
              </text:list-item>
            </text:list>
            <text:p><text:span text:style-name="T209">The auto storage class is the default storage class for all local variables. </text:span></text:p>
            <text:p><text:span text:style-name="T209">{ </text:span></text:p>
            <text:p><text:span text:style-name="T209">int mount; </text:span></text:p>
            <text:p><text:span text:style-name="T209">auto int month; </text:span></text:p>
            <text:p><text:span text:style-name="T209">} </text:span></text:p>
            <text:p><text:span text:style-name="T209">The example above defines two variables with the same storage class, auto can only be used</text:span></text:p>
            <text:p><text:span text:style-name="T209"><text:s/></text:span><text:span text:style-name="T209">within functions, i.e., local variables. </text:span></text:p>
            <text:p><text:span text:style-name="T209"/></text:p>
            <text:p><text:span text:style-name="T209"/></text:p>
            <text:p><text:span text:style-name="T209">Variable defined in global scope of the file.</text:span></text:p>
            <text:p><text:span text:style-name="T209">Global variables are visible across the program.</text:span></text:p>
            <text:p><text:span text:style-name="T209">File using the global variable need to declare it as extern in order to that file compiled.</text:span></text:p>
            <text:p><text:span text:style-name="T209"/></text:p>
          </draw:text-box>
        </draw:frame>
        <draw:frame draw:style-name="gr18" draw:text-style-name="P7" draw:layer="layout" svg:width="9.017cm" svg:height="3.531cm" svg:x="1.341cm" svg:y="18.19cm">
          <draw:text-box>
            <text:p><text:span text:style-name="T210">8. Storage class specifier</text:span></text:p>
            <text:list text:style-name="L1">
              <text:list-item>
                <text:p><text:span text:style-name="T104"><text:s/></text:span><text:span text:style-name="T104">Automatic</text:span></text:p>
              </text:list-item>
              <text:list-item>
                <text:p><text:span text:style-name="T104"><text:s/></text:span><text:span text:style-name="T104">Const</text:span></text:p>
              </text:list-item>
              <text:list-item>
                <text:p><text:span text:style-name="T136">Global</text:span></text:p>
              </text:list-item>
              <text:list-item>
                <text:p><text:span text:style-name="T104"><text:s/></text:span><text:span text:style-name="T104">Extern</text:span></text:p>
              </text:list-item>
              <text:list-item>
                <text:p><text:span text:style-name="T104"><text:s/></text:span><text:span text:style-name="T104">Register</text:span></text:p>
              </text:list-item>
              <text:list-item>
                <text:p><text:span text:style-name="T104"><text:s/></text:span><text:span text:style-name="T104">Static</text:span></text:p>
              </text:list-item>
              <text:list-item>
                <text:p><text:span text:style-name="T31"><text:s/></text:span><text:span text:style-name="T31">Volatile</text:span></text:p>
              </text:list-item>
            </text:list>
            <text:p><text:span text:style-name="T211"/></text:p>
          </draw:text-box>
        </draw:frame>
        <draw:frame draw:style-name="gr54" draw:text-style-name="P24" draw:layer="layout" svg:width="9.017cm" svg:height="2.872cm" svg:x="1.341cm" svg:y="11.29cm">
          <draw:text-box>
            <text:p><text:span text:style-name="T212">8. Storage class specifier</text:span></text:p>
            <text:list text:style-name="L1">
              <text:list-item>
                <text:p><text:span text:style-name="T190"><text:s/></text:span><text:span text:style-name="T190">Automatic</text:span></text:p>
              </text:list-item>
              <text:list-item>
                <text:p><text:span text:style-name="T204"><text:s/></text:span><text:span text:style-name="T204">Const</text:span></text:p>
              </text:list-item>
              <text:list-item>
                <text:p><text:span text:style-name="T190"><text:s/></text:span><text:span text:style-name="T190">Global</text:span></text:p>
              </text:list-item>
              <text:list-item>
                <text:p><text:span text:style-name="T190"><text:s/></text:span><text:span text:style-name="T190">Extern</text:span></text:p>
              </text:list-item>
              <text:list-item>
                <text:p><text:span text:style-name="T190"><text:s/></text:span><text:span text:style-name="T190">Register</text:span></text:p>
              </text:list-item>
              <text:list-item>
                <text:p><text:span text:style-name="T190"><text:s/></text:span><text:span text:style-name="T190">Static</text:span></text:p>
              </text:list-item>
              <text:list-item>
                <text:p><text:span text:style-name="T213"><text:s/></text:span><text:span text:style-name="T213">Volatile</text:span></text:p>
              </text:list-item>
            </text:list>
            <text:p><text:span text:style-name="T214"/></text:p>
          </draw:text-box>
        </draw:frame>
        <draw:frame draw:style-name="gr55" draw:text-style-name="P7" draw:layer="layout" svg:width="9.017cm" svg:height="3.732cm" svg:x="1.341cm" svg:y="1.884cm">
          <draw:text-box>
            <text:p><text:span text:style-name="T210">Day3 Morning</text:span></text:p>
            <text:p><text:span text:style-name="T215">8. Storage class specifier</text:span></text:p>
            <text:list text:style-name="L1">
              <text:list-item>
                <text:p><text:span text:style-name="T103"><text:s/></text:span><text:span text:style-name="T103">Automatic</text:span></text:p>
              </text:list-item>
              <text:list-item>
                <text:p><text:span text:style-name="T104"><text:s/></text:span><text:span text:style-name="T104">Const</text:span></text:p>
              </text:list-item>
              <text:list-item>
                <text:p><text:span text:style-name="T104"><text:s/></text:span><text:span text:style-name="T104">Global</text:span></text:p>
              </text:list-item>
              <text:list-item>
                <text:p><text:span text:style-name="T104"><text:s/></text:span><text:span text:style-name="T104">Extern</text:span></text:p>
              </text:list-item>
              <text:list-item>
                <text:p><text:span text:style-name="T104"><text:s/></text:span><text:span text:style-name="T104">Register</text:span></text:p>
              </text:list-item>
              <text:list-item>
                <text:p><text:span text:style-name="T104"><text:s/></text:span><text:span text:style-name="T104">Static</text:span></text:p>
              </text:list-item>
              <text:list-item>
                <text:p><text:span text:style-name="T31"><text:s/></text:span><text:span text:style-name="T31">Volatile</text:span></text:p>
              </text:list-item>
            </text:list>
            <text:p><text:span text:style-name="T189"/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67" draw:style-name="dp1" draw:master-page-name="Default">
        <office:forms form:automatic-focus="false" form:apply-design-mode="false"/>
        <draw:frame draw:style-name="gr40" draw:text-style-name="P17" draw:layer="layout" svg:width="18.32cm" svg:height="22.992cm" svg:x="1.635cm" svg:y="2.403cm">
          <draw:text-box>
            <text:p><text:span text:style-name="T199"/></text:p>
            <text:p><text:span text:style-name="T200"/></text:p>
            <text:list text:style-name="L1">
              <text:list-header>
                <text:p><text:span text:style-name="T199"/></text:p>
              </text:list-header>
            </text:list>
            <text:p><text:span text:style-name="T199"/></text:p>
            <text:p><text:span text:style-name="T201"><text:s text:c="115"/></text:span></text:p>
          </draw:text-box>
        </draw:frame>
        <draw:frame draw:style-name="gr53" draw:text-style-name="P23" draw:layer="layout" svg:width="18.415cm" svg:height="25.174cm" svg:x="1.381cm" svg:y="1.457cm">
          <draw:text-box>
            <text:p><text:span text:style-name="T198"/></text:p>
            <text:p><text:span text:style-name="T202"/></text:p>
            <text:p><text:span text:style-name="T216"/></text:p>
            <text:p><text:span text:style-name="T202"/></text:p>
            <text:p><text:span text:style-name="T202"/></text:p>
            <text:p><text:span text:style-name="T202"/></text:p>
            <text:p><text:span text:style-name="T202"/></text:p>
            <text:p><text:span text:style-name="T217"/></text:p>
            <text:p><text:span text:style-name="T217"/></text:p>
            <text:p><text:span text:style-name="T103">The extern storage class is used to give a reference of a global variable that is</text:span></text:p>
            <text:p><text:span text:style-name="T103"><text:s/></text:span><text:span text:style-name="T103">visible to <text:s/>ALL the program files. </text:span></text:p>
            <text:p><text:span text:style-name="T204"/></text:p>
            <text:p><text:span text:style-name="T109">#include &lt;stdio.h&gt; </text:span></text:p>
            <text:p><text:span text:style-name="T109">int count ; //definition</text:span></text:p>
            <text:p><text:span text:style-name="T109">extern void write_extern(); <text:s/>//defined somewhere else</text:span></text:p>
            <text:p><text:span text:style-name="T109"/></text:p>
            <text:p><text:span text:style-name="T109"/></text:p>
            <text:p><text:span text:style-name="T206">main() </text:span></text:p>
            <text:p><text:span text:style-name="T109">{ </text:span></text:p>
            <text:p><text:span text:style-name="T109">write_extern(); </text:span></text:p>
            <text:p><text:span text:style-name="T109">} </text:span></text:p>
            <text:p><text:span text:style-name="T109">Second File: write.c </text:span></text:p>
            <text:p><text:span text:style-name="T109">#include &lt;stdio.h&gt; </text:span></text:p>
            <text:p><text:span text:style-name="T109">extern int count; //only declaration, defined somewhere else</text:span></text:p>
            <text:p><text:span text:style-name="T109">void write_extern(void) </text:span></text:p>
            <text:p><text:span text:style-name="T109">{ </text:span></text:p>
            <text:p><text:span text:style-name="T109">count = 5; </text:span></text:p>
            <text:p><text:span text:style-name="T109">printf("count is %d\n", count); </text:span></text:p>
            <text:p><text:span text:style-name="T109"/></text:p>
            <text:p><text:span text:style-name="T218"/></text:p>
            <text:p><text:span text:style-name="T203"/></text:p>
            <text:p><text:span text:style-name="T202"/></text:p>
            <text:p><text:span text:style-name="T202"/></text:p>
            <text:p><text:span text:style-name="T202"/></text:p>
            <text:p><text:span text:style-name="T202"/></text:p>
            <text:p><text:span text:style-name="T202"/></text:p>
            <text:p><text:span text:style-name="T202"/></text:p>
            <text:p><text:span text:style-name="T202"/></text:p>
            <text:p><text:span text:style-name="T18"/></text:p>
            <text:p><text:span text:style-name="T27">Register declared are opted to be put in registers.</text:span></text:p>
            <text:p><text:span text:style-name="T219"/></text:p>
            <text:p><text:span text:style-name="T42">register int x;</text:span></text:p>
            <text:p><text:span text:style-name="T42">register char c;</text:span></text:p>
            <text:p><text:span text:style-name="T42"/></text:p>
            <text:p><text:span text:style-name="T136">The register declaration can only be applied to automatic variables and to the</text:span></text:p>
            <text:p><text:span text:style-name="T136">formal parameters of a function. </text:span></text:p>
            <text:p><text:span text:style-name="T18"/></text:p>
            <text:p><text:span text:style-name="T42">f(register unsigned m, register long n)</text:span></text:p>
            <text:p><text:span text:style-name="T42">{</text:span></text:p>
            <text:p><text:span text:style-name="T42">register int i;</text:span></text:p>
            <text:p><text:span text:style-name="T42">...</text:span></text:p>
            <text:p><text:span text:style-name="T42">}</text:span></text:p>
            <text:p><text:span text:style-name="T53"/></text:p>
            <text:p><text:span text:style-name="T18"/></text:p>
            <text:p><text:span text:style-name="T219"/></text:p>
          </draw:text-box>
        </draw:frame>
        <draw:frame draw:style-name="gr53" draw:layer="layout" svg:width="18.415cm" svg:height="24.316cm" svg:x="34.481cm" svg:y="32.958cm">
          <draw:text-box>
            <text:p><text:span text:style-name="T200">Day3 </text:span></text:p>
            <text:p><text:span text:style-name="T200">8. Storage class specifier</text:span></text:p>
            <text:list text:style-name="L1">
              <text:list-item>
                <text:p><text:span text:style-name="T207"><text:s/></text:span><text:span text:style-name="T207">Automatic</text:span></text:p>
              </text:list-item>
              <text:list-item>
                <text:p><text:span text:style-name="T207"><text:s/></text:span><text:span text:style-name="T207">Const</text:span></text:p>
              </text:list-item>
              <text:list-item>
                <text:p><text:span text:style-name="T207"><text:s/></text:span><text:span text:style-name="T207">Global</text:span></text:p>
              </text:list-item>
              <text:list-item>
                <text:p><text:span text:style-name="T207"><text:s/></text:span><text:span text:style-name="T207">Extern</text:span></text:p>
              </text:list-item>
              <text:list-item>
                <text:p><text:span text:style-name="T207"><text:s/></text:span><text:span text:style-name="T207">Register</text:span></text:p>
              </text:list-item>
              <text:list-item>
                <text:p><text:span text:style-name="T207"><text:s/></text:span><text:span text:style-name="T207">Static</text:span></text:p>
              </text:list-item>
              <text:list-item>
                <text:p><text:span text:style-name="T208"><text:s/></text:span><text:span text:style-name="T208">Volatile</text:span></text:p>
              </text:list-item>
            </text:list>
            <text:p><text:span text:style-name="T209">The auto storage class is the default storage class for all local variables. </text:span></text:p>
            <text:p><text:span text:style-name="T209">{ </text:span></text:p>
            <text:p><text:span text:style-name="T209">int mount; </text:span></text:p>
            <text:p><text:span text:style-name="T209">auto int month; </text:span></text:p>
            <text:p><text:span text:style-name="T209">} </text:span></text:p>
            <text:p><text:span text:style-name="T209">The example above defines two variables with the same storage class, auto can only be used</text:span></text:p>
            <text:p><text:span text:style-name="T209"><text:s/></text:span><text:span text:style-name="T209">within functions, i.e., local variables. </text:span></text:p>
            <text:p><text:span text:style-name="T209"/></text:p>
            <text:p><text:span text:style-name="T209"/></text:p>
            <text:p><text:span text:style-name="T209">Variable defined in global scope of the file.</text:span></text:p>
            <text:p><text:span text:style-name="T209">Global variables are visible across the program.</text:span></text:p>
            <text:p><text:span text:style-name="T209">File using the global variable need to declare it as extern in order to that file compiled.</text:span></text:p>
            <text:p><text:span text:style-name="T209"/></text:p>
          </draw:text-box>
        </draw:frame>
        <draw:frame draw:style-name="gr56" draw:text-style-name="P7" draw:layer="layout" svg:width="9.017cm" svg:height="3.215cm" svg:x="1.341cm" svg:y="1.891cm">
          <draw:text-box>
            <text:p><text:span text:style-name="T210">8. Storage class specifier</text:span></text:p>
            <text:list text:style-name="L1">
              <text:list-item>
                <text:p><text:span text:style-name="T104"><text:s/></text:span><text:span text:style-name="T104">Automatic</text:span></text:p>
              </text:list-item>
              <text:list-item>
                <text:p><text:span text:style-name="T104"><text:s/></text:span><text:span text:style-name="T104">Const</text:span></text:p>
              </text:list-item>
              <text:list-item>
                <text:p><text:span text:style-name="T104"><text:s/></text:span><text:span text:style-name="T104">Global</text:span></text:p>
              </text:list-item>
              <text:list-item>
                <text:p><text:span text:style-name="T136">Extern</text:span></text:p>
              </text:list-item>
              <text:list-item>
                <text:p><text:span text:style-name="T104"><text:s/></text:span><text:span text:style-name="T104">Register</text:span></text:p>
              </text:list-item>
              <text:list-item>
                <text:p><text:span text:style-name="T104"><text:s/></text:span><text:span text:style-name="T104">Static</text:span></text:p>
              </text:list-item>
              <text:list-item>
                <text:p><text:span text:style-name="T31"><text:s/></text:span><text:span text:style-name="T31">Volatile</text:span></text:p>
              </text:list-item>
            </text:list>
            <text:p><text:span text:style-name="T220"/></text:p>
          </draw:text-box>
        </draw:frame>
        <draw:frame draw:style-name="gr57" draw:text-style-name="P7" draw:layer="layout" svg:width="9.017cm" svg:height="2.946cm" svg:x="1.341cm" svg:y="15.392cm">
          <draw:text-box>
            <text:p><text:span text:style-name="T210">8. Storage class specifier</text:span></text:p>
            <text:list text:style-name="L1">
              <text:list-item>
                <text:p><text:span text:style-name="T104"><text:s/></text:span><text:span text:style-name="T104">Automatic</text:span></text:p>
              </text:list-item>
              <text:list-item>
                <text:p><text:span text:style-name="T104"><text:s/></text:span><text:span text:style-name="T104">Const</text:span></text:p>
              </text:list-item>
              <text:list-item>
                <text:p><text:span text:style-name="T104"><text:s/></text:span><text:span text:style-name="T104">Global</text:span></text:p>
              </text:list-item>
              <text:list-item>
                <text:p><text:span text:style-name="T104"><text:s/></text:span><text:span text:style-name="T104">Extern</text:span></text:p>
              </text:list-item>
              <text:list-item>
                <text:p><text:span text:style-name="T221"><text:s/></text:span><text:span text:style-name="T197">Register</text:span></text:p>
              </text:list-item>
              <text:list-item>
                <text:p><text:span text:style-name="T104"><text:s/></text:span><text:span text:style-name="T104">Static</text:span></text:p>
              </text:list-item>
              <text:list-item>
                <text:p><text:span text:style-name="T31"><text:s/></text:span><text:span text:style-name="T31">Volatile</text:span></text:p>
              </text:list-item>
            </text:list>
            <text:p><text:span text:style-name="T222"/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68" draw:style-name="dp1" draw:master-page-name="Default">
        <office:forms form:automatic-focus="false" form:apply-design-mode="false"/>
        <draw:frame draw:style-name="gr40" draw:text-style-name="P17" draw:layer="layout" svg:width="18.32cm" svg:height="22.992cm" svg:x="1.635cm" svg:y="2.403cm">
          <draw:text-box>
            <text:p><text:span text:style-name="T199"/></text:p>
            <text:p><text:span text:style-name="T200"/></text:p>
            <text:list text:style-name="L1">
              <text:list-header>
                <text:p><text:span text:style-name="T199"/></text:p>
              </text:list-header>
            </text:list>
            <text:p><text:span text:style-name="T199"/></text:p>
            <text:p><text:span text:style-name="T201"><text:s text:c="115"/></text:span></text:p>
          </draw:text-box>
        </draw:frame>
        <draw:frame draw:style-name="gr58" draw:text-style-name="P25" draw:layer="layout" svg:width="18.415cm" svg:height="23.681cm" svg:x="1.381cm" svg:y="1.457cm">
          <draw:text-box>
            <text:p><text:span text:style-name="T223">It is not possible to take the address of a register variable.</text:span></text:p>
            <text:p><text:span text:style-name="T224"><text:s/></text:span></text:p>
            <text:p><text:span text:style-name="T224"/></text:p>
            <text:p><text:span text:style-name="T215"/></text:p>
            <text:p><text:span text:style-name="T215"/></text:p>
            <text:p><text:span text:style-name="T215"/></text:p>
            <text:p><text:span text:style-name="T215"/></text:p>
            <text:p><text:span text:style-name="T215"/></text:p>
            <text:p><text:span text:style-name="T215"/></text:p>
            <text:p><text:span text:style-name="T215"/></text:p>
            <text:p><text:span text:style-name="T215"/></text:p>
            <text:p><text:span text:style-name="T215"/></text:p>
            <text:p><text:span text:style-name="T103">The static declaration, applied to an external variable or function, limits the</text:span></text:p>
            <text:p><text:span text:style-name="T103"><text:s/></text:span><text:span text:style-name="T103">scope of that object to the rest of the source file being compiled.</text:span></text:p>
            <text:p><text:span text:style-name="T220"/></text:p>
            <text:p><text:span text:style-name="T220"><text:s/></text:span><text:span text:style-name="T220">a.c</text:span></text:p>
            <text:p><text:span text:style-name="T225">static int a; // file scoped</text:span></text:p>
            <text:p><text:span text:style-name="T225">void function(){</text:span></text:p>
            <text:p><text:span text:style-name="T225">static int a; // function scoped</text:span></text:p>
            <text:p><text:span text:style-name="T220">}</text:span></text:p>
            <text:p><text:span text:style-name="T220"/></text:p>
            <text:p><text:span text:style-name="T220"/></text:p>
            <text:p><text:span text:style-name="T220"/></text:p>
            <text:p><text:span text:style-name="T224"/></text:p>
            <text:p><text:span text:style-name="T215"/></text:p>
            <text:p><text:span text:style-name="T215"/></text:p>
            <text:p><text:span text:style-name="T215"/></text:p>
            <text:p><text:span text:style-name="T215"/></text:p>
            <text:p><text:span text:style-name="T215"/></text:p>
            <text:p><text:span text:style-name="T103"/></text:p>
            <text:p><text:span text:style-name="T103"/></text:p>
            <text:p><text:span text:style-name="T103">The purpose of volatile is to force an implementation to suppress </text:span></text:p>
            <text:p><text:span text:style-name="T103">optimization that could otherwise occur. For example, for a machine with </text:span></text:p>
            <text:p><text:span text:style-name="T103">memory-mapped input/output, <text:s/>a pointer to a device register might be </text:span></text:p>
            <text:p><text:span text:style-name="T103">declared as a pointer to volatile, in order to prevent the compiler from </text:span></text:p>
            <text:p><text:span text:style-name="T103">removing apparently redundant references through the pointer. </text:span></text:p>
            <text:p><text:span text:style-name="T103"/></text:p>
            <text:p><text:span text:style-name="T103">Except that it should diagnose explicit attempts to change const objects, </text:span></text:p>
            <text:p><text:span text:style-name="T103">a compiler <text:s/>may ignore these qualifiers.</text:span></text:p>
            <text:p><text:span text:style-name="T103"/></text:p>
          </draw:text-box>
        </draw:frame>
        <draw:frame draw:style-name="gr53" draw:layer="layout" svg:width="18.415cm" svg:height="24.316cm" svg:x="34.481cm" svg:y="32.958cm">
          <draw:text-box>
            <text:p><text:span text:style-name="T200">Day3 </text:span></text:p>
            <text:p><text:span text:style-name="T200">8. Storage class specifier</text:span></text:p>
            <text:list text:style-name="L1">
              <text:list-item>
                <text:p><text:span text:style-name="T207"><text:s/></text:span><text:span text:style-name="T207">Automatic</text:span></text:p>
              </text:list-item>
              <text:list-item>
                <text:p><text:span text:style-name="T207"><text:s/></text:span><text:span text:style-name="T207">Const</text:span></text:p>
              </text:list-item>
              <text:list-item>
                <text:p><text:span text:style-name="T207"><text:s/></text:span><text:span text:style-name="T207">Global</text:span></text:p>
              </text:list-item>
              <text:list-item>
                <text:p><text:span text:style-name="T207"><text:s/></text:span><text:span text:style-name="T207">Extern</text:span></text:p>
              </text:list-item>
              <text:list-item>
                <text:p><text:span text:style-name="T207"><text:s/></text:span><text:span text:style-name="T207">Register</text:span></text:p>
              </text:list-item>
              <text:list-item>
                <text:p><text:span text:style-name="T207"><text:s/></text:span><text:span text:style-name="T207">Static</text:span></text:p>
              </text:list-item>
              <text:list-item>
                <text:p><text:span text:style-name="T208"><text:s/></text:span><text:span text:style-name="T208">Volatile</text:span></text:p>
              </text:list-item>
            </text:list>
            <text:p><text:span text:style-name="T209">The auto storage class is the default storage class for all local variables. </text:span></text:p>
            <text:p><text:span text:style-name="T209">{ </text:span></text:p>
            <text:p><text:span text:style-name="T209">int mount; </text:span></text:p>
            <text:p><text:span text:style-name="T209">auto int month; </text:span></text:p>
            <text:p><text:span text:style-name="T209">} </text:span></text:p>
            <text:p><text:span text:style-name="T209">The example above defines two variables with the same storage class, auto can only be used</text:span></text:p>
            <text:p><text:span text:style-name="T209"><text:s/></text:span><text:span text:style-name="T209">within functions, i.e., local variables. </text:span></text:p>
            <text:p><text:span text:style-name="T209"/></text:p>
            <text:p><text:span text:style-name="T209"/></text:p>
            <text:p><text:span text:style-name="T209">Variable defined in global scope of the file.</text:span></text:p>
            <text:p><text:span text:style-name="T209">Global variables are visible across the program.</text:span></text:p>
            <text:p><text:span text:style-name="T209">File using the global variable need to declare it as extern in order to that file compiled.</text:span></text:p>
            <text:p><text:span text:style-name="T209"/></text:p>
          </draw:text-box>
        </draw:frame>
        <draw:frame draw:style-name="gr59" draw:text-style-name="P7" draw:layer="layout" svg:width="9.017cm" svg:height="3.215cm" svg:x="1.341cm" svg:y="3.292cm">
          <draw:text-box>
            <text:p><text:span text:style-name="T210">8. Storage class specifier</text:span></text:p>
            <text:list text:style-name="L1">
              <text:list-item>
                <text:p><text:span text:style-name="T104"><text:s/></text:span><text:span text:style-name="T104">Automatic</text:span></text:p>
              </text:list-item>
              <text:list-item>
                <text:p><text:span text:style-name="T104"><text:s/></text:span><text:span text:style-name="T104">Const</text:span></text:p>
              </text:list-item>
              <text:list-item>
                <text:p><text:span text:style-name="T104"><text:s/></text:span><text:span text:style-name="T104">Global</text:span></text:p>
              </text:list-item>
              <text:list-item>
                <text:p><text:span text:style-name="T104"><text:s/></text:span><text:span text:style-name="T104">Extern</text:span></text:p>
              </text:list-item>
              <text:list-item>
                <text:p><text:span text:style-name="T104"><text:s/></text:span><text:span text:style-name="T104">Register</text:span></text:p>
              </text:list-item>
              <text:list-item>
                <text:p><text:span text:style-name="T136"><text:s/></text:span><text:span text:style-name="T136">Static</text:span></text:p>
              </text:list-item>
              <text:list-item>
                <text:p><text:span text:style-name="T31"><text:s/></text:span><text:span text:style-name="T31">Volatile</text:span></text:p>
              </text:list-item>
            </text:list>
            <text:p><text:span text:style-name="T189"/></text:p>
          </draw:text-box>
        </draw:frame>
        <draw:frame draw:style-name="gr60" draw:text-style-name="P7" draw:layer="layout" svg:width="9.017cm" svg:height="3.215cm" svg:x="1.341cm" svg:y="12.493cm">
          <draw:text-box>
            <text:p><text:span text:style-name="T210">8. Storage class specifier</text:span></text:p>
            <text:list text:style-name="L1">
              <text:list-item>
                <text:p><text:span text:style-name="T104"><text:s/></text:span><text:span text:style-name="T104">Automatic</text:span></text:p>
              </text:list-item>
              <text:list-item>
                <text:p><text:span text:style-name="T104"><text:s/></text:span><text:span text:style-name="T104">Const</text:span></text:p>
              </text:list-item>
              <text:list-item>
                <text:p><text:span text:style-name="T104"><text:s/></text:span><text:span text:style-name="T104">Global</text:span></text:p>
              </text:list-item>
              <text:list-item>
                <text:p><text:span text:style-name="T104"><text:s/></text:span><text:span text:style-name="T104">Extern</text:span></text:p>
              </text:list-item>
              <text:list-item>
                <text:p><text:span text:style-name="T104"><text:s/></text:span><text:span text:style-name="T104">Register</text:span></text:p>
              </text:list-item>
              <text:list-item>
                <text:p><text:span text:style-name="T104"><text:s/></text:span><text:span text:style-name="T104">Static</text:span></text:p>
              </text:list-item>
              <text:list-item>
                <text:p><text:span text:style-name="T94"><text:s/></text:span><text:span text:style-name="T30">Volatile</text:span></text:p>
              </text:list-item>
            </text:list>
            <text:p><text:span text:style-name="T189"/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69" draw:style-name="dp1" draw:master-page-name="Default">
        <office:forms form:automatic-focus="false" form:apply-design-mode="false"/>
        <draw:frame draw:style-name="gr40" draw:text-style-name="P17" draw:layer="layout" svg:width="18.32cm" svg:height="22.992cm" svg:x="1.635cm" svg:y="2.403cm">
          <draw:text-box>
            <text:p><text:span text:style-name="T199"/></text:p>
            <text:p><text:span text:style-name="T200"/></text:p>
            <text:list text:style-name="L1">
              <text:list-header>
                <text:p><text:span text:style-name="T199"/></text:p>
              </text:list-header>
            </text:list>
            <text:p><text:span text:style-name="T199"/></text:p>
            <text:p><text:span text:style-name="T201"><text:s text:c="115"/></text:span></text:p>
          </draw:text-box>
        </draw:frame>
        <draw:frame draw:style-name="gr58" draw:text-style-name="P23" draw:layer="layout" svg:width="18.415cm" svg:height="23.681cm" svg:x="1.381cm" svg:y="1.914cm">
          <draw:text-box>
            <text:p><text:span text:style-name="T109">Port</text:span></text:p>
            <text:p><text:span text:style-name="T57">---------------------------------------------</text:span></text:p>
            <text:p><text:span text:style-name="T57">| control register | <text:s text:c="4"/>| <text:s/>data register <text:s text:c="2"/>|</text:span></text:p>
            <text:p><text:span text:style-name="T57">---------------------------------------------</text:span></text:p>
            <text:p><text:span text:style-name="T57"/></text:p>
            <text:p><text:span text:style-name="T226"/></text:p>
            <text:p><text:span text:style-name="T109">typedef short int control;</text:span></text:p>
            <text:p><text:span text:style-name="T109">typedef short int data;</text:span></text:p>
            <text:p><text:span text:style-name="T109">#define ENABLE 0x40</text:span></text:p>
            <text:p><text:span text:style-name="T109">#define READY 0x80</text:span></text:p>
            <text:p><text:span text:style-name="T109">typedef struct port port;</text:span></text:p>
            <text:p><text:span text:style-name="T109">struct port</text:span></text:p>
            <text:p><text:span text:style-name="T109">{</text:span></text:p>
            <text:p><text:span text:style-name="T109">control c;</text:span></text:p>
            <text:p><text:span text:style-name="T109">data d;</text:span></text:p>
            <text:p><text:span text:style-name="T109">};</text:span></text:p>
            <text:p><text:span text:style-name="T109">typedef struct ioport ioport;</text:span></text:p>
            <text:p><text:span text:style-name="T109">struct ioport</text:span></text:p>
            <text:p><text:span text:style-name="T109">{</text:span></text:p>
            <text:p><text:span text:style-name="T109">port in, out;</text:span></text:p>
            <text:p><text:span text:style-name="T109">};</text:span></text:p>
            <text:p><text:span text:style-name="T109"/></text:p>
            <text:p><text:span text:style-name="T109"/></text:p>
            <text:p><text:span text:style-name="T103">//Using the declarations above, assign one memory mapped address to it</text:span></text:p>
            <text:p><text:span text:style-name="T109">ioport *const pio = (ioport *)0xFF70;</text:span></text:p>
            <text:p><text:span text:style-name="T109"/></text:p>
            <text:p><text:span text:style-name="T103">// check if control register ready bit is ready for data to be written</text:span></text:p>
            <text:p><text:span text:style-name="T109">while (pio-&gt;out.c &amp; READY == 0)</text:span></text:p>
            <text:p><text:span text:style-name="T109">;</text:span></text:p>
            <text:p><text:span text:style-name="T109"/></text:p>
            <text:p><text:span text:style-name="T204">//write carriage return</text:span></text:p>
            <text:p><text:span text:style-name="T109">pio-&gt;out.d = ‘\r’;</text:span></text:p>
            <text:p><text:span text:style-name="T109">while (pio-&gt;out.c &amp; READY == 0)</text:span></text:p>
            <text:p><text:span text:style-name="T109">;</text:span></text:p>
            <text:p><text:span text:style-name="T109">pio-&gt;out.d = ‘\n’;</text:span></text:p>
            <text:p><text:span text:style-name="T109"/></text:p>
            <text:p><text:span text:style-name="T217">//.Compiler start doing the optimization in following ways.</text:span></text:p>
            <text:p><text:span text:style-name="T217">//Optimization</text:span></text:p>
            <text:p><text:span text:style-name="T109"/></text:p>
            <text:p><text:span text:style-name="T109">if (pio-&gt;out.c &amp; READY == 0)</text:span></text:p>
            <text:p><text:span text:style-name="T109">for (;;)</text:span></text:p>
            <text:p><text:span text:style-name="T109">;</text:span></text:p>
            <text:p><text:span text:style-name="T109">pio-&gt;out.d = ‘\r’;</text:span></text:p>
            <text:p><text:span text:style-name="T109">if (pio-&gt;out.c &amp; READY == 0)</text:span></text:p>
            <text:p><text:span text:style-name="T109">for (;;)</text:span></text:p>
            <text:p><text:span text:style-name="T109">;</text:span></text:p>
            <text:p><text:span text:style-name="T109">pio-&gt;out.d = ‘\n’;</text:span></text:p>
            <text:p><text:span text:style-name="T109">Optimization</text:span></text:p>
            <text:p><text:span text:style-name="T109">if (pio-&gt;out.c &amp; READY == 0)</text:span></text:p>
            <text:p><text:span text:style-name="T109">for (;;)</text:span></text:p>
            <text:p><text:span text:style-name="T109">;</text:span></text:p>
            <text:p><text:span text:style-name="T109">pio-&gt;out.d = ‘\r’;</text:span></text:p>
            <text:p><text:span text:style-name="T109">pio-&gt;out.d = ‘\n’;</text:span></text:p>
            <text:p><text:span text:style-name="T103"/></text:p>
            <text:p><text:span text:style-name="T109"/></text:p>
          </draw:text-box>
        </draw:frame>
        <draw:frame draw:style-name="gr53" draw:layer="layout" svg:width="18.415cm" svg:height="24.316cm" svg:x="34.481cm" svg:y="32.958cm">
          <draw:text-box>
            <text:p><text:span text:style-name="T200">Day3 </text:span></text:p>
            <text:p><text:span text:style-name="T200">8. Storage class specifier</text:span></text:p>
            <text:list text:style-name="L1">
              <text:list-item>
                <text:p><text:span text:style-name="T207"><text:s/></text:span><text:span text:style-name="T207">Automatic</text:span></text:p>
              </text:list-item>
              <text:list-item>
                <text:p><text:span text:style-name="T207"><text:s/></text:span><text:span text:style-name="T207">Const</text:span></text:p>
              </text:list-item>
              <text:list-item>
                <text:p><text:span text:style-name="T207"><text:s/></text:span><text:span text:style-name="T207">Global</text:span></text:p>
              </text:list-item>
              <text:list-item>
                <text:p><text:span text:style-name="T207"><text:s/></text:span><text:span text:style-name="T207">Extern</text:span></text:p>
              </text:list-item>
              <text:list-item>
                <text:p><text:span text:style-name="T207"><text:s/></text:span><text:span text:style-name="T207">Register</text:span></text:p>
              </text:list-item>
              <text:list-item>
                <text:p><text:span text:style-name="T207"><text:s/></text:span><text:span text:style-name="T207">Static</text:span></text:p>
              </text:list-item>
              <text:list-item>
                <text:p><text:span text:style-name="T208"><text:s/></text:span><text:span text:style-name="T208">Volatile</text:span></text:p>
              </text:list-item>
            </text:list>
            <text:p><text:span text:style-name="T209">The auto storage class is the default storage class for all local variables. </text:span></text:p>
            <text:p><text:span text:style-name="T209">{ </text:span></text:p>
            <text:p><text:span text:style-name="T209">int mount; </text:span></text:p>
            <text:p><text:span text:style-name="T209">auto int month; </text:span></text:p>
            <text:p><text:span text:style-name="T209">} </text:span></text:p>
            <text:p><text:span text:style-name="T209">The example above defines two variables with the same storage class, auto can only be used</text:span></text:p>
            <text:p><text:span text:style-name="T209"><text:s/></text:span><text:span text:style-name="T209">within functions, i.e., local variables. </text:span></text:p>
            <text:p><text:span text:style-name="T209"/></text:p>
            <text:p><text:span text:style-name="T209"/></text:p>
            <text:p><text:span text:style-name="T209">Variable defined in global scope of the file.</text:span></text:p>
            <text:p><text:span text:style-name="T209">Global variables are visible across the program.</text:span></text:p>
            <text:p><text:span text:style-name="T209">File using the global variable need to declare it as extern in order to that file compiled.</text:span></text:p>
            <text:p><text:span text:style-name="T209"/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70" draw:style-name="dp1" draw:master-page-name="Default">
        <office:forms form:automatic-focus="false" form:apply-design-mode="false"/>
        <draw:frame draw:style-name="gr40" draw:text-style-name="P17" draw:layer="layout" svg:width="18.32cm" svg:height="22.992cm" svg:x="1.635cm" svg:y="2.403cm">
          <draw:text-box>
            <text:p><text:span text:style-name="T199"/></text:p>
            <text:p><text:span text:style-name="T200"/></text:p>
            <text:list text:style-name="L1">
              <text:list-header>
                <text:p><text:span text:style-name="T199"/></text:p>
              </text:list-header>
            </text:list>
            <text:p><text:span text:style-name="T199"/></text:p>
            <text:p><text:span text:style-name="T201"><text:s text:c="115"/></text:span></text:p>
          </draw:text-box>
        </draw:frame>
        <draw:frame draw:style-name="gr58" draw:layer="layout" svg:width="18.415cm" svg:height="24.106cm" svg:x="1.381cm" svg:y="1.914cm">
          <draw:text-box>
            <text:p><text:span text:style-name="T217">//Further Optimization where '\r' is removed as redundant</text:span></text:p>
            <text:p><text:span text:style-name="T109">if (pio-&gt;out.c &amp; READY == 0)</text:span></text:p>
            <text:p><text:span text:style-name="T109">for (;;)</text:span></text:p>
            <text:p><text:span text:style-name="T109">;</text:span></text:p>
            <text:p><text:span text:style-name="T109">pio-&gt;out.d = ‘\n’;</text:span></text:p>
            <text:p><text:span text:style-name="T109"/></text:p>
            <text:p><text:span text:style-name="T109"/></text:p>
            <text:p><text:span text:style-name="T109">Solution</text:span></text:p>
            <text:p><text:span text:style-name="T109">ioport volatile *const pio</text:span></text:p>
            <text:p><text:span text:style-name="T109">= (ioport *)0xFFA0;</text:span></text:p>
            <text:p><text:span text:style-name="T109"/></text:p>
            <text:p><text:span text:style-name="T206"/></text:p>
            <text:p><text:span text:style-name="T206"/></text:p>
            <text:p><text:span text:style-name="T206"/></text:p>
            <text:p><text:span text:style-name="T206"/></text:p>
            <text:p><text:span text:style-name="T206"/></text:p>
            <text:p><text:span text:style-name="T206"/></text:p>
            <text:p><text:span text:style-name="T206"/></text:p>
            <text:p><text:span text:style-name="T206"/></text:p>
            <text:p><text:span text:style-name="T227"/></text:p>
            <text:p><text:span text:style-name="T223">The GNU Debugger (GDB) is used to stop through code, set breakpoints </text:span></text:p>
            <text:p><text:span text:style-name="T223">and examine the value of local variables.</text:span></text:p>
            <text:p><text:span text:style-name="T223"/></text:p>
            <text:p><text:span text:style-name="T223">Makefile for simple main.c in order to have a binary.</text:span></text:p>
            <text:p><text:span text:style-name="T17">$ cat Makefile </text:span></text:p>
            <text:p><text:span text:style-name="T57">CFLAGS=-g</text:span></text:p>
            <text:p><text:span text:style-name="T57">all: main.o</text:span></text:p>
            <text:p><text:span text:style-name="T57"><text:s text:c="8"/></text:span><text:span text:style-name="T57">gcc $(CFLAGS) -o main main.o</text:span></text:p>
            <text:p><text:span text:style-name="T57">main.o: main.c</text:span></text:p>
            <text:p><text:span text:style-name="T57"><text:s text:c="8"/></text:span><text:span text:style-name="T57">gcc $(CFLAGS) -c main.c -o main.o</text:span></text:p>
            <text:p><text:span text:style-name="T57">clean:</text:span></text:p>
            <text:p><text:span text:style-name="T57"><text:s text:c="8"/></text:span><text:span text:style-name="T57">rm -f main.o main</text:span></text:p>
            <text:p><text:span text:style-name="T57"/></text:p>
            <text:p><text:span text:style-name="T57"/></text:p>
            <text:p><text:span text:style-name="T17">[sc@localhost ~]$ gdb main</text:span></text:p>
            <text:p><text:span text:style-name="T57">GNU gdb Red Hat Linux (6.5-16.el5rh)</text:span></text:p>
            <text:p><text:span text:style-name="T57">Copyright (C) 2006 Free Software Foundation, Inc.</text:span></text:p>
            <text:p><text:span text:style-name="T57">GDB is free software, covered by the GNU General Public License, and you are</text:span></text:p>
            <text:p><text:span text:style-name="T57">welcome to change it and/or distribute copies of it under certain conditions.</text:span></text:p>
            <text:p><text:span text:style-name="T57">Type "show copying" to see the conditions.</text:span></text:p>
            <text:p><text:span text:style-name="T57">There is absolutely no warranty for GDB. <text:s/>Type "show warranty" for details.</text:span></text:p>
            <text:p><text:span text:style-name="T57">This GDB was configured as "x86_64-redhat-linux-gnu"...Using host libthread_db library "/lib64/libthread_db.so.1".</text:span></text:p>
            <text:p><text:span text:style-name="T228">(gdb) break func</text:span></text:p>
            <text:p><text:span text:style-name="T42">Breakpoint 1 at 0x400484: file main.c, line 6.</text:span></text:p>
            <text:p><text:span text:style-name="T27">(gdb) run</text:span></text:p>
            <text:p><text:span text:style-name="T42">Starting program: /home/sc/main </text:span></text:p>
            <text:p><text:span text:style-name="T42">Breakpoint 1, func (si=0x7fff2dfdb6c0) at main.c:6</text:span></text:p>
            <text:p><text:span text:style-name="T42">6 <text:s text:c="6"/>si-&gt;i=10;</text:span></text:p>
            <text:p><text:span text:style-name="T30">(gdb) x /4xb 0x7fff2dfdb6c0</text:span></text:p>
            <text:p><text:span text:style-name="T42">0x7fff2dfdb6c0: 0x14 <text:s text:c="3"/>0x00 <text:s text:c="3"/>0x00 <text:s text:c="3"/>0x00</text:span></text:p>
            <text:p><text:span text:style-name="T27">(gdb) bt</text:span></text:p>
            <text:p><text:span text:style-name="T42">#0 <text:s/>func (si=0x7fff2dfdb6c0) at main.c:6</text:span></text:p>
            <text:p><text:span text:style-name="T42">#1 <text:s/>0x00000000004004c4 in main (argc=1, argv=0x7fff2dfdb7b8) at main.c:12</text:span></text:p>
            <text:p><text:span text:style-name="T42"/></text:p>
          </draw:text-box>
        </draw:frame>
        <draw:frame draw:style-name="gr53" draw:layer="layout" svg:width="18.415cm" svg:height="24.316cm" svg:x="34.481cm" svg:y="32.958cm">
          <draw:text-box>
            <text:p><text:span text:style-name="T200">Day3 </text:span></text:p>
            <text:p><text:span text:style-name="T200">8. Storage class specifier</text:span></text:p>
            <text:list text:style-name="L1">
              <text:list-item>
                <text:p><text:span text:style-name="T207"><text:s/></text:span><text:span text:style-name="T207">Automatic</text:span></text:p>
              </text:list-item>
              <text:list-item>
                <text:p><text:span text:style-name="T207"><text:s/></text:span><text:span text:style-name="T207">Const</text:span></text:p>
              </text:list-item>
              <text:list-item>
                <text:p><text:span text:style-name="T207"><text:s/></text:span><text:span text:style-name="T207">Global</text:span></text:p>
              </text:list-item>
              <text:list-item>
                <text:p><text:span text:style-name="T207"><text:s/></text:span><text:span text:style-name="T207">Extern</text:span></text:p>
              </text:list-item>
              <text:list-item>
                <text:p><text:span text:style-name="T207"><text:s/></text:span><text:span text:style-name="T207">Register</text:span></text:p>
              </text:list-item>
              <text:list-item>
                <text:p><text:span text:style-name="T207"><text:s/></text:span><text:span text:style-name="T207">Static</text:span></text:p>
              </text:list-item>
              <text:list-item>
                <text:p><text:span text:style-name="T208"><text:s/></text:span><text:span text:style-name="T208">Volatile</text:span></text:p>
              </text:list-item>
            </text:list>
            <text:p><text:span text:style-name="T209">The auto storage class is the default storage class for all local variables. </text:span></text:p>
            <text:p><text:span text:style-name="T209">{ </text:span></text:p>
            <text:p><text:span text:style-name="T209">int mount; </text:span></text:p>
            <text:p><text:span text:style-name="T209">auto int month; </text:span></text:p>
            <text:p><text:span text:style-name="T209">} </text:span></text:p>
            <text:p><text:span text:style-name="T209">The example above defines two variables with the same storage class, auto can only be used</text:span></text:p>
            <text:p><text:span text:style-name="T209"><text:s/></text:span><text:span text:style-name="T209">within functions, i.e., local variables. </text:span></text:p>
            <text:p><text:span text:style-name="T209"/></text:p>
            <text:p><text:span text:style-name="T209"/></text:p>
            <text:p><text:span text:style-name="T209">Variable defined in global scope of the file.</text:span></text:p>
            <text:p><text:span text:style-name="T209">Global variables are visible across the program.</text:span></text:p>
            <text:p><text:span text:style-name="T209">File using the global variable need to declare it as extern in order to that file compiled.</text:span></text:p>
            <text:p><text:span text:style-name="T209"/></text:p>
          </draw:text-box>
        </draw:frame>
        <draw:frame draw:style-name="gr61" draw:text-style-name="P7" draw:layer="layout" svg:width="9.017cm" svg:height="2.489cm" svg:x="1.341cm" svg:y="6.914cm">
          <draw:text-box>
            <text:p><text:span text:style-name="T210">Day 3 Morning</text:span></text:p>
            <text:p><text:span text:style-name="T210">9. Misc</text:span></text:p>
            <text:list text:style-name="L1">
              <text:list-item>
                <text:p><text:span text:style-name="T103"><text:s/></text:span><text:span text:style-name="T103">Debugging with gdb</text:span></text:p>
              </text:list-item>
              <text:list-item>
                <text:p><text:span text:style-name="T104"><text:s/></text:span><text:span text:style-name="T104">64 bit data i/o</text:span></text:p>
              </text:list-item>
            </text:list>
            <text:p><text:span text:style-name="T229"/></text:p>
          </draw:text-box>
        </draw:frame>
        <draw:line draw:style-name="gr5" draw:text-style-name="P4" draw:layer="layout" svg:x1="1cm" svg:y1="25.887cm" svg:x2="20.59cm" svg:y2="25.887cm">
          <text:p/>
        </draw:line>
      </draw:page>
      <draw:page draw:name="page71" draw:style-name="dp1" draw:master-page-name="Default">
        <office:forms form:automatic-focus="false" form:apply-design-mode="false"/>
        <draw:frame draw:style-name="gr40" draw:text-style-name="P17" draw:layer="layout" svg:width="18.32cm" svg:height="22.992cm" svg:x="1.635cm" svg:y="2.403cm">
          <draw:text-box>
            <text:p><text:span text:style-name="T199"/></text:p>
            <text:p><text:span text:style-name="T200"/></text:p>
            <text:list text:style-name="L1">
              <text:list-header>
                <text:p><text:span text:style-name="T199"/></text:p>
              </text:list-header>
            </text:list>
            <text:p><text:span text:style-name="T199"/></text:p>
            <text:p><text:span text:style-name="T201"><text:s text:c="115"/></text:span></text:p>
          </draw:text-box>
        </draw:frame>
        <draw:frame draw:style-name="gr58" draw:text-style-name="P23" draw:layer="layout" svg:width="18.415cm" svg:height="24.786cm" svg:x="1.382cm" svg:y="1.89cm">
          <draw:text-box>
            <text:p><text:span text:style-name="T27">(gdb) l</text:span></text:p>
            <text:p><text:span text:style-name="T42">1 <text:s text:c="6"/>#include &lt;stdio.h&gt;</text:span></text:p>
            <text:p><text:span text:style-name="T42">2 <text:s text:c="6"/>struct samples{</text:span></text:p>
            <text:p><text:span text:style-name="T42">3 <text:s text:c="6"/>int i;</text:span></text:p>
            <text:p><text:span text:style-name="T42">4 <text:s text:c="6"/>};</text:span></text:p>
            <text:p><text:span text:style-name="T42">5 <text:s text:c="6"/>void func(struct samples *si){</text:span></text:p>
            <text:p><text:span text:style-name="T42">6 <text:s text:c="6"/>si-&gt;i=10;</text:span></text:p>
            <text:p><text:span text:style-name="T42">7 <text:s text:c="6"/>printf("%d\n",si-&gt;i);</text:span></text:p>
            <text:p><text:span text:style-name="T42">8 <text:s text:c="6"/>}</text:span></text:p>
            <text:p><text:span text:style-name="T42">9 <text:s text:c="6"/>int main(int argc,char *argv[]){</text:span></text:p>
            <text:p><text:span text:style-name="T42">10 <text:s text:c="5"/>struct samples ss;</text:span></text:p>
            <text:p><text:span text:style-name="T42"/></text:p>
            <text:p><text:span text:style-name="T42">(gdb) n</text:span></text:p>
            <text:p><text:span text:style-name="T42">7 <text:s text:c="6"/>printf("%d\n",si-&gt;i);</text:span></text:p>
            <text:p><text:span text:style-name="T42">(gdb) x /4xb 0x7fff2dfdb6c0</text:span></text:p>
            <text:p><text:span text:style-name="T42">0x7fff2dfdb6c0: 0x0a <text:s text:c="3"/>0x00 <text:s text:c="3"/>0x00 <text:s text:c="3"/>0x00</text:span></text:p>
            <text:p><text:span text:style-name="T42">(gdb) p si-&gt;i</text:span></text:p>
            <text:p><text:span text:style-name="T42">$1 = 10</text:span></text:p>
            <text:p><text:span text:style-name="T42"/></text:p>
            <text:p><text:span text:style-name="T191"/></text:p>
            <text:p><text:span text:style-name="T191"/></text:p>
            <text:p><text:span text:style-name="T191"/></text:p>
            <text:p><text:span text:style-name="T191"/></text:p>
            <text:p><text:span text:style-name="T191"/></text:p>
            <text:p><text:span text:style-name="T191"/></text:p>
            <text:p><text:span text:style-name="T191"/></text:p>
            <text:p><text:span text:style-name="T27"/></text:p>
            <text:p><text:span text:style-name="T27">d – input of signed decimal integer</text:span></text:p>
            <text:p><text:span text:style-name="T27">i <text:s/>- input of a signed integer value</text:span></text:p>
            <text:p><text:span text:style-name="T27">u – input of an unsigned decimal</text:span></text:p>
            <text:p><text:span text:style-name="T27">o – unsigned octal integer</text:span></text:p>
            <text:p><text:span text:style-name="T27">x - input of an unsigned hexadecimal</text:span></text:p>
            <text:p><text:span text:style-name="T191"/></text:p>
            <text:p><text:span text:style-name="T192">#include &lt;stdio.h&gt;</text:span></text:p>
            <text:p><text:span text:style-name="T192">#include &lt;inttypes.h&gt;</text:span></text:p>
            <text:p><text:span text:style-name="T192">int main(){</text:span></text:p>
            <text:p><text:span text:style-name="T192">uint64_t uval=0x1234567890abcdef;</text:span></text:p>
            <text:p><text:span text:style-name="T192">int64_t n=0xff;</text:span></text:p>
            <text:p><text:span text:style-name="T192">printf("%"PRIu64"\n", uval);</text:span></text:p>
            <text:p><text:span text:style-name="T192">printf("%"PRId64"\n",n);</text:span></text:p>
            <text:p><text:span text:style-name="T192">return 0;</text:span></text:p>
            <text:p><text:span text:style-name="T192">}</text:span></text:p>
            <text:p><text:span text:style-name="T192"/></text:p>
            <text:p><text:span text:style-name="T192">$ ./a.out </text:span></text:p>
            <text:p><text:span text:style-name="T192">1311768467294899695</text:span></text:p>
            <text:p><text:span text:style-name="T192">255</text:span></text:p>
            <text:p><text:span text:style-name="T192"/></text:p>
            <text:p><text:span text:style-name="T192"/></text:p>
            <text:p><text:span text:style-name="T192"/></text:p>
            <text:p><text:span text:style-name="T192"/></text:p>
            <text:p><text:span text:style-name="T192"/></text:p>
            <text:p><text:span text:style-name="T192"/></text:p>
            <text:p><text:span text:style-name="T192"/></text:p>
            <text:p><text:span text:style-name="T192"/></text:p>
            <text:p><text:span text:style-name="T192"/></text:p>
            <text:p><text:span text:style-name="T230"/></text:p>
          </draw:text-box>
        </draw:frame>
        <draw:frame draw:style-name="gr53" draw:layer="layout" svg:width="18.415cm" svg:height="24.316cm" svg:x="34.481cm" svg:y="32.958cm">
          <draw:text-box>
            <text:p><text:span text:style-name="T200">Day3 </text:span></text:p>
            <text:p><text:span text:style-name="T200">8. Storage class specifier</text:span></text:p>
            <text:list text:style-name="L1">
              <text:list-item>
                <text:p><text:span text:style-name="T207"><text:s/></text:span><text:span text:style-name="T207">Automatic</text:span></text:p>
              </text:list-item>
              <text:list-item>
                <text:p><text:span text:style-name="T207"><text:s/></text:span><text:span text:style-name="T207">Const</text:span></text:p>
              </text:list-item>
              <text:list-item>
                <text:p><text:span text:style-name="T207"><text:s/></text:span><text:span text:style-name="T207">Global</text:span></text:p>
              </text:list-item>
              <text:list-item>
                <text:p><text:span text:style-name="T207"><text:s/></text:span><text:span text:style-name="T207">Extern</text:span></text:p>
              </text:list-item>
              <text:list-item>
                <text:p><text:span text:style-name="T207"><text:s/></text:span><text:span text:style-name="T207">Register</text:span></text:p>
              </text:list-item>
              <text:list-item>
                <text:p><text:span text:style-name="T207"><text:s/></text:span><text:span text:style-name="T207">Static</text:span></text:p>
              </text:list-item>
              <text:list-item>
                <text:p><text:span text:style-name="T208"><text:s/></text:span><text:span text:style-name="T208">Volatile</text:span></text:p>
              </text:list-item>
            </text:list>
            <text:p><text:span text:style-name="T209">The auto storage class is the default storage class for all local variables. </text:span></text:p>
            <text:p><text:span text:style-name="T209">{ </text:span></text:p>
            <text:p><text:span text:style-name="T209">int mount; </text:span></text:p>
            <text:p><text:span text:style-name="T209">auto int month; </text:span></text:p>
            <text:p><text:span text:style-name="T209">} </text:span></text:p>
            <text:p><text:span text:style-name="T209">The example above defines two variables with the same storage class, auto can only be used</text:span></text:p>
            <text:p><text:span text:style-name="T209"><text:s/></text:span><text:span text:style-name="T209">within functions, i.e., local variables. </text:span></text:p>
            <text:p><text:span text:style-name="T209"/></text:p>
            <text:p><text:span text:style-name="T209"/></text:p>
            <text:p><text:span text:style-name="T209">Variable defined in global scope of the file.</text:span></text:p>
            <text:p><text:span text:style-name="T209">Global variables are visible across the program.</text:span></text:p>
            <text:p><text:span text:style-name="T209">File using the global variable need to declare it as extern in order to that file compiled.</text:span></text:p>
            <text:p><text:span text:style-name="T209"/></text:p>
          </draw:text-box>
        </draw:frame>
        <draw:frame draw:style-name="gr62" draw:text-style-name="P7" draw:layer="layout" svg:width="9.017cm" svg:height="2.044cm" svg:x="1.341cm" svg:y="10.695cm">
          <draw:text-box>
            <text:p><text:span text:style-name="T210">9. Misc</text:span></text:p>
            <text:list text:style-name="L1">
              <text:list-item>
                <text:p><text:span text:style-name="T211"><text:s/></text:span><text:span text:style-name="T104">Debugging with gdb</text:span></text:p>
              </text:list-item>
              <text:list-item>
                <text:p><text:span text:style-name="T136"><text:s/></text:span><text:span text:style-name="T136">64 bit data i/o</text:span></text:p>
              </text:list-item>
            </text:list>
            <text:p><text:span text:style-name="T17"/></text:p>
          </draw:text-box>
        </draw:frame>
        <draw:line draw:style-name="gr5" draw:text-style-name="P4" draw:layer="layout" svg:x1="1cm" svg:y1="25.887cm" svg:x2="20.59cm" svg:y2="25.8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0pt" fo:language="en" fo:country="US" style:font-family-asian="'DejaVu LGC Sans Mono'" style:font-family-generic-asian="modern" style:font-pitch-asian="fixed" style:language-asian="en" style:country-asian="US" style:font-family-complex="'Courier New'" style:font-family-generic-complex="modern" style:font-pitch-complex="fixed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c </meta:initial-creator>
    <meta:creation-date>2015-06-30T02:48:16</meta:creation-date>
    <dc:date>2015-07-04T14:04:00</dc:date>
    <dc:creator>sc </dc:creator>
    <meta:editing-duration>PT59H27M43S</meta:editing-duration>
    <meta:editing-cycles>172</meta:editing-cycles>
    <meta:generator>OpenOffice.org/3.1$Unix OpenOffice.org_project/310m19$Build-9420</meta:generator>
    <meta:document-statistic meta:object-count="221"/>
  </office:meta>
</office:document-meta>
</file>